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A0000001BE97D6AD7.jpg" manifest:media-type="image/jpeg"/>
  <manifest:file-entry manifest:full-path="Pictures/10000000000000290000001ADDCB1D87.jpg" manifest:media-type="image/jpeg"/>
  <manifest:file-entry manifest:full-path="Pictures/10000000000000290000001C2A9B89AD.jpg" manifest:media-type="image/jpeg"/>
  <manifest:file-entry manifest:full-path="Pictures/100000000000002A00000019659F284D.jpg" manifest:media-type="image/jpeg"/>
  <manifest:file-entry manifest:full-path="Pictures/1000000000000028000000190F9F22A2.jpg" manifest:media-type="image/jpeg"/>
  <manifest:file-entry manifest:full-path="Pictures/10000000000000290000001A42CA3645.jpg" manifest:media-type="image/jpeg"/>
  <manifest:file-entry manifest:full-path="Pictures/10000000000000290000001B15E5E3EE.jpg" manifest:media-type="image/jpeg"/>
  <manifest:file-entry manifest:full-path="Pictures/10000000000000270000001B7B9B929E.jpg" manifest:media-type="image/jpeg"/>
  <manifest:file-entry manifest:full-path="Pictures/10000000000000270000001BCB87A2E1.jpg" manifest:media-type="image/jpeg"/>
  <manifest:file-entry manifest:full-path="Pictures/10000000000000290000001BD3741C05.jpg" manifest:media-type="image/jpeg"/>
  <manifest:file-entry manifest:full-path="Pictures/10000000000000260000001B9C702F7D.jpg" manifest:media-type="image/jpeg"/>
  <manifest:file-entry manifest:full-path="Pictures/10000000000000260000001AE48B19F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svg:font-family="David"/>
    <style:font-face style:name="Georgia" svg:font-family="Georgia"/>
    <style:font-face style:name="Tahoma" svg:font-family="Tahoma"/>
    <style:font-face style:name="Trebuchet MS" svg:font-family="'Trebuchet MS'"/>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089in" style:page-number="auto"/>
      <style:text-properties fo:font-size="5.15000009536743pt" style:font-size-asian="5.15000009536743pt" style:font-size-complex="5.15000009536743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366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7in" style:type="right"/>
        </style:tab-stops>
      </style:paragraph-properties>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598in" style:type="right"/>
        </style:tab-stops>
      </style:paragraph-properties>
    </style:style>
    <style:style style:name="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429in" style:type="right"/>
        </style:tab-stops>
      </style:paragraph-properties>
    </style:style>
    <style:style style:name="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5in" style:type="right"/>
        </style:tab-stops>
      </style:paragraph-properties>
    </style:style>
    <style:style style:name="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465in" style:type="right"/>
        </style:tab-stops>
      </style:paragraph-properties>
    </style:style>
    <style:style style:name="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634in" style:type="right"/>
        </style:tab-stops>
      </style:paragraph-properties>
    </style:style>
    <style:style style:name="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965in" style:type="right"/>
        </style:tab-stops>
      </style:paragraph-properties>
    </style:style>
    <style:style style:name="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902in" style:type="right"/>
        </style:tab-stops>
      </style:paragraph-properties>
    </style:style>
    <style:style style:name="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571in" style:type="right"/>
        </style:tab-stops>
      </style:paragraph-properties>
    </style:style>
    <style:style style:name="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929in" style:type="right"/>
        </style:tab-stops>
      </style:paragraph-properties>
    </style:style>
    <style:style style:name="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665in" style:type="right"/>
        </style:tab-stops>
      </style:paragraph-properties>
    </style:style>
    <style:style style:name="P1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7035in" style:type="right"/>
        </style:tab-stops>
      </style:paragraph-properties>
    </style:style>
    <style:style style:name="P1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071in" style:type="right"/>
        </style:tab-stops>
      </style:paragraph-properties>
    </style:style>
    <style:style style:name="P1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7134in" style:type="right"/>
        </style:tab-stops>
      </style:paragraph-properties>
    </style:style>
    <style:style style:name="P1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965in" style:type="right"/>
        </style:tab-stops>
      </style:paragraph-properties>
    </style:style>
    <style:style style:name="P20" style:family="paragraph" style:parent-style-name="Body_20_text_20__28_2_29_" style:master-page-name="">
      <style:paragraph-properties fo:margin-left="0in" fo:margin-right="0in" fo:margin-top="0in" fo:margin-bottom="0in" loext:contextual-spacing="false" fo:text-indent="0in" style:auto-text-indent="false" style:page-number="auto"/>
    </style:style>
    <style:style style:name="P21"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22"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23"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7071in"/>
        </style:tab-stops>
      </style:paragraph-properties>
    </style:style>
    <style:style style:name="P24" style:family="paragraph" style:parent-style-name="Body_20_text_20__28_2_29_" style:master-page-name="">
      <style:paragraph-properties fo:margin-left="0in" fo:margin-right="0in" fo:margin-top="0in" fo:margin-bottom="0in" loext:contextual-spacing="false" fo:line-height="0.1299in" fo:text-indent="0in" style:auto-text-indent="false" style:page-number="auto"/>
    </style:style>
    <style:style style:name="P25"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in" style:auto-text-indent="false" style:page-number="auto"/>
    </style:style>
    <style:style style:name="P26" style:family="paragraph" style:parent-style-name="Body_20_text_20__28_2_29_" style:master-page-name="">
      <style:paragraph-properties fo:margin-left="0in" fo:margin-right="0in" fo:margin-top="0in" fo:margin-bottom="0in" loext:contextual-spacing="false" fo:line-height="0.1335in" fo:text-align="end" style:justify-single-word="false" fo:text-indent="0in" style:auto-text-indent="false" style:page-number="auto"/>
    </style:style>
    <style:style style:name="P27" style:family="paragraph" style:parent-style-name="Body_20_text_20__28_2_29_" style:master-page-name="">
      <style:paragraph-properties fo:margin-left="0in" fo:margin-right="0in" fo:margin-top="0in" fo:margin-bottom="0in" loext:contextual-spacing="false" fo:line-height="0.1228in" fo:text-align="end" style:justify-single-word="false" fo:text-indent="0in" style:auto-text-indent="false" style:page-number="auto"/>
    </style:style>
    <style:style style:name="P28"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6299in"/>
        </style:tab-stops>
      </style:paragraph-properties>
    </style:style>
    <style:style style:name="P29" style:family="paragraph" style:parent-style-name="Body_20_text_20__28_8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9689in" style:type="right"/>
        </style:tab-stops>
      </style:paragraph-properties>
    </style:style>
    <style:style style:name="P30" style:family="paragraph" style:parent-style-name="Body_20_text_20__28_8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272in"/>
        </style:tab-stops>
      </style:paragraph-properties>
    </style:style>
    <style:style style:name="P31" style:family="paragraph" style:parent-style-name="Body_20_text_20__28_8_29_" style:master-page-name="">
      <style:paragraph-properties fo:margin-left="0in" fo:margin-right="0in" fo:margin-top="0in" fo:margin-bottom="0in" loext:contextual-spacing="false" fo:line-height="0.1134in" fo:text-align="justify" style:justify-single-word="false" fo:text-indent="0in" style:auto-text-indent="false" style:page-number="auto">
        <style:tab-stops>
          <style:tab-stop style:position="1.9689in" style:type="right"/>
        </style:tab-stops>
      </style:paragraph-properties>
    </style:style>
    <style:style style:name="P32" style:family="paragraph" style:parent-style-name="Body_20_text_20__28_8_29_" style:master-page-name="">
      <style:paragraph-properties fo:margin-left="0in" fo:margin-right="0in" fo:margin-top="0in" fo:margin-bottom="0in" loext:contextual-spacing="false" fo:line-height="0.1134in" fo:text-align="start" style:justify-single-word="false" fo:text-indent="0in" style:auto-text-indent="false" style:page-number="auto"/>
    </style:style>
    <style:style style:name="P33" style:family="paragraph" style:parent-style-name="Body_20_text_20__28_8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34" style:family="paragraph" style:parent-style-name="Body_20_text_20__28_7_29_" style:master-page-name="">
      <style:paragraph-properties fo:margin-left="0in" fo:margin-right="0in" fo:margin-top="0in" fo:margin-bottom="0in" loext:contextual-spacing="false" fo:line-height="0.1201in" fo:text-align="justify" style:justify-single-word="false" fo:text-indent="0in" style:auto-text-indent="false" style:page-number="auto">
        <style:tab-stops>
          <style:tab-stop style:position="1.8575in"/>
        </style:tab-stops>
      </style:paragraph-properties>
    </style:style>
    <style:style style:name="P35" style:family="paragraph" style:parent-style-name="Body_20_text_20__28_7_29_" style:master-page-name="">
      <style:paragraph-properties fo:margin-left="0in" fo:margin-right="0in" fo:margin-top="0in" fo:margin-bottom="0in" loext:contextual-spacing="false" fo:line-height="0.1201in" fo:text-align="start" style:justify-single-word="false" fo:text-indent="0in" style:auto-text-indent="false" style:page-number="auto"/>
    </style:style>
    <style:style style:name="P36" style:family="paragraph" style:parent-style-name="Body_20_text_20__28_7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37" style:family="paragraph" style:parent-style-name="Body_20_text_20__28_7_29_" style:master-page-name="">
      <style:paragraph-properties fo:margin-left="0in" fo:margin-right="0in" fo:margin-top="0in" fo:margin-bottom="0in" loext:contextual-spacing="false" fo:line-height="0.1134in" fo:text-align="justify" style:justify-single-word="false" fo:text-indent="0in" style:auto-text-indent="false" style:page-number="auto">
        <style:tab-stops>
          <style:tab-stop style:position="1.8547in"/>
        </style:tab-stops>
      </style:paragraph-properties>
    </style:style>
    <style:style style:name="P38" style:family="paragraph" style:parent-style-name="Body_20_text_20__28_7_29_" style:master-page-name="">
      <style:paragraph-properties fo:margin-left="0in" fo:margin-right="0in" fo:margin-top="0in" fo:margin-bottom="0in" loext:contextual-spacing="false" fo:line-height="0.1134in" fo:text-align="start" style:justify-single-word="false" fo:text-indent="0in" style:auto-text-indent="false" style:page-number="auto"/>
    </style:style>
    <style:style style:name="P39" style:family="paragraph" style:parent-style-name="Body_20_text_20__28_7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547in"/>
        </style:tab-stops>
      </style:paragraph-properties>
    </style:style>
    <style:style style:name="P40" style:family="paragraph" style:parent-style-name="Body_20_text_20__28_7_29_" style:master-page-name="">
      <style:paragraph-properties fo:margin-left="0in" fo:margin-right="0in" fo:margin-top="0in" fo:margin-bottom="0in" loext:contextual-spacing="false" fo:line-height="0.1228in" fo:text-align="start" style:justify-single-word="false" fo:text-indent="0in" style:auto-text-indent="false" style:page-number="auto"/>
    </style:style>
    <style:style style:name="P41" style:family="paragraph" style:parent-style-name="Body_20_text_20__28_7_29_" style:master-page-name="">
      <style:paragraph-properties fo:margin-left="0in" fo:margin-right="0in" fo:margin-top="0in" fo:margin-bottom="0in" loext:contextual-spacing="false" fo:line-height="0.1228in" fo:text-align="justify" style:justify-single-word="false" fo:text-indent="0in" style:auto-text-indent="false" style:page-number="auto">
        <style:tab-stops>
          <style:tab-stop style:position="1.8575in"/>
        </style:tab-stops>
      </style:paragraph-properties>
    </style:style>
    <style:style style:name="P42" style:family="paragraph" style:parent-style-name="Body_20_text_20__28_3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43" style:family="paragraph" style:parent-style-name="Body_20_text_20__28_5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44"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fo:break-after="column"/>
    </style:style>
    <style:style style:name="P45" style:family="paragraph" style:parent-style-name="Body_20_text_20__28_7_29_" style:master-page-name="">
      <style:paragraph-properties fo:margin-left="0in" fo:margin-right="0in" fo:margin-top="0in" fo:margin-bottom="0in" loext:contextual-spacing="false" fo:line-height="0.1134in" fo:text-align="start" style:justify-single-word="false" fo:text-indent="0in" style:auto-text-indent="false" style:page-number="auto" fo:break-after="page"/>
    </style:style>
    <style:style style:name="P46" style:family="paragraph" style:parent-style-name="Body_20_text_20__28_8_29_" style:master-page-name="">
      <style:paragraph-properties fo:margin-left="0in" fo:margin-right="0in" fo:margin-top="0in" fo:margin-bottom="0.0807in" loext:contextual-spacing="false" fo:line-height="0.1134in" fo:text-align="start" style:justify-single-word="false" fo:text-indent="0in" style:auto-text-indent="false" style:page-number="auto"/>
    </style:style>
    <style:style style:name="P47" style:family="paragraph" style:parent-style-name="Body_20_text_20__28_8_29_" style:master-page-name="">
      <style:paragraph-properties fo:margin-left="0in" fo:margin-right="0in" fo:margin-top="0in" fo:margin-bottom="0.0862in" loext:contextual-spacing="false" fo:text-align="start" style:justify-single-word="false" fo:text-indent="0in" style:auto-text-indent="false" style:page-number="auto"/>
    </style:style>
    <style:style style:name="P48" style:family="paragraph" style:parent-style-name="Body_20_text_20__28_2_29_" style:master-page-name="">
      <style:paragraph-properties fo:margin-left="0in" fo:margin-right="0in" fo:margin-top="0in" fo:margin-bottom="0.0835in" loext:contextual-spacing="false" fo:text-indent="0in" style:auto-text-indent="false" style:page-number="auto"/>
    </style:style>
    <style:style style:name="P49" style:family="paragraph" style:parent-style-name="Body_20_text_20__28_8_29_" style:master-page-name="">
      <style:paragraph-properties fo:margin-left="0in" fo:margin-right="0in" fo:margin-top="0in" fo:margin-bottom="0.0835in" loext:contextual-spacing="false" fo:line-height="0.1134in" fo:text-align="start" style:justify-single-word="false" fo:text-indent="0in" style:auto-text-indent="false" style:page-number="auto"/>
    </style:style>
    <style:style style:name="P50" style:family="paragraph" style:parent-style-name="Body_20_text_20__28_8_29_" style:master-page-name="">
      <style:paragraph-properties fo:margin-left="0in" fo:margin-right="0in" fo:margin-top="0in" fo:margin-bottom="0.0835in" loext:contextual-spacing="false" fo:text-align="start" style:justify-single-word="false" fo:text-indent="0in" style:auto-text-indent="false" style:page-number="auto"/>
    </style:style>
    <style:style style:name="P51" style:family="paragraph" style:parent-style-name="Body_20_text_20__28_7_29_" style:master-page-name="">
      <style:paragraph-properties fo:margin-left="0in" fo:margin-right="0in" fo:margin-top="0in" fo:margin-bottom="0.0835in" loext:contextual-spacing="false" fo:line-height="0.1201in" fo:text-align="start" style:justify-single-word="false" fo:text-indent="0in" style:auto-text-indent="false" style:page-number="auto"/>
    </style:style>
    <style:style style:name="P52" style:family="paragraph" style:parent-style-name="Body_20_text_20__28_2_29_" style:master-page-name="">
      <style:paragraph-properties fo:margin-left="0in" fo:margin-right="0.1945in" fo:margin-top="0in" fo:margin-bottom="0in" loext:contextual-spacing="false" fo:text-indent="0in" style:auto-text-indent="false" style:page-number="auto"/>
    </style:style>
    <style:style style:name="P53" style:family="paragraph" style:parent-style-name="Body_20_text_20__28_2_29_" style:master-page-name="">
      <style:paragraph-properties fo:margin-left="0in" fo:margin-right="0.1945in" fo:margin-top="0in" fo:margin-bottom="0in" loext:contextual-spacing="false" fo:text-indent="0in" style:auto-text-indent="false" style:page-number="auto">
        <style:tab-stops>
          <style:tab-stop style:position="0.9228in" style:type="right"/>
          <style:tab-stop style:position="1.0244in"/>
          <style:tab-stop style:position="1.7965in" style:type="right"/>
        </style:tab-stops>
      </style:paragraph-properties>
    </style:style>
    <style:style style:name="P54" style:family="paragraph" style:parent-style-name="Body_20_text_20__28_2_29_" style:master-page-name="">
      <style:paragraph-properties fo:margin-left="0in" fo:margin-right="0.1945in" fo:margin-top="0in" fo:margin-bottom="0in" loext:contextual-spacing="false" fo:text-indent="0in" style:auto-text-indent="false" style:page-number="auto">
        <style:tab-stops>
          <style:tab-stop style:position="0.5402in" style:type="center"/>
          <style:tab-stop style:position="0.9228in" style:type="right"/>
          <style:tab-stop style:position="1.0244in"/>
        </style:tab-stops>
      </style:paragraph-properties>
    </style:style>
    <style:style style:name="P55" style:family="paragraph" style:parent-style-name="Body_20_text_20__28_2_29_" style:master-page-name="">
      <style:paragraph-properties fo:margin-left="0.1945in" fo:margin-right="0in" fo:margin-top="0in" fo:margin-bottom="0in" loext:contextual-spacing="false" fo:text-indent="-0.1945in" style:auto-text-indent="false" style:page-number="auto"/>
    </style:style>
    <style:style style:name="P56" style:family="paragraph" style:parent-style-name="Body_20_text_20__28_2_29_" style:master-page-name="">
      <style:paragraph-properties fo:margin-left="0.1945in" fo:margin-right="0in" fo:margin-top="0in" fo:margin-bottom="0in" loext:contextual-spacing="false" fo:text-indent="-0.1945in" style:auto-text-indent="false" style:page-number="auto" fo:break-after="column"/>
    </style:style>
    <style:style style:name="P57" style:family="paragraph" style:parent-style-name="Body_20_text_20__28_8_29_" style:master-page-name="">
      <style:paragraph-properties fo:margin-left="0.139in" fo:margin-right="0in" fo:margin-top="0in" fo:margin-bottom="0in" loext:contextual-spacing="false" fo:text-align="start" style:justify-single-word="false" fo:text-indent="-0.139in" style:auto-text-indent="false" style:page-number="auto"/>
    </style:style>
    <style:style style:name="P58" style:family="paragraph" style:parent-style-name="Body_20_text_20__28_7_29_" style:master-page-name="">
      <style:paragraph-properties fo:margin-left="0.139in" fo:margin-right="0in" fo:margin-top="0in" fo:margin-bottom="0in" loext:contextual-spacing="false" fo:text-align="start" style:justify-single-word="false" fo:text-indent="-0.139in" style:auto-text-indent="false" style:page-number="auto"/>
    </style:style>
    <style:style style:name="P59" style:family="paragraph" style:parent-style-name="Body_20_text_20__28_2_29_" style:master-page-name="">
      <style:paragraph-properties fo:margin-left="0.1807in" fo:margin-right="0in" fo:margin-top="0in" fo:margin-bottom="0in" loext:contextual-spacing="false" fo:text-indent="-0.1807in" style:auto-text-indent="false" style:page-number="auto"/>
    </style:style>
    <style:style style:name="P60" style:family="paragraph" style:parent-style-name="Body_20_text_20__28_2_29_" style:master-page-name="">
      <style:paragraph-properties fo:margin-left="0.1945in" fo:margin-right="0in" fo:margin-top="0in" fo:margin-bottom="0in" loext:contextual-spacing="false" fo:text-indent="0in" style:auto-text-indent="false" style:page-number="auto"/>
    </style:style>
    <style:style style:name="P61" style:family="paragraph" style:parent-style-name="Body_20_text_20__28_7_29_" style:master-page-name="">
      <style:paragraph-properties fo:margin-left="0.1945in" fo:margin-right="0in" fo:margin-top="0in" fo:margin-bottom="0in" loext:contextual-spacing="false" fo:line-height="0.1228in" fo:text-align="start" style:justify-single-word="false" fo:text-indent="0in" style:auto-text-indent="false" style:page-number="auto"/>
    </style:style>
    <style:style style:name="P62" style:family="paragraph" style:parent-style-name="Body_20_text_20__28_7_29_" style:master-page-name="">
      <style:paragraph-properties fo:margin-left="0.2083in" fo:margin-right="0in" fo:margin-top="0in" fo:margin-bottom="0.0756in" loext:contextual-spacing="false" fo:line-height="0.1134in" fo:text-align="start" style:justify-single-word="false" fo:text-indent="0.0972in" style:auto-text-indent="false" style:page-number="auto"/>
    </style:style>
    <style:style style:name="P63" style:family="paragraph" style:parent-style-name="Body_20_text_20__28_7_29_" style:master-page-name="">
      <style:paragraph-properties fo:margin-left="0.2083in" fo:margin-right="0in" fo:margin-top="0in" fo:margin-bottom="0in" loext:contextual-spacing="false" fo:line-height="0.1134in" fo:text-align="start" style:justify-single-word="false" fo:text-indent="0.0972in" style:auto-text-indent="false" style:page-number="auto"/>
    </style:style>
    <style:style style:name="P64" style:family="paragraph" style:parent-style-name="Body_20_text_20__28_7_29_" style:master-page-name="">
      <style:paragraph-properties fo:margin-left="0.4307in" fo:margin-right="0in" fo:margin-top="0in" fo:margin-bottom="0in" loext:contextual-spacing="false" fo:text-align="start" style:justify-single-word="false" fo:text-indent="-0.222in" style:auto-text-indent="false" style:page-number="auto"/>
    </style:style>
    <style:style style:name="P65" style:family="paragraph" style:parent-style-name="Body_20_text_20__28_7_29_" style:master-page-name="">
      <style:paragraph-properties fo:margin-left="0.4307in" fo:margin-right="0in" fo:margin-top="0in" fo:margin-bottom="0in" loext:contextual-spacing="false" fo:line-height="0.1134in" fo:text-align="start" style:justify-single-word="false" fo:text-indent="-0.222in" style:auto-text-indent="false" style:page-number="auto"/>
    </style:style>
    <style:style style:name="P66" style:family="paragraph" style:parent-style-name="Body_20_text_20__28_2_29_" style:master-page-name="">
      <style:paragraph-properties fo:margin-left="0in" fo:margin-right="0.1945in" fo:margin-top="0in" fo:margin-bottom="0in" loext:contextual-spacing="false" fo:text-indent="0.139in" style:auto-text-indent="false" style:page-number="auto"/>
    </style:style>
    <style:style style:name="P67" style:family="paragraph" style:parent-style-name="Body_20_text_20__28_2_29_" style:master-page-name="">
      <style:paragraph-properties fo:margin-left="0in" fo:margin-right="0.1945in" fo:margin-top="0in" fo:margin-bottom="0in" loext:contextual-spacing="false" fo:text-indent="0.1528in" style:auto-text-indent="false" style:page-number="auto"/>
    </style:style>
    <style:style style:name="P68" style:family="paragraph" style:parent-style-name="Body_20_text_20__28_7_29_" style:master-page-name="">
      <style:paragraph-properties fo:margin-left="0.3055in" fo:margin-right="0in" fo:margin-top="0in" fo:margin-bottom="0in" loext:contextual-spacing="false" fo:line-height="0.1228in" fo:text-align="start" style:justify-single-word="false" fo:text-indent="-0.0972in" style:auto-text-indent="false" style:page-number="auto"/>
    </style:style>
    <style:style style:name="P69" style:family="paragraph" style:parent-style-name="Body_20_text_20__28_7_29_" style:master-page-name="">
      <style:paragraph-properties fo:margin-left="0.3193in" fo:margin-right="0in" fo:margin-top="0in" fo:margin-bottom="0in" loext:contextual-spacing="false" fo:line-height="0.1134in" fo:text-align="start" style:justify-single-word="false" fo:text-indent="-0.111in" style:auto-text-indent="false" style:page-number="auto"/>
    </style:style>
    <style:style style:name="P70" style:family="paragraph" style:parent-style-name="Body_20_text_20__28_2_29_" style:master-page-name="">
      <style:paragraph-properties fo:margin-left="0in" fo:margin-right="0in" fo:margin-top="0in" fo:margin-bottom="0in" loext:contextual-spacing="false" fo:text-indent="0.139in" style:auto-text-indent="false" style:page-number="auto" fo:break-after="page"/>
    </style:style>
    <style:style style:name="P71"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fo:break-after="page"/>
    </style:style>
    <style:style style:name="P72" style:family="paragraph" style:parent-style-name="Body_20_text_20__28_2_29_" style:master-page-name="">
      <style:paragraph-properties fo:margin-left="0in" fo:margin-right="0in" fo:margin-top="0in" fo:margin-bottom="0in" loext:contextual-spacing="false" fo:line-height="0.1299in" fo:text-indent="0.139in" style:auto-text-indent="false" style:page-number="auto" fo:break-after="page"/>
    </style:style>
    <style:style style:name="P73" style:family="paragraph" style:parent-style-name="Body_20_text_20__28_2_29_" style:master-page-name="">
      <style:paragraph-properties fo:margin-left="0in" fo:margin-right="0in" fo:margin-top="0in" fo:margin-bottom="0in" loext:contextual-spacing="false" fo:text-indent="0.139in" style:auto-text-indent="false" style:page-number="auto"/>
    </style:style>
    <style:style style:name="P74"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75"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tab-stops>
          <style:tab-stop style:position="0.5402in" style:type="center"/>
          <style:tab-stop style:position="0.9228in" style:type="right"/>
          <style:tab-stop style:position="1.0244in"/>
          <style:tab-stop style:position="1.7965in" style:type="right"/>
        </style:tab-stops>
      </style:paragraph-properties>
    </style:style>
    <style:style style:name="P76" style:family="paragraph" style:parent-style-name="Body_20_text_20__28_2_29_" style:master-page-name="">
      <style:paragraph-properties fo:margin-left="0in" fo:margin-right="0in" fo:margin-top="0in" fo:margin-bottom="0in" loext:contextual-spacing="false" fo:line-height="0.1299in" fo:text-indent="0.139in" style:auto-text-indent="false" style:page-number="auto"/>
    </style:style>
    <style:style style:name="P77"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39in" style:auto-text-indent="false" style:page-number="auto"/>
    </style:style>
    <style:style style:name="P78" style:family="paragraph" style:parent-style-name="Body_20_text_20__28_2_29_" style:master-page-name="">
      <style:paragraph-properties fo:margin-left="0in" fo:margin-right="0in" fo:margin-top="0in" fo:margin-bottom="0in" loext:contextual-spacing="false" fo:text-indent="0.139in" style:auto-text-indent="false" style:page-number="auto">
        <style:tab-stops>
          <style:tab-stop style:position="0.5402in" style:type="center"/>
          <style:tab-stop style:position="0.9228in" style:type="right"/>
          <style:tab-stop style:position="1.0244in"/>
          <style:tab-stop style:position="1.7965in" style:type="right"/>
        </style:tab-stops>
      </style:paragraph-properties>
    </style:style>
    <style:style style:name="P79" style:family="paragraph" style:parent-style-name="Body_20_text_20__28_7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80" style:family="paragraph" style:parent-style-name="Body_20_text_20__28_7_29_" style:master-page-name="">
      <style:paragraph-properties fo:margin-left="0in" fo:margin-right="0in" fo:margin-top="0in" fo:margin-bottom="0in" loext:contextual-spacing="false" fo:line-height="0.1134in" fo:text-align="start" style:justify-single-word="false" fo:text-indent="0.139in" style:auto-text-indent="false" style:page-number="auto"/>
    </style:style>
    <style:style style:name="P81" style:family="paragraph" style:parent-style-name="Body_20_text_20__28_8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82" style:family="paragraph" style:parent-style-name="Body_20_text_20__28_8_29_" style:master-page-name="">
      <style:paragraph-properties fo:margin-left="0in" fo:margin-right="0in" fo:margin-top="0in" fo:margin-bottom="0in" loext:contextual-spacing="false" fo:line-height="0.1134in" fo:text-align="start" style:justify-single-word="false" fo:text-indent="0.139in" style:auto-text-indent="false" style:page-number="auto"/>
    </style:style>
    <style:style style:name="P83" style:family="paragraph" style:parent-style-name="Body_20_text_20__28_7_29_" style:master-page-name="">
      <style:paragraph-properties fo:margin-left="0in" fo:margin-right="0in" fo:margin-top="0in" fo:margin-bottom="0.0835in" loext:contextual-spacing="false" fo:text-align="start" style:justify-single-word="false" fo:text-indent="0.139in" style:auto-text-indent="false" style:page-number="auto"/>
    </style:style>
    <style:style style:name="P84" style:family="paragraph" style:parent-style-name="Body_20_text_20__28_7_29_" style:master-page-name="">
      <style:paragraph-properties fo:margin-left="0in" fo:margin-right="0in" fo:margin-top="0in" fo:margin-bottom="0.0835in" loext:contextual-spacing="false" fo:line-height="0.1134in" fo:text-align="start" style:justify-single-word="false" fo:text-indent="0.139in" style:auto-text-indent="false" style:page-number="auto"/>
    </style:style>
    <style:style style:name="P85" style:family="paragraph" style:parent-style-name="Body_20_text_20__28_2_29_" style:master-page-name="">
      <style:paragraph-properties fo:margin-left="0.2083in" fo:margin-right="0in" fo:margin-top="0in" fo:margin-bottom="0in" loext:contextual-spacing="false" fo:text-indent="-0.2083in" style:auto-text-indent="false" style:page-number="auto"/>
    </style:style>
    <style:style style:name="P86" style:family="paragraph" style:parent-style-name="Body_20_text_20__28_7_29_" style:master-page-name="">
      <style:paragraph-properties fo:margin-left="0.1945in" fo:margin-right="0in" fo:margin-top="0in" fo:margin-bottom="0in" loext:contextual-spacing="false" fo:line-height="0.1201in" fo:text-align="start" style:justify-single-word="false" fo:text-indent="0.2362in" style:auto-text-indent="false" style:page-number="auto"/>
    </style:style>
    <style:style style:name="P87" style:family="paragraph" style:parent-style-name="Body_20_text_20__28_7_29_" style:master-page-name="">
      <style:paragraph-properties fo:margin-left="0.1945in" fo:margin-right="0in" fo:margin-top="0in" fo:margin-bottom="0in" loext:contextual-spacing="false" fo:text-align="start" style:justify-single-word="false" fo:text-indent="0.2362in" style:auto-text-indent="false" style:page-number="auto"/>
    </style:style>
    <style:style style:name="P88" style:family="paragraph" style:parent-style-name="Body_20_text_20__28_2_29_" style:master-page-name="">
      <style:paragraph-properties fo:margin-left="0.1807in" fo:margin-right="0in" fo:margin-top="0in" fo:margin-bottom="0in" loext:contextual-spacing="false" fo:text-indent="0in" style:auto-text-indent="false" style:page-number="auto"/>
    </style:style>
    <style:style style:name="P89" style:family="paragraph" style:parent-style-name="Body_20_text_20__28_2_29_" style:master-page-name="">
      <style:paragraph-properties fo:margin-left="0.1807in" fo:margin-right="0in" fo:margin-top="0in" fo:margin-bottom="0in" loext:contextual-spacing="false" fo:text-align="start" style:justify-single-word="false" fo:text-indent="0in" style:auto-text-indent="false" style:page-number="auto"/>
    </style:style>
    <style:style style:name="P90" style:family="paragraph" style:parent-style-name="Body_20_text_20__28_2_29_" style:master-page-name="">
      <style:paragraph-properties fo:margin-left="0.1807in" fo:margin-right="0in" fo:margin-top="0in" fo:margin-bottom="0in" loext:contextual-spacing="false" fo:text-indent="0in" style:auto-text-indent="false" style:page-number="auto">
        <style:tab-stops>
          <style:tab-stop style:position="0.3925in"/>
          <style:tab-stop style:position="0.9701in"/>
          <style:tab-stop style:position="1.1992in"/>
          <style:tab-stop style:position="1.8in" style:type="right"/>
        </style:tab-stops>
      </style:paragraph-properties>
    </style:style>
    <style:style style:name="P91" style:family="paragraph" style:parent-style-name="Body_20_text_20__28_2_29_" style:master-page-name="">
      <style:paragraph-properties fo:margin-left="0.1807in" fo:margin-right="0in" fo:margin-top="0in" fo:margin-bottom="0in" loext:contextual-spacing="false" fo:text-indent="0in" style:auto-text-indent="false" style:page-number="auto">
        <style:tab-stops>
          <style:tab-stop style:position="0.3925in"/>
          <style:tab-stop style:position="1.0201in"/>
          <style:tab-stop style:position="1.2374in"/>
          <style:tab-stop style:position="1.8in" style:type="right"/>
        </style:tab-stops>
      </style:paragraph-properties>
    </style:style>
    <style:style style:name="P92" style:family="paragraph" style:parent-style-name="Body_20_text_20__28_2_29_" style:master-page-name="">
      <style:paragraph-properties fo:margin-left="0.1807in" fo:margin-right="0in" fo:margin-top="0in" fo:margin-bottom="0in" loext:contextual-spacing="false" fo:text-indent="0in" style:auto-text-indent="false" style:page-number="auto">
        <style:tab-stops>
          <style:tab-stop style:position="0.3925in"/>
          <style:tab-stop style:position="0.9772in"/>
          <style:tab-stop style:position="1.2508in"/>
        </style:tab-stops>
      </style:paragraph-properties>
    </style:style>
    <style:style style:name="P93" style:family="paragraph" style:parent-style-name="Body_20_text_20__28_7_29_" style:master-page-name="">
      <style:paragraph-properties fo:margin-left="0.2083in" fo:margin-right="0in" fo:margin-top="0in" fo:margin-bottom="0in" loext:contextual-spacing="false" fo:line-height="0.1134in" fo:text-align="start" style:justify-single-word="false" fo:text-indent="0.111in" style:auto-text-indent="false" style:page-number="auto"/>
    </style:style>
    <style:style style:name="P94" style:family="paragraph" style:parent-style-name="Body_20_text_20__28_7_29_" style:master-page-name="">
      <style:paragraph-properties fo:margin-left="0.3055in" fo:margin-right="0.4165in" fo:margin-top="0in" fo:margin-bottom="0in" loext:contextual-spacing="false" fo:line-height="0.1134in" fo:text-align="start" style:justify-single-word="false" fo:text-indent="-0.0972in" style:auto-text-indent="false" style:page-number="auto"/>
    </style:style>
    <style:style style:name="P95" style:family="paragraph" style:parent-style-name="Body_20_text_20__28_2_29_" style:master-page-name="">
      <style:paragraph-properties fo:margin-left="0in" fo:margin-right="0in" fo:margin-top="0in" fo:margin-bottom="0in" loext:contextual-spacing="false" fo:text-indent="0.1528in" style:auto-text-indent="false" style:page-number="auto"/>
    </style:style>
    <style:style style:name="P96"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97" style:family="paragraph" style:parent-style-name="Body_20_text_20__28_3_29_" style:master-page-name="">
      <style:paragraph-properties fo:margin-left="0in" fo:margin-right="0in" fo:margin-top="0in" fo:margin-bottom="0in" loext:contextual-spacing="false" fo:text-indent="0.1528in" style:auto-text-indent="false" style:page-number="auto"/>
    </style:style>
    <style:style style:name="P98" style:family="paragraph" style:parent-style-name="Body_20_text_20__28_3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99" style:family="paragraph" style:parent-style-name="Body_20_text_20__28_2_29_" style:master-page-name="">
      <style:paragraph-properties fo:margin-left="0in" fo:margin-right="0in" fo:margin-top="0in" fo:margin-bottom="0in" loext:contextual-spacing="false" fo:text-indent="0.1528in" style:auto-text-indent="false" style:page-number="auto" fo:break-after="page"/>
    </style:style>
    <style:style style:name="P100"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fo:break-after="page"/>
    </style:style>
    <style:style style:name="P101" style:family="paragraph" style:parent-style-name="Body_20_text_20__28_3_29_" style:master-page-name="">
      <style:paragraph-properties fo:margin-left="0in" fo:margin-right="0in" fo:margin-top="0in" fo:margin-bottom="0.078in" loext:contextual-spacing="false" fo:text-indent="0.1528in" style:auto-text-indent="false" style:page-number="auto"/>
    </style:style>
    <style:style style:name="P102" style:family="paragraph" style:parent-style-name="Body_20_text_20__28_7_29_" style:master-page-name="">
      <style:paragraph-properties fo:margin-left="0.1945in" fo:margin-right="0in" fo:margin-top="0in" fo:margin-bottom="0in" loext:contextual-spacing="false" fo:text-align="start" style:justify-single-word="false" fo:text-indent="0.0972in" style:auto-text-indent="false" style:page-number="auto"/>
    </style:style>
    <style:style style:name="P103" style:family="paragraph" style:parent-style-name="Body_20_text_20__28_7_29_" style:master-page-name="">
      <style:paragraph-properties fo:margin-left="0.1945in" fo:margin-right="0in" fo:margin-top="0in" fo:margin-bottom="0in" loext:contextual-spacing="false" fo:text-align="start" style:justify-single-word="false" fo:text-indent="0.0972in" style:auto-text-indent="false" style:page-number="auto" fo:break-after="column"/>
    </style:style>
    <style:style style:name="P104" style:family="paragraph" style:parent-style-name="Body_20_text_20__28_7_29_" style:master-page-name="">
      <style:paragraph-properties fo:margin-left="0in" fo:margin-right="0.7083in" fo:margin-top="0in" fo:margin-bottom="0in" loext:contextual-spacing="false" fo:line-height="0.1201in" fo:text-align="end" style:justify-single-word="false" fo:text-indent="0in" style:auto-text-indent="false" style:page-number="auto"/>
    </style:style>
    <style:style style:name="P105" style:family="paragraph" style:parent-style-name="Body_20_text_20__28_7_29_" style:master-page-name="">
      <style:paragraph-properties fo:margin-left="0.4307in" fo:margin-right="0in" fo:margin-top="0in" fo:margin-bottom="0in" loext:contextual-spacing="false" fo:line-height="0.1201in" fo:text-align="start" style:justify-single-word="false" fo:text-indent="-0.111in" style:auto-text-indent="false" style:page-number="auto"/>
    </style:style>
    <style:style style:name="P106" style:family="paragraph" style:parent-style-name="Body_20_text_20__28_7_29_" style:master-page-name="">
      <style:paragraph-properties fo:margin-left="0.4307in" fo:margin-right="0in" fo:margin-top="0in" fo:margin-bottom="0in" loext:contextual-spacing="false" fo:text-align="start" style:justify-single-word="false" fo:text-indent="-0.111in" style:auto-text-indent="false" style:page-number="auto"/>
    </style:style>
    <style:style style:name="P107" style:family="paragraph" style:parent-style-name="Body_20_text_20__28_7_29_" style:master-page-name="">
      <style:paragraph-properties fo:margin-left="0.4307in" fo:margin-right="0in" fo:margin-top="0in" fo:margin-bottom="0in" loext:contextual-spacing="false" fo:line-height="0.1134in" fo:text-align="start" style:justify-single-word="false" fo:text-indent="-0.111in" style:auto-text-indent="false" style:page-number="auto"/>
    </style:style>
    <style:style style:name="P108" style:family="paragraph" style:parent-style-name="Body_20_text_20__28_7_29_" style:master-page-name="">
      <style:paragraph-properties fo:margin-left="0.4307in" fo:margin-right="0in" fo:margin-top="0in" fo:margin-bottom="0.0472in" loext:contextual-spacing="false" fo:text-align="start" style:justify-single-word="false" fo:text-indent="-0.111in" style:auto-text-indent="false" style:page-number="auto"/>
    </style:style>
    <style:style style:name="P109" style:family="paragraph" style:parent-style-name="Body_20_text_20__28_7_29_" style:master-page-name="">
      <style:paragraph-properties fo:margin-left="0.4307in" fo:margin-right="0in" fo:margin-top="0in" fo:margin-bottom="0.039in" loext:contextual-spacing="false" fo:line-height="0.1134in" fo:text-align="start" style:justify-single-word="false" fo:text-indent="-0.111in" style:auto-text-indent="false" style:page-number="auto"/>
    </style:style>
    <style:style style:name="P110" style:family="paragraph" style:parent-style-name="Body_20_text_20__28_7_29_" style:master-page-name="">
      <style:paragraph-properties fo:margin-left="0.4307in" fo:margin-right="0in" fo:margin-top="0in" fo:margin-bottom="0.0417in" loext:contextual-spacing="false" fo:line-height="0.1134in" fo:text-align="start" style:justify-single-word="false" fo:text-indent="-0.111in" style:auto-text-indent="false" style:page-number="auto"/>
    </style:style>
    <style:style style:name="P111" style:family="paragraph" style:parent-style-name="Body_20_text_20__28_7_29_" style:master-page-name="">
      <style:paragraph-properties fo:margin-left="0.4307in" fo:margin-right="0in" fo:margin-top="0in" fo:margin-bottom="0.0862in" loext:contextual-spacing="false" fo:line-height="0.1201in" fo:text-align="start" style:justify-single-word="false" fo:text-indent="-0.111in" style:auto-text-indent="false" style:page-number="auto"/>
    </style:style>
    <style:style style:name="P112" style:family="paragraph" style:parent-style-name="Body_20_text_20__28_2_29_" style:master-page-name="">
      <style:paragraph-properties fo:margin-left="0.1665in" fo:margin-right="0in" fo:margin-top="0in" fo:margin-bottom="0in" loext:contextual-spacing="false" fo:text-indent="-0.1665in" style:auto-text-indent="false" style:page-number="auto">
        <style:tab-stops>
          <style:tab-stop style:position="0.0339in"/>
        </style:tab-stops>
      </style:paragraph-properties>
    </style:style>
    <style:style style:name="P113" style:family="paragraph" style:parent-style-name="Body_20_text_20__28_7_29_" style:master-page-name="">
      <style:paragraph-properties fo:margin-left="0in" fo:margin-right="0in" fo:margin-top="0in" fo:margin-bottom="0in" loext:contextual-spacing="false" fo:line-height="0.1201in" fo:text-align="start" style:justify-single-word="false" fo:text-indent="0.1945in" style:auto-text-indent="false" style:page-number="auto"/>
    </style:style>
    <style:style style:name="P114" style:family="paragraph" style:parent-style-name="Body_20_text_20__28_2_29_" style:master-page-name="">
      <style:paragraph-properties fo:margin-left="0in" fo:margin-right="0in" fo:margin-top="0in" fo:margin-bottom="0in" loext:contextual-spacing="false" fo:text-indent="0.1945in" style:auto-text-indent="false" style:page-number="auto"/>
    </style:style>
    <style:style style:name="P115" style:family="paragraph" style:parent-style-name="Body_20_text_20__28_7_29_" style:master-page-name="">
      <style:paragraph-properties fo:margin-left="0in" fo:margin-right="0in" fo:margin-top="0in" fo:margin-bottom="0.0807in" loext:contextual-spacing="false" fo:text-align="start" style:justify-single-word="false" fo:text-indent="0.1945in" style:auto-text-indent="false" style:page-number="auto"/>
    </style:style>
    <style:style style:name="P116" style:family="paragraph" style:parent-style-name="Body_20_text_20__28_7_29_" style:master-page-name="">
      <style:paragraph-properties fo:margin-left="0.4165in" fo:margin-right="0in" fo:margin-top="0in" fo:margin-bottom="0in" loext:contextual-spacing="false" fo:line-height="0.1134in" fo:text-align="start" style:justify-single-word="false" fo:text-indent="0in" style:auto-text-indent="false" style:page-number="auto"/>
    </style:style>
    <style:style style:name="P117" style:family="paragraph" style:parent-style-name="Body_20_text_20__28_2_29_" style:master-page-name="">
      <style:paragraph-properties fo:margin-left="0in" fo:margin-right="0in" fo:margin-top="0in" fo:margin-bottom="0in" loext:contextual-spacing="false" fo:line-height="0.1299in" fo:text-indent="0.1665in" style:auto-text-indent="false" style:page-number="auto"/>
    </style:style>
    <style:style style:name="P118"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665in" style:auto-text-indent="false" style:page-number="auto"/>
    </style:style>
    <style:style style:name="P119" style:family="paragraph" style:parent-style-name="Body_20_text_20__28_2_29_" style:master-page-name="">
      <style:paragraph-properties fo:margin-left="0in" fo:margin-right="0in" fo:margin-top="0in" fo:margin-bottom="0in" loext:contextual-spacing="false" fo:line-height="0.1299in" fo:text-indent="0.1665in" style:auto-text-indent="false" style:page-number="auto" fo:break-after="page"/>
    </style:style>
    <style:style style:name="P120" style:family="paragraph" style:parent-style-name="Body_20_text_20__28_8_29_" style:master-page-name="">
      <style:paragraph-properties fo:margin-left="0.25in" fo:margin-right="0in" fo:margin-top="0in" fo:margin-bottom="0in" loext:contextual-spacing="false" fo:text-align="start" style:justify-single-word="false" fo:text-indent="-0.111in" style:auto-text-indent="false" style:page-number="auto"/>
    </style:style>
    <style:style style:name="P121" style:family="paragraph" style:parent-style-name="Body_20_text_20__28_8_29_" style:master-page-name="">
      <style:paragraph-properties fo:margin-left="0.25in" fo:margin-right="0in" fo:margin-top="0in" fo:margin-bottom="0in" loext:contextual-spacing="false" fo:text-align="start" style:justify-single-word="false" fo:text-indent="-0.111in" style:auto-text-indent="false" style:page-number="auto" fo:break-after="page"/>
    </style:style>
    <style:style style:name="P122" style:family="paragraph" style:parent-style-name="Body_20_text_20__28_7_29_" style:master-page-name="">
      <style:paragraph-properties fo:margin-left="0.25in" fo:margin-right="0in" fo:margin-top="0in" fo:margin-bottom="0in" loext:contextual-spacing="false" fo:text-align="start" style:justify-single-word="false" fo:text-indent="-0.111in" style:auto-text-indent="false" style:page-number="auto"/>
    </style:style>
    <style:style style:name="P123" style:family="paragraph" style:parent-style-name="Body_20_text_20__28_7_29_" style:master-page-name="">
      <style:paragraph-properties fo:margin-left="0.25in" fo:margin-right="0in" fo:margin-top="0in" fo:margin-bottom="0in" loext:contextual-spacing="false" fo:line-height="0.1134in" fo:text-align="start" style:justify-single-word="false" fo:text-indent="-0.111in" style:auto-text-indent="false" style:page-number="auto"/>
    </style:style>
    <style:style style:name="P124" style:family="paragraph" style:parent-style-name="Body_20_text_20__28_8_29_" style:master-page-name="">
      <style:paragraph-properties fo:margin-left="0.25in" fo:margin-right="0in" fo:margin-top="0in" fo:margin-bottom="0.0862in" loext:contextual-spacing="false" fo:text-align="start" style:justify-single-word="false" fo:text-indent="-0.111in" style:auto-text-indent="false" style:page-number="auto"/>
    </style:style>
    <style:style style:name="P125" style:family="paragraph" style:parent-style-name="Body_20_text_20__28_8_29_" style:master-page-name="">
      <style:paragraph-properties fo:margin-left="0.25in" fo:margin-right="0in" fo:margin-top="0in" fo:margin-bottom="0.0835in" loext:contextual-spacing="false" fo:text-align="start" style:justify-single-word="false" fo:text-indent="-0.111in" style:auto-text-indent="false" style:page-number="auto"/>
    </style:style>
    <style:style style:name="P126" style:family="paragraph" style:parent-style-name="Body_20_text_20__28_7_29_" style:master-page-name="">
      <style:paragraph-properties fo:margin-left="0.25in" fo:margin-right="0in" fo:margin-top="0in" fo:margin-bottom="0.0835in" loext:contextual-spacing="false" fo:line-height="0.1134in" fo:text-align="start" style:justify-single-word="false" fo:text-indent="-0.111in" style:auto-text-indent="false" style:page-number="auto"/>
    </style:style>
    <style:style style:name="P127" style:family="paragraph" style:parent-style-name="Body_20_text_20__28_2_29_" style:master-page-name="">
      <style:paragraph-properties fo:margin-left="0in" fo:margin-right="0in" fo:margin-top="0in" fo:margin-bottom="0in" loext:contextual-spacing="false" fo:text-indent="0.1252in" style:auto-text-indent="false" style:page-number="auto"/>
    </style:style>
    <style:style style:name="P128"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252in" style:auto-text-indent="false" style:page-number="auto"/>
    </style:style>
    <style:style style:name="P129" style:family="paragraph" style:parent-style-name="Body_20_text_20__28_7_29_" style:master-page-name="">
      <style:paragraph-properties fo:margin-left="0.1528in" fo:margin-right="0in" fo:margin-top="0in" fo:margin-bottom="0.0835in" loext:contextual-spacing="false" fo:line-height="0.1201in" fo:text-align="start" style:justify-single-word="false" fo:text-indent="-0.1528in" style:auto-text-indent="false" style:page-number="auto"/>
    </style:style>
    <style:style style:name="P130" style:family="paragraph" style:parent-style-name="Body_20_text_20__28_7_29_" style:master-page-name="">
      <style:paragraph-properties fo:margin-left="0.4307in" fo:margin-right="0in" fo:margin-top="0in" fo:margin-bottom="0in" loext:contextual-spacing="false" fo:line-height="0.1134in" fo:text-align="start" style:justify-single-word="false" fo:text-indent="0in" style:auto-text-indent="false" style:page-number="auto"/>
    </style:style>
    <style:style style:name="P131" style:family="paragraph" style:parent-style-name="Body_20_text_20__28_8_29_" style:master-page-name="">
      <style:paragraph-properties fo:margin-left="0.25in" fo:margin-right="0.25in" fo:margin-top="0in" fo:margin-bottom="0in" loext:contextual-spacing="false" fo:text-align="start" style:justify-single-word="false" fo:text-indent="-0.25in" style:auto-text-indent="false" style:page-number="auto"/>
    </style:style>
    <style:style style:name="P132" style:family="paragraph" style:parent-style-name="Body_20_text_20__28_7_29_" style:master-page-name="">
      <style:paragraph-properties fo:margin-left="0.4307in" fo:margin-right="0in" fo:margin-top="0in" fo:margin-bottom="0in" loext:contextual-spacing="false" fo:line-height="0.1098in" fo:text-align="start" style:justify-single-word="false" fo:text-indent="-0.4307in" style:auto-text-indent="false" style:page-number="auto"/>
    </style:style>
    <style:style style:name="P133" style:family="paragraph" style:parent-style-name="Body_20_text_20__28_7_29_" style:master-page-name="">
      <style:paragraph-properties fo:margin-left="0.2638in" fo:margin-right="0in" fo:margin-top="0in" fo:margin-bottom="0in" loext:contextual-spacing="false" fo:line-height="0.1201in" fo:text-align="start" style:justify-single-word="false" fo:text-indent="-0.2638in" style:auto-text-indent="false" style:page-number="auto">
        <style:tab-stops>
          <style:tab-stop style:position="-0.0465in"/>
        </style:tab-stops>
      </style:paragraph-properties>
    </style:style>
    <style:style style:name="P134" style:family="paragraph" style:parent-style-name="Body_20_text_20__28_8_29_" style:master-page-name="">
      <style:paragraph-properties fo:margin-left="0.25in" fo:margin-right="0.2083in" fo:margin-top="0in" fo:margin-bottom="0in" loext:contextual-spacing="false" fo:text-align="start" style:justify-single-word="false" fo:text-indent="-0.111in" style:auto-text-indent="false" style:page-number="auto"/>
    </style:style>
    <style:style style:name="P135" style:family="paragraph" style:parent-style-name="Body_20_text_20__28_7_29_" style:master-page-name="">
      <style:paragraph-properties fo:margin-left="0.2638in" fo:margin-right="0in" fo:margin-top="0in" fo:margin-bottom="0in" loext:contextual-spacing="false" fo:line-height="0.1201in" fo:text-align="start" style:justify-single-word="false" fo:text-indent="-0.111in" style:auto-text-indent="false" style:page-number="auto"/>
    </style:style>
    <style:style style:name="P136" style:family="paragraph" style:parent-style-name="Body_20_text_20__28_7_29_" style:master-page-name="">
      <style:paragraph-properties fo:margin-left="0.4165in" fo:margin-right="0in" fo:margin-top="0in" fo:margin-bottom="0in" loext:contextual-spacing="false" fo:line-height="0.1228in" fo:text-align="start" style:justify-single-word="false" fo:text-indent="-0.111in" style:auto-text-indent="false" style:page-number="auto"/>
    </style:style>
    <style:style style:name="P137" style:family="paragraph" style:parent-style-name="Body_20_text_20__28_7_29_" style:master-page-name="">
      <style:paragraph-properties fo:margin-left="0.4165in" fo:margin-right="0in" fo:margin-top="0in" fo:margin-bottom="0in" loext:contextual-spacing="false" fo:line-height="0.1134in" fo:text-align="start" style:justify-single-word="false" fo:text-indent="-0.111in" style:auto-text-indent="false" style:page-number="auto"/>
    </style:style>
    <style:style style:name="P138" style:family="paragraph" style:parent-style-name="Body_20_text_20__28_7_29_" style:master-page-name="">
      <style:paragraph-properties fo:margin-left="0.0972in" fo:margin-right="0in" fo:margin-top="0in" fo:margin-bottom="0.0445in" loext:contextual-spacing="false" fo:text-align="center" style:justify-single-word="false" fo:text-indent="0in" style:auto-text-indent="false" style:page-number="auto"/>
    </style:style>
    <style:style style:name="P139" style:family="paragraph" style:parent-style-name="Body_20_text_20__28_8_29_" style:master-page-name="">
      <style:paragraph-properties fo:margin-left="0.25in" fo:margin-right="0in" fo:margin-top="0in" fo:margin-bottom="0in" loext:contextual-spacing="false" fo:text-align="start" style:justify-single-word="false" fo:text-indent="-0.25in" style:auto-text-indent="false" style:page-number="auto"/>
    </style:style>
    <style:style style:name="P140" style:family="paragraph" style:parent-style-name="Body_20_text_20__28_7_29_" style:master-page-name="">
      <style:paragraph-properties fo:margin-left="0.25in" fo:margin-right="0in" fo:margin-top="0in" fo:margin-bottom="0in" loext:contextual-spacing="false" fo:text-align="start" style:justify-single-word="false" fo:text-indent="-0.25in" style:auto-text-indent="false" style:page-number="auto"/>
    </style:style>
    <style:style style:name="P141" style:family="paragraph" style:parent-style-name="Body_20_text_20__28_7_29_" style:master-page-name="">
      <style:paragraph-properties fo:margin-left="0.139in" fo:margin-right="0.3752in" fo:margin-top="0in" fo:margin-bottom="0.0862in" loext:contextual-spacing="false" fo:text-align="start" style:justify-single-word="false" fo:text-indent="-0.139in" style:auto-text-indent="false" style:page-number="auto"/>
    </style:style>
    <style:style style:name="P142" style:family="paragraph" style:parent-style-name="Body_20_text_20__28_2_29_" style:master-page-name="">
      <style:paragraph-properties fo:margin-left="0.1665in" fo:margin-right="0in" fo:margin-top="0in" fo:margin-bottom="0in" loext:contextual-spacing="false" fo:text-indent="0in" style:auto-text-indent="false" style:page-number="auto"/>
    </style:style>
    <style:style style:name="P143" style:family="paragraph" style:parent-style-name="Body_20_text_20__28_2_29_" style:master-page-name="">
      <style:paragraph-properties fo:margin-left="0in" fo:margin-right="0.1807in" fo:margin-top="0in" fo:margin-bottom="0in" loext:contextual-spacing="false" fo:text-indent="0in" style:auto-text-indent="false" style:page-number="auto"/>
    </style:style>
    <style:style style:name="P144" style:family="paragraph" style:parent-style-name="Body_20_text_20__28_2_29_" style:master-page-name="">
      <style:paragraph-properties fo:margin-left="0.1945in" fo:margin-right="0in" fo:margin-top="0in" fo:margin-bottom="0in" loext:contextual-spacing="false" fo:text-indent="0.1665in" style:auto-text-indent="false" style:page-number="auto"/>
    </style:style>
    <style:style style:name="P145" style:family="paragraph" style:parent-style-name="Body_20_text_20__28_7_29_" style:master-page-name="">
      <style:paragraph-properties fo:margin-left="0.4028in" fo:margin-right="0in" fo:margin-top="0in" fo:margin-bottom="0in" loext:contextual-spacing="false" fo:text-align="start" style:justify-single-word="false" fo:text-indent="0in" style:auto-text-indent="false" style:page-number="auto"/>
    </style:style>
    <style:style style:name="P146" style:family="paragraph" style:parent-style-name="Body_20_text_20__28_7_29_" style:master-page-name="">
      <style:paragraph-properties fo:margin-left="0.139in" fo:margin-right="0in" fo:margin-top="0in" fo:margin-bottom="0in" loext:contextual-spacing="false" fo:text-align="start" style:justify-single-word="false" fo:text-indent="0in" style:auto-text-indent="false" style:page-number="auto"/>
    </style:style>
    <style:style style:name="P147" style:family="paragraph" style:parent-style-name="Body_20_text_20__28_2_29_" style:master-page-name="">
      <style:paragraph-properties fo:margin-left="0.139in" fo:margin-right="0in" fo:margin-top="0in" fo:margin-bottom="0in" loext:contextual-spacing="false" fo:text-indent="0in" style:auto-text-indent="false" style:page-number="auto"/>
    </style:style>
    <style:style style:name="P148" style:family="paragraph" style:parent-style-name="Body_20_text_20__28_7_29_" style:master-page-name="">
      <style:paragraph-properties fo:margin-left="0.4307in" fo:margin-right="0in" fo:margin-top="0in" fo:margin-bottom="0in" loext:contextual-spacing="false" fo:line-height="0.1201in" fo:text-align="start" style:justify-single-word="false" fo:text-indent="-0.2362in" style:auto-text-indent="false" style:page-number="auto"/>
    </style:style>
    <style:style style:name="P149" style:family="paragraph" style:parent-style-name="Body_20_text_20__28_7_29_" style:master-page-name="">
      <style:paragraph-properties fo:margin-left="0.1945in" fo:margin-right="0in" fo:margin-top="0in" fo:margin-bottom="0in" loext:contextual-spacing="false" fo:line-height="0.1201in" fo:text-align="start" style:justify-single-word="false" fo:text-indent="0.1252in" style:auto-text-indent="false" style:page-number="auto"/>
    </style:style>
    <style:style style:name="P150" style:family="paragraph" style:parent-style-name="Body_20_text_20__28_7_29_" style:master-page-name="">
      <style:paragraph-properties fo:margin-left="0.0138in" fo:margin-right="0in" fo:margin-top="0in" fo:margin-bottom="0in" loext:contextual-spacing="false" fo:text-align="center" style:justify-single-word="false" fo:text-indent="0in" style:auto-text-indent="false" style:page-number="auto"/>
    </style:style>
    <style:style style:name="P151" style:family="paragraph" style:parent-style-name="Body_20_text_20__28_7_29_" style:master-page-name="">
      <style:paragraph-properties fo:margin-left="0.3055in" fo:margin-right="0in" fo:margin-top="0in" fo:margin-bottom="0in" loext:contextual-spacing="false" fo:line-height="0.1134in" fo:text-align="justify" style:justify-single-word="false" fo:text-indent="0in" style:auto-text-indent="false" style:page-number="auto"/>
    </style:style>
    <style:style style:name="P152" style:family="paragraph" style:parent-style-name="Body_20_text_20__28_7_29_" style:master-page-name="">
      <style:paragraph-properties fo:margin-left="0.4165in" fo:margin-right="0in" fo:margin-top="0in" fo:margin-bottom="0in" loext:contextual-spacing="false" fo:line-height="0.1134in" fo:text-align="start" style:justify-single-word="false" fo:text-indent="-0.2083in" style:auto-text-indent="false" style:page-number="auto"/>
    </style:style>
    <style:style style:name="P153" style:family="paragraph" style:parent-style-name="Heading_20__23_1" style:master-page-name="PageStyle0">
      <style:paragraph-properties fo:margin-left="0.0417in" fo:margin-right="0in" fo:margin-top="0in" fo:margin-bottom="0in" loext:contextual-spacing="false" fo:line-height="0.1665in" fo:keep-together="always" fo:text-indent="0in" style:auto-text-indent="false" style:page-number="1" fo:keep-with-next="always"/>
    </style:style>
    <style:style style:name="P154" style:family="paragraph" style:parent-style-name="Body_20_text_20__28_6_29_" style:master-page-name="PageStyle23">
      <style:paragraph-properties fo:margin-left="0.1945in" fo:margin-right="0in" fo:margin-top="0in" fo:margin-bottom="0in" loext:contextual-spacing="false" fo:text-indent="0in" style:auto-text-indent="false" style:page-number="233"/>
    </style:style>
    <style:style style:name="P155" style:family="paragraph" style:parent-style-name="Body_20_text_20__28_7_29_" style:list-style-name="L5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56" style:family="paragraph" style:parent-style-name="Body_20_text_20__28_7_29_" style:list-style-name="L53" style:master-page-name="">
      <style:paragraph-properties fo:margin-left="0in" fo:margin-right="0in" fo:margin-top="0in" fo:margin-bottom="0in" loext:contextual-spacing="false" fo:line-height="0.1201in" fo:text-align="justify" style:justify-single-word="false" fo:text-indent="0in" style:auto-text-indent="false" style:page-number="auto">
        <style:tab-stops>
          <style:tab-stop style:position="0.1972in"/>
        </style:tab-stops>
      </style:paragraph-properties>
    </style:style>
    <style:style style:name="P157" style:family="paragraph" style:parent-style-name="Body_20_text_20__28_7_29_" style:list-style-name="L44" style:master-page-name="">
      <style:paragraph-properties fo:margin-left="0in" fo:margin-right="0in" fo:margin-top="0in" fo:margin-bottom="0in" loext:contextual-spacing="false" fo:line-height="0.1201in" fo:text-align="justify" style:justify-single-word="false" fo:text-indent="0in" style:auto-text-indent="false" style:page-number="auto">
        <style:tab-stops>
          <style:tab-stop style:position="0.2173in"/>
        </style:tab-stops>
      </style:paragraph-properties>
    </style:style>
    <style:style style:name="P158" style:family="paragraph" style:parent-style-name="Body_20_text_20__28_7_29_" style:list-style-name="L44"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043in"/>
        </style:tab-stops>
      </style:paragraph-properties>
    </style:style>
    <style:style style:name="P159" style:family="paragraph" style:parent-style-name="Body_20_text_20__28_7_29_" style:list-style-name="L44"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173in"/>
        </style:tab-stops>
      </style:paragraph-properties>
    </style:style>
    <style:style style:name="P160" style:family="paragraph" style:parent-style-name="Body_20_text_20__28_7_29_" style:list-style-name="L58"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071in"/>
        </style:tab-stops>
      </style:paragraph-properties>
    </style:style>
    <style:style style:name="P161" style:family="paragraph" style:parent-style-name="Body_20_text_20__28_7_29_" style:list-style-name="L58" style:master-page-name="">
      <style:paragraph-properties fo:margin-left="0in" fo:margin-right="0in" fo:margin-top="0in" fo:margin-bottom="0in" loext:contextual-spacing="false" fo:line-height="0.1134in" fo:text-align="justify" style:justify-single-word="false" fo:text-indent="0in" style:auto-text-indent="false" style:page-number="auto">
        <style:tab-stops>
          <style:tab-stop style:position="0.1937in"/>
        </style:tab-stops>
      </style:paragraph-properties>
    </style:style>
    <style:style style:name="P162" style:family="paragraph" style:parent-style-name="Body_20_text_20__28_7_29_" style:list-style-name="L58" style:master-page-name="">
      <style:paragraph-properties fo:margin-left="0in" fo:margin-right="0in" fo:margin-top="0in" fo:margin-bottom="0in" loext:contextual-spacing="false" fo:line-height="0.1134in" fo:text-align="justify" style:justify-single-word="false" fo:text-indent="0in" style:auto-text-indent="false" style:page-number="auto">
        <style:tab-stops>
          <style:tab-stop style:position="0.2071in"/>
        </style:tab-stops>
      </style:paragraph-properties>
    </style:style>
    <style:style style:name="P163" style:family="paragraph" style:parent-style-name="Body_20_text_20__28_7_29_" style:master-page-name="PageStyle26">
      <style:paragraph-properties fo:margin-left="0.3055in" fo:margin-right="0in" fo:margin-top="0in" fo:margin-bottom="0in" loext:contextual-spacing="false" fo:line-height="0.1134in" fo:text-align="start" style:justify-single-word="false" fo:text-indent="-0.0972in" style:auto-text-indent="false" style:page-number="239"/>
    </style:style>
    <style:style style:name="P164" style:family="paragraph" style:parent-style-name="Body_20_text_20__28_7_29_" style:list-style-name="L56" style:master-page-name="">
      <style:paragraph-properties fo:margin-left="0.2083in" fo:margin-right="0in" fo:margin-top="0in" fo:margin-bottom="0in" loext:contextual-spacing="false" fo:line-height="0.1134in" fo:text-align="justify" style:justify-single-word="false" fo:text-indent="-0.2083in" style:auto-text-indent="false" style:page-number="auto">
        <style:tab-stops>
          <style:tab-stop style:position="-0.0016in"/>
        </style:tab-stops>
      </style:paragraph-properties>
    </style:style>
    <style:style style:name="P165" style:family="paragraph" style:parent-style-name="Body_20_text_20__28_7_29_" style:list-style-name="L56" style:master-page-name="">
      <style:paragraph-properties fo:margin-left="0.2083in" fo:margin-right="0in" fo:margin-top="0in" fo:margin-bottom="0in" loext:contextual-spacing="false" fo:line-height="0.1134in" fo:text-align="justify" style:justify-single-word="false" fo:text-indent="-0.2083in" style:auto-text-indent="false" style:page-number="auto">
        <style:tab-stops>
          <style:tab-stop style:position="0.0055in"/>
        </style:tab-stops>
      </style:paragraph-properties>
    </style:style>
    <style:style style:name="P166" style:family="paragraph" style:parent-style-name="Body_20_text_20__28_7_29_" style:list-style-name="L56" style:master-page-name="">
      <style:paragraph-properties fo:margin-left="0.2083in" fo:margin-right="0in" fo:margin-top="0in" fo:margin-bottom="0in" loext:contextual-spacing="false" fo:line-height="0.1228in" fo:text-align="justify" style:justify-single-word="false" fo:text-indent="-0.2083in" style:auto-text-indent="false" style:page-number="auto">
        <style:tab-stops>
          <style:tab-stop style:position="0.0055in"/>
        </style:tab-stops>
      </style:paragraph-properties>
    </style:style>
    <style:style style:name="P167" style:family="paragraph" style:parent-style-name="Body_20_text_20__28_7_29_" style:list-style-name="L57" style:master-page-name="">
      <style:paragraph-properties fo:margin-left="0.3055in" fo:margin-right="0in" fo:margin-top="0in" fo:margin-bottom="0in" loext:contextual-spacing="false" fo:line-height="0.1134in" fo:text-align="justify" style:justify-single-word="false" fo:text-indent="0in" style:auto-text-indent="false" style:page-number="auto">
        <style:tab-stops>
          <style:tab-stop style:position="0.1402in"/>
        </style:tab-stops>
      </style:paragraph-properties>
    </style:style>
    <style:style style:name="P168" style:family="paragraph" style:parent-style-name="Body_20_text_20__28_7_29_" style:master-page-name="PageStyle27">
      <style:paragraph-properties fo:margin-left="0.4307in" fo:margin-right="0in" fo:margin-top="0in" fo:margin-bottom="0in" loext:contextual-spacing="false" fo:line-height="0.1098in" fo:text-align="start" style:justify-single-word="false" fo:text-indent="-0.222in" style:auto-text-indent="false" style:page-number="240"/>
    </style:style>
    <style:style style:name="P169" style:family="paragraph" style:parent-style-name="Body_20_text_20__28_2_29_" style:master-page-name="PageStyle1">
      <style:paragraph-properties fo:margin-left="0.2083in" fo:margin-right="0in" fo:margin-top="0in" fo:margin-bottom="0in" loext:contextual-spacing="false" fo:text-indent="0in" style:auto-text-indent="false" style:page-number="198"/>
    </style:style>
    <style:style style:name="P170" style:family="paragraph" style:parent-style-name="Body_20_text_20__28_2_29_" style:master-page-name="PageStyle5">
      <style:paragraph-properties fo:margin-left="0.2083in" fo:margin-right="0in" fo:margin-top="0in" fo:margin-bottom="0in" loext:contextual-spacing="false" fo:text-align="start" style:justify-single-word="false" fo:text-indent="0in" style:auto-text-indent="false" style:page-number="203"/>
    </style:style>
    <style:style style:name="P171" style:family="paragraph" style:parent-style-name="Body_20_text_20__28_2_29_" style:list-style-name="L1" style:master-page-name="">
      <style:paragraph-properties fo:margin-left="0.2083in" fo:margin-right="0in" fo:margin-top="0in" fo:margin-bottom="0in" loext:contextual-spacing="false" fo:text-indent="-0.2083in" style:auto-text-indent="false" style:page-number="auto">
        <style:tab-stops>
          <style:tab-stop style:position="0.0783in"/>
        </style:tab-stops>
      </style:paragraph-properties>
    </style:style>
    <style:style style:name="P172" style:family="paragraph" style:parent-style-name="Body_20_text_20__28_2_29_" style:list-style-name="L1"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173" style:family="paragraph" style:parent-style-name="Body_20_text_20__28_2_29_" style:list-style-name="L8"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174" style:family="paragraph" style:parent-style-name="Body_20_text_20__28_2_29_" style:list-style-name="L9"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175" style:family="paragraph" style:parent-style-name="Body_20_text_20__28_2_29_" style:list-style-name="L17"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176" style:family="paragraph" style:parent-style-name="Body_20_text_20__28_2_29_" style:list-style-name="L26"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177" style:family="paragraph" style:parent-style-name="Body_20_text_20__28_2_29_" style:list-style-name="L35"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178" style:family="paragraph" style:parent-style-name="Body_20_text_20__28_2_29_" style:list-style-name="L56"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179" style:family="paragraph" style:parent-style-name="Body_20_text_20__28_2_29_" style:list-style-name="L1"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180" style:family="paragraph" style:parent-style-name="Body_20_text_20__28_2_29_" style:list-style-name="L8"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181" style:family="paragraph" style:parent-style-name="Body_20_text_20__28_2_29_" style:list-style-name="L17"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182" style:family="paragraph" style:parent-style-name="Body_20_text_20__28_2_29_" style:list-style-name="L8" style:master-page-name="">
      <style:paragraph-properties fo:margin-left="0.2083in" fo:margin-right="0in" fo:margin-top="0in" fo:margin-bottom="0in" loext:contextual-spacing="false" fo:text-indent="-0.2083in" style:auto-text-indent="false" style:page-number="auto">
        <style:tab-stops>
          <style:tab-stop style:position="0.0752in"/>
        </style:tab-stops>
      </style:paragraph-properties>
    </style:style>
    <style:style style:name="P183" style:family="paragraph" style:parent-style-name="Body_20_text_20__28_2_29_" style:list-style-name="L8" style:master-page-name="">
      <style:paragraph-properties fo:margin-left="0.2083in" fo:margin-right="0in" fo:margin-top="0in" fo:margin-bottom="0in" loext:contextual-spacing="false" fo:text-indent="-0.2083in" style:auto-text-indent="false" style:page-number="auto">
        <style:tab-stops>
          <style:tab-stop style:position="-0.0016in"/>
        </style:tab-stops>
      </style:paragraph-properties>
    </style:style>
    <style:style style:name="P184" style:family="paragraph" style:parent-style-name="Body_20_text_20__28_2_29_" style:list-style-name="L9" style:master-page-name="">
      <style:paragraph-properties fo:margin-left="0.2083in" fo:margin-right="0in" fo:margin-top="0in" fo:margin-bottom="0in" loext:contextual-spacing="false" fo:text-indent="-0.2083in" style:auto-text-indent="false" style:page-number="auto">
        <style:tab-stops>
          <style:tab-stop style:position="-0.0016in"/>
        </style:tab-stops>
      </style:paragraph-properties>
    </style:style>
    <style:style style:name="P185" style:family="paragraph" style:parent-style-name="Body_20_text_20__28_2_29_" style:list-style-name="L17" style:master-page-name="">
      <style:paragraph-properties fo:margin-left="0.2083in" fo:margin-right="0in" fo:margin-top="0in" fo:margin-bottom="0in" loext:contextual-spacing="false" fo:text-indent="-0.2083in" style:auto-text-indent="false" style:page-number="auto">
        <style:tab-stops>
          <style:tab-stop style:position="0.0811in"/>
        </style:tab-stops>
      </style:paragraph-properties>
    </style:style>
    <style:style style:name="P186" style:family="paragraph" style:parent-style-name="Body_20_text_20__28_2_29_" style:list-style-name="L26" style:master-page-name="">
      <style:paragraph-properties fo:margin-left="0.2083in" fo:margin-right="0in" fo:margin-top="0in" fo:margin-bottom="0in" loext:contextual-spacing="false" fo:text-indent="-0.2083in" style:auto-text-indent="false" style:page-number="auto">
        <style:tab-stops>
          <style:tab-stop style:position="-0.0075in"/>
        </style:tab-stops>
      </style:paragraph-properties>
    </style:style>
    <style:style style:name="P187" style:family="paragraph" style:parent-style-name="Body_20_text_20__28_2_29_" style:list-style-name="L27" style:master-page-name="">
      <style:paragraph-properties fo:margin-left="0.2083in" fo:margin-right="0in" fo:margin-top="0in" fo:margin-bottom="0in" loext:contextual-spacing="false" fo:text-indent="-0.2083in" style:auto-text-indent="false" style:page-number="auto">
        <style:tab-stops>
          <style:tab-stop style:position="-0.0516in"/>
        </style:tab-stops>
      </style:paragraph-properties>
    </style:style>
    <style:style style:name="P188" style:family="paragraph" style:parent-style-name="Body_20_text_20__28_2_29_" style:list-style-name="L27" style:master-page-name="">
      <style:paragraph-properties fo:margin-left="0.2083in" fo:margin-right="0in" fo:margin-top="0in" fo:margin-bottom="0in" loext:contextual-spacing="false" fo:text-indent="-0.2083in" style:auto-text-indent="false" style:page-number="auto">
        <style:tab-stops>
          <style:tab-stop style:position="-0.0575in"/>
        </style:tab-stops>
      </style:paragraph-properties>
    </style:style>
    <style:style style:name="P189" style:family="paragraph" style:parent-style-name="Body_20_text_20__28_2_29_" style:list-style-name="L35" style:master-page-name="">
      <style:paragraph-properties fo:margin-left="0.2083in" fo:margin-right="0in" fo:margin-top="0in" fo:margin-bottom="0in" loext:contextual-spacing="false" fo:text-indent="-0.2083in" style:auto-text-indent="false" style:page-number="auto">
        <style:tab-stops>
          <style:tab-stop style:position="-0.011in"/>
        </style:tab-stops>
      </style:paragraph-properties>
    </style:style>
    <style:style style:name="P190" style:family="paragraph" style:parent-style-name="Body_20_text_20__28_2_29_" style:list-style-name="L35" style:master-page-name="">
      <style:paragraph-properties fo:margin-left="0.2083in" fo:margin-right="0in" fo:margin-top="0in" fo:margin-bottom="0in" loext:contextual-spacing="false" fo:text-indent="-0.2083in" style:auto-text-indent="false" style:page-number="auto">
        <style:tab-stops>
          <style:tab-stop style:position="0.0673in"/>
        </style:tab-stops>
      </style:paragraph-properties>
    </style:style>
    <style:style style:name="P191" style:family="paragraph" style:parent-style-name="Body_20_text_20__28_2_29_" style:list-style-name="L35" style:master-page-name="">
      <style:paragraph-properties fo:margin-left="0.2083in" fo:margin-right="0in" fo:margin-top="0in" fo:margin-bottom="0in" loext:contextual-spacing="false" fo:text-indent="-0.2083in" style:auto-text-indent="false" style:page-number="auto">
        <style:tab-stops>
          <style:tab-stop style:position="-0.0043in"/>
        </style:tab-stops>
      </style:paragraph-properties>
    </style:style>
    <style:style style:name="P192" style:family="paragraph" style:parent-style-name="Body_20_text_20__28_2_29_" style:list-style-name="L56" style:master-page-name="">
      <style:paragraph-properties fo:margin-left="0.2083in" fo:margin-right="0in" fo:margin-top="0in" fo:margin-bottom="0in" loext:contextual-spacing="false" fo:line-height="0.1228in" fo:text-indent="-0.2083in" style:auto-text-indent="false" style:page-number="auto">
        <style:tab-stops>
          <style:tab-stop style:position="0.0772in"/>
        </style:tab-stops>
      </style:paragraph-properties>
    </style:style>
    <style:style style:name="P193" style:family="paragraph" style:parent-style-name="Body_20_text_20__28_2_29_" style:list-style-name="L56" style:master-page-name="">
      <style:paragraph-properties fo:margin-left="0.2083in" fo:margin-right="0in" fo:margin-top="0in" fo:margin-bottom="0in" loext:contextual-spacing="false" fo:line-height="0.1228in" fo:text-indent="-0.2083in" style:auto-text-indent="false" style:page-number="auto">
        <style:tab-stops>
          <style:tab-stop style:position="0.0055in"/>
        </style:tab-stops>
      </style:paragraph-properties>
    </style:style>
    <style:style style:name="P194" style:family="paragraph" style:parent-style-name="Body_20_text_20__28_2_29_" style:list-style-name="L56" style:master-page-name="">
      <style:paragraph-properties fo:margin-left="0.2083in" fo:margin-right="0in" fo:margin-top="0in" fo:margin-bottom="0in" loext:contextual-spacing="false" fo:line-height="0.1228in" fo:text-indent="-0.2083in" style:auto-text-indent="false" style:page-number="auto">
        <style:tab-stops>
          <style:tab-stop style:position="0.002in"/>
        </style:tab-stops>
      </style:paragraph-properties>
    </style:style>
    <style:style style:name="P195" style:family="paragraph" style:parent-style-name="Body_20_text_20__28_2_29_" style:list-style-name="L56" style:master-page-name="">
      <style:paragraph-properties fo:margin-left="0.2083in" fo:margin-right="0in" fo:margin-top="0in" fo:margin-bottom="0in" loext:contextual-spacing="false" fo:line-height="0.1228in" fo:text-indent="-0.2083in" style:auto-text-indent="false" style:page-number="auto">
        <style:tab-stops>
          <style:tab-stop style:position="0.0091in"/>
        </style:tab-stops>
      </style:paragraph-properties>
    </style:style>
    <style:style style:name="P196" style:family="paragraph" style:parent-style-name="Body_20_text_20__28_2_29_" style:list-style-name="L56" style:master-page-name="">
      <style:paragraph-properties fo:margin-left="0.2083in" fo:margin-right="0in" fo:margin-top="0in" fo:margin-bottom="0in" loext:contextual-spacing="false" fo:text-indent="-0.2083in" style:auto-text-indent="false" style:page-number="auto">
        <style:tab-stops>
          <style:tab-stop style:position="0.0772in"/>
        </style:tab-stops>
      </style:paragraph-properties>
    </style:style>
    <style:style style:name="P197" style:family="paragraph" style:parent-style-name="Body_20_text_20__28_2_29_" style:list-style-name="L27" style:master-page-name="">
      <style:paragraph-properties fo:margin-left="0.2083in" fo:margin-right="0in" fo:margin-top="0in" fo:margin-bottom="0in" loext:contextual-spacing="false" fo:text-indent="-0.2083in" style:auto-text-indent="false" style:page-number="auto" fo:break-after="column">
        <style:tab-stops>
          <style:tab-stop style:position="-0.0543in"/>
        </style:tab-stops>
      </style:paragraph-properties>
    </style:style>
    <style:style style:name="P198" style:family="paragraph" style:parent-style-name="Body_20_text_20__28_2_29_" style:list-style-name="L2"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602in"/>
        </style:tab-stops>
      </style:paragraph-properties>
    </style:style>
    <style:style style:name="P199" style:family="paragraph" style:parent-style-name="Body_20_text_20__28_2_29_" style:list-style-name="L23"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571in"/>
        </style:tab-stops>
      </style:paragraph-properties>
    </style:style>
    <style:style style:name="P200" style:family="paragraph" style:parent-style-name="Body_20_text_20__28_2_29_" style:list-style-name="L5" style:master-page-name="">
      <style:paragraph-properties fo:margin-left="0in" fo:margin-right="0in" fo:margin-top="0in" fo:margin-bottom="0in" loext:contextual-spacing="false" fo:text-indent="0in" style:auto-text-indent="false" style:page-number="auto">
        <style:tab-stops>
          <style:tab-stop style:position="0.2071in"/>
        </style:tab-stops>
      </style:paragraph-properties>
    </style:style>
    <style:style style:name="P201" style:family="paragraph" style:parent-style-name="Body_20_text_20__28_2_29_" style:list-style-name="L52" style:master-page-name="">
      <style:paragraph-properties fo:margin-left="0in" fo:margin-right="0in" fo:margin-top="0in" fo:margin-bottom="0in" loext:contextual-spacing="false" fo:text-indent="0in" style:auto-text-indent="false" style:page-number="auto">
        <style:tab-stops>
          <style:tab-stop style:position="0.2071in"/>
        </style:tab-stops>
      </style:paragraph-properties>
    </style:style>
    <style:style style:name="P202" style:family="paragraph" style:parent-style-name="Body_20_text_20__28_2_29_" style:list-style-name="L16" style:master-page-name="">
      <style:paragraph-properties fo:margin-left="0in" fo:margin-right="0in" fo:margin-top="0in" fo:margin-bottom="0in" loext:contextual-spacing="false" fo:text-indent="0in" style:auto-text-indent="false" style:page-number="auto">
        <style:tab-stops>
          <style:tab-stop style:position="0.2583in"/>
        </style:tab-stops>
      </style:paragraph-properties>
    </style:style>
    <style:style style:name="P203" style:family="paragraph" style:parent-style-name="Body_20_text_20__28_2_29_" style:list-style-name="L24" style:master-page-name="">
      <style:paragraph-properties fo:margin-left="0in" fo:margin-right="0in" fo:margin-top="0in" fo:margin-bottom="0in" loext:contextual-spacing="false" fo:text-indent="0in" style:auto-text-indent="false" style:page-number="auto">
        <style:tab-stops>
          <style:tab-stop style:position="0.2571in"/>
        </style:tab-stops>
      </style:paragraph-properties>
    </style:style>
    <style:style style:name="P204" style:family="paragraph" style:parent-style-name="Body_20_text_20__28_2_29_" style:list-style-name="L41" style:master-page-name="">
      <style:paragraph-properties fo:margin-left="0in" fo:margin-right="0in" fo:margin-top="0in" fo:margin-bottom="0in" loext:contextual-spacing="false" fo:text-indent="0in" style:auto-text-indent="false" style:page-number="auto">
        <style:tab-stops>
          <style:tab-stop style:position="0.1874in"/>
        </style:tab-stops>
      </style:paragraph-properties>
    </style:style>
    <style:style style:name="P205" style:family="paragraph" style:parent-style-name="Body_20_text_20__28_2_29_" style:master-page-name="PageStyle16">
      <style:paragraph-properties fo:margin-left="0in" fo:margin-right="0in" fo:margin-top="0in" fo:margin-bottom="0in" loext:contextual-spacing="false" fo:text-align="end" style:justify-single-word="false" fo:text-indent="0in" style:auto-text-indent="false" style:page-number="224"/>
    </style:style>
    <style:style style:name="P206" style:family="paragraph" style:parent-style-name="Body_20_text_20__28_2_29_" style:master-page-name="PageStyle17">
      <style:paragraph-properties fo:margin-left="0in" fo:margin-right="0in" fo:margin-top="0in" fo:margin-bottom="0in" loext:contextual-spacing="false" fo:text-align="end" style:justify-single-word="false" fo:text-indent="0in" style:auto-text-indent="false" style:page-number="29"/>
    </style:style>
    <style:style style:name="P207" style:family="paragraph" style:parent-style-name="Body_20_text_20__28_2_29_" style:master-page-name="PageStyle3">
      <style:paragraph-properties fo:margin-left="0.1945in" fo:margin-right="0in" fo:margin-top="0in" fo:margin-bottom="0in" loext:contextual-spacing="false" fo:text-indent="0in" style:auto-text-indent="false" style:page-number="200"/>
    </style:style>
    <style:style style:name="P208" style:family="paragraph" style:parent-style-name="Body_20_text_20__28_2_29_" style:master-page-name="PageStyle6">
      <style:paragraph-properties fo:margin-left="0.1945in" fo:margin-right="0in" fo:margin-top="0in" fo:margin-bottom="0in" loext:contextual-spacing="false" fo:text-indent="0in" style:auto-text-indent="false" style:page-number="204"/>
    </style:style>
    <style:style style:name="P209" style:family="paragraph" style:parent-style-name="Body_20_text_20__28_2_29_" style:master-page-name="PageStyle7">
      <style:paragraph-properties fo:margin-left="0.1945in" fo:margin-right="0in" fo:margin-top="0in" fo:margin-bottom="0in" loext:contextual-spacing="false" fo:text-indent="0in" style:auto-text-indent="false" style:page-number="10"/>
    </style:style>
    <style:style style:name="P210" style:family="paragraph" style:parent-style-name="Body_20_text_20__28_2_29_" style:master-page-name="PageStyle9">
      <style:paragraph-properties fo:margin-left="0.1945in" fo:margin-right="0in" fo:margin-top="0in" fo:margin-bottom="0in" loext:contextual-spacing="false" fo:text-indent="0in" style:auto-text-indent="false" style:page-number="212"/>
    </style:style>
    <style:style style:name="P211" style:family="paragraph" style:parent-style-name="Body_20_text_20__28_2_29_" style:master-page-name="PageStyle13">
      <style:paragraph-properties fo:margin-left="0.1945in" fo:margin-right="0in" fo:margin-top="0in" fo:margin-bottom="0in" loext:contextual-spacing="false" fo:text-indent="0in" style:auto-text-indent="false" style:page-number="219"/>
    </style:style>
    <style:style style:name="P212" style:family="paragraph" style:parent-style-name="Body_20_text_20__28_2_29_" style:list-style-name="L29" style:master-page-name="">
      <style:paragraph-properties fo:margin-left="0.1945in" fo:margin-right="0in" fo:margin-top="0in" fo:margin-bottom="0in" loext:contextual-spacing="false" fo:text-indent="0in" style:auto-text-indent="false" style:page-number="auto">
        <style:tab-stops>
          <style:tab-stop style:position="0.1744in"/>
        </style:tab-stops>
      </style:paragraph-properties>
    </style:style>
    <style:style style:name="P213" style:family="paragraph" style:parent-style-name="Body_20_text_20__28_2_29_" style:master-page-name="PageStyle14">
      <style:paragraph-properties fo:margin-left="0.1945in" fo:margin-right="0in" fo:margin-top="0in" fo:margin-bottom="0in" loext:contextual-spacing="false" fo:text-align="start" style:justify-single-word="false" fo:text-indent="0in" style:auto-text-indent="false" style:page-number="26"/>
    </style:style>
    <style:style style:name="P214" style:family="paragraph" style:parent-style-name="Body_20_text_20__28_2_29_" style:master-page-name="PageStyle18">
      <style:paragraph-properties fo:margin-left="0.1945in" fo:margin-right="0in" fo:margin-top="0in" fo:margin-bottom="0in" loext:contextual-spacing="false" fo:text-indent="0in" style:auto-text-indent="false" style:page-number="226"/>
    </style:style>
    <style:style style:name="P215" style:family="paragraph" style:parent-style-name="Body_20_text_20__28_2_29_" style:master-page-name="PageStyle20">
      <style:paragraph-properties fo:margin-left="0.1945in" fo:margin-right="0in" fo:margin-top="0in" fo:margin-bottom="0in" loext:contextual-spacing="false" fo:text-indent="0in" style:auto-text-indent="false" style:page-number="230"/>
    </style:style>
    <style:style style:name="P216" style:family="paragraph" style:parent-style-name="Body_20_text_20__28_2_29_" style:master-page-name="PageStyle21">
      <style:paragraph-properties fo:margin-left="0.1945in" fo:margin-right="0in" fo:margin-top="0in" fo:margin-bottom="0in" loext:contextual-spacing="false" fo:text-indent="0in" style:auto-text-indent="false" style:page-number="231"/>
    </style:style>
    <style:style style:name="P217" style:family="paragraph" style:parent-style-name="Body_20_text_20__28_2_29_" style:master-page-name="PageStyle22">
      <style:paragraph-properties fo:margin-left="0.1945in" fo:margin-right="0in" fo:margin-top="0in" fo:margin-bottom="0in" loext:contextual-spacing="false" fo:text-indent="0in" style:auto-text-indent="false" style:page-number="36"/>
    </style:style>
    <style:style style:name="P218" style:family="paragraph" style:parent-style-name="Body_20_text_20__28_2_29_" style:master-page-name="PageStyle24">
      <style:paragraph-properties fo:margin-left="0.1945in" fo:margin-right="0in" fo:margin-top="0in" fo:margin-bottom="0in" loext:contextual-spacing="false" fo:text-indent="0in" style:auto-text-indent="false" style:page-number="236"/>
    </style:style>
    <style:style style:name="P219" style:family="paragraph" style:parent-style-name="Body_20_text_20__28_2_29_" style:master-page-name="PageStyle25">
      <style:paragraph-properties fo:margin-left="0.1945in" fo:margin-right="0in" fo:margin-top="0in" fo:margin-bottom="0in" loext:contextual-spacing="false" fo:text-indent="0in" style:auto-text-indent="false" style:page-number="237"/>
    </style:style>
    <style:style style:name="P220" style:family="paragraph" style:parent-style-name="Body_20_text_20__28_2_29_" style:list-style-name="L4"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221" style:family="paragraph" style:parent-style-name="Body_20_text_20__28_2_29_" style:list-style-name="L10"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222" style:family="paragraph" style:parent-style-name="Body_20_text_20__28_2_29_" style:list-style-name="L12"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223" style:family="paragraph" style:parent-style-name="Body_20_text_20__28_2_29_" style:list-style-name="L19"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224" style:family="paragraph" style:parent-style-name="Body_20_text_20__28_2_29_" style:list-style-name="L21"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225" style:family="paragraph" style:parent-style-name="Body_20_text_20__28_2_29_" style:list-style-name="L36"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226" style:family="paragraph" style:parent-style-name="Body_20_text_20__28_2_29_" style:list-style-name="L38"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227" style:family="paragraph" style:parent-style-name="Body_20_text_20__28_2_29_" style:list-style-name="L42"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228" style:family="paragraph" style:parent-style-name="Body_20_text_20__28_2_29_" style:list-style-name="L45"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229" style:family="paragraph" style:parent-style-name="Body_20_text_20__28_2_29_" style:list-style-name="L46"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230" style:family="paragraph" style:parent-style-name="Body_20_text_20__28_2_29_" style:list-style-name="L47"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231" style:family="paragraph" style:parent-style-name="Body_20_text_20__28_2_29_" style:list-style-name="L4" style:master-page-name="">
      <style:paragraph-properties fo:margin-left="0.1945in" fo:margin-right="0in" fo:margin-top="0in" fo:margin-bottom="0in" loext:contextual-spacing="false" fo:text-indent="-0.1945in" style:auto-text-indent="false" style:page-number="auto">
        <style:tab-stops>
          <style:tab-stop style:position="0.0228in"/>
        </style:tab-stops>
      </style:paragraph-properties>
    </style:style>
    <style:style style:name="P232" style:family="paragraph" style:parent-style-name="Body_20_text_20__28_2_29_" style:list-style-name="L21" style:master-page-name="">
      <style:paragraph-properties fo:margin-left="0.1945in" fo:margin-right="0in" fo:margin-top="0in" fo:margin-bottom="0in" loext:contextual-spacing="false" fo:text-indent="-0.1945in" style:auto-text-indent="false" style:page-number="auto">
        <style:tab-stops>
          <style:tab-stop style:position="0.0228in"/>
        </style:tab-stops>
      </style:paragraph-properties>
    </style:style>
    <style:style style:name="P233" style:family="paragraph" style:parent-style-name="Body_20_text_20__28_2_29_" style:list-style-name="L36" style:master-page-name="">
      <style:paragraph-properties fo:margin-left="0.1945in" fo:margin-right="0in" fo:margin-top="0in" fo:margin-bottom="0in" loext:contextual-spacing="false" fo:text-indent="-0.1945in" style:auto-text-indent="false" style:page-number="auto">
        <style:tab-stops>
          <style:tab-stop style:position="0.0228in"/>
        </style:tab-stops>
      </style:paragraph-properties>
    </style:style>
    <style:style style:name="P234" style:family="paragraph" style:parent-style-name="Body_20_text_20__28_2_29_" style:list-style-name="L4" style:master-page-name="">
      <style:paragraph-properties fo:margin-left="0.1945in" fo:margin-right="0in" fo:margin-top="0in" fo:margin-bottom="0in" loext:contextual-spacing="false" fo:text-indent="-0.1945in" style:auto-text-indent="false" style:page-number="auto">
        <style:tab-stops>
          <style:tab-stop style:position="0.0925in"/>
        </style:tab-stops>
      </style:paragraph-properties>
    </style:style>
    <style:style style:name="P235" style:family="paragraph" style:parent-style-name="Body_20_text_20__28_2_29_" style:list-style-name="L13" style:master-page-name="">
      <style:paragraph-properties fo:margin-left="0.1945in" fo:margin-right="0in" fo:margin-top="0in" fo:margin-bottom="0in" loext:contextual-spacing="false" fo:text-indent="-0.1945in" style:auto-text-indent="false" style:page-number="auto">
        <style:tab-stops>
          <style:tab-stop style:position="0.0925in"/>
        </style:tab-stops>
      </style:paragraph-properties>
    </style:style>
    <style:style style:name="P236" style:family="paragraph" style:parent-style-name="Body_20_text_20__28_2_29_" style:list-style-name="L47" style:master-page-name="">
      <style:paragraph-properties fo:margin-left="0.1945in" fo:margin-right="0in" fo:margin-top="0in" fo:margin-bottom="0in" loext:contextual-spacing="false" fo:text-indent="-0.1945in" style:auto-text-indent="false" style:page-number="auto">
        <style:tab-stops>
          <style:tab-stop style:position="0.0925in"/>
        </style:tab-stops>
      </style:paragraph-properties>
    </style:style>
    <style:style style:name="P237" style:family="paragraph" style:parent-style-name="Body_20_text_20__28_2_29_" style:list-style-name="L11"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238" style:family="paragraph" style:parent-style-name="Body_20_text_20__28_2_29_" style:list-style-name="L27"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239" style:family="paragraph" style:parent-style-name="Body_20_text_20__28_2_29_" style:list-style-name="L24"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240" style:family="paragraph" style:parent-style-name="Body_20_text_20__28_2_29_" style:list-style-name="L34"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241" style:family="paragraph" style:parent-style-name="Body_20_text_20__28_2_29_" style:list-style-name="L52"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242" style:family="paragraph" style:parent-style-name="Body_20_text_20__28_2_29_" style:list-style-name="L11" style:master-page-name="">
      <style:paragraph-properties fo:margin-left="0.1945in" fo:margin-right="0in" fo:margin-top="0in" fo:margin-bottom="0in" loext:contextual-spacing="false" fo:text-indent="-0.1945in" style:auto-text-indent="false" style:page-number="auto">
        <style:tab-stops>
          <style:tab-stop style:position="-0.0339in"/>
        </style:tab-stops>
      </style:paragraph-properties>
    </style:style>
    <style:style style:name="P243" style:family="paragraph" style:parent-style-name="Body_20_text_20__28_2_29_" style:list-style-name="L37" style:master-page-name="">
      <style:paragraph-properties fo:margin-left="0.1945in" fo:margin-right="0in" fo:margin-top="0in" fo:margin-bottom="0in" loext:contextual-spacing="false" fo:text-indent="-0.1945in" style:auto-text-indent="false" style:page-number="auto">
        <style:tab-stops>
          <style:tab-stop style:position="-0.0339in"/>
        </style:tab-stops>
      </style:paragraph-properties>
    </style:style>
    <style:style style:name="P244" style:family="paragraph" style:parent-style-name="Body_20_text_20__28_2_29_" style:list-style-name="L11" style:master-page-name="">
      <style:paragraph-properties fo:margin-left="0.1945in" fo:margin-right="0in" fo:margin-top="0in" fo:margin-bottom="0in" loext:contextual-spacing="false" fo:text-indent="-0.1945in" style:auto-text-indent="false" style:page-number="auto">
        <style:tab-stops>
          <style:tab-stop style:position="-0.0382in"/>
        </style:tab-stops>
      </style:paragraph-properties>
    </style:style>
    <style:style style:name="P245" style:family="paragraph" style:parent-style-name="Body_20_text_20__28_2_29_" style:list-style-name="L12"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246" style:family="paragraph" style:parent-style-name="Body_20_text_20__28_2_29_" style:list-style-name="L36"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247" style:family="paragraph" style:parent-style-name="Body_20_text_20__28_2_29_" style:list-style-name="L46"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248" style:family="paragraph" style:parent-style-name="Body_20_text_20__28_2_29_" style:list-style-name="L12"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249" style:family="paragraph" style:parent-style-name="Body_20_text_20__28_2_29_" style:list-style-name="L13"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250" style:family="paragraph" style:parent-style-name="Body_20_text_20__28_2_29_" style:list-style-name="L21"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251" style:family="paragraph" style:parent-style-name="Body_20_text_20__28_2_29_" style:list-style-name="L36"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252" style:family="paragraph" style:parent-style-name="Body_20_text_20__28_2_29_" style:list-style-name="L38"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253" style:family="paragraph" style:parent-style-name="Body_20_text_20__28_2_29_" style:list-style-name="L46"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254" style:family="paragraph" style:parent-style-name="Body_20_text_20__28_2_29_" style:list-style-name="L49"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255" style:family="paragraph" style:parent-style-name="Body_20_text_20__28_2_29_" style:list-style-name="L54"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256" style:family="paragraph" style:parent-style-name="Body_20_text_20__28_2_29_" style:list-style-name="L13" style:master-page-name="">
      <style:paragraph-properties fo:margin-left="0.1945in" fo:margin-right="0in" fo:margin-top="0in" fo:margin-bottom="0in" loext:contextual-spacing="false" fo:text-indent="-0.1945in" style:auto-text-indent="false" style:page-number="auto">
        <style:tab-stops>
          <style:tab-stop style:position="-0.0008in"/>
        </style:tab-stops>
      </style:paragraph-properties>
    </style:style>
    <style:style style:name="P257" style:family="paragraph" style:parent-style-name="Body_20_text_20__28_2_29_" style:list-style-name="L28" style:master-page-name="">
      <style:paragraph-properties fo:margin-left="0.1945in" fo:margin-right="0in" fo:margin-top="0in" fo:margin-bottom="0in" loext:contextual-spacing="false" fo:text-indent="-0.1945in" style:auto-text-indent="false" style:page-number="auto">
        <style:tab-stops>
          <style:tab-stop style:position="-0.0008in"/>
        </style:tab-stops>
      </style:paragraph-properties>
    </style:style>
    <style:style style:name="P258" style:family="paragraph" style:parent-style-name="Body_20_text_20__28_2_29_" style:list-style-name="L13"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259" style:family="paragraph" style:parent-style-name="Body_20_text_20__28_2_29_" style:list-style-name="L19"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260" style:family="paragraph" style:parent-style-name="Body_20_text_20__28_2_29_" style:list-style-name="L28"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261" style:family="paragraph" style:parent-style-name="Body_20_text_20__28_2_29_" style:list-style-name="L44"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262" style:family="paragraph" style:parent-style-name="Body_20_text_20__28_2_29_" style:list-style-name="L48"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263" style:family="paragraph" style:parent-style-name="Body_20_text_20__28_2_29_" style:list-style-name="L13"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264" style:family="paragraph" style:parent-style-name="Body_20_text_20__28_2_29_" style:list-style-name="L28"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265" style:family="paragraph" style:parent-style-name="Body_20_text_20__28_2_29_" style:list-style-name="L36"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266" style:family="paragraph" style:parent-style-name="Body_20_text_20__28_2_29_" style:list-style-name="L46"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267" style:family="paragraph" style:parent-style-name="Body_20_text_20__28_2_29_" style:list-style-name="L18" style:master-page-name="">
      <style:paragraph-properties fo:margin-left="0.1945in" fo:margin-right="0in" fo:margin-top="0in" fo:margin-bottom="0in" loext:contextual-spacing="false" fo:line-height="0.1299in" fo:text-indent="-0.1945in" style:auto-text-indent="false" style:page-number="auto">
        <style:tab-stops>
          <style:tab-stop style:position="-0.0043in"/>
        </style:tab-stops>
      </style:paragraph-properties>
    </style:style>
    <style:style style:name="P268" style:family="paragraph" style:parent-style-name="Body_20_text_20__28_2_29_" style:list-style-name="L18" style:master-page-name="">
      <style:paragraph-properties fo:margin-left="0.1945in" fo:margin-right="0in" fo:margin-top="0in" fo:margin-bottom="0in" loext:contextual-spacing="false" fo:line-height="0.1299in" fo:text-indent="-0.1945in" style:auto-text-indent="false" style:page-number="auto">
        <style:tab-stops>
          <style:tab-stop style:position="0.0819in"/>
        </style:tab-stops>
      </style:paragraph-properties>
    </style:style>
    <style:style style:name="P269" style:family="paragraph" style:parent-style-name="Body_20_text_20__28_2_29_" style:list-style-name="L18" style:master-page-name="">
      <style:paragraph-properties fo:margin-left="0.1945in" fo:margin-right="0in" fo:margin-top="0in" fo:margin-bottom="0in" loext:contextual-spacing="false" fo:line-height="0.1299in" fo:text-indent="-0.1945in" style:auto-text-indent="false" style:page-number="auto">
        <style:tab-stops>
          <style:tab-stop style:position="0.0098in"/>
        </style:tab-stops>
      </style:paragraph-properties>
    </style:style>
    <style:style style:name="P270" style:family="paragraph" style:parent-style-name="Body_20_text_20__28_2_29_" style:list-style-name="L18" style:master-page-name="">
      <style:paragraph-properties fo:margin-left="0.1945in" fo:margin-right="0in" fo:margin-top="0in" fo:margin-bottom="0in" loext:contextual-spacing="false" fo:line-height="0.1299in" fo:text-indent="-0.1945in" style:auto-text-indent="false" style:page-number="auto">
        <style:tab-stops>
          <style:tab-stop style:position="0.0028in"/>
        </style:tab-stops>
      </style:paragraph-properties>
    </style:style>
    <style:style style:name="P271" style:family="paragraph" style:parent-style-name="Body_20_text_20__28_2_29_" style:list-style-name="L18" style:master-page-name="">
      <style:paragraph-properties fo:margin-left="0.1945in" fo:margin-right="0in" fo:margin-top="0in" fo:margin-bottom="0in" loext:contextual-spacing="false" fo:line-height="0.1299in" fo:text-indent="-0.1945in" style:auto-text-indent="false" style:page-number="auto">
        <style:tab-stops>
          <style:tab-stop style:position="0.0063in"/>
        </style:tab-stops>
      </style:paragraph-properties>
    </style:style>
    <style:style style:name="P272" style:family="paragraph" style:parent-style-name="Body_20_text_20__28_2_29_" style:list-style-name="L18" style:master-page-name="">
      <style:paragraph-properties fo:margin-left="0.1945in" fo:margin-right="0in" fo:margin-top="0in" fo:margin-bottom="0in" loext:contextual-spacing="false" fo:line-height="0.1299in" fo:text-indent="-0.1945in" style:auto-text-indent="false" style:page-number="auto">
        <style:tab-stops>
          <style:tab-stop style:position="0.0161in"/>
        </style:tab-stops>
      </style:paragraph-properties>
    </style:style>
    <style:style style:name="P273" style:family="paragraph" style:parent-style-name="Body_20_text_20__28_2_29_" style:list-style-name="L21" style:master-page-name="">
      <style:paragraph-properties fo:margin-left="0.1945in" fo:margin-right="0in" fo:margin-top="0in" fo:margin-bottom="0in" loext:contextual-spacing="false" fo:line-height="0.1299in" fo:text-indent="-0.1945in" style:auto-text-indent="false" style:page-number="auto">
        <style:tab-stops>
          <style:tab-stop style:position="0.0909in"/>
        </style:tab-stops>
      </style:paragraph-properties>
    </style:style>
    <style:style style:name="P274" style:family="paragraph" style:parent-style-name="Body_20_text_20__28_2_29_" style:list-style-name="L19" style:master-page-name="">
      <style:paragraph-properties fo:margin-left="0.1945in" fo:margin-right="0in" fo:margin-top="0in" fo:margin-bottom="0in" loext:contextual-spacing="false" fo:text-indent="-0.1945in" style:auto-text-indent="false" style:page-number="auto">
        <style:tab-stops>
          <style:tab-stop style:position="-0.0071in"/>
        </style:tab-stops>
      </style:paragraph-properties>
    </style:style>
    <style:style style:name="P275" style:family="paragraph" style:parent-style-name="Body_20_text_20__28_2_29_" style:list-style-name="L19"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76" style:family="paragraph" style:parent-style-name="Body_20_text_20__28_2_29_" style:list-style-name="L27"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77" style:family="paragraph" style:parent-style-name="Body_20_text_20__28_2_29_" style:list-style-name="L24"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78" style:family="paragraph" style:parent-style-name="Body_20_text_20__28_2_29_" style:list-style-name="L32"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79" style:family="paragraph" style:parent-style-name="Body_20_text_20__28_2_29_" style:list-style-name="L45"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80" style:family="paragraph" style:parent-style-name="Body_20_text_20__28_2_29_" style:list-style-name="L46"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81" style:family="paragraph" style:parent-style-name="Body_20_text_20__28_2_29_" style:list-style-name="L48"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82" style:family="paragraph" style:parent-style-name="Body_20_text_20__28_2_29_" style:list-style-name="L49"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83" style:family="paragraph" style:parent-style-name="Body_20_text_20__28_2_29_" style:list-style-name="L19" style:master-page-name="">
      <style:paragraph-properties fo:margin-left="0.1945in" fo:margin-right="0in" fo:margin-top="0in" fo:margin-bottom="0in" loext:contextual-spacing="false" fo:text-indent="-0.1945in" style:auto-text-indent="false" style:page-number="auto">
        <style:tab-stops>
          <style:tab-stop style:position="0.0819in"/>
        </style:tab-stops>
      </style:paragraph-properties>
    </style:style>
    <style:style style:name="P284" style:family="paragraph" style:parent-style-name="Body_20_text_20__28_2_29_" style:list-style-name="L19" style:master-page-name="">
      <style:paragraph-properties fo:margin-left="0.1945in" fo:margin-right="0in" fo:margin-top="0in" fo:margin-bottom="0in" loext:contextual-spacing="false" fo:text-indent="-0.1945in" style:auto-text-indent="false" style:page-number="auto">
        <style:tab-stops>
          <style:tab-stop style:position="0.0193in"/>
          <style:tab-stop style:position="0.6161in"/>
        </style:tab-stops>
      </style:paragraph-properties>
    </style:style>
    <style:style style:name="P285" style:family="paragraph" style:parent-style-name="Body_20_text_20__28_2_29_" style:list-style-name="L21" style:master-page-name="">
      <style:paragraph-properties fo:margin-left="0.1945in" fo:margin-right="0in" fo:margin-top="0in" fo:margin-bottom="0in" loext:contextual-spacing="false" fo:text-indent="-0.1945in" style:auto-text-indent="false" style:page-number="auto">
        <style:tab-stops>
          <style:tab-stop style:position="0.0909in"/>
        </style:tab-stops>
      </style:paragraph-properties>
    </style:style>
    <style:style style:name="P286" style:family="paragraph" style:parent-style-name="Body_20_text_20__28_2_29_" style:list-style-name="L28" style:master-page-name="">
      <style:paragraph-properties fo:margin-left="0.1945in" fo:margin-right="0in" fo:margin-top="0in" fo:margin-bottom="0in" loext:contextual-spacing="false" fo:text-indent="-0.1945in" style:auto-text-indent="false" style:page-number="auto">
        <style:tab-stops>
          <style:tab-stop style:position="0.1063in"/>
        </style:tab-stops>
      </style:paragraph-properties>
    </style:style>
    <style:style style:name="P287" style:family="paragraph" style:parent-style-name="Body_20_text_20__28_2_29_" style:list-style-name="L24"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288" style:family="paragraph" style:parent-style-name="Body_20_text_20__28_2_29_" style:list-style-name="L39"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289" style:family="paragraph" style:parent-style-name="Body_20_text_20__28_2_29_" style:list-style-name="L24" style:master-page-name="">
      <style:paragraph-properties fo:margin-left="0.1945in" fo:margin-right="0in" fo:margin-top="0in" fo:margin-bottom="0in" loext:contextual-spacing="false" fo:text-indent="-0.1945in" style:auto-text-indent="false" style:page-number="auto">
        <style:tab-stops>
          <style:tab-stop style:position="0.0571in"/>
        </style:tab-stops>
      </style:paragraph-properties>
    </style:style>
    <style:style style:name="P290" style:family="paragraph" style:parent-style-name="Body_20_text_20__28_2_29_" style:list-style-name="L32" style:master-page-name="">
      <style:paragraph-properties fo:margin-left="0.1945in" fo:margin-right="0in" fo:margin-top="0in" fo:margin-bottom="0in" loext:contextual-spacing="false" fo:text-indent="-0.1945in" style:auto-text-indent="false" style:page-number="auto">
        <style:tab-stops>
          <style:tab-stop style:position="0.0571in"/>
        </style:tab-stops>
      </style:paragraph-properties>
    </style:style>
    <style:style style:name="P291" style:family="paragraph" style:parent-style-name="Body_20_text_20__28_2_29_" style:list-style-name="L32" style:master-page-name="">
      <style:paragraph-properties fo:margin-left="0.1945in" fo:margin-right="0in" fo:margin-top="0in" fo:margin-bottom="0in" loext:contextual-spacing="false" fo:text-indent="-0.1945in" style:auto-text-indent="false" style:page-number="auto">
        <style:tab-stops>
          <style:tab-stop style:position="0.0028in"/>
        </style:tab-stops>
      </style:paragraph-properties>
    </style:style>
    <style:style style:name="P292" style:family="paragraph" style:parent-style-name="Body_20_text_20__28_2_29_" style:list-style-name="L34" style:master-page-name="">
      <style:paragraph-properties fo:margin-left="0.1945in" fo:margin-right="0in" fo:margin-top="0in" fo:margin-bottom="0in" loext:contextual-spacing="false" fo:text-indent="-0.1945in" style:auto-text-indent="false" style:page-number="auto">
        <style:tab-stops>
          <style:tab-stop style:position="0.0429in"/>
        </style:tab-stops>
      </style:paragraph-properties>
    </style:style>
    <style:style style:name="P293" style:family="paragraph" style:parent-style-name="Body_20_text_20__28_2_29_" style:list-style-name="L35" style:master-page-name="">
      <style:paragraph-properties fo:margin-left="0.1945in" fo:margin-right="0in" fo:margin-top="0in" fo:margin-bottom="0in" loext:contextual-spacing="false" fo:text-indent="-0.1945in" style:auto-text-indent="false" style:page-number="auto">
        <style:tab-stops>
          <style:tab-stop style:position="0.0429in"/>
        </style:tab-stops>
      </style:paragraph-properties>
    </style:style>
    <style:style style:name="P294" style:family="paragraph" style:parent-style-name="Body_20_text_20__28_2_29_" style:list-style-name="L34" style:master-page-name="">
      <style:paragraph-properties fo:margin-left="0.1945in" fo:margin-right="0in" fo:margin-top="0in" fo:margin-bottom="0in" loext:contextual-spacing="false" fo:text-indent="-0.1945in" style:auto-text-indent="false" style:page-number="auto">
        <style:tab-stops>
          <style:tab-stop style:position="-0.0437in"/>
        </style:tab-stops>
      </style:paragraph-properties>
    </style:style>
    <style:style style:name="P295" style:family="paragraph" style:parent-style-name="Body_20_text_20__28_2_29_" style:list-style-name="L38" style:master-page-name="">
      <style:paragraph-properties fo:margin-left="0.1945in" fo:margin-right="0in" fo:margin-top="0in" fo:margin-bottom="0in" loext:contextual-spacing="false" fo:text-indent="-0.1945in" style:auto-text-indent="false" style:page-number="auto">
        <style:tab-stops>
          <style:tab-stop style:position="0.0902in"/>
        </style:tab-stops>
      </style:paragraph-properties>
    </style:style>
    <style:style style:name="P296" style:family="paragraph" style:parent-style-name="Body_20_text_20__28_2_29_" style:list-style-name="L48" style:master-page-name="">
      <style:paragraph-properties fo:margin-left="0.1945in" fo:margin-right="0in" fo:margin-top="0in" fo:margin-bottom="0in" loext:contextual-spacing="false" fo:text-indent="-0.1945in" style:auto-text-indent="false" style:page-number="auto">
        <style:tab-stops>
          <style:tab-stop style:position="0.0854in"/>
        </style:tab-stops>
      </style:paragraph-properties>
    </style:style>
    <style:style style:name="P297" style:family="paragraph" style:parent-style-name="Body_20_text_20__28_2_29_" style:list-style-name="L49" style:master-page-name="">
      <style:paragraph-properties fo:margin-left="0.1945in" fo:margin-right="0in" fo:margin-top="0in" fo:margin-bottom="0in" loext:contextual-spacing="false" fo:text-indent="-0.1945in" style:auto-text-indent="false" style:page-number="auto">
        <style:tab-stops>
          <style:tab-stop style:position="0.0854in"/>
        </style:tab-stops>
      </style:paragraph-properties>
    </style:style>
    <style:style style:name="P298" style:family="paragraph" style:parent-style-name="Body_20_text_20__28_2_29_" style:list-style-name="L54" style:master-page-name="">
      <style:paragraph-properties fo:margin-left="0.1945in" fo:margin-right="0in" fo:margin-top="0in" fo:margin-bottom="0in" loext:contextual-spacing="false" fo:text-indent="-0.1945in" style:auto-text-indent="false" style:page-number="auto">
        <style:tab-stops>
          <style:tab-stop style:position="0.0854in"/>
        </style:tab-stops>
      </style:paragraph-properties>
    </style:style>
    <style:style style:name="P299" style:family="paragraph" style:parent-style-name="Body_20_text_20__28_2_29_" style:list-style-name="L52" style:master-page-name="">
      <style:paragraph-properties fo:margin-left="0.1945in" fo:margin-right="0in" fo:margin-top="0in" fo:margin-bottom="0in" loext:contextual-spacing="false" fo:text-indent="-0.1945in" style:auto-text-indent="false" style:page-number="auto">
        <style:tab-stops>
          <style:tab-stop style:position="0.0102in"/>
        </style:tab-stops>
      </style:paragraph-properties>
    </style:style>
    <style:style style:name="P300" style:family="paragraph" style:parent-style-name="Body_20_text_20__28_2_29_" style:list-style-name="L59" style:master-page-name="">
      <style:paragraph-properties fo:margin-left="0.1945in" fo:margin-right="0in" fo:margin-top="0in" fo:margin-bottom="0in" loext:contextual-spacing="false" fo:line-height="0.1228in" fo:text-indent="-0.1945in" style:auto-text-indent="false" style:page-number="auto">
        <style:tab-stops>
          <style:tab-stop style:position="-0.0402in"/>
        </style:tab-stops>
      </style:paragraph-properties>
    </style:style>
    <style:style style:name="P301" style:family="paragraph" style:parent-style-name="Body_20_text_20__28_2_29_" style:list-style-name="L59" style:master-page-name="">
      <style:paragraph-properties fo:margin-left="0.1945in" fo:margin-right="0in" fo:margin-top="0in" fo:margin-bottom="0in" loext:contextual-spacing="false" fo:line-height="0.1228in" fo:text-indent="-0.1945in" style:auto-text-indent="false" style:page-number="auto">
        <style:tab-stops>
          <style:tab-stop style:position="-0.0374in"/>
        </style:tab-stops>
      </style:paragraph-properties>
    </style:style>
    <style:style style:name="P302" style:family="paragraph" style:parent-style-name="Body_20_text_20__28_2_29_" style:list-style-name="L59" style:master-page-name="">
      <style:paragraph-properties fo:margin-left="0.1945in" fo:margin-right="0in" fo:margin-top="0in" fo:margin-bottom="0in" loext:contextual-spacing="false" fo:line-height="0.1228in" fo:text-indent="-0.1945in" style:auto-text-indent="false" style:page-number="auto">
        <style:tab-stops>
          <style:tab-stop style:position="0.0319in"/>
        </style:tab-stops>
      </style:paragraph-properties>
    </style:style>
    <style:style style:name="P303" style:family="paragraph" style:parent-style-name="Body_20_text_20__28_2_29_" style:list-style-name="L37" style:master-page-name="">
      <style:paragraph-properties fo:margin-left="0.1945in" fo:margin-right="0in" fo:margin-top="0in" fo:margin-bottom="0in" loext:contextual-spacing="false" fo:text-indent="-0.1945in" style:auto-text-indent="false" style:page-number="auto" fo:break-after="column">
        <style:tab-stops>
          <style:tab-stop style:position="-0.0339in"/>
        </style:tab-stops>
      </style:paragraph-properties>
    </style:style>
    <style:style style:name="P304" style:family="paragraph" style:parent-style-name="Body_20_text_20__28_2_29_" style:list-style-name="L39" style:master-page-name="">
      <style:paragraph-properties fo:margin-left="0.1945in" fo:margin-right="0in" fo:margin-top="0in" fo:margin-bottom="0in" loext:contextual-spacing="false" fo:text-indent="-0.1945in" style:auto-text-indent="false" style:page-number="auto" fo:break-after="column">
        <style:tab-stops>
          <style:tab-stop style:position="-0.0402in"/>
        </style:tab-stops>
      </style:paragraph-properties>
    </style:style>
    <style:style style:name="P305" style:family="paragraph" style:parent-style-name="Body_20_text_20__28_2_29_" style:list-style-name="L59" style:master-page-name="">
      <style:paragraph-properties fo:margin-left="0.1945in" fo:margin-right="0in" fo:margin-top="0in" fo:margin-bottom="0in" loext:contextual-spacing="false" fo:line-height="0.1228in" fo:text-indent="-0.1945in" style:auto-text-indent="false" style:page-number="auto" fo:break-after="column">
        <style:tab-stops>
          <style:tab-stop style:position="-0.0402in"/>
        </style:tab-stops>
      </style:paragraph-properties>
    </style:style>
    <style:style style:name="P306" style:family="paragraph" style:parent-style-name="Body_20_text_20__28_2_29_" style:list-style-name="L21" style:master-page-name="PageStyle11">
      <style:paragraph-properties fo:margin-left="0.1945in" fo:margin-right="0in" fo:margin-top="0in" fo:margin-bottom="0in" loext:contextual-spacing="false" fo:text-indent="-0.1945in" style:auto-text-indent="false" style:page-number="214">
        <style:tab-stops>
          <style:tab-stop style:position="0.0909in"/>
        </style:tab-stops>
      </style:paragraph-properties>
    </style:style>
    <style:style style:name="P307" style:family="paragraph" style:parent-style-name="Body_20_text_20__28_2_29_" style:list-style-name="L53" style:master-page-name="">
      <style:paragraph-properties fo:margin-left="0.1945in" fo:margin-right="0in" fo:margin-top="0in" fo:margin-bottom="0.1252in" loext:contextual-spacing="false" fo:text-indent="-0.1945in" style:auto-text-indent="false" style:page-number="auto">
        <style:tab-stops>
          <style:tab-stop style:position="0.0102in"/>
        </style:tab-stops>
      </style:paragraph-properties>
    </style:style>
    <style:style style:name="P308" style:family="paragraph" style:parent-style-name="Body_20_text_20__28_2_29_" style:list-style-name="L5" style:master-page-name="PageStyle4">
      <style:paragraph-properties fo:margin-left="0.1807in" fo:margin-right="0in" fo:margin-top="0in" fo:margin-bottom="0in" loext:contextual-spacing="false" fo:text-indent="-0.1807in" style:auto-text-indent="false" style:page-number="201">
        <style:tab-stops>
          <style:tab-stop style:position="0.0201in"/>
        </style:tab-stops>
      </style:paragraph-properties>
    </style:style>
    <style:style style:name="P309" style:family="paragraph" style:parent-style-name="Body_20_text_20__28_2_29_" style:list-style-name="L5"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310" style:family="paragraph" style:parent-style-name="Body_20_text_20__28_2_29_" style:list-style-name="L25"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311" style:family="paragraph" style:parent-style-name="Body_20_text_20__28_2_29_" style:list-style-name="L33"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312" style:family="paragraph" style:parent-style-name="Body_20_text_20__28_2_29_" style:list-style-name="L20"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313" style:family="paragraph" style:parent-style-name="Body_20_text_20__28_2_29_" style:list-style-name="L42"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314" style:family="paragraph" style:parent-style-name="Body_20_text_20__28_2_29_" style:list-style-name="L51"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315" style:family="paragraph" style:parent-style-name="Body_20_text_20__28_2_29_" style:list-style-name="L5" style:master-page-name="">
      <style:paragraph-properties fo:margin-left="0.1807in" fo:margin-right="0in" fo:margin-top="0in" fo:margin-bottom="0in" loext:contextual-spacing="false" fo:text-indent="-0.1807in" style:auto-text-indent="false" style:page-number="auto">
        <style:tab-stops>
          <style:tab-stop style:position="0.0898in"/>
        </style:tab-stops>
      </style:paragraph-properties>
    </style:style>
    <style:style style:name="P316" style:family="paragraph" style:parent-style-name="Body_20_text_20__28_2_29_" style:list-style-name="L5" style:master-page-name="">
      <style:paragraph-properties fo:margin-left="0.1807in" fo:margin-right="0in" fo:margin-top="0in" fo:margin-bottom="0in" loext:contextual-spacing="false" fo:text-indent="-0.1807in" style:auto-text-indent="false" style:page-number="auto">
        <style:tab-stops>
          <style:tab-stop style:position="0.0165in"/>
        </style:tab-stops>
      </style:paragraph-properties>
    </style:style>
    <style:style style:name="P317" style:family="paragraph" style:parent-style-name="Body_20_text_20__28_2_29_" style:list-style-name="L25" style:master-page-name="">
      <style:paragraph-properties fo:margin-left="0.1807in" fo:margin-right="0in" fo:margin-top="0in" fo:margin-bottom="0in" loext:contextual-spacing="false" fo:text-indent="-0.1807in" style:auto-text-indent="false" style:page-number="auto">
        <style:tab-stops>
          <style:tab-stop style:position="0.0165in"/>
        </style:tab-stops>
      </style:paragraph-properties>
    </style:style>
    <style:style style:name="P318" style:family="paragraph" style:parent-style-name="Body_20_text_20__28_2_29_" style:list-style-name="L7"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319" style:family="paragraph" style:parent-style-name="Body_20_text_20__28_2_29_" style:list-style-name="L14"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320" style:family="paragraph" style:parent-style-name="Body_20_text_20__28_2_29_" style:list-style-name="L20"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321" style:family="paragraph" style:parent-style-name="Body_20_text_20__28_2_29_" style:list-style-name="L29"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322" style:family="paragraph" style:parent-style-name="Body_20_text_20__28_2_29_" style:list-style-name="L30"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323" style:family="paragraph" style:parent-style-name="Body_20_text_20__28_2_29_" style:list-style-name="L33"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324" style:family="paragraph" style:parent-style-name="Body_20_text_20__28_2_29_" style:list-style-name="L50"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325" style:family="paragraph" style:parent-style-name="Body_20_text_20__28_2_29_" style:list-style-name="L7" style:master-page-name="">
      <style:paragraph-properties fo:margin-left="0.1807in" fo:margin-right="0in" fo:margin-top="0in" fo:margin-bottom="0in" loext:contextual-spacing="false" fo:text-indent="-0.1807in" style:auto-text-indent="false" style:page-number="auto">
        <style:tab-stops>
          <style:tab-stop style:position="-0.0165in"/>
        </style:tab-stops>
      </style:paragraph-properties>
    </style:style>
    <style:style style:name="P326" style:family="paragraph" style:parent-style-name="Body_20_text_20__28_2_29_" style:list-style-name="L7" style:master-page-name="">
      <style:paragraph-properties fo:margin-left="0.1807in" fo:margin-right="0in" fo:margin-top="0in" fo:margin-bottom="0in" loext:contextual-spacing="false" fo:text-indent="-0.1807in" style:auto-text-indent="false" style:page-number="auto">
        <style:tab-stops>
          <style:tab-stop style:position="0.0429in"/>
        </style:tab-stops>
      </style:paragraph-properties>
    </style:style>
    <style:style style:name="P327" style:family="paragraph" style:parent-style-name="Body_20_text_20__28_2_29_" style:list-style-name="L7"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28" style:family="paragraph" style:parent-style-name="Body_20_text_20__28_2_29_" style:list-style-name="L20"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29" style:family="paragraph" style:parent-style-name="Body_20_text_20__28_2_29_" style:list-style-name="L23"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30" style:family="paragraph" style:parent-style-name="Body_20_text_20__28_2_29_" style:list-style-name="L29"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31" style:family="paragraph" style:parent-style-name="Body_20_text_20__28_2_29_" style:list-style-name="L30"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32" style:family="paragraph" style:parent-style-name="Body_20_text_20__28_2_29_" style:list-style-name="L33"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33" style:family="paragraph" style:parent-style-name="Body_20_text_20__28_2_29_" style:list-style-name="L43"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34" style:family="paragraph" style:parent-style-name="Body_20_text_20__28_2_29_" style:list-style-name="L50"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35" style:family="paragraph" style:parent-style-name="Body_20_text_20__28_2_29_" style:list-style-name="L7"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36" style:family="paragraph" style:parent-style-name="Body_20_text_20__28_2_29_" style:list-style-name="L20"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37" style:family="paragraph" style:parent-style-name="Body_20_text_20__28_2_29_" style:list-style-name="L31"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38" style:family="paragraph" style:parent-style-name="Body_20_text_20__28_2_29_" style:list-style-name="L33"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39" style:family="paragraph" style:parent-style-name="Body_20_text_20__28_2_29_" style:list-style-name="L42"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40" style:family="paragraph" style:parent-style-name="Body_20_text_20__28_2_29_" style:list-style-name="L51"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41" style:family="paragraph" style:parent-style-name="Body_20_text_20__28_2_29_" style:list-style-name="L14" style:master-page-name="">
      <style:paragraph-properties fo:margin-left="0.1807in" fo:margin-right="0in" fo:margin-top="0in" fo:margin-bottom="0in" loext:contextual-spacing="false" fo:text-indent="-0.1807in" style:auto-text-indent="false" style:page-number="auto">
        <style:tab-stops>
          <style:tab-stop style:position="-0.0335in"/>
        </style:tab-stops>
      </style:paragraph-properties>
    </style:style>
    <style:style style:name="P342" style:family="paragraph" style:parent-style-name="Body_20_text_20__28_2_29_" style:list-style-name="L7" style:master-page-name="">
      <style:paragraph-properties fo:margin-left="0.1807in" fo:margin-right="0in" fo:margin-top="0in" fo:margin-bottom="0in" loext:contextual-spacing="false" fo:text-indent="-0.1807in" style:auto-text-indent="false" style:page-number="auto">
        <style:tab-stops>
          <style:tab-stop style:position="0.0957in"/>
        </style:tab-stops>
      </style:paragraph-properties>
    </style:style>
    <style:style style:name="P343" style:family="paragraph" style:parent-style-name="Body_20_text_20__28_2_29_" style:list-style-name="L33" style:master-page-name="">
      <style:paragraph-properties fo:margin-left="0.1807in" fo:margin-right="0in" fo:margin-top="0in" fo:margin-bottom="0in" loext:contextual-spacing="false" fo:text-indent="-0.1807in" style:auto-text-indent="false" style:page-number="auto">
        <style:tab-stops>
          <style:tab-stop style:position="0.0957in"/>
        </style:tab-stops>
      </style:paragraph-properties>
    </style:style>
    <style:style style:name="P344" style:family="paragraph" style:parent-style-name="Body_20_text_20__28_2_29_" style:list-style-name="L20" style:master-page-name="">
      <style:paragraph-properties fo:margin-left="0.1807in" fo:margin-right="0in" fo:margin-top="0in" fo:margin-bottom="0in" loext:contextual-spacing="false" fo:text-indent="-0.1807in" style:auto-text-indent="false" style:page-number="auto">
        <style:tab-stops>
          <style:tab-stop style:position="0.048in"/>
        </style:tab-stops>
      </style:paragraph-properties>
    </style:style>
    <style:style style:name="P345" style:family="paragraph" style:parent-style-name="Body_20_text_20__28_2_29_" style:list-style-name="L23"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P346" style:family="paragraph" style:parent-style-name="Body_20_text_20__28_2_29_" style:list-style-name="L29"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P347" style:family="paragraph" style:parent-style-name="Body_20_text_20__28_2_29_" style:list-style-name="L30"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P348" style:family="paragraph" style:parent-style-name="Body_20_text_20__28_2_29_" style:list-style-name="L40"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P349" style:family="paragraph" style:parent-style-name="Body_20_text_20__28_2_29_" style:list-style-name="L23" style:master-page-name="">
      <style:paragraph-properties fo:margin-left="0.1807in" fo:margin-right="0in" fo:margin-top="0in" fo:margin-bottom="0in" loext:contextual-spacing="false" fo:text-indent="-0.1807in" style:auto-text-indent="false" style:page-number="auto">
        <style:tab-stops>
          <style:tab-stop style:position="0.0457in"/>
        </style:tab-stops>
      </style:paragraph-properties>
    </style:style>
    <style:style style:name="P350" style:family="paragraph" style:parent-style-name="Body_20_text_20__28_2_29_" style:list-style-name="L23"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351" style:family="paragraph" style:parent-style-name="Body_20_text_20__28_2_29_" style:list-style-name="L30"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352" style:family="paragraph" style:parent-style-name="Body_20_text_20__28_2_29_" style:list-style-name="L29" style:master-page-name="">
      <style:paragraph-properties fo:margin-left="0.1807in" fo:margin-right="0in" fo:margin-top="0in" fo:margin-bottom="0in" loext:contextual-spacing="false" fo:text-indent="-0.1807in" style:auto-text-indent="false" style:page-number="auto">
        <style:tab-stops>
          <style:tab-stop style:position="0.0492in"/>
        </style:tab-stops>
      </style:paragraph-properties>
    </style:style>
    <style:style style:name="P353" style:family="paragraph" style:parent-style-name="Body_20_text_20__28_2_29_" style:list-style-name="L30" style:master-page-name="">
      <style:paragraph-properties fo:margin-left="0.1807in" fo:margin-right="0in" fo:margin-top="0in" fo:margin-bottom="0in" loext:contextual-spacing="false" fo:text-indent="-0.1807in" style:auto-text-indent="false" style:page-number="auto">
        <style:tab-stops>
          <style:tab-stop style:position="0.0638in"/>
        </style:tab-stops>
      </style:paragraph-properties>
    </style:style>
    <style:style style:name="P354" style:family="paragraph" style:parent-style-name="Body_20_text_20__28_2_29_" style:list-style-name="L31" style:master-page-name="">
      <style:paragraph-properties fo:margin-left="0.1807in" fo:margin-right="0in" fo:margin-top="0in" fo:margin-bottom="0in" loext:contextual-spacing="false" fo:text-indent="-0.1807in" style:auto-text-indent="false" style:page-number="auto">
        <style:tab-stops>
          <style:tab-stop style:position="0.0638in"/>
        </style:tab-stops>
      </style:paragraph-properties>
    </style:style>
    <style:style style:name="P355" style:family="paragraph" style:parent-style-name="Body_20_text_20__28_2_29_" style:list-style-name="L20" style:master-page-name="">
      <style:paragraph-properties fo:margin-left="0.1807in" fo:margin-right="0in" fo:margin-top="0in" fo:margin-bottom="0in" loext:contextual-spacing="false" fo:text-indent="-0.1807in" style:auto-text-indent="false" style:page-number="auto">
        <style:tab-stops>
          <style:tab-stop style:position="0.0945in"/>
        </style:tab-stops>
      </style:paragraph-properties>
    </style:style>
    <style:style style:name="P356" style:family="paragraph" style:parent-style-name="Body_20_text_20__28_2_29_" style:list-style-name="L42" style:master-page-name="">
      <style:paragraph-properties fo:margin-left="0.1807in" fo:margin-right="0in" fo:margin-top="0in" fo:margin-bottom="0in" loext:contextual-spacing="false" fo:text-indent="-0.1807in" style:auto-text-indent="false" style:page-number="auto">
        <style:tab-stops>
          <style:tab-stop style:position="0.0957in"/>
          <style:tab-stop style:position="0.3925in"/>
          <style:tab-stop style:position="1.1992in"/>
          <style:tab-stop style:position="1.8in" style:type="right"/>
        </style:tab-stops>
      </style:paragraph-properties>
    </style:style>
    <style:style style:name="P357" style:family="paragraph" style:parent-style-name="Body_20_text_20__28_2_29_" style:list-style-name="L51" style:master-page-name="">
      <style:paragraph-properties fo:margin-left="0.1807in" fo:margin-right="0in" fo:margin-top="0in" fo:margin-bottom="0in" loext:contextual-spacing="false" fo:text-indent="-0.1807in" style:auto-text-indent="false" style:page-number="auto">
        <style:tab-stops>
          <style:tab-stop style:position="0.0929in"/>
        </style:tab-stops>
      </style:paragraph-properties>
    </style:style>
    <style:style style:name="P358" style:family="paragraph" style:parent-style-name="Body_20_text_20__28_2_29_" style:list-style-name="L20" style:master-page-name="">
      <style:paragraph-properties fo:margin-left="0.1807in" fo:margin-right="0in" fo:margin-top="0in" fo:margin-bottom="0in" loext:contextual-spacing="false" fo:text-indent="-0.1807in" style:auto-text-indent="false" style:page-number="auto" fo:break-after="column">
        <style:tab-stops>
          <style:tab-stop style:position="0.0228in"/>
        </style:tab-stops>
      </style:paragraph-properties>
    </style:style>
    <style:style style:name="P359" style:family="paragraph" style:parent-style-name="Body_20_text_20__28_2_29_" style:list-style-name="L23" style:master-page-name="">
      <style:paragraph-properties fo:margin-left="0.1807in" fo:margin-right="0in" fo:margin-top="0in" fo:margin-bottom="0in" loext:contextual-spacing="false" fo:text-indent="-0.1807in" style:auto-text-indent="false" style:page-number="auto" fo:break-after="column">
        <style:tab-stops>
          <style:tab-stop style:position="-0.0201in"/>
        </style:tab-stops>
      </style:paragraph-properties>
    </style:style>
    <style:style style:name="P360" style:family="paragraph" style:parent-style-name="Body_20_text_20__28_2_29_" style:list-style-name="L40" style:master-page-name="">
      <style:paragraph-properties fo:margin-left="0.1807in" fo:margin-right="0in" fo:margin-top="0in" fo:margin-bottom="0in" loext:contextual-spacing="false" fo:text-indent="-0.1807in" style:auto-text-indent="false" style:page-number="auto" fo:break-after="column">
        <style:tab-stops>
          <style:tab-stop style:position="-0.0272in"/>
        </style:tab-stops>
      </style:paragraph-properties>
    </style:style>
    <style:style style:name="P361" style:family="paragraph" style:parent-style-name="Body_20_text_20__28_2_29_" style:list-style-name="L43" style:master-page-name="">
      <style:paragraph-properties fo:margin-left="0.1807in" fo:margin-right="0in" fo:margin-top="0in" fo:margin-bottom="0in" loext:contextual-spacing="false" fo:text-indent="-0.1807in" style:auto-text-indent="false" style:page-number="auto" fo:break-after="column">
        <style:tab-stops>
          <style:tab-stop style:position="-0.0228in"/>
        </style:tab-stops>
      </style:paragraph-properties>
    </style:style>
    <style:style style:name="P362" style:family="paragraph" style:parent-style-name="Body_20_text_20__28_2_29_" style:list-style-name="L14" style:master-page-name="PageStyle8">
      <style:paragraph-properties fo:margin-left="0.1807in" fo:margin-right="0in" fo:margin-top="0in" fo:margin-bottom="0in" loext:contextual-spacing="false" fo:text-indent="-0.1807in" style:auto-text-indent="false" style:page-number="207">
        <style:tab-stops>
          <style:tab-stop style:position="-0.0335in"/>
        </style:tab-stops>
      </style:paragraph-properties>
    </style:style>
    <style:style style:name="P363" style:family="paragraph" style:parent-style-name="Body_20_text_20__28_2_29_" style:list-style-name="L22" style:master-page-name="PageStyle12">
      <style:paragraph-properties fo:margin-left="0.1807in" fo:margin-right="0in" fo:margin-top="0in" fo:margin-bottom="0in" loext:contextual-spacing="false" fo:text-indent="-0.1807in" style:auto-text-indent="false" style:page-number="215">
        <style:tab-stops>
          <style:tab-stop style:position="-0.0299in"/>
        </style:tab-stops>
      </style:paragraph-properties>
    </style:style>
    <style:style style:name="P364" style:family="paragraph" style:parent-style-name="Body_20_text_20__28_2_29_" style:list-style-name="L42" style:master-page-name="">
      <style:paragraph-properties fo:margin-left="0.1807in" fo:margin-right="0in" fo:margin-top="0in" fo:margin-bottom="0.0835in" loext:contextual-spacing="false" fo:text-indent="-0.1807in" style:auto-text-indent="false" style:page-number="auto">
        <style:tab-stops>
          <style:tab-stop style:position="0.0228in"/>
        </style:tab-stops>
      </style:paragraph-properties>
    </style:style>
    <style:style style:name="P365" style:family="paragraph" style:parent-style-name="Body_20_text_20__28_2_29_" style:list-style-name="L6" style:master-page-name="">
      <style:paragraph-properties fo:margin-left="0in" fo:margin-right="0in" fo:margin-top="0in" fo:margin-bottom="0in" loext:contextual-spacing="false" fo:text-indent="0.1807in" style:auto-text-indent="false" style:page-number="auto">
        <style:tab-stops>
          <style:tab-stop style:position="0.3102in"/>
        </style:tab-stops>
      </style:paragraph-properties>
    </style:style>
    <style:style style:name="P366" style:family="paragraph" style:parent-style-name="Body_20_text_20__28_2_29_" style:master-page-name="PageStyle10">
      <style:paragraph-properties fo:margin-left="0in" fo:margin-right="0in" fo:margin-top="0in" fo:margin-bottom="0in" loext:contextual-spacing="false" fo:text-indent="0.1807in" style:auto-text-indent="false" style:page-number="213"/>
    </style:style>
    <style:style style:name="P367" style:family="paragraph" style:parent-style-name="Body_20_text_20__28_2_29_" style:list-style-name="L15" style:master-page-name="">
      <style:paragraph-properties fo:margin-left="0.1665in" fo:margin-right="0in" fo:margin-top="0in" fo:margin-bottom="0in" loext:contextual-spacing="false" fo:text-indent="-0.1665in" style:auto-text-indent="false" style:page-number="auto">
        <style:tab-stops>
          <style:tab-stop style:position="-0.0126in"/>
        </style:tab-stops>
      </style:paragraph-properties>
    </style:style>
    <style:style style:name="P368" style:family="paragraph" style:parent-style-name="Body_20_text_20__28_2_29_" style:list-style-name="L15" style:master-page-name="">
      <style:paragraph-properties fo:margin-left="0.1665in" fo:margin-right="0in" fo:margin-top="0in" fo:margin-bottom="0in" loext:contextual-spacing="false" fo:text-indent="-0.1665in" style:auto-text-indent="false" style:page-number="auto">
        <style:tab-stops>
          <style:tab-stop style:position="-0.0098in"/>
        </style:tab-stops>
      </style:paragraph-properties>
    </style:style>
    <style:style style:name="P369" style:family="paragraph" style:parent-style-name="Body_20_text_20__28_2_29_" style:list-style-name="L25" style:master-page-name="">
      <style:paragraph-properties fo:margin-left="0.139in" fo:margin-right="0in" fo:margin-top="0in" fo:margin-bottom="0in" loext:contextual-spacing="false" fo:text-indent="-0.139in" style:auto-text-indent="false" style:page-number="auto">
        <style:tab-stops>
          <style:tab-stop style:position="0.0154in"/>
        </style:tab-stops>
      </style:paragraph-properties>
    </style:style>
    <style:style style:name="P370" style:family="paragraph" style:parent-style-name="Body_20_text_20__28_2_29_" style:list-style-name="L25" style:master-page-name="">
      <style:paragraph-properties fo:margin-left="0.139in" fo:margin-right="0in" fo:margin-top="0in" fo:margin-bottom="0in" loext:contextual-spacing="false" fo:text-indent="-0.139in" style:auto-text-indent="false" style:page-number="auto">
        <style:tab-stops>
          <style:tab-stop style:position="0.0909in"/>
        </style:tab-stops>
      </style:paragraph-properties>
    </style:style>
    <style:style style:name="P371" style:family="paragraph" style:parent-style-name="Body_20_text_20__28_2_29_" style:list-style-name="L25" style:master-page-name="">
      <style:paragraph-properties fo:margin-left="0.139in" fo:margin-right="0in" fo:margin-top="0in" fo:margin-bottom="0in" loext:contextual-spacing="false" fo:text-indent="-0.139in" style:auto-text-indent="false" style:page-number="auto">
        <style:tab-stops>
          <style:tab-stop style:position="0.0189in"/>
        </style:tab-stops>
      </style:paragraph-properties>
    </style:style>
    <style:style style:name="P372" style:family="paragraph" style:parent-style-name="Body_20_text_20__28_2_29_" style:list-style-name="L25" style:master-page-name="">
      <style:paragraph-properties fo:margin-left="0.139in" fo:margin-right="0in" fo:margin-top="0in" fo:margin-bottom="0in" loext:contextual-spacing="false" fo:text-indent="-0.139in" style:auto-text-indent="false" style:page-number="auto" fo:break-after="column">
        <style:tab-stops>
          <style:tab-stop style:position="0.0154in"/>
        </style:tab-stops>
      </style:paragraph-properties>
    </style:style>
    <style:style style:name="P373" style:family="paragraph" style:parent-style-name="Body_20_text_20__28_2_29_" style:master-page-name="PageStyle15">
      <style:paragraph-properties fo:margin-left="0.1807in" fo:margin-right="0in" fo:margin-top="0in" fo:margin-bottom="0in" loext:contextual-spacing="false" fo:text-indent="0in" style:auto-text-indent="false" style:page-number="223"/>
    </style:style>
    <style:style style:name="P374" style:family="paragraph" style:parent-style-name="Body_20_text_20__28_3_29_" style:master-page-name="PageStyle2">
      <style:paragraph-properties fo:margin-left="0.1807in" fo:margin-right="0in" fo:margin-top="0in" fo:margin-bottom="0in" loext:contextual-spacing="false" fo:text-indent="0in" style:auto-text-indent="false" style:page-number="199"/>
    </style:style>
    <style:style style:name="P375" style:family="paragraph" style:parent-style-name="Body_20_text_20__28_3_29_" style:list-style-name="L3"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76" style:family="paragraph" style:parent-style-name="Body_20_text_20__28_3_29_" style:list-style-name="L3" style:master-page-name="">
      <style:paragraph-properties fo:margin-left="0.1807in" fo:margin-right="0in" fo:margin-top="0in" fo:margin-bottom="0in" loext:contextual-spacing="false" fo:text-indent="-0.1807in" style:auto-text-indent="false" style:page-number="auto">
        <style:tab-stops>
          <style:tab-stop style:position="0.1028in"/>
        </style:tab-stops>
      </style:paragraph-properties>
    </style:style>
    <style:style style:name="P377" style:family="paragraph" style:parent-style-name="Body_20_text_20__28_5_29_" style:list-style-name="L5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78" style:family="paragraph" style:parent-style-name="Standard" style:master-page-name="PageStyle19">
      <style:paragraph-properties style:page-number="33"/>
      <style:text-properties fo:font-size="1pt" style:font-size-asian="1pt" style:font-size-complex="1pt"/>
    </style:style>
    <style:style style:name="T1" style:family="text">
      <style:text-properties fo:color="#000000" style:text-position="25% 58%"/>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0398in" fo:margin-right="0.0398in" fo:margin-top="0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Frame">
      <style:graphic-properties fo:margin-left="0.0398in" fo:margin-right="0.0398in" fo:margin-top="0.0335in" fo:margin-bottom="0.0429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Frame">
      <style:graphic-properties fo:margin-left="0.0398in" fo:margin-right="0.0398in" fo:margin-top="0.0335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Frame">
      <style:graphic-properties fo:margin-left="0.0398in" fo:margin-right="0.0398in" fo:margin-top="0.0366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Frame">
      <style:graphic-properties fo:margin-left="0.0398in" fo:margin-right="0.0398in" fo:margin-top="0.0299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Frame">
      <style:graphic-properties fo:margin-left="0.0398in" fo:margin-right="0.0398in" fo:margin-top="0.0264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8" style:family="graphic" style:parent-style-name="Frame">
      <style:graphic-properties fo:margin-left="0.0398in" fo:margin-right="0.0398in" fo:margin-top="0.0366in" fo:margin-bottom="0in" style:wrap="right" style:number-wrapped-paragraphs="no-limit" style:wrap-contour="true" style:wrap-contour-mode="full" style:vertical-pos="from-top" style:vertical-rel="paragraph-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9" style:family="graphic" style:parent-style-name="Frame">
      <style:graphic-properties fo:margin-left="0.0398in" fo:margin-right="0.0398in" fo:margin-top="0.0165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margin-left="2.3409in" fo:margin-right="2.0457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2.3409in" fo:margin-right="2.0508in" style:editable="false">
        <style:columns fo:column-count="2" fo:column-gap="0.0709in">
          <style:column style:rel-width="32767*" fo:start-indent="0in" fo:end-indent="0.0354in"/>
          <style:column style:rel-width="32768*" fo:start-indent="0.0354in" fo:end-indent="0in"/>
        </style:columns>
      </style:section-properties>
    </style:style>
    <style:style style:name="Sect4" style:family="section">
      <style:section-properties fo:margin-left="2.1445in" fo:margin-right="2.2193in" style:editable="false">
        <style:columns fo:column-count="2" fo:column-gap="0.0709in">
          <style:column style:rel-width="32767*" fo:start-indent="0in" fo:end-indent="0.0354in"/>
          <style:column style:rel-width="32768*" fo:start-indent="0.0354in" fo:end-indent="0in"/>
        </style:columns>
      </style:section-properties>
    </style:style>
    <style:style style:name="Sect5" style:family="section">
      <style:section-properties fo:margin-left="2.0744in" fo:margin-right="2.2661in" style:editable="false">
        <style:columns fo:column-count="2" fo:column-gap="0.0752in">
          <style:column style:rel-width="32767*" fo:start-indent="0in" fo:end-indent="0.0374in"/>
          <style:column style:rel-width="32768*" fo:start-indent="0.0374in" fo:end-indent="0in"/>
        </style:columns>
      </style:section-properties>
    </style:style>
    <text:list-style style:name="L1">
      <text:list-level-style-number text:level="1" text:style-name="CharStyle8"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6"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9" style:num-format="1" text:start-value="4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6" style:num-format="1" text:start-value="2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6" style:num-format="1" text:start-value="1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6"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6" style:num-format="1" text:start-value="2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6" style:num-format="1" text:start-value="3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6" style:num-format="1" text:start-value="4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6"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Style6"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Style6"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Style8"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CharStyle6"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CharStyle6" style:num-format="1" text:start-value="2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CharStyle6"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CharStyle6"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CharStyle6" style:num-format="1" text:start-value="2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CharStyle6"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CharStyle6"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CharStyle6" style:num-format="1" text:start-value="2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CharStyle6"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CharStyle6"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CharStyle6"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CharStyle6"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CharStyle6" style:num-format="1" text:start-value="1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CharStyle6"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CharStyle8"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CharStyle6"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CharStyle6" style:num-format="1" text:start-value="2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CharStyle6" style:num-format="1" text:start-value="1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CharStyle8"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CharStyle8"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CharStyle6"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CharStyle6" style:num-format="1" text:start-value="1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CharStyle46"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CharStyle6"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CharStyle6" style:num-format="1" text:start-value="4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CharStyle6" style:num-format="1" text:start-value="6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CharStyle6"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CharStyle6" style:num-format="1" text:start-value="2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CharStyle38"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CharStyle6"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CharStyle6"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CharStyle46"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CharStyle6" style:num-format="1" text:start-value="2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CharStyle4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CharStyle38" style:num-format="1" text:start-value="3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CharStyle46"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CharStyle46"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153" text:outline-level="1"><text:bookmark-start text:name="bookmark0"/><text:span text:style-name="CharStyle4">DEUTERONOMY</text:span><text:bookmark-end text:name="bookmark0"/></text:h>
      </text:section>
      <text:section text:style-name="Sect2" text:name="Section1">
        <text:p text:style-name="P2"/>
        <text:p text:style-name="P1"/>
      </text:section>
      <text:section text:style-name="Sect3" text:name="Section2">
        <text:p text:style-name="Body_20_text_20__28_2_29__20__2b__20_DropCap3">I<text:span text:style-name="CharStyle6">The following are the words which Moses spoke to all Is­rael east of the Jordan in the desert, in the wady of the Ara- bah opposite Suph, between Paran on the one side and To- phel, Laban, Hazeroth, and </text:span><text:span text:style-name="CharStyle8">3</text:span><text:span text:style-name="CharStyle6"> Dizahab on the other. (It was on the first day of the eleventh month of the fortieth year that Moses spoke to the Israelites in terms of all the commands that he had received for them from 4 the Eternal.) After defeating Sihon king of the Amorites, whose capital was Heshbon, and Og king of Bashan, whose capital S was Ashtaroth, at Edrei, Moses set himself to expound this code, east of the Jordan in Moab. He said:</text:span></text:p>
        <text:p text:style-name="P20"><text:span text:style-name="CharStyle8">6</text:span><text:span text:style-name="CharStyle6"> “The Eternal our God said to us at Horeb, ‘You have stayed long enough among the </text:span><text:span text:style-name="CharStyle8">7</text:span><text:span text:style-name="CharStyle6"> hills here; move on, away into the highlands of the Amorites and all the surrounding country, the wady of the Arabah, the highlands, the lowlands, the southern plains and the mari­time plains where the Canaan- ites live, also the Lebanon. I hand this land over to you, as far as the great river, the river </text:span><text:span text:style-name="CharStyle8">8</text:span><text:span text:style-name="CharStyle6"> Euphrates. There it lies; march in and take possession of the land that the Eternal swore he would give to your fathers, Abraham, Isaac, and Jacob, and to their descendants</text:span><text:span text:style-name="CharStyle8">.</text:span><text:span text:style-name="CharStyle8"><text:span text:style-name="T1">5 </text:span></text:span><text:span text:style-name="CharStyle8">9</text:span><text:span text:style-name="CharStyle6"> “Then it was that I told 3</text:span><text:span text:style-name="CharStyle6"><text:span text:style-name="T1">r</text:span></text:span><text:span text:style-name="CharStyle6">ou, ‘I cannot bear the burden of 10 you single-handed. The Eter­nal your God has multiplied you, till now your numbers are ii like the stars in the sky. (May the Eternal the God of your fathers multiply you still a thousand-fold, and prosper you as he promised you!) How can 12 I possibly bear the heavy bur­den of you and your disputes, all by myself? Choose capable 13 men, intelligent and experienced, from each of your clans, and let me put them in charge of you</text:span><text:span text:style-name="CharStyle10">.</text:span><text:span text:style-name="CharStyle10"><text:span text:style-name="T1">5 </text:span></text:span><text:span text:style-name="CharStyle9">Then you replied, ‘What you 14 propose is the right thing to do</text:span><text:span text:style-name="CharStyle10">.</text:span><text:span text:style-name="CharStyle10"><text:span text:style-name="T1">5 </text:span></text:span><text:span text:style-name="CharStyle9">So I took those capable and 15 experienced men, putting them in charge of your divisions of a thousand, of a hundred, of fifty, and of ten, as your prefects, along with officials for every clan. I also charged 16 your governors at that time, ‘Listen to your fellow-clansmen, and see justice done between a man and his fellow or any resi­dent alien; you must never 17 show partiality to any person in a case, you must listen equally to low and high, you must not be afraid of any man —for the judgment is God’s. Any case that is too hard for you must be brought to me, and I will hear it</text:span><text:span text:style-name="CharStyle10">.</text:span><text:span text:style-name="CharStyle10"><text:span text:style-name="T1">5</text:span></text:span><text:span text:style-name="CharStyle9"> I gave you 18 all your directions then.</text:span></text:p>
        <text:p text:style-name="P73"><text:span text:style-name="CharStyle6">“On setting out from Horeb 19 we passed through that wide awful desert, as you saw, on our way to the Amorite high­lands, in obedience to the Eter­nal our God. When we reached 2 Kadesh-barnea (eleven days from Horeb by the mount Seir road) I said to you, ‘Now you 20 have reached the Amorite high­lands, which the Eternal our God is to give us; here is the 21 Eternal your God handing over the land to you; march in and take possession of it, as the Eternal the God of your</text:span></text:p>
      </text:section>
      <text:section text:style-name="Sect4" text:name="Section3">
        <text:p text:style-name="P169"><text:span text:style-name="CharStyle6">fathers has told you; fear not, neither he dismayed.’</text:span></text:p>
        <text:list xml:id="list8621736739786448914" text:style-name="L1">
          <text:list-item>
            <text:p text:style-name="P171"><text:span text:style-name="CharStyle6"><text:tab/>Then you all came to me and proposed to send some men in front, to explore the land and bring back word about the route you should follow and the towns</text:span></text:p>
          </text:list-item>
          <text:list-item>
            <text:p text:style-name="P172"><text:span text:style-name="CharStyle6"><text:tab/>you would reach. I thought this a good plan; so I chose twelve men, one for each clan,</text:span></text:p>
          </text:list-item>
          <text:list-item>
            <text:p text:style-name="P172"><text:span text:style-name="CharStyle6"><text:tab/>and they made their way into the highlands as far as the wady of Eshcol, which they explored.</text:span></text:p>
          </text:list-item>
          <text:list-item>
            <text:p text:style-name="P172"><text:span text:style-name="CharStyle6"><text:tab/>Then, carrying some fruit of the country, they brought it down to us, with this report: ‘It is a fine land that the Eternal our</text:span></text:p>
          </text:list-item>
          <text:list-item>
            <text:p text:style-name="P172"><text:span text:style-name="CharStyle6"><text:tab/>God is to give us.’ But you would not march up; you re­belled against the orders of the</text:span></text:p>
          </text:list-item>
          <text:list-item>
            <text:p text:style-name="P172"><text:span text:style-name="CharStyle6"><text:tab/>Eternal your God, and grumbled in your tents, ‘It is because the Eternal hates us that he has brought us out of the land of Egypt to hand us over to the Amorites, to be de-</text:span></text:p>
          </text:list-item>
          <text:list-item>
            <text:p text:style-name="P172"><text:span text:style-name="CharStyle6"><text:tab/>stroyed! What is our fate to be? Our friends have made our courage melt by telling us that the people are stronger and taller than ourselves, and the towns large and walled up to the sky; besides, they saw giants in the land!’</text:span></text:p>
          </text:list-item>
          <text:list-item>
            <text:p text:style-name="P171"><text:span text:style-name="CharStyle6"><text:tab/>Then I said to you, ‘Dread them not, have no fear of them.</text:span></text:p>
          </text:list-item>
          <text:list-item>
            <text:p text:style-name="P179"><text:span text:style-name="CharStyle6"><text:tab/>The Eternal your God who goes in front of you, he will fight for you; he will do it all for you, as you saw him do in Egypt,</text:span></text:p>
          </text:list-item>
          <text:list-item>
            <text:p text:style-name="P179"><text:span text:style-name="CharStyle6"><text:tab/>and also in the desert, where you saw how the Eternal your God carried you forward, as a man carries his boy, all the long road till you reached this</text:span></text:p>
          </text:list-item>
          <text:list-item>
            <text:p text:style-name="P179"><text:span text:style-name="CharStyle6"><text:tab/>place.’ But, for all I said, you would not trust the Eternal</text:span></text:p>
          </text:list-item>
          <text:list-item>
            <text:p text:style-name="P179"><text:span text:style-name="CharStyle6"><text:tab/>your God, who had gone in front of you upon the road, by fire during the night and by a cloud during the day, to find</text:span></text:p>
          </text:list-item>
        </text:list>
        <text:p text:style-name="P22"><text:span text:style-name="CharStyle6">out where you could pitch your camp, and to show you the road to take. When the Eternal </text:span><text:span text:style-name="CharStyle8">34 </text:span><text:span text:style-name="CharStyle6">heard what you said, he was angry and swore that ‘not a </text:span><text:span text:style-name="CharStyle8">35 </text:span><text:span text:style-name="CharStyle6">man of them, not a soul of this wicked generation, shall ever see the fine land that I swore to give to your fathers, none 36 except Caleb the son of Jephun- neh; he shall see it, and to him will I give the land on which he has set foot, to him and to his children, because he has been loyal to me.’ (The Eter- </text:span><text:span text:style-name="CharStyle8">37 </text:span><text:span text:style-name="CharStyle6">nal was angry with me also on your account; ‘neither shall you enter,’ said he. ‘Joshua 38 the son of Nun, your attendant, shall enter; nerve him, for he is to put Israel in possession of the land.’) ‘Also the infants 39 who would be seized, you thought, and the children who know no difference yet between good and evil, they shall enter;</text:span></text:p>
        <text:list xml:id="list4632192139523547350" text:style-name="L2">
          <text:list-item>
            <text:p text:style-name="P198"><text:span text:style-name="CharStyle6"><text:tab/>will give the land to them, and they shall hold it. But 40 as for you, move back into the desert in the direction of the Gulf of Akabah.’ You an- 41 swered me, ‘We have sinned against the Eternal, we our­selves will march up and fight, exactly as the Eternal our God has ordered us.’ Every man of you put on his armour, and made little of marching into the highlands. But the 42 Eternal said to me, ‘Tell them not to march up nor to fight, lest you are beaten by your enemies; for I am not among you.’ I told you this, but you 43 would not listen, you rebelled against the orders of the Eter­nal, and in your presumption you did march into the high­lands. Then the Amorites who 44 lived there attacked you, swarming out like bees and</text:span></text:p>
          </text:list-item>
        </text:list>
        <text:p text:style-name="P374"><text:span text:style-name="CharStyle9">chasing you, from Seir to Hormah—a crushing defeat.</text:span></text:p>
        <text:list xml:id="list4143756771151411658" text:style-name="L3">
          <text:list-item>
            <text:p text:style-name="P375"><text:span text:style-name="CharStyle9"><text:tab/>You came back and wept before the Eternal; but the Eternal would not listen to your cry, he would not hearken to you.</text:span></text:p>
          </text:list-item>
          <text:list-item>
            <text:p text:style-name="P376"><text:span text:style-name="CharStyle9"><text:tab/>Then, after you had made that long stay of many days at</text:span></text:p>
          </text:list-item>
        </text:list>
        <text:p text:style-name="Body_20_text_20__28_4_29__20__2b__20_DropCap4">2<text:span text:style-name="CharStyle17">Kadesh, we moved back into the desert in the direction of the Gulf of Akabah, as the Eter­nal had told me. For many a day we marched round the high- 2 lands of Seir, till the Eternal 3 said to me, ‘You have marched long enough round these high- 4 lands; turn to the north. Tell the people they are going to cross the territory of their kins­folk, the sons of Esau, who live in Seir; they will be afraid of you, but you must be careful never to engage in battle with 5 them, for I have not assigned you any of their land, no, not a foot of it; the highlands of Seir I have assigned to Esau as his 6 own. You may buy food from them, you may buy water from </text:span><text:span text:style-name="CharStyle19">7</text:span><text:span text:style-name="CharStyle17"> them (for the Eternal your God has always blessed your enter­prise. Think how his care brought you through this wide desert; the Eternal your God has been with you all these forty years, and never have 8 you been in want).’ So we passed through our kinsfolk the sons of Esau, who live in Seir, from Elath and Ezion-geber on the Arabah route; we moved round in the direction of the o plains of Moab. ‘Fight not with Moab,’ said the Eternal to me, ‘do not engage them in battle, for I will not let you hold any of their land; Ar I have assigned to the sons of Lot as 10 their own.’ [[Long ago the Emim used to live there, a strong and numerous race, as tall as giants; like the giants, n they are generally called Titans, but the Moabites call them ‘Emim.’ Long ago also 12 troglodytes used to live in Seir, but the sons of Esau dislodged them and killed them off, tak­ing possession of their country just as the Israelites did with the land which the Eternal had assigned as their possession.]] ‘Up now and cross the wady of 13 Zered.’ We crossed the wady of Zered; when we crossed that 14 wady of Zered, thirty-eight years had passed since we left Kadesh- barnea, and all that generation (that is, the warriors) had died off, as the Eternal had sworn: the Eternal’s hand had been 15 against them, routing them in disarray, till all had perished.</text:span></text:p>
        <text:p text:style-name="P97"><text:span text:style-name="CharStyle9">Now that all these warriors 16 had perished from the people, the Eternal said to me, 17 ‘To-day you are about to cross 18 Ar, the territory of Moab. As 19 you pass close in front of the Ammonites, do not fight with them, do not engage in battle with them, for I will not let you have any of the Ammonite country; I have assigned it to the sons of Lot as their own.’</text:span></text:p>
        <text:p text:style-name="P20"><text:span text:style-name="CharStyle6">[[It also is generally called a 20 land of the Titans; Titans used to live there long ago, whom the Ammonites call Zamzummin —a strong and numerous race, 21 as tall as giants, whom the Eternal killed off before the Ammonites, the latter dislodg­ing them and taking possession of their country, just as he had 22 done for the sons of Esau who live in Seir, by killing off the troglodytes, whom they dis­lodged, taking possession of their country to the present day. So too the Avim, who 23 lived in villages as far as Gaza,</text:span></text:p>
      </text:section>
      <text:section text:style-name="Sect4" text:name="Section4">
        <text:p text:style-name="P207"><text:span text:style-name="CharStyle6">were killed off by the Cretans, who came from Crete and took possession of their country.]]</text:span></text:p>
        <text:list xml:id="list8864501684853066944" text:style-name="L4">
          <text:list-item>
            <text:p text:style-name="P220"><text:span text:style-name="CharStyle6"><text:tab/>‘Up, then, move across the wady of Arnon; I hand over to you Sihon the Amorite, king of Heshbon, him and his land; start to seize it and to engage</text:span></text:p>
          </text:list-item>
          <text:list-item>
            <text:p text:style-name="P220"><text:span text:style-name="CharStyle6"><text:tab/>him in battle, and I will start this very day to put the terror of you and the dread of you upon all races under heaven; the news of you shall make them tremble in anguish on account</text:span></text:p>
          </text:list-item>
          <text:list-item>
            <text:p text:style-name="P220"><text:span text:style-name="CharStyle6"><text:tab/>of you/ So I sent envoys from the desert of Kedemoth to Sihon king of Heshbon with</text:span></text:p>
          </text:list-item>
          <text:list-item>
            <text:p text:style-name="P220"><text:span text:style-name="CharStyle6"><text:tab/>this message of peace: ‘Let us pass through your land, we will go straight across, turning neither to the right nor to the</text:span></text:p>
          </text:list-item>
          <text:list-item>
            <text:p text:style-name="P220"><text:span text:style-name="CharStyle6"><text:tab/>left. You shall sell us food for money and give us drinking water for money; only allow</text:span></text:p>
          </text:list-item>
          <text:list-item>
            <text:p text:style-name="P231"><text:span text:style-name="CharStyle6"><text:tab/>us to walk through, as we were allowed by the sons of Esau who live in Seir and the Moabites who live in Ar, till we cross the Jordan into the land which the Eternal our God is giving us!’</text:span></text:p>
          </text:list-item>
          <text:list-item>
            <text:p text:style-name="P231"><text:span text:style-name="CharStyle6"><text:tab/>But Sihon king of Heshbon would not let us pass through his land; the Eternal your God had stiffened his mind and made his heart stubborn, in order to put him into your hands, as is the case to-day.</text:span></text:p>
          </text:list-item>
          <text:list-item>
            <text:p text:style-name="P234"><text:span text:style-name="CharStyle6"><text:tab/>Then the Eternal said to me, ‘Here have I started to hand over to you Sihon and his land; start to seize it, that you may</text:span></text:p>
          </text:list-item>
          <text:list-item>
            <text:p text:style-name="P231"><text:span text:style-name="CharStyle6"><text:tab/>make his land your own/ And when Sihon and all his host attacked us in battle at Jahaz,</text:span></text:p>
          </text:list-item>
          <text:list-item>
            <text:p text:style-name="P231"><text:span text:style-name="CharStyle6"><text:tab/>the Eternal our God put him into our hands; we killed him and his sons and all his host,</text:span></text:p>
          </text:list-item>
          <text:list-item>
            <text:p text:style-name="P231"><text:span text:style-name="CharStyle6"><text:tab/>we captured all his towns, and in every town we put the citizens to death, men, women, and children, sparing none,</text:span></text:p>
          </text:list-item>
        </text:list>
        <text:p text:style-name="P20"><text:span text:style-name="CharStyle6">keeping only the cattle as our 35 prey, along with the plunder of the captured towns. From 36 Aroer on the edge of the wady of Arnon and from the town that lies in the wady, right across to Gilead, no town was too much for us; the Eternal our God put them all into our hands. Only, as the Eternal 37 had given strict orders, you never ventured near the land of the Ammonites, or near anything that lay on that side of the wady of Jabbok, or near the highland towns.</text:span></text:p>
        <text:p text:style-name="P96"><text:span text:style-name="CharStyle6">We then moved up in the Q direction of Bashan, and Og king of Bashan with all his host attacked us in battle at Edrei. But the Eternal said to me, 2 ‘Do not fear him, for I hand him over to you, with all his host and his land; you shall do to him what you did to Sihon king of the Amorites who lived at Heshbon/ So the Eternal 3 our God put Og king of Bashan also into our hands, together with all his host; we defeated him, till not a survivor was left, and we captured all his towns— 4 there was not a town that we did not take—sixty towns in all, in the region of Argob, Og’s realm in Bashan. All these 5 towns, fortified with high walls, gates, and bars, besides many an open hamiet, we exter- 6 minated, as we did in the case of Sihon king of Heshbon, putting the citizens to death, men, women, and children, but 7 keeping all the cattle and the plunder of the towns as our prey.</text:span></text:p>
        <text:p text:style-name="P98"><text:span text:style-name="CharStyle9">Thus did we seize the land </text:span><text:span text:style-name="CharStyle10">8 </text:span><text:span text:style-name="CharStyle9">of the two Amorite kings east of the Jordan, from the wady of Arnon to mount Hermon (called Sirion by the Phoenicians, and</text:span></text:p>
        <text:list xml:id="list8264558997586368885" text:style-name="L5">
          <text:list-item>
            <text:p text:style-name="P308"><text:span text:style-name="CharStyle6"><text:tab/>Senir by the Amorites), all the towns of the tableland, all Gilead and all Baslian as far as Salchah and Edrei, towns belonging to Og’s realm</text:span></text:p>
          </text:list-item>
          <text:list-item>
            <text:p text:style-name="P309"><text:span text:style-name="CharStyle6"><text:tab/>in Bashan. [[Og king of Bashan was the only survivor left of the Titans; his sarcophagus of ba­salt, is it not lying still at Kabbah-Ammon, fourteen feet long and six feet broad?]]</text:span></text:p>
          </text:list-item>
          <text:list-item>
            <text:p text:style-name="P315"><text:span text:style-name="CharStyle6"><text:tab/>Of this country which we cap­tured at that time, I gave the Reubenites and the Gadites the land north of Aroer on the wady of Arnon and half of the highlands of Gilead, towns and</text:span></text:p>
          </text:list-item>
          <text:list-item>
            <text:p text:style-name="P316"><text:span text:style-name="CharStyle6"><text:tab/>all; the rest of Gilead and the whole of Bashan, Og’s realm, the whole of the Argob region, I gave to the half-clan of Manas- seh. [[This Bashan is all called</text:span></text:p>
          </text:list-item>
          <text:list-item>
            <text:p text:style-name="P309"><text:span text:style-name="CharStyle6"><text:tab/>a land of the Titans; it was Jair a Manassite who captured the whole of the Argob region to the frontiers of the Geshur- ites and the Maacathites, call­ing this part of Bashan ‘Hav- voth-jair’ after himself—a name that lasts to this day.</text:span></text:p>
          </text:list-item>
          <text:list-item>
            <text:p text:style-name="P200"><text:span text:style-name="CharStyle6"><text:tab/>To Machir I gave Gilead. To </text:span><text:span text:style-name="CharStyle20">j</text:span><text:span text:style-name="CharStyle21">6</text:span><text:span text:style-name="CharStyle6"> the Reubenites and the Gadites</text:span></text:p>
          </text:list-item>
        </text:list>
        <text:list xml:id="list4668526509897800653" text:style-name="L6">
          <text:list-item>
            <text:p text:style-name="P365"><text:span text:style-name="CharStyle6"><text:tab/>gave the country from Gilead to the Arnon wady, with the middle of the wady as a bound­ary, as far north as the Jabbok wady, which bounds the 17 Amorites, along with the Ara- bah, bounded by the Jordan, from the lake of Kinnereth to the sea of the Arabah, the Salt Sea, lying under the slopes of Pisgah to the east.]]</text:span></text:p>
          </text:list-item>
        </text:list>
        <text:p text:style-name="P20"><text:span text:style-name="CharStyle8">(8</text:span><text:span text:style-name="CharStyle6"> I gave you these orders then: ‘The Eternal your God has given you this land for your own; all your warriors shall march on under arms, in front of your 19 fellow-Israelites. But your wives and children and cattle (and I know you have many cattle) shall remain here in the towns I have assigned you, till such time as the Eternal has settled not only yourselves but your fellows, till such time as 20 they get possession of the land which the Eternal your God assigns them west of the Jordan. Then you can each go home to the land I have assigned you as your own.’ I also gave these 21 orders to Joshua then: ‘Your eyes have seen all that the Eter­nal your God has done to these two kings; so shall the Eternal do to all the realms you are crossing to invade. Fear them 22 not; it is the Eternal your God who fights for you.’</text:span></text:p>
        <text:p text:style-name="P73"><text:span text:style-name="CharStyle6">I also entreated the Eternal 23 then, saying: ‘O Eternal, my 24 Lord, thou hast only begun to let thy servant see how great and strong thou art; what god in heaven or earth could do deeds like to thine, and mighty acts like thine? Ah, let me 25 cross and see the fine land over the Jordan, the fair hill-country, and Lebanon.’ But the Eternal 26 was wroth with me on your account and would not listen to me. ‘Enough of this,’ said the Eternal, ‘say not another word about it. Climb to the 27 top of Pisgah and look round you, west, north, south, and east: look, for you shall never cross this Jordan. But counsel 28 Joshua, nerve him, strengthen him, for he shall lead the people across and he shall put them in possession of the land on which you look.’ (We were in 29 the valley opposite Beth-peor.)</text:span></text:p>
        <text:p text:style-name="P66"><text:span text:style-name="CharStyle6">And now, O Israel, listen to </text:span><text:span text:style-name="CharStyle22">* </text:span><text:span text:style-name="CharStyle6">the rules and regulations that I teach you, and obey them, so that you may live and enter on possession of the land which the Eternal the God of your</text:span></text:p>
        <text:list xml:id="list6053065890015576285" text:style-name="L7">
          <text:list-item>
            <text:p text:style-name="P318"><text:span text:style-name="CharStyle6"><text:tab/>fathers is assigning you. You shall not add one word to my commands, nor take one word from them; you shall obey the commands of the Eternal your God which I enjoin upon you.</text:span></text:p>
          </text:list-item>
          <text:list-item>
            <text:p text:style-name="P318"><text:span text:style-name="CharStyle6"><text:tab/>You have seen for yourselves what the Eternal did at Baal- peor; the Eternal your God has killed every man of you who</text:span></text:p>
          </text:list-item>
          <text:list-item>
            <text:p text:style-name="P325"><text:soft-page-break/><text:span text:style-name="CharStyle6"><text:tab/>followed the Baal of Peor, but those of you who held to the Eternal your God are all alive to-day.</text:span></text:p>
          </text:list-item>
          <text:list-item>
            <text:p text:style-name="P326"><text:span text:style-name="CharStyle6"><text:tab/>Here am I teaching you, as the Eternal my God ordered me, the rules and regulations for what you are to do in the land you are</text:span></text:p>
          </text:list-item>
          <text:list-item>
            <text:p text:style-name="P318"><text:span text:style-name="CharStyle6"><text:tab/>entering to possess; keep them, obey them, for that will prove your wisdom and intelligence to the nations; when they hear all these rules they will say, ‘This great nation is indeed a wise,</text:span></text:p>
          </text:list-item>
          <text:list-item>
            <text:p text:style-name="P318"><text:span text:style-name="CharStyle6"><text:tab/>intelligent race!’ For what great nation has a god so near to it as the Eternal our God is, whenever we invoke him?</text:span></text:p>
          </text:list-item>
          <text:list-item>
            <text:p text:style-name="P318"><text:span text:style-name="CharStyle6"><text:tab/>What great nation has rules and regulations as just as all this code that I am putting before</text:span></text:p>
          </text:list-item>
          <text:list-item>
            <text:p text:style-name="P327"><text:span text:style-name="CharStyle6"><text:tab/>you now? Only be careful to watch yourselves well, all through your life, lest you for­get what you have seen for yourselves, and let it pass from your mind; impart it to your children and your children’s</text:span></text:p>
          </text:list-item>
          <text:list-item>
            <text:p text:style-name="P335"><text:span text:style-name="CharStyle6"><text:tab/>children, the story of the day when you stood before the Eternal your God at Horeb and the Eternal said to me, ‘Gather the people round me, and I will let them hear my words, that they may learn to reverence me all the days of their life on earth, and that they may instruct their</text:span></text:p>
          </text:list-item>
          <text:list-item>
            <text:p text:style-name="P335"><text:span text:style-name="CharStyle6"><text:tab/>children in reverence’—the story of how you approached and stood below the mountain that flamed up to the very heart</text:span></text:p>
          </text:list-item>
        </text:list>
        <text:p text:style-name="P22"><text:span text:style-name="CharStyle6">of heaven, shrouded in darkness, cloud, and gloom, and how the 12 Eternal spoke to you out of the flames. You heard the sound of words, but you saw no shape; it was only a voice. He made 13 known to you his compact, the ten sayings which he ordered you to obey, writing them on two stone tablets. The Eternal 14 then ordered me to teach you rules and regulations to be fol­lowed in the land which you are entering to possess. Now, 15 be careful. You saw no shape on the day when the Eternal spoke to you out of the flames at Horeb; beware, then, of de- 16 praving yourselves by carving an idol in the shape of any statue, either male or female, or like any beast on earth, any 17 bird that flies, any insect crawl- 18 ing on the ground, or any fish in the sea; beware of looking up 19 to the sky and then, as you see the whole host of heaven, the sun and moon and stars, letting yourselves be allured to bend in worship of them. The Eter­nal your God has allotted them for worship to all nations under the broad sky, but the Eternal 20 took you and lifted you from the iron furnace of Egypt, to be a people of his own, as it is to-day. Besides, while the 21 Eternal was angry with me on your account and swore that I was not to cross the Jordan, nor to enter the fine country which the Eternal assigns to you as your possession, but that 22 I must die here, instead of crossing the Jordan, you are to cross it and take possession of that fine country. So be 23 careful never to forget the com­pact that the Eternal your God has made with you, never to carve an idol in the shape of any-</text:span></text:p>
      </text:section>
      <text:section text:style-name="Sect4" text:name="Section5">
        <text:p text:style-name="P170"><text:span text:style-name="CharStyle6">thing forbidden by the Eternal</text:span></text:p>
        <text:list xml:id="list1444721241454630427" text:style-name="L8">
          <text:list-item>
            <text:p text:style-name="P173"><text:span text:style-name="CharStyle6"><text:tab/>your God. For the Eternal your God is a consuming fire, a jeal­ous God.</text:span></text:p>
          </text:list-item>
          <text:list-item>
            <text:p text:style-name="P182"><text:span text:style-name="CharStyle6"><text:tab/>When you produce children and children’s children, if you lose your freshness in the land and deprave yourselves by carv­ing an idol in the sight of the Eternal your God, and so vexing</text:span></text:p>
          </text:list-item>
          <text:list-item>
            <text:p text:style-name="P183"><text:span text:style-name="CharStyle6"><text:tab/>him, then here and now I call heaven and earth to witness against you, that you will soon be wiped out of the land which you are crossing Jordan to pos­sess; you shall not live long there, you shall be wiped out.</text:span></text:p>
          </text:list-item>
          <text:list-item>
            <text:p text:style-name="P180"><text:span text:style-name="CharStyle6"><text:tab/>The Eternal will scatter you among the nations; few of you will be left among the nations where the Eternal exiles you,</text:span></text:p>
          </text:list-item>
          <text:list-item>
            <text:p text:style-name="P180"><text:span text:style-name="CharStyle6"><text:tab/>and there you will have to wor­ship hand-made gods, gods of wood and stone that neither see nor hear nor eat nor smell.</text:span></text:p>
          </text:list-item>
          <text:list-item>
            <text:p text:style-name="P180"><text:span text:style-name="CharStyle6"><text:tab/>Yet if there you seek the Eternal your God, you shall find him, provided that you seek for him with all your mind and all your</text:span></text:p>
          </text:list-item>
          <text:list-item>
            <text:p text:style-name="P180"><text:span text:style-name="CharStyle6"><text:tab/>soul. When you are in anguish, with all these woes upon you, in the end you shall come back to the Eternal your God and</text:span></text:p>
          </text:list-item>
          <text:list-item>
            <text:p text:style-name="P180"><text:span text:style-name="CharStyle6"><text:tab/>listen to his voice; for the Eter­nal your God is a merciful God, he will not let you go, he will not destroy you, he will not forget the compact he swore to your fathers.</text:span></text:p>
          </text:list-item>
        </text:list>
        <text:p text:style-name="P85"><text:span text:style-name="CharStyle8">33</text:span><text:span text:style-name="CharStyle6"> Ask the days of old, ere ever you were born, ask if anything as great has ever happened or been heard of, from one end of the world to another, ever since the day that God made man upon</text:span></text:p>
        <text:list xml:id="list1335070533907043581" text:style-name="L9">
          <text:list-item>
            <text:p text:style-name="P184"><text:span text:style-name="CharStyle6"><text:tab/>earth: did any nation ever hear the voice of a god speaking from fire, as you have heard, and re-</text:span></text:p>
          </text:list-item>
          <text:list-item>
            <text:p text:style-name="P174"><text:span text:style-name="CharStyle6"><text:tab/>main alive? Has any god ever ventured to go and take a nation for himself out of another nation</text:span></text:p>
          </text:list-item>
        </text:list>
        <text:p text:style-name="P48"><text:span text:style-name="CharStyle6">by a series of tests, by signal acts, by war, by sheer strength and main force, with awful terrors, as you saw the Eternal your God do for you in Egypt? You </text:span><text:span text:style-name="CharStyle8">35 </text:span><text:span text:style-name="CharStyle6">had all this shown to you, to teach you that the Eternal is God and God alone. He let you 36 hear his voice out of heaven, for discipline, and on earth he let you see his mighty fire—you heard his voice out of the flames. And because he loved your </text:span><text:span text:style-name="CharStyle8">37 </text:span><text:span text:style-name="CharStyle6">fathers and chose their descend­ants after them, because he brought you out of Egypt with his own presence and his mighty power, dispossessing nations 38 greater and stronger than your­selves that he might bring you in to let you have their land for your own, as it is to-day, there- </text:span><text:span text:style-name="CharStyle8">39 </text:span><text:span text:style-name="CharStyle6">fore be sure of this, remind your­selves, that it is the Eternal who is God in heaven above and on the earth beneath, the only God. You must obey his rules and or- 40 ders which I command you this day, that all may go well with you and with your children after you, and that you may live long on the land which the Eternal your God assigns you.”</text:span></text:p>
        <text:p text:style-name="P101"><text:span text:style-name="CharStyle9">Then Moses set apart three 41 towns across the Jordan towards the east, as a refuge for the 42 homicide who had killed some neighbour unintentionally, not on account of any previous feud; he might save his life by running to one of those towns, to Bezer 43 on the table-land (which was meant for the Reubenites), to Ramoth in Gilead (which was meant for the Gadites), or to Golan in Bashan (which was meant for the Manassites).</text:span></text:p>
        <text:p text:style-name="P26"><text:span text:style-name="CharStyle6">Here is the code which Moses 44 put before the Israelites: here 45</text:span></text:p>
        <text:p text:style-name="P208"><text:span text:style-name="CharStyle6">are the decrees, the rules, and the regulations which Moses issued to the Israelites when</text:span></text:p>
        <text:list xml:id="list6637179568013328758" text:style-name="L10">
          <text:list-item>
            <text:p text:style-name="P221"><text:span text:style-name="CharStyle6"><text:tab/>they left Egypt, when they were east of the Jordan, in the valley opposite Beth-peor, in the land of Sihon king of the Amorites whose capital was Heshbon, and whom Moses and the Israelites defeated after they</text:span></text:p>
          </text:list-item>
          <text:list-item>
            <text:p text:style-name="P221"><text:span text:style-name="CharStyle6"><text:tab/>left Egypt, taking possession of his land and also the land of Og king of Bashan, the two Amorite kings who lived to the</text:span></text:p>
          </text:list-item>
          <text:list-item>
            <text:p text:style-name="P221"><text:span text:style-name="CharStyle6"><text:tab/>east of the Jordan from Aroer on the edge of the Arnon wady as far as to mount Sion (that</text:span></text:p>
          </text:list-item>
          <text:list-item>
            <text:p text:style-name="P221"><text:span text:style-name="CharStyle6"><text:tab/>is, Hermon), with all the Ara- bah east of the Jordan down to the sea of the Arabah which lies under the slopes of Pisgah.</text:span></text:p>
          </text:list-item>
        </text:list>
        <text:p text:style-name="P144"><text:span text:style-name="CharStyle6">Moses summoned all Israel and said to them: “O Israel, listen to the rules and regula­tions which I announce in your hearing this day, that you may learn them and be careful to</text:span></text:p>
        <text:list xml:id="list678572783933699444" text:style-name="L11">
          <text:list-item>
            <text:p text:style-name="P237"><text:span text:style-name="CharStyle6"><text:tab/>obey them. The Eternal our God has made a compact with us</text:span></text:p>
          </text:list-item>
          <text:list-item>
            <text:p text:style-name="P237"><text:span text:style-name="CharStyle6"><text:tab/>at Horeb; the Eternal made this compact, not with our fore­fathers but with ourselves, with us who are all here and</text:span></text:p>
          </text:list-item>
          <text:list-item>
            <text:p text:style-name="P242"><text:span text:style-name="CharStyle6"><text:tab/>now alive. The Eternal spoke to you face to face, out of the</text:span></text:p>
          </text:list-item>
          <text:list-item>
            <text:p text:style-name="P242"><text:span text:style-name="CharStyle6"><text:tab/>fire at the hill, while I stood between the Eternal and you, in order to report what the Eternal said—for you were ter­rified at the fire and would not ascend the hill. He said: ‘I</text:span></text:p>
          </text:list-item>
          <text:list-item>
            <text:p text:style-name="P242"><text:span text:style-name="CharStyle6"><text:tab/>am the Eternal your God, who brought you from the land of Egypt, that slave-pen.</text:span></text:p>
          </text:list-item>
          <text:list-item>
            <text:p text:style-name="P242"><text:span text:style-name="CharStyle6"><text:tab/>You shall have no gods but me.</text:span></text:p>
          </text:list-item>
          <text:list-item>
            <text:p text:style-name="P244"><text:span text:style-name="CharStyle6"><text:tab/>You shall not carve for your­selves any idol, the shape of anything in heaven above or on the earth below or in the</text:span></text:p>
          </text:list-item>
        </text:list>
        <text:p text:style-name="P55"><text:span text:style-name="CharStyle6">o sea: you shall not bow down to</text:span></text:p>
        <text:p text:style-name="P20"><text:span text:style-name="CharStyle6">them nor worship them, for I the Eternal your God am a jealous God, punishing children for the sins of their fathers, punishing those who hate me, to the third and the fourth gen­eration, but showing kindness 10 to thousands of those who love me and obey my orders.</text:span></text:p>
        <text:p text:style-name="P74"><text:span text:style-name="CharStyle6">You shall not use the name 11 of the Eternal, your God, pro­fanely; for the Eternal will never acquit anyone who uses his name profanely.</text:span></text:p>
        <text:p text:style-name="P73"><text:span text:style-name="CharStyle6">Keep the sabbath sacred, 12 as the Eternal your God has ordered you. Six days you may 13 labour and do all your business, but the seventh day is the sab- 14 bath in honour of the Eternal, your God, and on it you must not do any business, neither you nor your son nor your daughter nor your slaves, male or female, nor your ox nor your ass nor any of your cattle, nor the alien who is among you. Your slaves, male and female, are to rest as well as yourselves. Remember that you were once 15 slaves in the land of Egypt, and that the Eternal your God brought you out by sheer strength and main force. Hence the Eternal your God has or­dered you to keep the sabbath.</text:span></text:p>
        <text:p text:style-name="P73"><text:span text:style-name="CharStyle6">Honour your father and your 16 mother, as the Eternal your God has ordered you, that you may have a long life and that all may go well with you in the land which the Eternal your God is giving you.</text:span></text:p>
        <text:p text:style-name="P73"><text:span text:style-name="CharStyle6">You shall not murder, nor 17 commit adultery, nor steal, 18 nor give false evidence against 19 a fellow-countryman, nor lust 20 after his wife, nor covet his 21 household, his property, his slaves, male or female, his ox,</text:span></text:p>
        <text:p text:style-name="P60"><text:span text:style-name="CharStyle6">his ass, or anything that be­longs to a fellow-countryman.’</text:span></text:p>
        <text:list xml:id="list6018995713481685699" text:style-name="L12">
          <text:list-item>
            <text:p text:style-name="P245"><text:span text:style-name="CharStyle6"><text:tab/>These sayings the Eternal spoke to all your gathering at the mountain, speaking with a loud voice out of the flames, the cloud, and the black darkness. He then ceased, and wrote them on two stone tablets which he</text:span></text:p>
          </text:list-item>
          <text:list-item>
            <text:p text:style-name="P248"><text:soft-page-break/><text:span text:style-name="CharStyle6"><text:tab/>handed to me. And when you heard the voice out of the dark­ness, as the mountain was aflame with fire, you ap­proached me, that is, all the chiefs of your clans and your</text:span></text:p>
          </text:list-item>
          <text:list-item>
            <text:p text:style-name="P222"><text:span text:style-name="CharStyle6"><text:tab/>sheikhs, saying, ‘Here has the Eternal our God shown us his glory and greatness; we have heard his voice out of the flames, we have seen to-day how a man can live after God</text:span></text:p>
          </text:list-item>
          <text:list-item>
            <text:p text:style-name="P222"><text:span text:style-name="CharStyle6"><text:tab/>has spoken to him. But why are we to die? This great fire will burn us up; if -we hear the voice of the Eternal our God</text:span></text:p>
          </text:list-item>
          <text:list-item>
            <text:p text:style-name="P222"><text:span text:style-name="CharStyle6"><text:tab/>any longer, we shall die. For what mortal ever lived after hearing the voice of a living God out of the flames, as we</text:span></text:p>
          </text:list-item>
          <text:list-item>
            <text:p text:style-name="P222"><text:span text:style-name="CharStyle6"><text:tab/>have heard it? Do you ap­proach the Eternal our God, and hear all he has to say; then tell us whatever the Eternal our God tells you, and we will</text:span></text:p>
          </text:list-item>
          <text:list-item>
            <text:p text:style-name="P222"><text:span text:style-name="CharStyle6"><text:tab/>listen and obey.’ The Eter­nal heard what you said to me, and the Eternal said to me, ‘I have heard what this people</text:span></text:p>
          </text:list-item>
          <text:list-item>
            <text:p text:style-name="P222"><text:span text:style-name="CharStyle6"><text:tab/>says to you; they are right. If only they had always a mind like this, to reverence me and obey all my orders, so that things might always go well with them and with their chil-</text:span></text:p>
          </text:list-item>
          <text:list-item>
            <text:p text:style-name="P222"><text:span text:style-name="CharStyle6"><text:tab/>dren! Tell them to go home to</text:span></text:p>
          </text:list-item>
          <text:list-item>
            <text:p text:style-name="P222"><text:span text:style-name="CharStyle6"><text:tab/>their tents, but do you stand beside me here, and I will tell you all the code, the rules and regulations, which you are to teach them to obey within the land which I am giving them</text:span></text:p>
          </text:list-item>
        </text:list>
        <text:p text:style-name="P20"><text:span text:style-name="CharStyle6">for their own. Be mindful 32 then, to do as the Eternal your God has ordered you; you must not swerve to the right or to the left, but always follow the </text:span><text:span text:style-name="CharStyle8">33 </text:span><text:span text:style-name="CharStyle6">straight road of life which the Eternal your God has laid down for you, that you may live, that things may go well with you, and that you may have a long life in the land that is to be your own.</text:span></text:p>
        <text:p text:style-name="P74"><text:span text:style-name="CharStyle6">Now here is the code, the rules and regulations, which O the Eternal your God has di­rected that you are to be taught to follow in the land which you are crossing to make your own, a land abounding with milk and honey, that you may reverence 2 the Eternal your God by obey­ing all his rules and orders all your life, as I enjoin them upon you and your sons and your grandsons, that you may have a long life. Listen then, Israel, </text:span><text:span text:style-name="CharStyle8">3 </text:span><text:span text:style-name="CharStyle6">and be mindful to obey, that tilings may go well with you, and that you may multiply greatly, as the Eternal the God of your fathers has promised you.</text:span></text:p>
        <text:p text:style-name="P74"><text:span text:style-name="CharStyle6">Listen, Israel: ‘the Eternal, 4 the Eternal alone, is our God. And you must love the Eternal 5 your God with all your mind and all your soul and all your strength.’ These words you 6 must learn by heart, this charge of mine; you must impress them 7 on your children, you must talk about them when you are sit­ting at home and when you are on the road, when you lie down and when you rise up. You 8 must tie them on your hands as a memento, and wear them on your forehead as a badge; you must inscribe them on the 9 door-posts of your houses and on your gates. And when the 10 Eternal your God brings you</text:span></text:p>
      </text:section>
      <text:section text:style-name="Sect4" text:name="Section6">
        <text:p text:style-name="P209"><text:span text:style-name="CharStyle6">into the land which he swore to your fathers, Abraham, Isaac, and Jacob, that he would give you, with its great, splendid towns, which you never built,</text:span></text:p>
        <text:list xml:id="list453847805691786567" text:style-name="L13">
          <text:list-item>
            <text:p text:style-name="P256"><text:span text:style-name="CharStyle6"><text:tab/>with houses full of all stores, which you never gathered, with reservoirs that you never dug, and with vines and olives that you never planted, when you</text:span></text:p>
          </text:list-item>
          <text:list-item>
            <text:p text:style-name="P258"><text:span text:style-name="CharStyle6"><text:tab/>eat and are satisfied, then be­ware of forgetting the Eternal, who brought you out of the land of Egypt, that slave-pen.</text:span></text:p>
          </text:list-item>
          <text:list-item>
            <text:p text:style-name="P258"><text:span text:style-name="CharStyle6"><text:tab/>You must reverence the Eternal your God, you must worship him, and by his name you</text:span></text:p>
          </text:list-item>
          <text:list-item>
            <text:p text:style-name="P258"><text:span text:style-name="CharStyle6"><text:tab/>must swear. You must never follow any other gods, belonging</text:span></text:p>
          </text:list-item>
          <text:list-item>
            <text:p text:style-name="P258"><text:span text:style-name="CharStyle6"><text:tab/>to the nations round you (for the Eternal your God, who is among you, is a jealous God), lest the anger of the Eternal your God blaze out against you and -wipe you off the face of the</text:span></text:p>
          </text:list-item>
          <text:list-item>
            <text:p text:style-name="P258"><text:span text:style-name="CharStyle6"><text:tab/>earth. You must not put the Eternal your God to the proof,</text:span></text:p>
          </text:list-item>
          <text:list-item>
            <text:p text:style-name="P258"><text:span text:style-name="CharStyle6"><text:tab/>as you did at Massah. You must be careful to obey the orders of the Eternal your God, the decrees and rules which he</text:span></text:p>
          </text:list-item>
          <text:list-item>
            <text:p text:style-name="P258"><text:span text:style-name="CharStyle6"><text:tab/>has enjoined upon you; you must do whatever the Eternal holds to be right and good, that things may go well with you, and that you may enter into possession of the fine country which the Eternal</text:span></text:p>
          </text:list-item>
          <text:list-item>
            <text:p text:style-name="P258"><text:span text:style-name="CharStyle6"><text:tab/>swore to your fathers that he would clear of all enemies for you, as he promised.</text:span></text:p>
          </text:list-item>
          <text:list-item>
            <text:p text:style-name="P235"><text:span text:style-name="CharStyle6"><text:tab/>When your son asks you, in time to come, about the mean­ing of the decrees and rules and regulations which the Eternal our God has enjoined upon you,</text:span></text:p>
          </text:list-item>
          <text:list-item>
            <text:p text:style-name="P249"><text:span text:style-name="CharStyle6"><text:tab/>then you must tell your son, ‘We were once the Pharaoh’s slaves in Egypt, but the Eternal brought us out of Egypt by</text:span></text:p>
          </text:list-item>
          <text:list-item>
            <text:p text:style-name="P263"><text:span text:style-name="CharStyle6"><text:tab/>sheer strength. The Eternal</text:span></text:p>
          </text:list-item>
        </text:list>
        <text:p text:style-name="P22"><text:span text:style-name="CharStyle6">displayed signal acts, awful and heavy, against the Pharaoh and all his household before our very eyes, but he brought us 23 out, to bring us into the land which he had sworn to our fathers that he would give us. And the Eternal ordered us to 24 keep all these rules, and to reverence the Eternal our God, for our own lasting good, that he might keep us alive, as alive we are to-day. It will be the 25 saving of us if we are mindful before the Eternal our God to do all these orders of his.’</text:span></text:p>
        <text:p text:style-name="P127"><text:span text:style-name="CharStyle6">When the Eternal your God </text:span><text:span text:style-name="CharStyle22">n </text:span><text:span text:style-name="CharStyle6">brings you into the land of • which you are going to take possession, and clears it of many a nation for you, of the Hittites, the Girgashites, the Amorites, the Canaanites, the Perizzites, the Hivites, and the Jebusites, seven nations greater and stronger than yourselves, when the Eternal your God 2 puts them into your hands and you rout them, then you must exterminate them, making no compact with them and show­ing them no mercy; you must </text:span><text:span text:style-name="CharStyle8">3 </text:span><text:span text:style-name="CharStyle6">not intermarry with them, you must never let your daughters marry their sons nor your sons their daughters, for they will 4 seduce your sons from following me to worshipping other gods, and the anger of the Eternal will blaze out against you, till he destroys you rapidly. This </text:span><text:span text:style-name="CharStyle8">5 </text:span><text:span text:style-name="CharStyle6">is how you are to treat them: demolish their altars, break their obelisks, cut down their sacred poles, and burn up their carved idols. For you are a </text:span><text:span text:style-name="CharStyle8">6 </text:span><text:span text:style-name="CharStyle6">people sacred to the Eternal your God; the Eternal your God has chosen you to be his prized possession, out of all nations on the face of the earth.</text:span></text:p>
      </text:section>
      <text:section text:style-name="Sect4" text:name="Section7">
        <text:list xml:id="list7644770834845571652" text:style-name="L14">
          <text:list-item>
            <text:p text:style-name="P362"><text:span text:style-name="CharStyle6"><text:tab/>It was not because you were larger than any other nation, that the Eternal set his heart upon you and chose you; no, you were the smallest of the</text:span></text:p>
          </text:list-item>
          <text:list-item>
            <text:p text:style-name="P341"><text:span text:style-name="CharStyle6"><text:tab/>nations. It was because the Eternal loves you, because he meant to keep his oath to your fathers, that the Eternal has brought you out by sheer strength, rescuing you from that slave-pen, from the power of the Pharaoh, king of Egypt.</text:span></text:p>
          </text:list-item>
          <text:list-item>
            <text:p text:style-name="P319"><text:span text:style-name="CharStyle6"><text:tab/>Understand, then, that the Eternal your God is God indeed, a faithful God who carries out his compact of kindness to those who love him and carry out his orders, for a thousand</text:span></text:p>
          </text:list-item>
        </text:list>
        <text:p text:style-name="P22"><text:span text:style-name="CharStyle6">:o generations, a God who repays those that hate him by destroy­ing them personally—he never delays to deal with anyone who hates him, he repays him per­il sonally. So keep the orders, the rules and regulations, which I enjoin upon you to-day, and carry them out.</text:span></text:p>
        <text:list xml:id="list200049889681448" text:style-name="L7">
          <text:list-item>
            <text:p text:style-name="P342"><text:span text:style-name="CharStyle6"><text:tab/>And as you listen to these regulations, as you keep them and carry them out, the Eternal your God will carry out for you the compact of kindness which</text:span></text:p>
          </text:list-item>
          <text:list-item>
            <text:p text:style-name="P335"><text:span text:style-name="CharStyle6"><text:tab/>he swore to your fathers; he will love you, prosper you, and multiply you, he will prosper the fruit of your womb and the fruit of your ground, your corn and wine and oil, the young of your cattle and the lambs of your flock, in the land which he swore to your fathers that</text:span></text:p>
          </text:list-item>
          <text:list-item>
            <text:p text:style-name="P335"><text:span text:style-name="CharStyle6"><text:tab/>he would give to you. You shall have more prosperity than any nation; not a male or female shall be barren among you or among your cattle.</text:span></text:p>
          </text:list-item>
          <text:list-item>
            <text:p text:style-name="P335"><text:span text:style-name="CharStyle6"><text:tab/>The Eternal will also free you from all sickness; he will not inflict upon you any of the evil diseases of Egypt which you</text:span></text:p>
          </text:list-item>
        </text:list>
        <text:p text:style-name="P22"><text:span text:style-name="CharStyle6">know so well, but will inflict them upon all who hate you.</text:span></text:p>
        <text:p text:style-name="P78"><text:span text:style-name="CharStyle6">And you must annihilate all 16 the nations whom the Eternal your God puts into your hands, without pity; you must never worship their gods, for that will endanger you. If you say 17 to yourselves, ‘But these nations are stronger than I am; how can I disposses them?’ never fear 18 them; be sure to remember what the Eternal your God did to the Pharaoh and to all Egypt, the 19 terrible tests you saw with your own eyes, the signal acts, the sheer strength and main force, by means of which the Eternal your God brought you out. So shall the Eternal your God do to all the nations of whom you are afraid. Yes, the Eternal 20 your<text:tab/>God<text:tab/>will<text:tab/>send<text:tab/>hornets</text:span></text:p>
        <text:p text:style-name="P22"><text:span text:style-name="CharStyle6">among them, till their survivors hide and die off before you. You must not dread them, for 21 the Eternal your God is among you, a great and awful God.</text:span></text:p>
        <text:p text:style-name="P75"><text:span text:style-name="CharStyle6">The Eternal your God will 22 only<text:tab/>clear<text:tab/>out<text:tab/>these<text:tab/>nations</text:span></text:p>
        <text:p text:style-name="P54"><text:span text:style-name="CharStyle6">gradually; you are not to annihi­late them all at once, lest wild beasts grow too numerous for you.<text:tab/>But<text:tab/>the<text:tab/>Eternal your 23</text:span></text:p>
        <text:p text:style-name="P53"><text:span text:style-name="CharStyle6">God will put them into your hands and rout them in a crush­ing defeat,<text:tab/>till<text:tab/>they<text:tab/>are de­</text:span></text:p>
        <text:p text:style-name="P20"><text:span text:style-name="CharStyle6">stroyed; he will hand over their 24 kings to you, till you wipe out the very name of them under heaven; not a man shall be able to hold his own against you, till you destroy them. Burn up the carved images of 25 their gods; you must not covet the silver or the gold upon them, you must not keep it for yourselves, or you will be en­dangered; it is an abomination to the Eternal your God, and 26 you must not let any abomi-</text:span></text:p>
        <text:p text:style-name="P142"><text:span text:style-name="CharStyle6">nation into your houses and so share its doom; you must loathe it and detest it, as a doomed thing.</text:span></text:p>
        <text:p text:style-name="P21"><text:span text:style-name="CharStyle6">All that I order you to-day, you must be mindful to do, that you may live and multiply and enter on possession of the land which the Eternal swore to</text:span></text:p>
        <text:list xml:id="list4632029633797299057" text:style-name="L15">
          <text:list-item>
            <text:p text:style-name="P367"><text:span text:style-name="CharStyle6"><text:tab/>your fathers; and you must </text:span><text:soft-page-break/><text:span text:style-name="CharStyle6">remember all about how the Eternal your God led you through the desert during these forty years, to teach you your need of him, to prove you, to find out if it was your purpose</text:span></text:p>
          </text:list-item>
          <text:list-item>
            <text:p text:style-name="P367"><text:span text:style-name="CharStyle6"><text:tab/>to obey his orders or not. So he made you feel your need of him, he let you hunger and then fed you with manna, which neither you nor your fathers had ever known, that he might make you know that man lives not only by food but by every word that comes out of the lips</text:span></text:p>
          </text:list-item>
          <text:list-item>
            <text:p text:style-name="P367"><text:span text:style-name="CharStyle6"><text:tab/>of the Eternal. Your clothes never wore out, and your feet never blistered, during these</text:span></text:p>
          </text:list-item>
          <text:list-item>
            <text:p text:style-name="P367"><text:span text:style-name="CharStyle6"><text:tab/>forty years. You must keep this in mind, that the Eternal your God disciplines you as a</text:span></text:p>
          </text:list-item>
          <text:list-item>
            <text:p text:style-name="P367"><text:span text:style-name="CharStyle6"><text:tab/>man disciplines his son. You must obey the orders of the Eternal your God by living his</text:span></text:p>
          </text:list-item>
          <text:list-item>
            <text:p text:style-name="P367"><text:span text:style-name="CharStyle6"><text:tab/>life and reverencing him, for the Eternal your God is bring­ing you into a fine country, a country with streams of water, with springs and pools, welling up in valleys and on the hills,</text:span></text:p>
          </text:list-item>
          <text:list-item>
            <text:p text:style-name="P367"><text:span text:style-name="CharStyle6"><text:tab/>a country of wheat and barley, of vines and fig-trees and pome­granates, of olive oil and honey,</text:span></text:p>
          </text:list-item>
          <text:list-item>
            <text:p text:style-name="P368"><text:span text:style-name="CharStyle6"><text:tab/>a country where you can eat and never famish, where you shall lack for nothing, a country whose ore is iron and from whose hills you can dig copper.</text:span></text:p>
          </text:list-item>
        </text:list>
        <text:p text:style-name="P112"><text:span text:style-name="CharStyle6">io<text:tab/>You shall eat and be satisfied, and you shall bless the Eternal</text:span></text:p>
        <text:p text:style-name="P22"><text:span text:style-name="CharStyle6">your God for the fine country he has given you.</text:span></text:p>
        <text:p text:style-name="P96"><text:span text:style-name="CharStyle6">Beware of forgetting the n Eternal your God by failing to obey his orders and regulations and rules, which I enjoin upon you this day; lest, when you 12 have eaten and satisfied your­selves, when you have built grand houses to live in, when 13 your herds and flocks multiply and your silver and gold in­crease, and all you possess grows larger, then you turn 14 proud and forget the Eternal your God, who brought you out of the land of Egypt, from that slave-pen, who led you through 15 the wide, awful desert, with its stinging serpents and scor­pions and its thirsty, waterless ground, who brought you water out of the flinty rock, who fed 16 you in the desert with manna, which your fathers had never known, that he might teach you your need of him and prove you, in order to make you prosper in the end.</text:span></text:p>
        <text:p text:style-name="P96"><text:span text:style-name="CharStyle6">Beware of saying to your- 17 selves, ‘My own power and the strength of my own hand have won me all this wealth.’ You must remember the Eternal 18 your God, for it is he who gives you the power of gain­ing wealth, that he may ratify the compact which he swore to your fathers, as it is to­day. If ever you forget the 19 Eternal your God and follow other gods, worshipping them and doing homage to them, then I testify against you this day that you shall be wiped out, wiped out like the nations 20 which the Eternal is to wipe out before you, since you would not listen to the voice of the Eternal your God.</text:span></text:p>
        <text:p text:style-name="Body_20_text_20__28_4_29__20__2b__20_DropCap2">9<text:span text:style-name="CharStyle17"><text:tab/>Listen, Israel: to-day you are to cross the Jordan, to invade and dispossess nations stronger and more powerful than your­selves, to take possession of towns large and walled up to 2 the sky, a tall, doughty race, the giants you know so well, and of whom you have heard it said, ‘Who can stand up to the </text:span><text:span text:style-name="CharStyle25">3</text:span><text:span text:style-name="CharStyle17"> giants?’ Be sure, then, this day, that it is the Eternal your God who goes in front of you as a consuming fire, to destroy them, to subdue them before you; so shall you drive them out and kill them off quickly, as the Eter­nal has promised you.</text:span></text:p>
        <text:list xml:id="list4315894500656017565" text:style-name="L16">
          <text:list-item>
            <text:p text:style-name="P202"><text:span text:style-name="CharStyle6"><text:tab/>After the Eternal your God has cleared them out before you, never say to yourselves, ‘It is for my goodness that the Eternal has brought me in to possess this S country.’ For no goodness of yours, for no integrity of </text:span><text:soft-page-break/><text:span text:style-name="CharStyle6">mind, are you entering upon pos­session of their country; it is on account of the vice of these na­tions that the Eternal your God is dispossessing them before you, and in order to fulfil the oath which the Eternal swore to your fathers Abraham and Isaac and Jacob.</text:span></text:p>
          </text:list-item>
        </text:list>
        <text:p text:style-name="P20"><text:span text:style-name="CharStyle6">6 Be sure of this, it is not for your goodness that the Eternal your God is giving you this fine country; for you are an obstinate 7 race. Remember, never forget, how you provoked the Eternal your God to anger in the desert; from the day you left the land of Egypt to the day you arrived here, you Have been rebels against the Eternal.</text:span></text:p>
        <text:p text:style-name="P21"><text:span text:style-name="CharStyle6">8 Even at Horeb you provoked the Eternal to anger; indeed, the Eternal was so angry with you 9 that he meant to kill you. I had gone up the hill to receive the stone tablets, the tablets of the</text:span></text:p>
        <text:p text:style-name="P23"><text:span text:style-name="CharStyle6">compact which the Eternal made with you:<text:tab/>I remained forty</text:span></text:p>
        <text:p text:style-name="P20"><text:span text:style-name="CharStyle6">days and forty nights upon the hill, neither eating nor drinking [[and the Eternal handed me io the two stone tablets, on which the divine fingers had inscribed all the words spoken to you at the hill by the Eternal out of the fire, on the day of your gathering]]; then, after the forty </text:span><text:span text:style-name="CharStyle26">ii </text:span><text:span text:style-name="CharStyle6">days and forty nights, the Eter­nal gave me the two stone tab­lets, the tablets of the compact, and the Eternal said to me, ‘Make haste, get away down, for </text:span><text:span text:style-name="CharStyle27">12 </text:span><text:span text:style-name="CharStyle6">your people whom you have brought out of Egypt have de­praved themselves, they have been quick to swerve from the line of my orders, they have made themselves a metal idol! </text:span><text:span text:style-name="CharStyle27">I 13 </text:span><text:span text:style-name="CharStyle6">have watched this nation,’ the Eternal added, ‘and it is an obstinate race. Not a w</text:span><text:span text:style-name="CharStyle6"><text:span text:style-name="T1">r</text:span></text:span><text:span text:style-name="CharStyle6">ord! 14 Let me destroy them and blot out their name from under heaven; I will make you into a nation mightier and larger than they are.’</text:span></text:p>
        <text:p text:style-name="P73"><text:span text:style-name="CharStyle6">So I turned down the hill, </text:span><text:span text:style-name="CharStyle27">15 </text:span><text:span text:style-name="CharStyle6">which was blazing with fire, the two stone tablets in my hands; and when I looked, there you </text:span><text:span text:style-name="CharStyle27">16 </text:span><text:span text:style-name="CharStyle6">had sinned against the Eternal your God, you had made a molten calf, you had swerved quickly from the line of the Eternal’s orders! Seizing the </text:span><text:span text:style-name="CharStyle27">17 </text:span><text:span text:style-name="CharStyle6">two tablets, I flung them from my hands and broke them be­fore your eyes. And I lay down </text:span><text:span text:style-name="CharStyle27">18 </text:span><text:span text:style-name="CharStyle6">before the Eternal for forty days and forty nights as be­fore, neither eating nor drink­ing—for all the sin you had committed in doing what was evil in the sight of the Eternal, vexing him and provoking him to anger. (For I dreaded the </text:span><text:span text:style-name="CharStyle27">19 </text:span><text:span text:style-name="CharStyle6">anger and fierce wrath of the</text:span></text:p>
        <text:p text:style-name="P21"><text:span text:style-name="CharStyle6">Eternal against you, to your destruction. But again the</text:span></text:p>
        <text:list xml:id="list1096503086182530169" text:style-name="L17">
          <text:list-item>
            <text:p text:style-name="P175"><text:span text:style-name="CharStyle6"><text:tab/>Eternal listened to me; he was also angry with Aaron and would have destroyed him, but I prayed for Aaron also at the</text:span></text:p>
          </text:list-item>
          <text:list-item>
            <text:p text:style-name="P175"><text:span text:style-name="CharStyle6"><text:tab/>same time. Then, taking the sinful calf you had made, I burned it up, breaking it to pieces and grinding it down till it was crushed into a fine powder, and I threw the dust of it into the stream</text:span></text:p>
          </text:list-item>
          <text:list-item>
            <text:p text:style-name="P181"><text:span text:style-name="CharStyle6"><text:tab/>that flowed from the hill. At Taberah, at Massah, and at Kibroth-hattaavah also, you provoked the Eternal to anger.</text:span></text:p>
          </text:list-item>
          <text:list-item>
            <text:p text:style-name="P181"><text:span text:style-name="CharStyle6"><text:tab/>And when the Eternal sent you forward from Kadesh-barnea, telling you to march up and take</text:span></text:p>
          </text:list-item>
        </text:list>
        <text:p text:style-name="P21"><text:span text:style-name="CharStyle6">ossession of the country which e had given to you, then you rebelled against the orders of the Eternal your God; you would not trust him nor listen</text:span></text:p>
        <text:list xml:id="list200243345053578" text:continue-numbering="true" text:style-name="L17">
          <text:list-item>
            <text:p text:style-name="P181"><text:span text:style-name="CharStyle6"><text:tab/>to what he said. You have been rebels against the Eternal ever since he chose you.)</text:span></text:p>
          </text:list-item>
          <text:list-item>
            <text:p text:style-name="P185"><text:span text:style-name="CharStyle6"><text:tab/>Well, I lay down before the Eternal for these forty days and forty nights, because the Eternal had threatened to destroy you;</text:span></text:p>
          </text:list-item>
          <text:list-item>
            <text:p text:style-name="P175"><text:span text:style-name="CharStyle6"><text:tab/>I prayed to the Eternal, ‘O Lord the Eternal, destroy not thy people, thine own people, whom thou hast rescued by thy might, </text:span><text:soft-page-break/><text:span text:style-name="CharStyle6">whom thou hast brought out of Egypt by sheer strength.</text:span></text:p>
          </text:list-item>
          <text:list-item>
            <text:p text:style-name="P175"><text:span text:style-name="CharStyle6"><text:tab/>Remember thy servants Abra­ham and Isaac and Jacob. Heed not the obstinacy of this nation, nor their wickedness,</text:span></text:p>
          </text:list-item>
          <text:list-item>
            <text:p text:style-name="P175"><text:span text:style-name="CharStyle6"><text:tab/>nor their sin, lest the land from which thou didst bring us out may say, “The Eternal could not bring them to the land he promised them! The Eternal hated them; that is why he took them into the</text:span></text:p>
          </text:list-item>
          <text:list-item>
            <text:p text:style-name="P175"><text:span text:style-name="CharStyle6"><text:tab/>desert, to slay them!” And yet they are thy people, thy</text:span></text:p>
          </text:list-item>
        </text:list>
        <text:p text:style-name="P52"><text:span text:style-name="CharStyle6">very own, whom thou didst bring out by sheer strength and main force.’</text:span></text:p>
        <text:p text:style-name="P73"><text:span text:style-name="CharStyle6">The Eternal then said to </text:span><text:span text:style-name="CharStyle28">i </text:span><text:span text:style-name="CharStyle29">a </text:span><text:span text:style-name="CharStyle6">me, ‘Cut two tablets of Xvf stone like the former ones, and come up the hill to me; make an ark of wood, and, when I have 2 written on the tablets what was written on the former tablets which you broke, then put them inside the ark.’ So I made an 3 ark of acacia wood, cut two stone tablets like the former ones, and went up the hill, with the two tablets in my hand. The Eternal wrote on the tab- 4 lets as before, the ten sayings which the Eternal had spoken out of the fire to you at t£e hill on the day of your gathering.</text:span></text:p>
        <text:p text:style-name="P20"><text:span text:style-name="CharStyle6">He handed them to me, and 5 going down the hill I did as the Eternal had ordered, I put the tablets inside the ark I had made, and there they lie. [[The Israelites marched from 6 the wells of Bene-jaakan to Moserah, where Aaron died and was buried, Eleazar his son succeeding him in the office of priest. Thence they marched 7 to Gudgodah, and from Gudgo- dah to Jotbathah, a district with streams of water. Then 8 the Eternal set apart the clan of Levi to carry the ark of the Eternal’s compact, to serve the Eternal as his ministers, and to bless the others in his name, as they do to this day. Levi 9 therefore enjoys no property or possession like his brothers; his possession is the Eternal, as the Eternal your God has prom­ised.]] As before, I re- 10 mained on the hill for forty days and forty nights, and the Eter­nal again listened to me; the Eternal would not destroy you.</text:span></text:p>
        <text:list xml:id="list5875105047118114332" text:style-name="L18">
          <text:list-item>
            <text:p text:style-name="P267"><text:span text:style-name="CharStyle6"><text:tab/>The Eternal said to me, ‘Go on your way at the head of the people, till they enter on pos­session of the country which I swore to their fathers that I would give to them.’</text:span></text:p>
          </text:list-item>
          <text:list-item>
            <text:p text:style-name="P268"><text:span text:style-name="CharStyle6"><text:tab/>And now, Israel, what is the Eternal your God asking from you but to reverence the Eter­nal your God, always to live his life, to love him, to worship the Eternal your God with all your mind and all your heart,</text:span></text:p>
          </text:list-item>
          <text:list-item>
            <text:p text:style-name="P269"><text:span text:style-name="CharStyle6"><text:tab/>and to obey the orders and rules of the Eternal which I am en­joining upon you for your own</text:span></text:p>
          </text:list-item>
          <text:list-item>
            <text:p text:style-name="P270"><text:span text:style-name="CharStyle6"><text:tab/>good this day? Why, al­though heaven, the highest heaven, belongs to the Eternal your God, and the earth with all</text:span></text:p>
          </text:list-item>
          <text:list-item>
            <text:p text:style-name="P270"><text:span text:style-name="CharStyle6"><text:tab/>it holds, yet the Eternal set his heart in love upon your fathers, and chose their descendants after them, chose you out of all</text:span></text:p>
          </text:list-item>
          <text:list-item>
            <text:p text:style-name="P271"><text:span text:style-name="CharStyle6"><text:tab/>nations, as it is to-day. Devote your heart to him then, and</text:span></text:p>
          </text:list-item>
          <text:list-item>
            <text:p text:style-name="P271"><text:span text:style-name="CharStyle6"><text:tab/>cease to be obstinate. For the Eternal your God is the supreme God, the supreme Lord, the great God, mighty and awful, never partial, never to be</text:span></text:p>
          </text:list-item>
          <text:list-item>
            <text:p text:style-name="P271"><text:span text:style-name="CharStyle6"><text:tab/>bribed; he secures justice for the orphan and the widow, and he loves an alien, giving him food</text:span></text:p>
          </text:list-item>
          <text:list-item>
            <text:p text:style-name="P271"><text:span text:style-name="CharStyle6"><text:tab/>and clothing. Love the alien, then: for once you were aliens yourselves in the land of Egypt.</text:span></text:p>
          </text:list-item>
          <text:list-item>
            <text:p text:style-name="P268"><text:span text:style-name="CharStyle6"><text:tab/>You must reverence the Eter­nal your God; you must wor­ship him, you must be loyal to him, and by his name you</text:span></text:p>
          </text:list-item>
          <text:list-item>
            <text:p text:style-name="P272"><text:span text:style-name="CharStyle6"><text:tab/>shall swear. He it is whom you must praise; he is your God, who has done for you the great and awful deeds which you saw with </text:span><text:soft-page-break/><text:span text:style-name="CharStyle6">your own eyes.</text:span></text:p>
          </text:list-item>
          <text:list-item>
            <text:p text:style-name="P272"><text:span text:style-name="CharStyle6"><text:tab/>Your fathers went down to Egypt, seventy in number; and now the Eternal your God has made you as numerous as the</text:span></text:p>
          </text:list-item>
        </text:list>
        <text:p text:style-name="P143"><text:span text:style-name="CharStyle6">stars in the sky. So you -| </text:span><text:span text:style-name="CharStyle26">t </text:span><text:span text:style-name="CharStyle6">must love the Eternal your J- JL God and always do your duty to him, obeying his injunctions, his rules, his regulations, and his orders.</text:span></text:p>
        <text:p text:style-name="P73"><text:span text:style-name="CharStyle6">And mark this day his dis- 2 cipline. For you are not like your children, who have neither known nor seen the discipline of the Eternal your God, his might, his sheer strength and main force, and the proofs of 3 power he gave by what he did in Egypt to the Pharaoh king of Egypt and to all his land, or 4 what he did to the horses and chariots of the Egyptian army, how he made the water of the Reed Sea overflow them as they chased you, and how the Eter­nal destroyed them finally, and 5 how he treated you in the desert till you reached this place, and 6 what he did to Dathan and Abiram, the sons of Eliab, Reuben’s son—how the earth yawned and swallowed them up with their households, their tents, and every animal in their train, before the eyes of all Israel. No, it is your eyes 7 that have seen all the great ac­tions of the Eternal. There- 8 fore you must obey all the orders I enjoin upon you this day, that you may be strong to enter upon possession of the country which you are crossing to make your own, and that your life may be 9 long upon the land which the Eternal swore he would give to your fathers and their descend­ants, a land abounding in milk and honey.</text:span></text:p>
        <text:p text:style-name="P73"><text:span text:style-name="CharStyle6">For the land which you are 10 entering to make your own is not like the land of Egypt from which you have come, a land where you sowed your seed and then watered it by working with</text:span></text:p>
      </text:section>
      <text:section text:style-name="Sect4" text:name="Section8">
        <text:p text:style-name="P210"><text:span text:style-name="CharStyle6">your foot, as in a vegetable gar-</text:span></text:p>
        <text:list xml:id="list8772292420232346116" text:style-name="L19">
          <text:list-item>
            <text:p text:style-name="P274"><text:span text:style-name="CharStyle6"><text:tab/>den; no, it is a land of hills and valleys, which drinks water as</text:span></text:p>
          </text:list-item>
          <text:list-item>
            <text:p text:style-name="P275"><text:span text:style-name="CharStyle6"><text:tab/>the rain falls, a land for which the Eternal your God cares—the eyes of the Eternal your God are always on it, from the begin­ning of the year to the end of the</text:span></text:p>
          </text:list-item>
          <text:list-item>
            <text:p text:style-name="P275"><text:span text:style-name="CharStyle6"><text:tab/>year; [[and if you listen care­fully to the orders which I en­join upon you to-day, to love the Eternal your God and worship him with all your mind</text:span></text:p>
          </text:list-item>
          <text:list-item>
            <text:p text:style-name="P259"><text:span text:style-name="CharStyle6"><text:tab/>and all your heart,]] he will give rain to your land at the right season, the spring rains and the autumn rains, that you may gather in your corn and wine</text:span></text:p>
          </text:list-item>
          <text:list-item>
            <text:p text:style-name="P259"><text:span text:style-name="CharStyle6"><text:tab/>and oil, and he will put grass in your fields for your cattle, and you shall eat and be satisfied.</text:span></text:p>
          </text:list-item>
          <text:list-item>
            <text:p text:style-name="P283"><text:span text:style-name="CharStyle6"><text:tab/>Beware of letting yourselves be fooled into swerving aside to the worship and homage of</text:span></text:p>
          </text:list-item>
          <text:list-item>
            <text:p text:style-name="P259"><text:span text:style-name="CharStyle6"><text:tab/>other gods, till the Eternal’s anger blazes out against you, and he shuts up the skies so that no rain falls and your land yields no produce, and you quickly die off the fine country which the Eternal gives you.</text:span></text:p>
          </text:list-item>
          <text:list-item>
            <text:p text:style-name="P283"><text:span text:style-name="CharStyle6"><text:tab/>[[So you must lay to heart these words of mine, you must tie them on your hands as a memento and wear them as a</text:span></text:p>
          </text:list-item>
          <text:list-item>
            <text:p text:style-name="P259"><text:span text:style-name="CharStyle6"><text:tab/>badge on your forehead; you must teach them to your chil­dren, talking of them when you are sitting at home and when you are on the road, when you lie down and when you</text:span></text:p>
          </text:list-item>
          <text:list-item>
            <text:p text:style-name="P284"><text:span text:style-name="CharStyle6"><text:tab/>rise up:<text:tab/>you must inscribe</text:span></text:p>
          </text:list-item>
        </text:list>
        <text:p text:style-name="P60"><text:span text:style-name="CharStyle6">them on the door-posts of your houses and on your gates—</text:span></text:p>
        <text:list xml:id="list200242423631836" text:continue-numbering="true" text:style-name="L19">
          <text:list-item>
            <text:p text:style-name="P223"><text:span text:style-name="CharStyle6"><text:tab/>that your life and the life of your children may be prolonged in the land which the Eternal swore he would give to your fathers as long as the sky hangs over the earth.]]</text:span></text:p>
          </text:list-item>
        </text:list>
        <text:p text:style-name="P76"><text:span text:style-name="CharStyle6">If you are mindful to obey all 22 that I am ordering you to do, loving the Eternal your God, al­ways living his life, and loyal to 23 him, then the Eternal will dis­possess all these nations before you, and you shall take posses­sion of nations stronger and more powerful than yourselves, every 24 foot of ground you tread shall be your own, and your frontier shall stretch from the desert to Lebanon, from the River, the river Euphrates, to the Mediterranean Sea; not a man 25 shall be able to hold his own against you, for the Eternal will lay the terror of you and the dread of you upon all the land you tread—as he assured you.</text:span></text:p>
        <text:p text:style-name="P72"><text:span text:style-name="CharStyle6">Here I put before you this 26 day a blessing and a curse: a 27 blessing, if you listen to the orders of the Eternal your God which I enjoin upon you this day, and a curse, if you will 28 not listen to the orders of the Eternal your God, but swerve from the line I lay down for you this day, following other gods who are strange to you. [[And it shall be that when the ap Eternal your God brings you into the land of which you are going to take possession, you must lay the blessing on mount Gerizim and the curse on mount Ebal. Are they not across the 30 Jordan, west of it, lying on the western route through the land of the Canaanites, opposite the Gilgal, which is beside the oracular oak?]] For you are 31 crossing the Jordan to enter up­on possession of the land which the Eternal your God assigns to you; you shall take pos­session of it and live in it, being 32 mindful to keep all the rules and regulations which I am</text:span></text:p>
        <text:p text:style-name="P366"><draw:frame draw:style-name="fr2" draw:name="45" text:anchor-type="paragraph" svg:x="2.3516in" svg:y="0.1902in" svg:width="0.2535in" svg:height="0.0161in" draw:z-index="1"><draw:image xlink:href="Pictures/10000000000000260000001AE48B19F8.jpg" xlink:type="simple" xlink:show="embed" xlink:actuate="onLoad"/><draw:contour-polygon svg:width="0.2528in" svg:height="0.1693in" svg:viewBox="0 0 642 430" draw:points="0,0 642,0 642,430 0,430" draw:recreate-on-edit="true"/></draw:frame><text:span text:style-name="CharStyle6">putting before you this day. Here are the rules and regulations which you must be mindful to keep in the land which the Eternal your fathers’ God has allowed you to possess, all the days of your life on earth.</text:span></text:p>
        <text:list xml:id="list5757047275878035032" text:style-name="L20">
          <text:list-item>
            <text:p text:style-name="P344"><text:span text:style-name="CharStyle6"><text:tab/>You shall destroy all the spots at which the nations whom you dispossess worshipped their gods, on high mountains, on hills, and under any leafy tree;</text:span></text:p>
          </text:list-item>
          <text:list-item>
            <text:p text:style-name="P320"><text:span text:style-name="CharStyle6"><text:tab/>you must demolish their altars, break their obelisks, burn up their sacred poles, and cut down the carved images of their gods, wiping their very name from</text:span></text:p>
          </text:list-item>
          <text:list-item>
            <text:p text:style-name="P328"><text:span text:style-name="CharStyle6"><text:tab/>the spot. Not thus shall you worship the Eternal your God;</text:span></text:p>
          </text:list-item>
          <text:list-item>
            <text:p text:style-name="P328"><text:span text:style-name="CharStyle6"><text:tab/>no, you shall resort to the sacred spot which the Eternal your God shall choose amid all your clans as the seat of his presence;</text:span></text:p>
          </text:list-item>
          <text:list-item>
            <text:p text:style-name="P328"><text:span text:style-name="CharStyle6"><text:tab/>thither shall you go, thither shall you bring your offerings and sacrifices, your tithes and contributions, what you have vowed and what you offer vol­untarily, the firstlings of your</text:span></text:p>
          </text:list-item>
          <text:list-item>
            <text:p text:style-name="P328"><text:span text:style-name="CharStyle6"><text:tab/>herd and flock; there shall you eat your sacrificial meal before the Eternal your God, you and your households, rejoicing over all the fruit of your labour with which the Eternal your God has blessed you.</text:span></text:p>
          </text:list-item>
          <text:list-item>
            <text:p text:style-name="P344"><text:span text:style-name="CharStyle6"><text:tab/>You shall not do as we are do­ing here to-day, every man pleas-</text:span></text:p>
          </text:list-item>
          <text:list-item>
            <text:p text:style-name="P328"><text:span text:style-name="CharStyle6"><text:tab/>ing himself—for you have not yet reached the resting-place and possession which the Eternal</text:span></text:p>
          </text:list-item>
          <text:list-item>
            <text:p text:style-name="P336"><text:span text:style-name="CharStyle6"><text:tab/>your God is to give you. No, when you cross the Jordan and live in the land of which the Eternal puts you in possession, when he gives you rest from all your foes around, so that you</text:span></text:p>
          </text:list-item>
          <text:list-item>
            <text:p text:style-name="P358"><text:span text:style-name="CharStyle6"><text:tab/>can live in security, then to the sacred spot which the Eternal your God chooses as the seat of his presence, shall you bring all</text:span></text:p>
          </text:list-item>
        </text:list>
        <text:p text:style-name="P24"><text:span text:style-name="CharStyle6">that I bid you, your offerings and sacrifices, your tithes and contributions, and whatever you choose to vow to the Eter­nal; and you shall rejoice be- 12 fore the Eternal your God, you and your sons and your daugh­ters, your male slaves and your female slaves, as well as the Levite belonging to your house­hold (since he owns no prop­erty or possession in your land).</text:span></text:p>
        <text:p text:style-name="P76"><text:span text:style-name="CharStyle6">Beware of sacrificing your 13 burnt-offerings at any sacred spot you see; at the sacred spot 14 which the Eternal chooses in one of your clans, there you shall sacrifice your burnt-offer­ings, there you shall do all that I bid you. [[Still, you may 15 slaughter animals and eat their flesh to your heart’s desire, wherever you reside, as the Eternal your God has blessed you with his gifts; consecrated and unconsecrated alike may eat it, as they would a gazelle or a hart. Only, you must not eat it 16 with the blood; pour out the blood like water on the ground.]]</text:span></text:p>
        <text:p text:style-name="P76"><text:span text:style-name="CharStyle6">You must not eat at home 17 your tithe of corn or wine or oil or the firstlings of your herd and flock, nor anything you have vowed, nor anything you offer voluntarily, nor your contribu­tions; you must eat them before 18 the Eternal your God at the sacred spot which the Eternal your God chooses, both you and your son and your daughter, your male slave and your fe­male slave, and the Levite who belongs to your household, re­joicing before the Eternal your God over all the fruit of your labour. (Beware of neglecting 19 the Levite, all the days of your life upon this land.)</text:span></text:p>
      </text:section>
      <text:section text:style-name="Sect4" text:name="Section9">
        <text:list xml:id="list7528320534600343061" text:style-name="L21">
          <text:list-item>
            <text:p text:style-name="P306"><text:span text:style-name="CharStyle6"><text:tab/>When the Eternal your God enlarges your territory, as he promised you, and you say to yourself, ‘I will eat flesh’ (since your heart longs to eat flesh), then you may eat flesh to your</text:span></text:p>
          </text:list-item>
          <text:list-item>
            <text:p text:style-name="P250"><text:span text:style-name="CharStyle6"><text:tab/>heart’s desire. Should the sacred spot which the Eternal your God has chosen as the seat of his presence be too far away, then you may slaughter any ox or sheep which the Eternal has given you, and eat at home to your heart’s desire, as I have or-</text:span></text:p>
          </text:list-item>
          <text:list-item>
            <text:p text:style-name="P224"><text:span text:style-name="CharStyle6"><text:tab/>dered you. You may eat it as you would eat a gazelle or a hart, consecrated and unconsecrated</text:span></text:p>
          </text:list-item>
          <text:list-item>
            <text:p text:style-name="P224"><text:span text:style-name="CharStyle6"><text:tab/>alike. Only, be sure never to eat it with the blood, for the blood is its soul, and you must not eat the soul along with the flesh;</text:span></text:p>
          </text:list-item>
          <text:list-item>
            <text:p text:style-name="P232"><text:span text:style-name="CharStyle6"><text:tab/>you must not eat it, you must pour it out like water on the</text:span></text:p>
          </text:list-item>
          <text:list-item>
            <text:p text:style-name="P232"><text:span text:style-name="CharStyle6"><text:tab/>ground. You must not eat it, that things may go well with you and with your children after you, as you do what is right in the eyes of the Eternal.</text:span></text:p>
          </text:list-item>
          <text:list-item>
            <text:p text:style-name="P285"><text:span text:style-name="CharStyle6"><text:tab/>But your sacred dues and vo­tive offerings you must take to the sacred spot which the Eter-</text:span></text:p>
          </text:list-item>
          <text:list-item>
            <text:p text:style-name="P224"><text:span text:style-name="CharStyle6"><text:tab/>nal chooses, sacrificing your burnt-offerings, flesh and blood, on the altar of the Eternal your God, pouring out the blood of your sacrifices on the altar of the Eternal your God and eating</text:span></text:p>
          </text:list-item>
          <text:list-item>
            <text:p text:style-name="P250"><text:span text:style-name="CharStyle6"><text:tab/>the flesh yourselves. Listen carefully to all these orders of mine, that things may go well with you and with your chil­dren after you for all time, as you do what is good and right in the eyes of the Eternal your God.</text:span></text:p>
          </text:list-item>
          <text:list-item>
            <text:p text:style-name="P273"><text:span text:style-name="CharStyle6"><text:tab/>When the Eternal your God puts an end to the nations before you, as you advance to dispos­sess them, and when you live in their land after dispossessing</text:span></text:p>
          </text:list-item>
        </text:list>
        <text:p text:style-name="P20"><text:span text:style-name="CharStyle6">them, beware of letting your- 30 selves be beguiled into copying them, after they have been de­stroyed before you; beware of resorting to their gods, asking yourselves, ‘How did these na­tions worship their gods?—that I may do the same.’ You must not 31 worship the Eternal your God thus; for they offered their gods all that is abominable and hate­ful to the Eternal, burning even their sons and daughters to their gods. You must -* /■ never plant a sacred pole </text:span><text:span text:style-name="CharStyle26">JlO</text:span><text:span text:style-name="CharStyle6"> 21 or any timber post beside the altar of the Eternal your God 22 which you are erecting; nor must you set up an obelisk, which the Eternal your God hates. </text:span><text:span text:style-name="CharStyle20">fj </text:span><text:span text:style-name="CharStyle6">You must not sacrifice to • the Eternal your God any ani­mal, large or small, which has a blemish or anything amiss with it: that is abominable to the Eternal your God.</text:span></text:p>
        <text:p text:style-name="P70"><text:span text:style-name="CharStyle6">If there happens to be any 2 man or woman among you, in any of the townships granted you by the Eternal your God, who does evil in the sight of the Eternal your God by break­ing his compact, by going and 3 worshipping other gods, bowing down to them or to the sun, the moon, or any of the stars above—which I forbade; if you 4 are told of it, if you hear of it, then you must look into it thoroughly, and if the thing be true, if it is certain that such an abominable crime has been committed in Israel, you 5 must take the evildoer, man or woman, outside the town and stone him to death. On 6 the evidence of two witnesses or of three shall the doomed man be put to death; he shall not be put to death on the evidence of a single witness.</text:span></text:p>
        <text:list xml:id="list8077501270558278250" text:style-name="L22">
          <text:list-item>
            <text:p text:style-name="P363"><draw:frame draw:style-name="fr2" draw:name="46" text:anchor-type="paragraph" svg:x="2.348in" svg:y="1.1071in" svg:width="0.2535in" svg:height="0.0161in" draw:z-index="2"><draw:image xlink:href="Pictures/10000000000000260000001B9C702F7D.jpg" xlink:type="simple" xlink:show="embed" xlink:actuate="onLoad"/><draw:contour-polygon svg:width="0.2528in" svg:height="0.1764in" svg:viewBox="0 0 642 448" draw:points="0,0 642,0 642,448 0,448" draw:recreate-on-edit="true"/></draw:frame><text:span text:style-name="CharStyle6"><text:tab/>The witnesses shall he the first to take a hand in killing him; then all the people shall follow. So shall you eradicate the evil from your midst.</text:span></text:p>
          </text:list-item>
        </text:list>
        <text:p text:style-name="P21"><text:span text:style-name="CharStyle6">-| </text:span><text:span text:style-name="CharStyle22">ey</text:span><text:span text:style-name="CharStyle6"> Whatever I command you,</text:span></text:p>
        <text:p text:style-name="P22"><text:span text:style-name="CharStyle6">32 that you must he mindful to obey, adding nothing to it, taking nothing from it.</text:span></text:p>
        <text:p text:style-name="P59"><text:span text:style-name="CharStyle6">If a prophet or dreamer arises among you, offering you some proof or portent, and say­ing, ‘Let us follow other gods (gods that are strange to you)</text:span></text:p>
        <text:list xml:id="list1410338999375582064" text:style-name="L23">
          <text:list-item>
            <text:p text:style-name="P345"><text:span text:style-name="CharStyle6"><text:tab/>and let us worship them,’ even if the proof or portent comes</text:span></text:p>
          </text:list-item>
          <text:list-item>
            <text:p text:style-name="P345"><text:span text:style-name="CharStyle6"><text:tab/>true which he promised you, you must not listen to what that prophet or dreamer says; it is the Eternal your God testing you, to see whether you really love the Eternal your God with all your mind and all your heart.</text:span></text:p>
          </text:list-item>
          <text:list-item>
            <text:p text:style-name="P329"><text:span text:style-name="CharStyle6"><text:tab/>The Eternal your God you shall follow, him you shall revere, his commands you shall keep, his voice you shall obey, him shall you worship, and to him shall</text:span></text:p>
          </text:list-item>
          <text:list-item>
            <text:p text:style-name="P329"><text:span text:style-name="CharStyle6"><text:tab/>you be loyal. As for that prophet or dreamer, he shall be put to death for his talk of apos­tasy from the Eternal your God who brought you out of the land of Egypt and rescued you from that slave-pen, for attempting to allure you from the path that the Eternal your God has or­dered you to follow. So shall you eradicate the evil from your­selves.</text:span></text:p>
          </text:list-item>
          <text:list-item>
            <text:p text:style-name="P349"><text:span text:style-name="CharStyle6"><text:tab/>If your half-brother or your full brother, your son or your daughter, the wife of your bosom or the friend who is your other self, whispers to you the enticing word, ‘Let us go and worship other gods’ (gods who are strange to you or to your</text:span></text:p>
          </text:list-item>
          <text:list-item>
            <text:p text:style-name="P350"><text:span text:style-name="CharStyle6"><text:tab/>fathers, gods of the nations near or far away, from one end of the</text:span></text:p>
          </text:list-item>
          <text:list-item>
            <text:p text:style-name="P359"><text:span text:style-name="CharStyle6"><text:tab/>earth to another), then you</text:span></text:p>
          </text:list-item>
        </text:list>
        <text:p text:style-name="P24"><text:span text:style-name="CharStyle6">must refuse him, you must never listen to him, you must have no pity on him, you must not spare him, you must not conceal his guilt, you must denounce him; you shall be the first to take a 9 hand in killing him, and then all the people shall follow, stoning 10 him to death for having tried to allure you from the Eternal your God, who brought you out of the land of Egypt, that slave-pen. So shall all Israel n hear and fear and never again be guilty of a crime like this.</text:span></text:p>
        <text:p text:style-name="P72"><text:span text:style-name="CharStyle6">If you hear that in any of the 12 towns which the Eternal your God has given you to stay in, some low creatures have broken 13 loose and allured their fellow- citizens with the cry, ‘Let us go and worship other gods!’ (gods who are strange to you), then 14 you must examine and investi­gate the matter, making a thor­ough inquiry; and if the thing be true, if it is certain that such an abominable crime has been committed in your midst, you 15 must slay the inhabitants of that town without quarter, exterminating the town and all in it, cattle and human beings alike; you must gather all its 16 spoil into the market-place, and then burn up the town and all its spoil as a holocaust to the Eternal your God; the town shall lie in ruins for all time, never to be rebuilt. Not one 17 whit of what is doomed must be retained by you, that instead of breaking out in fierce anger the Eternal may be kind and com­passionate to you and multiply you, as he swore to your fathers, provided that you listen to the 18 voice of the Eternal your God, to obey his commands which I en­join upon you this day, to do</text:span></text:p>
        <text:p text:style-name="P60"><text:span text:style-name="CharStyle6">what is right in the eyes of the Eternal your God.</text:span></text:p>
        <text:p text:style-name="Body_20_text_20__28_4_29__20__2b__20_DropCap1">M<text:span text:style-name="CharStyle17">You are sons to the Eternal your God: you must not gash yourselves nor shave your 2 foreheads for the dead; for you are a people sacred to the Eter­nal your God, and the Eternal has chosen you to he his prized possession, out of all nations on the face of the earth.</text:span></text:p>
        <text:list xml:id="list7160297922658928243" text:style-name="L24">
          <text:list-item>
            <text:p text:style-name="P203"><text:span text:style-name="CharStyle8"><text:tab/></text:span><text:span text:style-name="CharStyle6">You must not eat any detest- 4 able food. Here are the animals you may eat: the ox, the sheep, 5 the goat, the hart, the gazelle, the roebuck, the ibex, the antelope, and the mountain- 6 sheep. Also, you may eat any animal with a parted hoof, that has each hoof divided through, 7 and that chews the cud. But of those that either chew the cud or have the hoof divided through, you must not eat the following: the camel, the hare, and the hyrax, which are unclean for you, since they chew the cud 8 but have no divided hoof; also the pig, which is unclean for you because he has a divided hoof but does not chew the cud; of their meat you must not eat, their carcases you must not touch.</text:span></text:p>
          </text:list-item>
        </text:list>
        <text:list xml:id="list200049982208626" text:style-name="L23">
          <text:list-item>
            <text:p text:style-name="P199"><text:span text:style-name="CharStyle6"><text:tab/>As for fish, you may eat any­thing in the waters that has fins 10 and scales, but you must not eat anything that has not fins and scales; that is unclean for you.</text:span></text:p>
          </text:list-item>
        </text:list>
        <text:p text:style-name="P21"><text:span text:style-name="CharStyle26">ii</text:span><text:span text:style-name="CharStyle6"> You may eat any clean bird, 12 but the following you must not eat: the griffon, the vulture, 13 the eagle, the glede, the buz- 14 zard, the kite of any species, the 15 </text:span><text:span text:style-name="CharStyle32">raven </text:span><text:span text:style-name="CharStyle6">of any species, the ostrich, the nightjar, the sea-mew, the 16 hawk of any species, the barn- owl and the eagle-owl, the 17 water-hen, the pelican, the car- 18 rion-vulture, the cormorant, the</text:span></text:p>
        <text:p text:style-name="P25"><text:span text:style-name="CharStyle6">stork, the heron of any species, the bittern, and the bat.</text:span></text:p>
        <text:p text:style-name="P118"><text:span text:style-name="CharStyle6">Also all winged insects are un- 1 j) clean for you; they must not be eaten. Any winged thing that is 20 clean, you may eat.</text:span></text:p>
        <text:p text:style-name="P117"><text:span text:style-name="CharStyle6">You must not eat any creature 21 that has died a natural death, for you are a people sacred to the Eternal your God; you may give it as food to any alien in your settlement, or sell it to a for­eigner. You must not boil a kid in its mother’s milk.</text:span></text:p>
        <text:p text:style-name="P119"><text:span text:style-name="CharStyle6">Every year you must take a 22 tenth of all the produce from your property, and, in presence 23 of the Eternal your God, at the sacred spot which he chooses for his presence, you must eat the tithe of your corn, your wine, your oil, and the firstlings of your herd and flock, that you may learn always to revere the Eternal your God. If the road is 24 too long, so that you cannot carry your tithe, if the sacred spot which the Eternal your God chooses for his presence is too far away, then, when the Eternal your God has prospered you, you 25 must turn your tithe into money and carry it in your hand to the sacred spot chosen by the Eter­nal your God, where you may 26 spend your money on whatever your heart desires, oxen, sheep, wine, or liquor—anything you have a craving for; there you must eat before the Eternal your God, you and your household, rejoicing; nor must you neglect 27 the Levite belonging to your household, for he owns no prop­erty or possession in your land. 2S At the end of every three years you must take the full tithe of your produce for that year and deposit it at home; then the Le- 29 vite (since he owns no property</text:span></text:p>
        <text:p text:style-name="P147"><draw:frame draw:style-name="fr3" draw:name="47" text:anchor-type="paragraph" svg:x="2.3228in" svg:y="1.1071in" svg:width="0.2598in" svg:height="0.0161in" draw:z-index="3"><draw:image xlink:href="Pictures/10000000000000270000001BCB87A2E1.jpg" xlink:type="simple" xlink:show="embed" xlink:actuate="onLoad"/><draw:contour-polygon svg:width="0.2598in" svg:height="0.1764in" svg:viewBox="0 0 660 448" draw:points="0,0 660,0 660,448 0,448" draw:recreate-on-edit="true"/></draw:frame><text:span text:style-name="CharStyle6">or possession in your land), the alien, the fatherless, and the widow in your community, shall come and eat till they are satisfied—that the Eternal your God may bless you in all the work to which you set your hand.</text:span></text:p>
        <text:p text:style-name="P20"><text:span text:style-name="CharStyle6">At the end of every seven years you must grant a re-</text:span></text:p>
        <text:list xml:id="list1462551725495446272" text:style-name="L25">
          <text:list-item>
            <text:p text:style-name="P369"><text:span text:style-name="CharStyle6"><text:tab/>mission, as follows: every cred­itor shall remit what he has lent to his fellow-Israelite, he shall not press his fellow-Israelite or fellow-countryman, for a gen­eral remission has been pro­claimed in honour of the Eter-</text:span></text:p>
          </text:list-item>
          <text:list-item>
            <text:p text:style-name="P369"><text:span text:style-name="CharStyle6"><text:tab/>nal. You may press a foreigner for payment, but you must re­mit any claim upon your fellow- countryman.</text:span></text:p>
          </text:list-item>
          <text:list-item>
            <text:p text:style-name="P370"><text:span text:style-name="CharStyle6"><text:tab/>Though indeed there should be no poor among you (for the Eternal your God will prosper you in the land which the Eter­nal your God assigns to you as</text:span></text:p>
          </text:list-item>
          <text:list-item>
            <text:p text:style-name="P371"><text:span text:style-name="CharStyle6"><text:tab/>your own possession), provided that you are attentive to the voice of the Eternal your God, and mindful to obey all these commands laid down by me to-</text:span></text:p>
          </text:list-item>
          <text:list-item>
            <text:p text:style-name="P369"><text:span text:style-name="CharStyle6"><text:tab/>day. For the Eternal your God will prosper you as he promised; you shall lend to many a nation, but never need to borrow; you shall rule over many nations, but never shall they rule over you.</text:span></text:p>
          </text:list-item>
          <text:list-item>
            <text:p text:style-name="P370"><text:span text:style-name="CharStyle6"><text:tab/>If you have a poor man, one of your fellow-countrymen, in any township of the land which the Eternal your God gives you, you must not harden your heart nor shut your hand against your</text:span></text:p>
          </text:list-item>
          <text:list-item>
            <text:p text:style-name="P369"><text:span text:style-name="CharStyle6"><text:tab/>poor brother; you must open your hand to him, lending him</text:span></text:p>
          </text:list-item>
          <text:list-item>
            <text:p text:style-name="P372"><text:span text:style-name="CharStyle6"><text:tab/>enough to meet his needs. Be­ware of letting the mean thought enter your head, ‘But the sev­enth year, the year of remission is near!’ so that you grudge help to your poor brother and give</text:span></text:p>
          </text:list-item>
        </text:list>
        <text:p text:style-name="P22"><text:span text:style-name="CharStyle6">him nothing, till he cries to the Eternal against you, and you incur guilt. You must give to io him and give cheerfully, for that will make the Eternal bless you in all your work and in whatever you undertake. Poor folk will n never cease to be in the land; hence I command you to open your hand to your fellows, to the destitute and needy in your land.</text:span></text:p>
        <text:p text:style-name="P73"><text:span text:style-name="CharStyle6">If any one of your own race, 12 a Hebrew man or woman, is sold to you, he shall serve you for six years, and in the seventh year you must set him free. And in setting him free, you 13 must not let him go empty- handed; you must make him a 14 rich provision from your flock and threshing-floor and wine­press, giving him a present as the Eternal your God has pros­pered you. Remember you 15 were once a slave in the land of Egypt, and that the Eternal your God rescued you; that is why I enjoin this upon you to­day. If he says to you, ‘I will 16 not leave you,’ because he is fond of you and your household, since he has fared well with you, then you must take an awl and 17 thrust it through his ear into the door; so shall he be your slave for all time. (And the same with your female slave.) You 18 must not think it hard to let him go free; for six years he has served you, at half the cost of a hired servant. So shall the Eternal your God prosper you in all you undertake.</text:span></text:p>
        <text:p text:style-name="P70"><text:span text:style-name="CharStyle6">You must consecrate to the 19 Eternal your God all the male firstlings of your herd and flock; you must never do any w</text:span><text:span text:style-name="CharStyle6"><text:span text:style-name="T1">r</text:span></text:span><text:span text:style-name="CharStyle6">ork with a firstling ox, nor shear a firstling sheep; these you and 20 your household must eat year by</text:span></text:p>
        <text:p text:style-name="P21"><draw:frame draw:style-name="fr4" draw:name="48" text:anchor-type="paragraph" svg:x="2.3598in" svg:y="1.8764in" svg:width="0.2598in" svg:height="0.0161in" draw:z-index="4"><draw:image xlink:href="Pictures/10000000000000270000001B7B9B929E.jpg" xlink:type="simple" xlink:show="embed" xlink:actuate="onLoad"/><draw:contour-polygon svg:width="0.2598in" svg:height="0.1764in" svg:viewBox="0 0 660 448" draw:points="0,0 660,0 660,448 0,448" draw:recreate-on-edit="true"/></draw:frame><text:span text:style-name="CharStyle6">year before the Eternal your God at the sacred spot chosen</text:span></text:p>
        <text:list xml:id="list6747157637562926336" text:style-name="L26">
          <text:list-item>
            <text:p text:style-name="P186"><text:span text:style-name="CharStyle6"><text:tab/>by the Eternal. If it has any blemish, if it is lame or blind or if it has any bad flaw, you must not sacrifice it to the Eternal</text:span></text:p>
          </text:list-item>
          <text:list-item>
            <text:p text:style-name="P176"><text:span text:style-name="CharStyle6"><text:tab/>your God, you must eat it at home; consecrated and uncon­secrated alike may eat it, as they would a gazelle or a hart.</text:span></text:p>
          </text:list-item>
          <text:list-item>
            <text:p text:style-name="P176"><text:span text:style-name="CharStyle6"><text:tab/>Only, you must not eat it with the blood in it; you must pour out the blood like water on the ground.</text:span></text:p>
          </text:list-item>
        </text:list>
        <text:p text:style-name="P21"><text:span text:style-name="CharStyle6">Keep the month of Abib sacred by holding the pass- over for the Eternal your God; for in the month of Abib the Eternal your God brought you</text:span></text:p>
        <text:list xml:id="list3026519730541552051" text:style-name="L27">
          <text:list-item>
            <text:p text:style-name="P187"><text:span text:style-name="CharStyle6"><text:tab/>out of Egypt by night. You must sacrifice an animal from the flock or herd as a passover offering to the Eternal your God at the sacred spot which the Eternal chooses for his pres-</text:span></text:p>
          </text:list-item>
          <text:list-item>
            <text:p text:style-name="P187"><text:span text:style-name="CharStyle6"><text:tab/>ence. You must not eat leav­ened bread with it; for seven days you must eat it with un­leavened bread, bread of dis­tress (for you left the land of Egypt in alarm and haste), that you may remember the hour you left the land of Egypt all the</text:span></text:p>
          </text:list-item>
          <text:list-item>
            <text:p text:style-name="P187"><text:span text:style-name="CharStyle6"><text:tab/>days of your life. Eor seven days not a trace of dough shall be seen in all your territory, and none of the flesh which you sac­rifice on the evening of the first day is to be left over till morning.</text:span></text:p>
          </text:list-item>
          <text:list-item>
            <text:p text:style-name="P187"><text:span text:style-name="CharStyle6"><text:tab/>You must not make the passover-sacrifiee in any of the townships given to you by the</text:span></text:p>
          </text:list-item>
          <text:list-item>
            <text:p text:style-name="P188"><text:span text:style-name="CharStyle6"><text:tab/>Eternal your God: at the sacred spot which the Eternal your God chooses for his presence, there shall you offer the pass- over-sacrifice in the evening at sunset, at the hour you left</text:span></text:p>
          </text:list-item>
          <text:list-item>
            <text:p text:style-name="P197"><text:span text:style-name="CharStyle6"><text:tab/>Egypt. You must cook and eat it at the sacred spot chosen by</text:span></text:p>
          </text:list-item>
        </text:list>
        <text:p text:style-name="P52"><text:span text:style-name="CharStyle6">the Eternal your God; then in the morning you may set out for home.</text:span></text:p>
        <text:p text:style-name="P95"><text:span text:style-name="CharStyle6">For six days you shall eat 8 unleavened bread; on the sev­enth there shall be a day of sacred festival to the Eternal, when you shall do no business. Seven weeks you must count up, </text:span><text:span text:style-name="CharStyle8">9 </text:span><text:span text:style-name="CharStyle6">counting them from the time you begin to put your sickle to the standing com, and then you 10 must hold the Weeks festival for the Eternal your God, offering him a freewill gift from your gains, as the Eternal your God has prospered you, and rejoicing n before the Eternal your God, you and your son and your daughter, your male and fe­male slaves, the Levite belong­ing to your household, the alien, the fatherless, and the widow in your community, at the sacred spot which the Eternal your God chooses for his presence. Remember you were once a 12 slave in Egypt; you must be mindful to obey these rules.</text:span></text:p>
        <text:p text:style-name="P95"><text:span text:style-name="CharStyle6">After the ingathering from 13 your threshing-floor and wine­press, you must hold the festival of Booths for seven days, rejoic- 14 ing at your festival, you and your son and your daughter, your male and female slaves, the Levite, the alien, the fatherless, and the widow belonging to your community. For seven days 15 you must hold festival to the Eternal your God at the sacred spot chosen by the Eternal; for the Eternal your God will prosper you in all your produce and all your handiwork, to your utter joy. Three times a year 16 shall all your male members ap­pear before the Eternal your God at the sacred spot he chooses, for the festival of un­leavened bread, for the Weeks</text:span></text:p>
      </text:section>
      <text:section text:style-name="Sect4" text:name="Section10">
        <text:p text:style-name="P211"><text:span text:style-name="CharStyle6">festival, and for the festival of Booths. Nor shall they appear before the Eternal empty-</text:span></text:p>
        <text:list xml:id="list7949918956587136685" text:style-name="L28">
          <text:list-item>
            <text:p text:style-name="P257"><text:span text:style-name="CharStyle6"><text:tab/>handed; every man must offer what he can afford, according as the Eternal your God has made you prosper.</text:span></text:p>
          </text:list-item>
          <text:list-item>
            <text:p text:style-name="P286"><text:span text:style-name="CharStyle6"><text:tab/>You shall appoint governors and officials throughout your clans to rule the people with right justice, in all the town­ships granted you by the Eter-</text:span></text:p>
          </text:list-item>
          <text:list-item>
            <text:p text:style-name="P260"><text:span text:style-name="CharStyle6"><text:tab/>nal your God. You must never tamper with justice, you must never be partial to anyone, and you must never accept a bribe— for a bribe blinds even men whose eyes are open, and it destroys the case of a good man.</text:span></text:p>
          </text:list-item>
          <text:list-item>
            <text:p text:style-name="P264"><text:span text:style-name="CharStyle6"><text:tab/>Justice, justice you must aim at, that you may live and pos­sess the land given to you by the Eternal your God.</text:span></text:p>
          </text:list-item>
        </text:list>
        <text:list xml:id="list6907719617791371098" text:style-name="L29">
          <text:list-item>
            <text:p text:style-name="P212"><text:span text:style-name="CharStyle6"><text:tab/>sw If any case should arise</text:span></text:p>
          </text:list-item>
        </text:list>
        <text:list xml:id="list200049842970892" text:style-name="L27">
          <text:list-item>
            <text:p text:style-name="P238"><text:span text:style-name="CharStyle6"><text:tab/>-L </text:span><text:span text:style-name="CharStyle22">i</text:span><text:span text:style-name="CharStyle6"> which is too hard for you to decide, a decision between murder and accidental death, a question of property, or of com­pensation for injury, or some local dispute, then you must be­take yourself to the sacred spot</text:span></text:p>
          </text:list-item>
          <text:list-item>
            <text:p text:style-name="P238"><text:span text:style-name="CharStyle6"><text:tab/>chosen by the Eternal your God, to consult the priestly Levites and the presiding judge; ask them, and after inquiry they will let you know the right decision;</text:span></text:p>
          </text:list-item>
          <text:list-item>
            <text:p text:style-name="P276"><text:span text:style-name="CharStyle6"><text:tab/>you must be guided by the deci­sion they announce to you from the sacred spot chosen by the Eternal, and you must be mind­ful to carry out all their direc-</text:span></text:p>
          </text:list-item>
          <text:list-item>
            <text:p text:style-name="P276"><text:span text:style-name="CharStyle6"><text:tab/>tions; you must be guided by the instructions which they give you and the decision which they an­nounce to you, swerving neither to right nor to left from their</text:span></text:p>
          </text:list-item>
          <text:list-item>
            <text:p text:style-name="P276"><text:span text:style-name="CharStyle6"><text:tab/>judgment. Any man who pre­sumptuously refuses to listen either to the priest who serves there, ministering before the Eternal your God, or to the</text:span></text:p>
          </text:list-item>
        </text:list>
        <text:p text:style-name="P42"><text:span text:style-name="CharStyle9">judge, that man must die; so shall you eradicate evil from Israel, and all the people shall 13 hear and fear and never act pre­sumptuously again.</text:span></text:p>
        <text:p text:style-name="P95"><text:span text:style-name="CharStyle6">When you reach the country 14 which the Eternal your God gives you and take possession of it and live in it, if you say to yourself, ‘I must have a king over me, like all the nations around me,’ then you may ap- 15 point a king whom the Eternal your God chooses. You must make one of your own country­men king over you; you must not put a foreigner over you, who is not a fellow-countryman. Only, 16 he must not multiply his war- horses, nor ally the nation again with Egypt, in order to multiply war-horses; for the Eternal has forbidden you ever again to turn in that direction. Neither must 17 he multiply wives for himself, lest his heart be estranged; neither must he multiply silver and gold for himself in excess.</text:span></text:p>
        <text:p text:style-name="P20"><text:span text:style-name="CharStyle6">When he is seated on his royal 18 throne, he must have a copy of this code written for himself, taken from the copy in charge of the priestly Levites; the book 19 shall remain beside him, and he shall read it all the days of his life, that he may learn to revere the Eternal his God, obediently keeping all the injunctions and rules of this code, so that his 20 heart may not be lifted proudly above his fellow-countrymen, so that he may not swerve to right or to left from what is com­manded, but that he and his chil­dren may have their life pro­longed in the kingdom, within Israel.</text:span></text:p>
        <text:p text:style-name="P67"><text:span text:style-name="CharStyle6">The priestly Levites, that -| o is, the whole clan of Levi, JLO shall not own any property or possession like the rest of Israel;</text:span></text:p>
        <text:p text:style-name="P88"><text:span text:style-name="CharStyle6">they shall live by what is offered to the Eternal for burning</text:span></text:p>
        <text:list xml:id="list200048285309776" text:style-name="L29">
          <text:list-item>
            <text:p text:style-name="P346"><text:span text:style-name="CharStyle6"><text:tab/>and by his appointed dues. Levi shall not possess any property among his fellows; his possession is the Eternal, as the Eternal has promised.</text:span></text:p>
          </text:list-item>
          <text:list-item>
            <text:p text:style-name="P352"><text:soft-page-break/><text:span text:style-name="CharStyle6"><text:tab/>This is the priest’s due from the people: those who offer a sacrifice of any animal, large or small, shall let the priest have the thigh, the two cheeks, and</text:span></text:p>
          </text:list-item>
          <text:list-item>
            <text:p text:style-name="P330"><text:span text:style-name="CharStyle6"><text:tab/>the maw; also, you must give him the first of your corn, your wine, and your oil, with the first of the fleece from your sheep.</text:span></text:p>
          </text:list-item>
          <text:list-item>
            <text:p text:style-name="P330"><text:span text:style-name="CharStyle6"><text:tab/>For he has been chosen by the Eternal your God from all your clans, he and his sons for all time, to serve the Eternal by ministering.</text:span></text:p>
          </text:list-item>
          <text:list-item>
            <text:p text:style-name="P352"><text:span text:style-name="CharStyle6"><text:tab/>But if a Levite leaves his resi­dence in any of your townships throughout Israel and, following all his heart’s desire, comes to the sacred spot chosen by the</text:span></text:p>
          </text:list-item>
          <text:list-item>
            <text:p text:style-name="P321"><text:span text:style-name="CharStyle6"><text:tab/>Eternal, then he shall minister before the Eternal his God like all his fellow-Levites who are serving there before the Eternal;</text:span></text:p>
          </text:list-item>
          <text:list-item>
            <text:p text:style-name="P321"><text:span text:style-name="CharStyle6"><text:tab/>his share of food shall be the same as theirs, save in the case of one who has acted as a pagan priest and practised necromancy.</text:span></text:p>
          </text:list-item>
        </text:list>
        <text:p text:style-name="P59"><text:span text:style-name="CharStyle6">0 When you reach the country which the Eternal your God as­signs you, you must never learn to follow the abominable prac-</text:span></text:p>
        <text:list xml:id="list200049265712827" text:style-name="L25">
          <text:list-item>
            <text:p text:style-name="P317"><text:span text:style-name="CharStyle6"><text:tab/>tices of the natives. There must be none among you who burns Ms son or his daughter alive, or who practises divination or</text:span></text:p>
          </text:list-item>
          <text:list-item>
            <text:p text:style-name="P317"><text:span text:style-name="CharStyle6"><text:tab/>soothsaying, no augur, no sor­cerer, no one who weaves spells, no medium or magician, no</text:span></text:p>
          </text:list-item>
          <text:list-item>
            <text:p text:style-name="P310"><text:span text:style-name="CharStyle6"><text:tab/>necromancer. Anyone given to these practices is abominable to the Eternal; indeed, it is on ac­count of such practices that the Eternal dispossesses these na­tions before you.</text:span></text:p>
          </text:list-item>
        </text:list>
        <text:p text:style-name="P95"><text:span text:style-name="CharStyle6">Before the Eternal your God 13 you must be blameless; for while 14 these nations, which you are dis­possessing, listen to mediums and magicians, the Eternal yoi'.r God has not allowed you to do that. The Eternal your God will 15 raise up for you prophet after prophet like myself from among yourselves; and to the prophet you must listen—just as when 16 you appealed to the Eternal your God on the day when you were gathered at Horeb, ‘Let me no longer hear the voice of the Eter­nal my God and see no longer tMs great fire, lest I die’; then 17 the Eternal said to me, ‘They 18 are right; I will raise up a prophet for them from among themselves, like yourself; I will put my words into his lips and he shall tell them all the orders I give him; anyone w</text:span><text:span text:style-name="CharStyle6"><text:span text:style-name="T1">r</text:span></text:span><text:span text:style-name="CharStyle6">ho will not 19 listen to what he says from me,</text:span></text:p>
        <text:p text:style-name="P28"><text:span text:style-name="CharStyle6">I myself will make him answer for it. But any prophet who 20 dares in his presumption to speak a word as from myself, which I never bade him utter, or any prophet who speaks as from other gods, that prophet shall die.’ If you say to your- 21 selves, ‘How can we know what word has not been uttered by the Eternal?’—should the prediction 22 of a prophet, speaking as from the Eternal, be not fulfilled, should the thing never happen, then that is a word which the Eternal never uttered:<text:tab/>the</text:span></text:p>
        <text:p text:style-name="P52"><text:span text:style-name="CharStyle6">prophet dared to utter it in his presumption, and you need not be afraid of him.</text:span></text:p>
        <text:p text:style-name="P96"><text:span text:style-name="CharStyle6">When the Eternal your -| n God puts an end to the na- tions whose land the Eternal as­signs you, and when you dispos­sess them and live in their towns and houses, you must set apart 2 three towns in the land of which</text:span></text:p>
        <text:p text:style-name="P89"><text:span text:style-name="CharStyle6">the Eternal your God puts you</text:span></text:p>
        <text:list xml:id="list3217160818649590458" text:style-name="L30">
          <text:list-item>
            <text:p text:style-name="P347"><text:span text:style-name="CharStyle6"><text:tab/>into possession. You must fix the lie of the towns by dividing the area of the country which the Eternal your God allows you to hold, into three parts, that any homicide may save his life.</text:span></text:p>
          </text:list-item>
          <text:list-item>
            <text:p text:style-name="P353"><text:span text:style-name="CharStyle6"><text:tab/>Here are the rules with regard to a homicide who may save his life by running to one of these towns. Any man who kills his neighbour by mistake, having had no feud with him pre-</text:span></text:p>
          </text:list-item>
          <text:list-item>
            <text:p text:style-name="P351"><text:soft-page-break/><text:span text:style-name="CharStyle6"><text:tab/>viously, as for example when a man goes into the forest with his neighbour to cut wood, and, as his hand lets drive with the axe to fell a tree, the head slips from the helve and strikes his neigh­bour dead, the homicide may flee to one of these towns to save</text:span></text:p>
          </text:list-item>
          <text:list-item>
            <text:p text:style-name="P322"><text:span text:style-name="CharStyle6"><text:tab/>his life, lest the avenger of blood in hot anger chase and catch the homicide (the road being long) and strike him dead, although he did not deserve to die, be­cause he had no feud against his</text:span></text:p>
          </text:list-item>
          <text:list-item>
            <text:p text:style-name="P322"><text:span text:style-name="CharStyle6"><text:tab/>neighbour. Hence I command you to set apart three towns.</text:span></text:p>
          </text:list-item>
          <text:list-item>
            <text:p text:style-name="P353"><text:span text:style-name="CharStyle6"><text:tab/>And if the Eternal your God enlarges your territory, as he swore to your fathers, and gives you all the land which he prom-</text:span></text:p>
          </text:list-item>
          <text:list-item>
            <text:p text:style-name="P331"><text:span text:style-name="CharStyle6"><text:tab/>ised to give to your fathers (pro­vided that you are careful to obey all these orders of mine to­day, loving the Eternal your God and always living his life), then you must add three towns</text:span></text:p>
          </text:list-item>
        </text:list>
        <text:p text:style-name="P59"><text:span text:style-name="CharStyle6">ro more, to prevent an innocent man being murdered in the land —which would make you incur the guilt of bloodshed.</text:span></text:p>
        <text:list xml:id="list4512559794518707574" text:style-name="L31">
          <text:list-item>
            <text:p text:style-name="P354"><text:span text:style-name="CharStyle6"><text:tab/>But if any man has a feud against his neighbour and lies in wait for him, attacking him and striking him till he dies, should the murderer flee to one: of the</text:span></text:p>
          </text:list-item>
          <text:list-item>
            <text:p text:style-name="P337"><text:span text:style-name="CharStyle6"><text:tab/>towns of refuge, the sheikhs of his town shall send to fetch him and hand him over to be slain</text:span></text:p>
          </text:list-item>
        </text:list>
        <text:p text:style-name="P22"><text:span text:style-name="CharStyle6">by the avenger of blood; you </text:span><text:span text:style-name="CharStyle8">13 </text:span><text:span text:style-name="CharStyle6">must have no pity on him, but purge the innocent man’s blood from Israel, that all may go well with you.</text:span></text:p>
        <text:p text:style-name="P74"><text:span text:style-name="CharStyle6">In the possessions you hold 14 within the land which the Eter­nal your God assigns to you as your very own, you must never remove your neighbour’s land­mark, erected by the men of old.</text:span></text:p>
        <text:p text:style-name="P74"><text:span text:style-name="CharStyle6">A single witness shall not 15 count against a man, in con­nexion with any crime or sin; the charge shall be valid only on the evidence of two or three wit­nesses. If a malicious witness 16 appears against a man to accuse him of evil-doing, then the two 17 parties in the dispute shall ap­pear before the Eternal, that is, before the priests and the pre­siding judges; the judges shall 18 investigate the matter carefully, and if it turns out that the wit­ness is malicious and that he has given false witness against his fellow, you must treat him as he 19 meant his fellow to be treated; so shall you eradicate evil from your midst. The others shall 20 hear and fear and never again be guilty of such a sin. You. 21 must have no mercy upon him; life for life, an eye for an eye, a tooth for a tooth, a hand for a hand, a foot for a foot.</text:span></text:p>
        <text:p text:style-name="P74"><text:span text:style-name="CharStyle6">When you set out to make war upon your one- mies, and see war-horses and chariots and an army larger than yourselves, you must not be afraid of them, for the Eternal your God who brought you out of the land of Egypt is on your side. When you open the cam- 2 paign, a priest must approach and address the army thus: ‘Listen, Israel, you are opening 3 a campaign to-day against your enemies; never lose heart, fear</text:span></text:p>
      </text:section>
      <text:section text:style-name="Sect4" text:name="Section11">
        <text:p text:style-name="P213"><text:span text:style-name="CharStyle6">not, tremble not, be not afraid</text:span></text:p>
        <text:list xml:id="list200048714779825" text:style-name="L24">
          <text:list-item>
            <text:p text:style-name="P287"><text:span text:style-name="CharStyle6"><text:tab/>of them, for the Eternal your God goes with you, to fight for you against your enemies and to give you the victory.’</text:span></text:p>
          </text:list-item>
          <text:list-item>
            <text:p text:style-name="P289"><text:span text:style-name="CharStyle6"><text:tab/>Then the officers shall tell the army, ‘Who has built a new house and not dedicated it? Let him return home, lest he die in battle and another man dedicate</text:span></text:p>
          </text:list-item>
          <text:list-item>
            <text:p text:style-name="P287"><text:span text:style-name="CharStyle6"><text:tab/>it. Who has planted a vineyard and not enjoyed the fruit of it? Let him return home, lest he die in battle and another man enjoy</text:span></text:p>
          </text:list-item>
          <text:list-item>
            <text:p text:style-name="P287"><text:span text:style-name="CharStyle6"><text:tab/>the fruit of it. Who has be­trothed a wife and not taken her? Let him return home, lest he die in battle and another man marry her.’</text:span></text:p>
          </text:list-item>
          <text:list-item>
            <text:p text:style-name="P289"><text:span text:style-name="CharStyle6"><text:tab/>The officers shall tell the army further, ‘Which of you is terri­fied and faint-hearted? Let him return home, lest his fellows lose</text:span></text:p>
          </text:list-item>
          <text:list-item>
            <text:p text:style-name="P239"><text:span text:style-name="CharStyle6"><text:tab/>heart like himself.’ Then, after addressing the army, the officers shall appoint commanders to lead the forces.</text:span></text:p>
          </text:list-item>
          <text:list-item>
            <text:p text:style-name="P289"><text:span text:style-name="CharStyle6"><text:tab/>When you come to attack a</text:span></text:p>
          </text:list-item>
          <text:list-item>
            <text:p text:style-name="P277"><text:span text:style-name="CharStyle6"><text:tab/>town, offer terms of peace. If the town makes peace with you and opens to you, then all the people to be found in it shall do forced labour for you and be</text:span></text:p>
          </text:list-item>
          <text:list-item>
            <text:p text:style-name="P277"><text:span text:style-name="CharStyle6"><text:tab/>subject to you. But if it will not make peace with you, if it makes war with you, then you must</text:span></text:p>
          </text:list-item>
        </text:list>
        <text:p text:style-name="P55"><text:span text:style-name="CharStyle6">(3 besiege it, and, when the Eternal your God delivers it up to you, then you must kill every male</text:span></text:p>
        <text:list xml:id="list6191795124523035111" text:style-name="L32">
          <text:list-item>
            <text:p text:style-name="P278"><text:span text:style-name="CharStyle6"><text:tab/>inhabitant without quarter; how­ever, you may seize for your­selves the women and children and animals and all the plunder in the town, enjoying the plun­der of your enemies which the Eternal your God has given to you.</text:span></text:p>
          </text:list-item>
          <text:list-item>
            <text:p text:style-name="P290"><text:span text:style-name="CharStyle6"><text:tab/>So shall you treat all towns at a great distance from you, which do not belong to the na-</text:span></text:p>
          </text:list-item>
          <text:list-item>
            <text:p text:style-name="P291"><text:span text:style-name="CharStyle6"><text:tab/>tions around you. But in the</text:span></text:p>
          </text:list-item>
        </text:list>
        <text:p text:style-name="P20"><text:span text:style-name="CharStyle6">towns of the nations here, which the Eternal your God is giving you for your own, you must not leave a human soul alive; you 17 must put them all to death, Hit- tites, Amorites, Canaanites, Perizzites, Hivites, and Jebus- ites, as the Eternal your God has ordered you, that they may 18 not teach you to follow all the abominable practices of the wor­ship they offer to their gods. That would be a sin for you against the Eternal your God.</text:span></text:p>
        <text:p text:style-name="P95"><text:span text:style-name="CharStyle6">When you are besieging a 19 town for long, attacking it for the purpose of capture, you must never destroy its trees by taking an axe to them; you may eat their fruit, but you must not cut them down. Is a wild tree a hu­man being, that you should lay siege to it? Only trees which 20 you know are not fruit-trees may be destroyed and cut down, so that you may build siege- works to reduce the town that makes war against you.</text:span></text:p>
        <text:p text:style-name="P95"><text:span text:style-name="CharStyle6">If a man is found killed </text:span><text:span text:style-name="CharStyle22">ey </text:span><text:span text:style-name="CharStyle6">on the ground which the^A Eternal your God has assigned to you, lying in the open, and if no one knows who killed him, then your sheikhs and judges 2 must go and measure the dis­tance to the towns adjoining the dead body; the sheikhs of the 3 town nearest the dead body shall take a heifer which has never been harnessed for work, a heifer which has never pulled in a yoke, and bringing it to a wady with 4 running water, which has never been ploughed nor sown, they shall break the heifer’s neck there in the wady; then the 3 priests (that is, the Levites) shall approach (for as the Eter­nal your God has chosen them to minister before him and to bless others in his name, so every</text:span></text:p>
      </text:section>
      <text:section text:style-name="Sect4" text:name="Section12">
        <text:p text:style-name="P373"><text:span text:style-name="CharStyle6">strife and stroke is to be ad­judged as they decide the mat-</text:span></text:p>
        <text:list xml:id="list1779386307180434267" text:style-name="L33">
          <text:list-item>
            <text:p text:style-name="P323"><text:span text:style-name="CharStyle6"><text:tab/>ter), and all the sheikhs of the town nearest to the dead body shall wash their hands over the heifer whose neck was broken in</text:span></text:p>
          </text:list-item>
          <text:list-item>
            <text:p text:style-name="P323"><text:span text:style-name="CharStyle6"><text:tab/>the wady, protesting, ‘Our hands did not shed this blood, our eyes</text:span></text:p>
          </text:list-item>
          <text:list-item>
            <text:p text:style-name="P323"><text:span text:style-name="CharStyle6"><text:tab/>never saw the deed; clear Israel of guilt, clear thy people whom thou hast rescued, </text:span><text:span text:style-name="CharStyle8">0</text:span><text:span text:style-name="CharStyle6"> Eternal, and leave no innocent blood ly­ing within thy people Israel.’ So shall they be cleared of the</text:span></text:p>
          </text:list-item>
          <text:list-item>
            <text:p text:style-name="P332"><text:span text:style-name="CharStyle6"><text:tab/>guilt of murder, and you shall eradicate the guilt of murder from you, by doing what the Eternal judges to be right.</text:span></text:p>
          </text:list-item>
          <text:list-item>
            <text:p text:style-name="P343"><text:span text:style-name="CharStyle6"><text:tab/>When you set out to war against your enemies, and the Eternal your God hands them over to you, and you take pris-</text:span></text:p>
          </text:list-item>
          <text:list-item>
            <text:p text:style-name="P311"><text:span text:style-name="CharStyle6"><text:tab/>oners from them, if you see among the prisoners a beautiful woman whom you desire and</text:span></text:p>
          </text:list-item>
          <text:list-item>
            <text:p text:style-name="P311"><text:span text:style-name="CharStyle6"><text:tab/>long to marry, take her home, let her shave her head and pare</text:span></text:p>
          </text:list-item>
          <text:list-item>
            <text:p text:style-name="P311"><text:span text:style-name="CharStyle6"><text:tab/>her nails and throw off her pris­oner’s robe, let her live in your house and bewail her father and mother for a full month; then you can have intercourse with her and be her husband, and she</text:span></text:p>
          </text:list-item>
          <text:list-item>
            <text:p text:style-name="P311"><text:span text:style-name="CharStyle6"><text:tab/>shall be your wife. After that, if you do not care for her, let her go where she pleases; you must not sell her for money, you must not treat her as a slave, for you dishonoured her.</text:span></text:p>
          </text:list-item>
          <text:list-item>
            <text:p text:style-name="P343"><text:span text:style-name="CharStyle6"><text:tab/>If a man has two wives, one whom he loves and one whom he slights, and both have borne him children, both the loved one and the slighted, and if the first-born son belongs to the</text:span></text:p>
          </text:list-item>
          <text:list-item>
            <text:p text:style-name="P311"><text:span text:style-name="CharStyle6"><text:tab/>slighted wife, then in making over his property to his sons, the man must not put the son of the loved one before the son of the slighted wife who is the</text:span></text:p>
          </text:list-item>
          <text:list-item>
            <text:p text:style-name="P338"><text:span text:style-name="CharStyle6"><text:tab/>first-born; he must accord the</text:span></text:p>
          </text:list-item>
        </text:list>
        <text:p text:style-name="P52"><text:span text:style-name="CharStyle6">first-born first-born rights, by giving the son of the slighted wife twice what the other gets of all his property, since he was born in the first flush of his father’s manhood, and the first­born right was his.</text:span></text:p>
        <text:p text:style-name="P74"><text:span text:style-name="CharStyle6">If a man has a stubborn and 18 rebellious son, who will not obey his father or his mother, who will not listen to them even when they chastise him, then his 19 father and mother shall lay hands upon him and bring him before the sheikhs of his town at the local gateway, telling the 20 sheikhs of his town, ‘This son of ours is a stubborn and rebellious fellow who will not obey our orders; he is a spendthrift and a drunkard.’ Whereupon all his 21 fellow-citizens shall stone him to death. So shall you eradicate evil from you, and all Israel shall hear and fear.</text:span></text:p>
        <text:p text:style-name="P74"><text:span text:style-name="CharStyle6">If any man has committed a 22 sin deserving death, and if he is put to death by being impaled upon a stake, his corpse must 23 not remain all night upon the stake; you must be sure to bury him the same day, for an impaled man is under God’s curse, and you must not pollute the land which the Eternal your God gives you for your own.</text:span></text:p>
        <text:p text:style-name="P74"><text:span text:style-name="CharStyle6">You must not withhold </text:span><text:span text:style-name="CharStyle22">ey ty </text:span><text:span text:style-name="CharStyle6">your help from any ox or sheep of a fellow-countryman which you see going astray; you must be sure to take it back to your fellow-countryman. If he 2 does not stay near you, or if you do not know who the owner is, take the animal home with you, and keep it till your fellow-coun­tryman claims it; then give it back to him. So with his ass, so 3 with his garment, so with any­thing which a fellow-country­man loses and which you find;</text:span></text:p>
        <text:p text:style-name="P205"><text:span text:style-name="CharStyle6">you must not withhold your</text:span></text:p>
        <text:list xml:id="list4796986619373534724" text:style-name="L34">
          <text:list-item>
            <text:p text:style-name="P240"><text:span text:style-name="CharStyle6"><text:tab/>help. You must not withhold your help from any ox or ass of a fellow-countryman which you see foundered by the way- side; you must be sure to help him to raise it up.</text:span></text:p>
          </text:list-item>
          <text:list-item>
            <text:p text:style-name="P292"><text:span text:style-name="CharStyle6"><text:tab/>A woman must never wear anything belonging to a man, nor must a man put on woman’s clothes; for whoever does that is abominable to the Eternal your God.</text:span></text:p>
          </text:list-item>
          <text:list-item>
            <text:p text:style-name="P292"><text:span text:style-name="CharStyle6"><text:tab/>If you happen to come upon a bird’s nest on a tree or on the ground, with young ones or eggs and the mother-bird sit­ting on the young ones or on the eggs, you must not take away the mother-bird along</text:span></text:p>
          </text:list-item>
          <text:list-item>
            <text:p text:style-name="P294"><text:span text:style-name="CharStyle6"><text:tab/>with her brood; what you must do, is to let the mother-bird go, as you take the brood for your­self, that all may go well with you and that you may have a long life.</text:span></text:p>
          </text:list-item>
          <text:list-item>
            <text:p text:style-name="P292"><text:span text:style-name="CharStyle6"><text:tab/>When you build a new house, you must put a parapet round the roof, that you may not bring the guilt of blood upon your house by anyone falling from it.</text:span></text:p>
          </text:list-item>
          <text:list-item>
            <text:p text:style-name="P292"><text:span text:style-name="CharStyle6"><text:tab/>You must not sow two kinds of seed in your vineyard; other­wise the whole of its produce shall be confiscated for the sanctuary, the crop you have sown and the vintage itself.</text:span></text:p>
          </text:list-item>
        </text:list>
        <text:p text:style-name="P55"><text:span text:style-name="CharStyle6">ic You must never plough with an ox and an ass, yoked to­gether.</text:span></text:p>
        <text:list xml:id="list6538487141516764060" text:style-name="L35">
          <text:list-item>
            <text:p text:style-name="P293"><text:span text:style-name="CharStyle6"><text:tab/>You must never wear any garment blended of wool and linen.</text:span></text:p>
          </text:list-item>
          <text:list-item>
            <text:p text:style-name="P293"><text:span text:style-name="CharStyle6"><text:tab/>You must plait tassels on the four corners of the robe that covers you.</text:span></text:p>
          </text:list-item>
          <text:list-item>
            <text:p text:style-name="P293"><text:span text:style-name="CharStyle6"><text:tab/>If a man marries a wife and has intercourse with her and</text:span></text:p>
          </text:list-item>
          <text:list-item>
            <text:p text:style-name="P293"><text:span text:style-name="CharStyle6"><text:tab/>then turns against her, making wanton charges against her</text:span></text:p>
          </text:list-item>
        </text:list>
        <text:p text:style-name="P20"><text:span text:style-name="CharStyle6">slandering her by saying, ‘I took this woman, but when I handled her I did not find the evidence of virginity in her,’ the father and mother of the 15 girl shall spread the evidence of her virginity before the sheikhs of the town in the gate­way; the girl’s father shall say 16 to the sheikhs, ‘I gave my daughter to this man in mar­riage, and he has turned against her, he has made wanton 17 charges against her, declaring that he did not find the evidence of virginity in her. And there lies the evidence of her virgin­ity!’ Whereupon the sheikhs 18 of the town shall take and flog the man, fining him thirteen 19 guineas to be paid over to the father of the girl, because the man had slandered a virgin of Israel; she shall remain his wife, he cannot divorce her as long as he lives. Only, if the 20 charge be true, that the evi­dence of virginity was not to be found in the girl, she shall be 21 taken to the door of her father’s house and stoned to death by the men of the town for having committed an immoral scandal in Israel by turning her father’s house into a harlot’s. So shall you eradicate evil from you.</text:span></text:p>
        <text:p text:style-name="P73"><text:span text:style-name="CharStyle6">If any man is caught lying 22 with a married woman, both of them shall die, the man who lay with the woman and the woman herself; so shall you eradicate evil from Israel.</text:span></text:p>
        <text:p text:style-name="P73"><text:span text:style-name="CharStyle6">If a man comes across a girl 23 in the town who is a virgin be­trothed to a husband and lies with her, you must take them 24 both out to the town-gate and stone them to death, the girl because she did not call for help in the town, the man because he has violated another man’s</text:span></text:p>
      </text:section>
      <text:section text:style-name="Sect4" text:name="Section13">
        <text:p text:style-name="P206"><draw:frame draw:style-name="fr5" draw:name="49" text:anchor-type="paragraph" svg:x="2.328in" svg:y="3.5299in" svg:width="0.2701in" svg:height="0.0161in" draw:z-index="5"><draw:image xlink:href="Pictures/10000000000000290000001A42CA3645.jpg" xlink:type="simple" xlink:show="embed" xlink:actuate="onLoad"/><draw:contour-polygon svg:width="0.2693in" svg:height="0.1728in" svg:viewBox="0 0 684 439" draw:points="0,0 684,0 684,439 0,439" draw:recreate-on-edit="true"/></draw:frame><text:span text:style-name="CharStyle6">wife; so shall you eradicate evil</text:span></text:p>
        <text:list xml:id="list4652132277497159485" text:style-name="L36">
          <text:list-item>
            <text:p text:style-name="P265"><text:span text:style-name="CharStyle6"><text:tab/>from among you. But if the man comes across the betrothed girl in the open country and forces her to fie with him, then</text:span></text:p>
          </text:list-item>
          <text:list-item>
            <text:p text:style-name="P251"><text:span text:style-name="CharStyle6"><text:tab/>the man alone shall die; you must do nothing to the girl, there is nothing about the giri deserving death; the case is like that of a man attacking</text:span></text:p>
          </text:list-item>
          <text:list-item>
            <text:p text:style-name="P233"><text:span text:style-name="CharStyle6"><text:tab/>and killing a neighbour, for the man came across her in the open country, and when the betrothed girl cried for help, there was no one to rescue her.</text:span></text:p>
          </text:list-item>
          <text:list-item>
            <text:p text:style-name="P246"><text:span text:style-name="CharStyle6"><text:tab/>If a man comes across a girl, a virgin who is not betrothed, and if he ravishes her and lies with</text:span></text:p>
          </text:list-item>
          <text:list-item>
            <text:p text:style-name="P225"><text:span text:style-name="CharStyle6"><text:tab/>her, and is caught, then the man who lay with her shall pay six and a half guineas to the girl’s father, and she shall become his wife, since he violated her; he shall not divorce her as long as</text:span></text:p>
          </text:list-item>
          <text:list-item>
            <text:p text:style-name="P225"><text:span text:style-name="CharStyle6"><text:tab/>he lives. No man shall marry a wife of his father or have inter­course with her.</text:span></text:p>
          </text:list-item>
        </text:list>
        <text:p text:style-name="P21"><text:span text:style-name="CharStyle6">No eunuch, no man sex­ually mutilated, shall enter the gathering of tfie Eternal.</text:span></text:p>
        <text:list xml:id="list6952625630862171833" text:style-name="L37">
          <text:list-item>
            <text:p text:style-name="P243"><text:span text:style-name="CharStyle6"><text:tab/>No bastard shall enter the gath­ering of the Eternal; none of his descendants, even down to the tenth generation, shall enter the gathering of the Eternal.</text:span></text:p>
          </text:list-item>
          <text:list-item>
            <text:p text:style-name="P243"><text:span text:style-name="CharStyle6"><text:tab/>No Ammonite or Moabite shall enter the gathering of the Eter­nal; no one belonging to them, even down to the tenth gener­ation, shall ever enter the</text:span></text:p>
          </text:list-item>
          <text:list-item>
            <text:p text:style-name="P243"><text:span text:style-name="CharStyle6"><text:tab/>gathering of the Eternal; for they did not meet you with bread and water as you made your way out of Egypt, but hired Balaam the son of Beor from Pethor in Mesopotamia</text:span></text:p>
          </text:list-item>
          <text:list-item>
            <text:p text:style-name="P303"><text:span text:style-name="CharStyle6"><text:tab/>to curse you. (Yet the Eternal your God would not listen to Balaam; the Eternal your God turned the curse into a blessing for you, since the Eternal your</text:span></text:p>
          </text:list-item>
        </text:list>
        <text:p text:style-name="P22"><text:span text:style-name="CharStyle6">God loved you.) Never in all 6 your life shall you seek their welfare and well-being. An 7 Edomite you must not detest, for he is your kinsman; and an Egyptian you must not detest, for you were once an alien in his land; children born to them, 8 down to the third generation, may enter the gathering of the Eternal.</text:span></text:p>
        <text:p text:style-name="P95"><text:span text:style-name="CharStyle6">When you are in camp, at </text:span><text:span text:style-name="CharStyle8">9 </text:span><text:span text:style-name="CharStyle6">war with your enemies, you must keep yourselves clear of anything offensive. Thus, if 10 any man of you becomes un­clean with an emission during the night, he must go outside the camp, he is not to come inside; when evening comes he n must bathe in water, and then, at sundown, he may come in­side the camp. Also, you must 12 have a latrine outside the camp and go outside to it; you must 13 carry a spade among your weapons, and when you relieve yourself outside, you must dig a hole with it, to cover up your filth. For the Eternal your 14 God moves within your camp, to rescue you and to put your enemies into your power; hence your camp must be sacred— that he may not see anything indecent among you and turn away from you.</text:span></text:p>
        <text:p text:style-name="P96"><text:span text:style-name="CharStyle6">You must not hand back to 15 his master any slave who has escaped to you from his master; he shall live with you, wherever 16 he chooses, in any of your town­ships, as fie pleases; you must not be hard on him.</text:span></text:p>
        <text:p text:style-name="P96"><text:span text:style-name="CharStyle6">No woman of Israel shall be a 17 temple-prostitute, and no man of Israel shall be a temple-pros­titute. You must never pay a 18 vow into the house of the Eter­nal your God with money that is the hire of a prostitute or the</text:span></text:p>
      </text:section>
      <text:section text:style-name="Sect4" text:name="Section14">
        <text:p text:style-name="P214"><draw:frame draw:style-name="fr5" draw:name="50" text:anchor-type="paragraph" svg:x="2.3362in" svg:y="4.9402in" svg:width="0.2799in" svg:height="0.0161in" draw:z-index="6"><draw:image xlink:href="Pictures/100000000000002A00000019659F284D.jpg" xlink:type="simple" xlink:show="embed" xlink:actuate="onLoad"/><draw:contour-polygon svg:width="0.2799in" svg:height="0.1665in" svg:viewBox="0 0 711 423" draw:points="0,0 711,0 711,423 0,423" draw:recreate-on-edit="true"/></draw:frame><text:span text:style-name="CharStyle6">wages of a catamite: both are abominable to the Eternal your God.</text:span></text:p>
        <text:list xml:id="list7906464342188803853" text:style-name="L38">
          <text:list-item>
            <text:p text:style-name="P295"><text:span text:style-name="CharStyle6"><text:tab/>You must never exact interest upon a loan from a fellow-Israel- ite, interest in money, food, or</text:span></text:p>
          </text:list-item>
          <text:list-item>
            <text:p text:style-name="P226"><text:span text:style-name="CharStyle6"><text:tab/>anything else. From a for­eigner you may exact interest, but you must not exact interest upon a loan to a fellow-Israelite; that the Eternal your God may bless you in all the work to which you set your hand within the land you are entering as your own.</text:span></text:p>
          </text:list-item>
          <text:list-item>
            <text:p text:style-name="P295"><text:span text:style-name="CharStyle6"><text:tab/>When you make any vow to the Eternal your God, you must pay it without delay; for the Eternal your God will not fail to demand it, and to with-</text:span></text:p>
          </text:list-item>
          <text:list-item>
            <text:p text:style-name="P226"><text:span text:style-name="CharStyle6"><text:tab/>hold it would be a sin. If you refrain from making a vow,</text:span></text:p>
          </text:list-item>
          <text:list-item>
            <text:p text:style-name="P226"><text:span text:style-name="CharStyle6"><text:tab/>that is no sin for you; but you must be careful to perform any promise you have made with your lips, anything you have freely and openly vowed to the Eternal your God.</text:span></text:p>
          </text:list-item>
          <text:list-item>
            <text:p text:style-name="P295"><text:span text:style-name="CharStyle6"><text:tab/>When you enter your neigh­bour’s vineyard, you may eat your fill of the grapes, but you must not put any in your bag.</text:span></text:p>
          </text:list-item>
          <text:list-item>
            <text:p text:style-name="P252"><text:span text:style-name="CharStyle6"><text:tab/>When you pass your neigh­bour’s standing corn, you may pull some ears with your hand, but you must never put a sickle into your neighbour’s standing corn.</text:span></text:p>
          </text:list-item>
        </text:list>
        <text:p text:style-name="P21"><text:span text:style-name="CharStyle6">When a man takes a wife and marries her, if she dis­pleases him because he has found her immodest in some way, and if he writes out a deed of divorce</text:span></text:p>
        <text:list xml:id="list7798563109448918473" text:style-name="L39">
          <text:list-item>
            <text:p text:style-name="P288"><text:span text:style-name="CharStyle6"><text:tab/>and puts it into her hand, dis­missing her from his house, then if, on leaving his house, she goes and marries another man,</text:span></text:p>
          </text:list-item>
          <text:list-item>
            <text:p text:style-name="P304"><text:span text:style-name="CharStyle6"><text:tab/>and if this second husband turns against her and hands her a written deed of divorce, dis­missing her from his house, or</text:span></text:p>
          </text:list-item>
        </text:list>
        <text:p text:style-name="P20"><text:span text:style-name="CharStyle6">if he dies, her former husband, 4 who dismissed her, may not take her to be his wife again, after she has been soiled; that would be abominable to the Eternal your God, and you must not thus bring guilt upon the land which the Eternal your God assigns you as your own.</text:span></text:p>
        <text:p text:style-name="P74"><text:span text:style-name="CharStyle6">When a man takes a new wife, </text:span><text:span text:style-name="CharStyle8">5 </text:span><text:span text:style-name="CharStyle6">he shall not go on active service with the army, nor shall he be called upon for any enterprise; he shall be free at home for one year, to be happy with the wife he has taken.</text:span></text:p>
        <text:p text:style-name="P74"><text:span text:style-name="CharStyle6">No man shall take a hand- 6 mill or even an upper millstone in pledge for a debt; for that is to take life itself as a pledge.</text:span></text:p>
        <text:p text:style-name="P74"><text:span text:style-name="CharStyle6">If any man is caught kidnap- 7 ping a fellow-Israelite, treating him as a slave and selling him, that thief shall die; so shall you eradicate evil from among you.</text:span></text:p>
        <text:p text:style-name="P74"><text:span text:style-name="CharStyle6">In any attack of leprosy, be 8 careful to carry out exactly all the directions of the priestly Levites; as I have given them orders, so you must be careful to obey them. Remember 9 what the Eternal your God did to Miriam, as you were making your way up from Egypt.</text:span></text:p>
        <text:p text:style-name="P74"><text:span text:style-name="CharStyle6">When you are lending any- 10 thing to a fellow-Israelite, you must not go into his house to fetch his pledge; you must 11 stand outside and let the man to whom you are making the loan fetch out his pledge. If 12 he is a poor man, you must not sleep in the mantle he pledges; return it to him at sunset, that 13 he may sleep in his own mantle and bless you; it will be saving credit for you with the Eternal your God.</text:span></text:p>
        <text:p text:style-name="P71"><text:span text:style-name="CharStyle6">You must not defraud any 14 hired labourer who is needy and</text:span></text:p>
        <text:p text:style-name="P21"><draw:frame draw:style-name="fr6" draw:name="51" text:anchor-type="paragraph" svg:x="2.3362in" svg:y="5.9335in" svg:width="0.2701in" svg:height="0.0161in" draw:z-index="7"><draw:image xlink:href="Pictures/10000000000000290000001C2A9B89AD.jpg" xlink:type="simple" xlink:show="embed" xlink:actuate="onLoad"/><draw:contour-polygon svg:width="0.2693in" svg:height="0.1831in" svg:viewBox="0 0 684 465" draw:points="0,0 684,0 684,465 0,465" draw:recreate-on-edit="true"/></draw:frame><text:span text:style-name="CharStyle6">poor, whether he is a fellow- Israelite or one of the aliens</text:span></text:p>
        <text:list xml:id="list200049122995890" text:style-name="L35">
          <text:list-item>
            <text:p text:style-name="P189"><text:span text:style-name="CharStyle6"><text:tab/>resident in your townships; you must pay him his wages by the day, nor let the sun go down upon it (for the man is poor and he wants his wages), lest he cries to the Eternal against you, and you incur guilt.</text:span></text:p>
          </text:list-item>
          <text:list-item>
            <text:p text:style-name="P190"><text:span text:style-name="CharStyle6"><text:tab/>Fathers shall not be put to death for their children, nor chil­dren for their fathers; everyone shall be put to death for his own sin.</text:span></text:p>
          </text:list-item>
          <text:list-item>
            <text:p text:style-name="P190"><text:span text:style-name="CharStyle6"><text:tab/>You must never tamper in court with the rights of a resi­dent alien or an orphan or a widow, nor take a widow’s raiment in pledge for her debt;</text:span></text:p>
          </text:list-item>
          <text:list-item>
            <text:p text:style-name="P191"><text:span text:style-name="CharStyle6"><text:tab/>remember you were once a slave yourself in the land of Egypt, and the Eternal your God rescued you from it; therefore I lay this command upon you.</text:span></text:p>
          </text:list-item>
          <text:list-item>
            <text:p text:style-name="P190"><text:span text:style-name="CharStyle6"><text:tab/>In reaping your harvest, if you forget a sheaf in the field, you must not go back to fetch it; it shall be for the alien, the orphan, or the widow, that the Eternal your God may bless you in all the work to which</text:span></text:p>
          </text:list-item>
          <text:list-item>
            <text:p text:style-name="P177"><text:span text:style-name="CharStyle6"><text:tab/>you put a hand. In knocking the fruit off your olive-trees, you must not go over the branches a second time; that fruit is for the alien, the orphan,</text:span></text:p>
          </text:list-item>
          <text:list-item>
            <text:p text:style-name="P177"><text:span text:style-name="CharStyle6"><text:tab/>or the widow. In gathering your grapes, you must not go over your vineyard again; that is to be left for the alien, the</text:span></text:p>
          </text:list-item>
          <text:list-item>
            <text:p text:style-name="P177"><text:span text:style-name="CharStyle6"><text:tab/>orphan, or the widow. You must remember that you were once a slave yourself in the land of Egypt: therefore do I lay this command upon you.</text:span></text:p>
          </text:list-item>
        </text:list>
        <text:p text:style-name="P21"><text:span text:style-name="CharStyle6">In a lawsuit, when men come into court, and the judges decide between them, ac­quitting the innocent and con-</text:span></text:p>
        <text:p text:style-name="P44"><text:span text:style-name="CharStyle6">2 demning the guilty, if the guilty</text:span></text:p>
        <text:p text:style-name="P20"><text:span text:style-name="CharStyle6">man deserves a flogging, the judge shall make him lie down and have him flogged in his pres­ence, with lashes in propor­tion to his crime; forty lashes 3 may be given, but not more, lest, if more are given and a number of extra lashes are inflicted, your fellow-Israelite may be publicly disgraced.</text:span></text:p>
        <text:p text:style-name="P96"><text:span text:style-name="CharStyle6">You must never muzzle an 4 ox when it is treading out the corn.</text:span></text:p>
        <text:p text:style-name="P95"><text:span text:style-name="CharStyle6">When brothers are living to- 5 gether, if one dies, leaving no son, the dead man’s wife must not marry a stranger outside the family; her husband’s 6 brother shall go in to her and marry her, doing the duty of a husband’s brother to her, and her first-born son shall succeed to the position of the dead man, to prevent his name being blotted out of Israel. If the 7 man does not care to marry his brother’s wife, then his brother’s wife must approach the sheikhs in the public as­sembly and declare, ‘My hus­band’s brother refuses to carry on his brother’s name in Israel, he will not do the duty of a husband’s brother to me’; whereupon the sheikhs of the 8 town shall summon him, and if he comes forward saying that he does not care to marry her, then his brother’s wife 9 shall go up to him in presence of the sheikhs and loosen the sandal from his foot and spit in his face, protesting, ‘So shall it be done to the man who will not maintain his brother’s fam­ily!’ His family shall be called in 10 Israel, ‘the family of the unshod.'*</text:span></text:p>
        <text:p text:style-name="P100"><text:span text:style-name="CharStyle6">When two men are fighting 11 with one another, if the wife of one of them comes to the rescue of her husband and puts</text:span></text:p>
        <text:p text:style-name="P21"><draw:frame draw:style-name="fr7" draw:name="52" text:anchor-type="paragraph" svg:x="2.328in" svg:y="4.15in" svg:width="0.2736in" svg:height="0.0161in" draw:z-index="8"><draw:image xlink:href="Pictures/10000000000000290000001BD3741C05.jpg" xlink:type="simple" xlink:show="embed" xlink:actuate="onLoad"/><draw:contour-polygon svg:width="0.2728in" svg:height="0.1764in" svg:viewBox="0 0 693 448" draw:points="0,0 693,0 693,448 0,448" draw:recreate-on-edit="true"/></draw:frame><text:span text:style-name="CharStyle6">out her hand to seize his assail-</text:span></text:p>
        <text:list xml:id="list200049897236657" text:style-name="L20">
          <text:list-item>
            <text:p text:style-name="P336"><text:span text:style-name="CharStyle6"><text:tab/>ant by the private parts, you shall cut off her hand, you shall have no pity upon her.</text:span></text:p>
          </text:list-item>
          <text:list-item>
            <text:p text:style-name="P355"><text:span text:style-name="CharStyle6"><text:tab/>You must not keep weights of different sizes in your bag,</text:span></text:p>
          </text:list-item>
          <text:list-item>
            <text:p text:style-name="P336"><text:span text:style-name="CharStyle6"><text:tab/>and you must not keep meas­ures of different sizes in your house; you must keep a full,</text:span></text:p>
          </text:list-item>
          <text:list-item>
            <text:p text:style-name="P336"><text:span text:style-name="CharStyle6"><text:tab/>just weight, a full, just measure, that you may have a long life in the land which the Eternal</text:span></text:p>
          </text:list-item>
          <text:list-item>
            <text:p text:style-name="P336"><text:span text:style-name="CharStyle6"><text:tab/>your God is giving you. For everyone who acts thus dis­honestly, everyone who prac­tises injustice, is abominable to the Eternal your God.</text:span></text:p>
          </text:list-item>
          <text:list-item>
            <text:p text:style-name="P355"><text:span text:style-name="CharStyle6"><text:tab/>Remember how Amalek treated you on the road from</text:span></text:p>
          </text:list-item>
          <text:list-item>
            <text:p text:style-name="P312"><text:span text:style-name="CharStyle6"><text:tab/>Egypt, how, reckless of God, he fell upon you when you were tired and faint, and cut off all who flagged and lagged behind</text:span></text:p>
          </text:list-item>
          <text:list-item>
            <text:p text:style-name="P336"><text:span text:style-name="CharStyle6"><text:tab/>in your rear. Therefore, when the Eternal your God has given you rest from all your foes around, in the land which the Eternal your God assigns to you as your possession, you shall blot Amalek from the very memory of men; do not forget that.</text:span></text:p>
          </text:list-item>
        </text:list>
        <text:p text:style-name="P21"><text:span text:style-name="CharStyle6">When once you have en­tered on possession of the land which the Eternal your God is giving you, as you hold it and</text:span></text:p>
        <text:list xml:id="list8005988468031740485" text:style-name="L40">
          <text:list-item>
            <text:p text:style-name="P348"><text:span text:style-name="CharStyle6"><text:tab/>live in it, you must take some of all the first produce of the coun­try that you gather from the land which the Eternal your God is giving you, and, placing it in a basket, go to the sacred spot which the Eternal your God</text:span></text:p>
          </text:list-item>
          <text:list-item>
            <text:p text:style-name="P348"><text:span text:style-name="CharStyle6"><text:tab/>chooses for his presence. [[You must go to the presiding priest and say to him, ‘I declare this day to the Eternal your God that I have reached the land which the Eternal swore to our fathers that he would give</text:span></text:p>
          </text:list-item>
          <text:list-item>
            <text:p text:style-name="P360"><text:span text:style-name="CharStyle6"><text:tab/>to us’; and the priest shall take</text:span></text:p>
          </text:list-item>
        </text:list>
        <text:p text:style-name="P52"><text:span text:style-name="CharStyle6">the basket from your hand and place it in front of the altar of the Eternal your God]].</text:span></text:p>
        <text:p text:style-name="P96"><text:span text:style-name="CharStyle6">Then you must testify before 5 the Eternal your God, ‘My father was a wandering Ara­maean, who went down to reside in Egypt, with a small house­hold, and there he became a nation, great, mighty, and numerous; the Egyptians 6 treated us harshly, oppressed us, and crushed us down in slavery, but we cried to the 7 Eternal, the God of our fathers, and the Eternal heard our cry and saw our affliction and toil and oppression; then the Eter- 8 nal brought us out of Egypt by sheer strength and main force, with awful terrors, with signal acts; he has brought us 9 to this place and given us this country, which abounds in milk and honey. Here, then, I bring 10 some of the first produce of the land which thou hast given me,</text:span></text:p>
        <text:list xml:id="list3236354782882217519" text:style-name="L41">
          <text:list-item>
            <text:p text:style-name="P204"><text:span text:style-name="CharStyle6"><text:tab/>Eternal.’</text:span></text:p>
          </text:list-item>
        </text:list>
        <text:p text:style-name="P96"><text:span text:style-name="CharStyle6">You must place it before the Eternal your God, bowing down before the Eternal your God and rejoicing over all the good 11 that the Eternal your God has given to you and to your house­hold, with your Levites and resident aliens.</text:span></text:p>
        <text:p text:style-name="P96"><text:span text:style-name="CharStyle6">Every third year, in the year 12 of tithing, when you have taken all the tithe of your produce and given it to the Levites, the resi­dent aliens, the orphans, and the widows in your community, that they may eat their fill, then you shall declare before the Eternal your God, ‘I have re- 12 moved the sacred dues from my house and given them to the Levite, the alien, the or­phan, and the widow, exactly as thou hast commanded me;</text:span></text:p>
        <text:list xml:id="list200243638535663" text:continue-numbering="true" text:style-name="L41">
          <text:list-item>
            <text:p text:style-name="P204"><text:span text:style-name="CharStyle6"><text:tab/>have not broken any of thy</text:span></text:p>
          </text:list-item>
        </text:list>
      </text:section>
      <text:section text:style-name="Sect5" text:name="Section15">
        <text:p text:style-name="P378"><draw:frame draw:style-name="fr8" draw:name="53" text:anchor-type="paragraph" svg:x="2.2661in" svg:y="4.8134in" svg:width="0.2736in" svg:height="0.0161in" draw:z-index="9"><draw:image xlink:href="Pictures/10000000000000290000001B15E5E3EE.jpg" xlink:type="simple" xlink:show="embed" xlink:actuate="onLoad"/><draw:contour-polygon svg:width="0.2728in" svg:height="0.1764in" svg:viewBox="0 0 693 448" draw:points="0,0 693,0 693,448 0,448" draw:recreate-on-edit="true"/></draw:frame></text:p>
        <text:p text:style-name="P88"><text:span text:style-name="CharStyle6">commands, I have not forgotten</text:span></text:p>
        <text:list xml:id="list3126598752119688861" text:style-name="L42">
          <text:list-item>
            <text:p text:style-name="P339"><text:span text:style-name="CharStyle6"><text:tab/>them; I have never eaten any</text:span></text:p>
          </text:list-item>
        </text:list>
        <text:p text:style-name="P90"><text:span text:style-name="CharStyle6">of the tithe while I was in mourning, I have not removed them while unclean, I have not offered any for the dead; I have obeyed what the Eternal my God<text:tab/>enjoined.<text:tab/>I<text:tab/>have<text:tab/>fol-</text:span></text:p>
        <text:list xml:id="list200242703035897" text:continue-numbering="true" text:style-name="L42">
          <text:list-item>
            <text:p text:style-name="P339"><text:span text:style-name="CharStyle6"><text:tab/>lowed all thine orders. Look</text:span></text:p>
          </text:list-item>
        </text:list>
        <text:p text:style-name="P92"><text:span text:style-name="CharStyle6">down from heaven, thy sacred dwelling-place, and bless thy people Israel, bless the country thou hast given to us, as thou didst<text:tab/>swear to<text:tab/>our<text:tab/>fathers, a</text:span></text:p>
        <text:p text:style-name="P91"><text:span text:style-name="CharStyle6">land<text:tab/>abounding<text:tab/>in<text:tab/>milk<text:tab/>and</text:span></text:p>
        <text:p text:style-name="P88"><text:span text:style-name="CharStyle6">honey.’</text:span></text:p>
        <text:list xml:id="list200242631414955" text:continue-numbering="true" text:style-name="L42">
          <text:list-item>
            <text:p text:style-name="P356"><text:span text:style-name="CharStyle6"><text:tab/>As<text:tab/>the Eternal<text:tab/>your<text:tab/>God</text:span></text:p>
          </text:list-item>
        </text:list>
        <text:p text:style-name="P88"><text:span text:style-name="CharStyle6">orders you this day to obey these rules and regulations, so you must keep them and carry them out with all your mind</text:span></text:p>
        <text:list xml:id="list200242850697633" text:continue-numbering="true" text:style-name="L42">
          <text:list-item>
            <text:p text:style-name="P339"><text:span text:style-name="CharStyle6"><text:tab/>and heart. This day you have avowed the Eternal to be your God, promising to live Ms life and obey his rules and regula­tions, listening to what he says;</text:span></text:p>
          </text:list-item>
          <text:list-item>
            <text:p text:style-name="P313"><text:span text:style-name="CharStyle6"><text:tab/>and this day the Eternal has avowed you to be Ms very own people, as he has promised you,</text:span></text:p>
          </text:list-item>
          <text:list-item>
            <text:p text:style-name="P364"><text:span text:style-name="CharStyle6"><text:tab/>if you obey all Ms orders, en­gaging to lift you Mgh in praise and renown and honour over all other nations he has made, that you may be a people sacred to the Eternal your God, as he has assured you.”</text:span></text:p>
          </text:list-item>
        </text:list>
        <text:p text:style-name="P21"><text:span text:style-name="CharStyle6">Moses and all the sheikhs of Israel ordered the people to “obey all the commands I am enjoining upon you this day.</text:span></text:p>
        <text:list xml:id="list7761424035759144316" text:style-name="L43">
          <text:list-item>
            <text:p text:style-name="P333"><text:span text:style-name="CharStyle6"><text:tab/>And on the day you cross the Jordan into the land wMch the Eternal your God is giving you, then you must erect some large boulders, putting a layer of</text:span></text:p>
          </text:list-item>
          <text:list-item>
            <text:p text:style-name="P361"><text:span text:style-name="CharStyle6"><text:tab/>lime upon them and inscribing thereon all the words of tMs law, as soon as you have crossed; that you may pass forward into the land which the Eternal your</text:span></text:p>
          </text:list-item>
        </text:list>
        <text:p text:style-name="P43"><text:span text:style-name="CharStyle36">God is giving you, a land abounding in milk and honey, as the Eternal the God of your fathers promised you. As </text:span><text:span text:style-name="CharStyle37">4 </text:span><text:span text:style-name="CharStyle36">soon as you cross the Jordan, you must erect these boulders, as I command you this day, on mount Ebal, putting a layer of lime upon them f </text:span><text:span text:style-name="CharStyle35">There you must</text:span><text:span text:style-name="CharStyle36"> </text:span><text:span text:style-name="CharStyle37">5 </text:span><text:span text:style-name="CharStyle35">build an altar to the Eternal your God, an altar of stones; you must not use an iron tool to</text:span><text:span text:style-name="CharStyle36"> 6 </text:span><text:span text:style-name="CharStyle35">them, you must build the altar of the Eternal your God with un­dressed stones, and on it you</text:span><text:span text:style-name="CharStyle36"> </text:span><text:span text:style-name="CharStyle37">7 </text:span><text:span text:style-name="CharStyle35">shall offer burnt sacrifices to the Eternal your God and sacrifice recompense-offerings, of which you shall eat, rejoicing before the Eternal your Godf</text:span><text:span text:style-name="CharStyle36"> and inscribing 8 very distinctly on the boulders all the wmrds of tMs law.”</text:span></text:p>
        <text:p text:style-name="P74"><text:span text:style-name="CharStyle6">Moses and the priestly Levites </text:span><text:span text:style-name="CharStyle38">9 </text:span><text:span text:style-name="CharStyle6">then said to all Israel, “Silence! listen, </text:span><text:span text:style-name="CharStyle38">0</text:span><text:span text:style-name="CharStyle6"> Israel! To-day you be­come the people of the Eternal </text:span><text:span text:style-name="CharStyle33">your</text:span><text:span text:style-name="CharStyle6"> God; therefore you must 10 obey what the Eternal your God orders, keeping Ms commands and rules which I enjoin upon you tMs day.”</text:span></text:p>
        <text:p text:style-name="P74"><text:span text:style-name="CharStyle6">Moses gave the people tMs 11 charge on the same day: “When 12 you have crossed the Jordan, the following shall stand on mount Gerizim to bless the people, Simeon and Levi and Judah and Issachar and Joseph and Ben­jamin; and on mount Ebal the </text:span><text:span text:style-name="CharStyle27">13 </text:span><text:span text:style-name="CharStyle6">following shall stand to pro­nounce the curse, Reuben and Gad and Asher and Zebulun and Dan and Naphtali.</text:span></text:p>
        <text:p text:style-name="P74"><text:span text:style-name="CharStyle6">The Levites shall proclaim 14 aloud to all the men of Israel:</text:span></text:p>
        <text:p text:style-name="P22"><text:span text:style-name="CharStyle6">‘A curse on the man who carves 15 or casts an idol—wMch the Eter­nal detests—the work of a craftsman’s hands, erecting it in secret!’ And all the people shall answer, ‘So be it.’ ‘A curse</text:span></text:p>
      </text:section>
      <text:section text:style-name="Sect5" text:name="Section16">
        <text:p text:style-name="P215"><text:span text:style-name="CharStyle6">on the man who dishonours his father or mother!’ And all the people shall answer, ‘So be it.’</text:span></text:p>
        <text:list xml:id="list7408476067472345208" text:style-name="L44">
          <text:list-item>
            <text:p text:style-name="P261"><text:span text:style-name="CharStyle6"><text:tab/>‘A curse on the man who re­moves his neighbour’s land­mark!’ And all the people shall</text:span></text:p>
          </text:list-item>
          <text:list-item>
            <text:p text:style-name="P261"><text:span text:style-name="CharStyle6"><text:tab/>answer, ‘So be it.’ ‘A curse on the man who misleads a blind man on the road!’ And all the people shall answer, ‘So be it.’</text:span></text:p>
          </text:list-item>
        </text:list>
        <text:p text:style-name="P55"><text:span text:style-name="CharStyle6">ip ‘A curse on the man who tam­pers with the rights of an alien, an orphan, or a widow!’ And all the people shall answer, ‘So</text:span></text:p>
        <text:list xml:id="list200049166353178" text:style-name="L42">
          <text:list-item>
            <text:p text:style-name="P227"><text:span text:style-name="CharStyle6"><text:tab/>be it.’ ‘A curse on the man who lies with his father’s wife, because he has dishonoured his father!’ And all the people shall</text:span></text:p>
          </text:list-item>
          <text:list-item>
            <text:p text:style-name="P227"><text:span text:style-name="CharStyle6"><text:tab/>answer, ‘So be it.’ ‘A curse on the man who lies with any kind of animal!’ And all the people shall answer, ‘So be it.’</text:span></text:p>
          </text:list-item>
          <text:list-item>
            <text:p text:style-name="P227"><text:span text:style-name="CharStyle6"><text:tab/>‘A curse on the man who lies with his sister, whether she is the daughter of his father or of his mother!’ And all the people</text:span></text:p>
          </text:list-item>
          <text:list-item>
            <text:p text:style-name="P227"><text:span text:style-name="CharStyle6"><text:tab/>shall answer, ‘So be it.’ ‘A curse on the man who lies with his mother-in-law!’ And all the people shall answer, ‘So be it.’</text:span></text:p>
          </text:list-item>
          <text:list-item>
            <text:p text:style-name="P227"><text:span text:style-name="CharStyle6"><text:tab/>‘A curse on the man who mur­ders his fellow-countryman se­cretly!’ And all the people shall</text:span></text:p>
          </text:list-item>
          <text:list-item>
            <text:p text:style-name="P227"><text:span text:style-name="CharStyle6"><text:tab/>answer, ‘So be it.’ ‘A curse on the man who accepts a bribe to murder some innocent per­son!’ And all the people shall</text:span></text:p>
          </text:list-item>
          <text:list-item>
            <text:p text:style-name="P227"><text:span text:style-name="CharStyle6"><text:tab/>answer, ‘So be it.’ ‘A curse on the man who will not give effect to the words of this law!’ And all the people shall answer, ‘So be it.’</text:span></text:p>
          </text:list-item>
        </text:list>
        <text:p text:style-name="P114"><text:span text:style-name="CharStyle38">4)0</text:span><text:span text:style-name="CharStyle6"> If only you will listen care- </text:span><text:span text:style-name="CharStyle39">fully </text:span><text:span text:style-name="CharStyle6">to what the Eternal your God orders, mindful to carry out all his commands which I enjoin upon you this day, then the Eternal your God will lift you high above all the 2 nations of the earth, and all these blessings shall come upon you and overtake you, if only you listen to the voice of the Eternal your God. You shall 3 be blessed in town and in coun­try; blessed shall be the fruit of 4 your body and of your ground, the young of your cattle and the lambs of your flock; full shall 5 your basket be, and your knead­ing-trough; blessed shall you be 6 as you start out and as you come home. The foes who attack you </text:span><text:span text:style-name="CharStyle38">7 </text:span><text:span text:style-name="CharStyle6">the Eternal will rout before you; they may assail you all to­gether, but they shall fly before you in all directions. The Eter- 8 nal will command you to be blessed in your barns and in every enterprise to which you put your hand, blessing you in the land which the Eternal your God assigns to you. The 9 Eternal will confirm your posi­tion as a people sacred to him­self, as he swore to you, if you obey the orders of the Eternal your God and live his life, so that 10 when all nations on earth see you are owned by the Eternal, they may stand in awe of you. The 11 Eternal will make you overflow with prosperity in the fruit of your body, of your cattle, and of your ground, the ground that the Eternal swore to your fathers that he would give you. The 12 Eternal will open his rich treas­ury of heaven for you, to bestow rain in due season on your land, blessing all your labours, so that you shall lend to many a nation but never need to borrow from them. So shall the Eternal put 13 you at the head, not at the tail; you shall be always rising, never falling, as you listen to the com­mands of the Eternal your God which I enjoin upon you this day, and carry them out care­fully, never swerving to right or 14 to left from any of the injunc-</text:span></text:p>
        <text:p text:style-name="P216"><text:span text:style-name="CharStyle6">tions I lay upon you this day, by going after any other gods to worship them.</text:span></text:p>
        <text:p text:style-name="P55"><text:span text:style-name="CharStyle6">»5 But if you will not listen to the voice of the Eternal your God, if you will not be mindful to carry out all his commands and rules which I enjoin upon you this day, then shall all these curses come upon you and over-</text:span></text:p>
        <text:list xml:id="list1498278502242126988" text:style-name="L45">
          <text:list-item>
            <text:p text:style-name="P279"><text:span text:style-name="CharStyle6"><text:tab/>take you. Cursed shall you be</text:span></text:p>
          </text:list-item>
          <text:list-item>
            <text:p text:style-name="P279"><text:span text:style-name="CharStyle6"><text:tab/>in town and in country; cursed your basket and kneading-</text:span></text:p>
          </text:list-item>
          <text:list-item>
            <text:p text:style-name="P279"><text:span text:style-name="CharStyle6"><text:tab/>trough, cursed the fruit of your body and your ground, the young of your cattle and the</text:span></text:p>
          </text:list-item>
          <text:list-item>
            <text:p text:style-name="P279"><text:span text:style-name="CharStyle6"><text:tab/>lambs of your flock; cursed shall you be when you start out and</text:span></text:p>
          </text:list-item>
          <text:list-item>
            <text:p text:style-name="P228"><text:span text:style-name="CharStyle6"><text:tab/>when you return home. The Eternal will send the curse on you, baffling you and thwarting you, whatever you put your hand to, until you are ruined and perish rapidly for your evil-</text:span></text:p>
          </text:list-item>
          <text:list-item>
            <text:p text:style-name="P228"><text:span text:style-name="CharStyle6"><text:tab/>doing in forsaking me. The Eternal will make plagues cleave to you till he consumes you off the country which you are enter-</text:span></text:p>
          </text:list-item>
          <text:list-item>
            <text:p text:style-name="P228"><text:span text:style-name="CharStyle6"><text:tab/>ing to possess; the Eternal will strike you with consumption, fever, ague, and erysipelas, with drought, blasting, and mildew, that shall pursue you till you</text:span></text:p>
          </text:list-item>
          <text:list-item>
            <text:p text:style-name="P228"><text:span text:style-name="CharStyle6"><text:tab/>perish; the sky overhead shall be brass and the earth underfoot</text:span></text:p>
          </text:list-item>
          <text:list-item>
            <text:p text:style-name="P228"><text:span text:style-name="CharStyle6"><text:tab/>shall be iron; the Eternal will turn the rain of your land into powder and dust, dropping from the sky upon you till you are</text:span></text:p>
          </text:list-item>
          <text:list-item>
            <text:p text:style-name="P228"><text:span text:style-name="CharStyle6"><text:tab/>destroyed. The Eternal will have you routed in front of your foes; you may assail them all to­gether, but you shall fly before them in all directions, till all the realms of the earth shudder to</text:span></text:p>
          </text:list-item>
          <text:list-item>
            <text:p text:style-name="P228"><text:span text:style-name="CharStyle6"><text:tab/>see you; your carcases shall be food for all the wild birds and beasts, and none shall scare</text:span></text:p>
          </text:list-item>
          <text:list-item>
            <text:p text:style-name="P228"><text:span text:style-name="CharStyle6"><text:tab/>them off. The Eternal will strike you with Egyptian boils, with tumours, scurvy, and itch</text:span></text:p>
          </text:list-item>
        </text:list>
        <text:p text:style-name="P22"><text:span text:style-name="CharStyle6">incurable; and the Eternal will </text:span><text:span text:style-name="CharStyle38">35 </text:span><text:span text:style-name="CharStyle6">strike your knees and legs with evil boils, incurable boils from head to foot. The Eternal 28 will strike your minds with mad­ness, blindness, and dismay, till 29 you grope at noon like a blind man in the dark, and fall into disaster; you shall be utterly crushed and robbed continually, with no one to rescue you.</text:span></text:p>
        <text:p text:style-name="P20"><text:span text:style-name="CharStyle6">You shall betroth a wife, and an- 30 other man shall ravish her; you shall build a house, but never live in it; you shall plant a vine­yard, and get no use of the grapes; your ox shall be killed 31 under your very eyes, and you shall eat none of it; your ass shall be seized by force under your very eyes, and never given back to you; your sheep shall be handed over to your foes, with none to come to your rescue; your sons and daughters shall be 32 handed over to a foreign folk, and all day long you will yearn for a sight of them and pine away, unable to do anything; a 33 strange nation will eat up your crops and all the fruit of your labour, and you shall be utterly crushed and broken continually, till you are driven mad by the 34 sight of it all. The Eternal 36 will carry you and the king you set over you, to a nation which neither you nor your fathers knew, and there you will have to worship foreign gods of w'ood and stone; you shall become a 37 horror, a proverb, and byword among all the races where you are exiled. Much seed shall 38 you carry to the field, but little shall you reap, for the locust will devour the crop. Vineyards you 39 may plant and till, but you shall never drink or store the wine, for worms will spoil the grapes. You may grow olive-trees all 40</text:span></text:p>
      </text:section>
      <text:section text:style-name="Sect5" text:name="Section17">
        <text:p text:style-name="P217"><text:span text:style-name="CharStyle6">over your country, but you shall never anoint yourself with the oil, for your olives will drop off.</text:span></text:p>
        <text:list xml:id="list2185860048030228784" text:style-name="L46">
          <text:list-item>
            <text:p text:style-name="P280"><text:span text:style-name="CharStyle6"><text:tab/>[[You may have sons and daugh­ters born to you, but they shall not remain yours, they shall be</text:span></text:p>
          </text:list-item>
          <text:list-item>
            <text:p text:style-name="P253"><text:span text:style-name="CharStyle6"><text:tab/>carried off as exiles.]] Insects will infest all your trees and</text:span></text:p>
          </text:list-item>
          <text:list-item>
            <text:p text:style-name="P253"><text:span text:style-name="CharStyle6"><text:tab/>crops. The alien who settles among you will rise higher and higher above you, while you</text:span></text:p>
          </text:list-item>
          <text:list-item>
            <text:p text:style-name="P229"><text:span text:style-name="CharStyle6"><text:tab/>sink low; he will lend to you, not you to him, he will be at the head and you at the tail.</text:span></text:p>
          </text:list-item>
          <text:list-item>
            <text:p text:style-name="P247"><text:span text:style-name="CharStyle6"><text:tab/>All these curses shall come upon you and pursue you and overtake you till you are de­stroyed, because you would not listen to the voice of the Eternal your God, keeping his com-</text:span></text:p>
          </text:list-item>
          <text:list-item>
            <text:p text:style-name="P266"><text:span text:style-name="CharStyle6"><text:tab/>mands and orders for you; these curses shall be a mark and por­tent upon you and your de-</text:span></text:p>
          </text:list-item>
          <text:list-item>
            <text:p text:style-name="P253"><text:span text:style-name="CharStyle6"><text:tab/>scendants for all time. Because you have not served the Eternal your God with joy and with a glad heart for all your abun-</text:span></text:p>
          </text:list-item>
          <text:list-item>
            <text:p text:style-name="P253"><text:span text:style-name="CharStyle6"><text:tab/>dance, therefore, with hunger and thirst and nakedness and utter poverty, shall you serve the foes whom the Eternal sends against you; he will put an iron yoke on your neck till you are</text:span></text:p>
          </text:list-item>
          <text:list-item>
            <text:p text:style-name="P253"><text:span text:style-name="CharStyle6"><text:tab/>destroyed. The Eternal will bring on you a nation from the far ends of the earth, swooping like a vulture, with a language</text:span></text:p>
          </text:list-item>
          <text:list-item>
            <text:p text:style-name="P253"><text:span text:style-name="CharStyle6"><text:tab/>you do not understand, with fierce looks, regardless of old folk and indifferent to the</text:span></text:p>
          </text:list-item>
          <text:list-item>
            <text:p text:style-name="P253"><text:span text:style-name="CharStyle6"><text:tab/>young; they shall eat up the young of your cattle and the crops of your ground, they shall leave you neither corn nor wine nor oil nor young cattle nor lambs, till they make an end of</text:span></text:p>
          </text:list-item>
          <text:list-item>
            <text:p text:style-name="P253"><text:span text:style-name="CharStyle6"><text:tab/>you. They shall besiege you in all your towns till the lugh forti­fied walls on which you relied are brought down, all over the land, as they besiege you in all your</text:span></text:p>
          </text:list-item>
        </text:list>
        <text:p text:style-name="P20"><text:span text:style-name="CharStyle6">settlements all over the land that the Eternal your God has given you; you will have to eat your </text:span><text:span text:style-name="CharStyle38">53 </text:span><text:span text:style-name="CharStyle6">own children, the flesh of the sons and daughters which the Eternal your God has given you, in the strait of the siege, as your foes are pressing you hard; he who is most tender and 54 dainty among you will grudge the food even to his brother, to the wife of his bosom, and to his remaining children, refusing any 55 of them any part of the flesh of his own children which he means to eat, since he has nothing else left for himself, in the strait of the siege, as your foes are press­ing you hard in all your towns; she who is most tender and 56 dainty among you, who would not venture to put the sole of her foot to the ground—so tender and delicate is she—will grudge even to the husband of her bosom, to her son and to her daughter, the after-birth of her 57 womb and the babes she has borne; these she will eat herself in secret, so famished is she amid the strait of the siege, as your foes are pressing you hard in all your towns.</text:span></text:p>
        <text:p text:style-name="P74"><text:span text:style-name="CharStyle6">If you will not be mindful to 58 carry out all the injunctions of this code written down in this book, revering the glorious and awful name of the Eternal your God, then the Eternal will in- 59 flict on you and your descend­ants amazing plagues, severe plagues and prolonged, dis­eases sore and prolonged; he will 60 bring back upon you the diseases of Egypt that you were once afraid of, till they cleave to you; and the Eternal will also bwng 61 upon you any sickness and plague that is not mentioned in this book of the law, till you are ruined. Few of you shall sur- 62</text:span></text:p>
      </text:section>
      <text:section text:style-name="Sect5" text:name="Section18">
        <text:p text:style-name="P154"><draw:frame draw:style-name="fr5" draw:name="54" text:anchor-type="paragraph" svg:x="2.2791in" svg:y="5.1965in" svg:width="0.2736in" svg:height="0.0161in" draw:z-index="10"><draw:image xlink:href="Pictures/10000000000000290000001ADDCB1D87.jpg" xlink:type="simple" xlink:show="embed" xlink:actuate="onLoad"/><draw:contour-polygon svg:width="0.2728in" svg:height="0.1728in" svg:viewBox="0 0 693 439" draw:points="0,0 693,0 693,439 0,439" draw:recreate-on-edit="true"/></draw:frame><text:span text:style-name="CharStyle41">vive, though once you were as numerous as the stars of the sky, because you would not obey what the Eternal your God ordered.</text:span></text:p>
        <text:list xml:id="list4033338958155774974" text:style-name="L47">
          <text:list-item>
            <text:p text:style-name="P236"><text:span text:style-name="CharStyle6"><text:tab/>As the Eternal took a delight in prospering and multiplying you, so shall the Eternal take a delight in making an end of you and destroying you, till you shall be torn from the land which you</text:span></text:p>
          </text:list-item>
          <text:list-item>
            <text:p text:style-name="P230"><text:span text:style-name="CharStyle6"><text:tab/>are entering to possess; the Eternal will scatter you among all nations, from one end of the earth to another, and there you shall worship foreign gods of wood and stone, strange to you</text:span></text:p>
          </text:list-item>
          <text:list-item>
            <text:p text:style-name="P230"><text:span text:style-name="CharStyle6"><text:tab/>and to your fathers; you shall enjoy no ease among these na­tions, no, not for the sole of your foot; the Eternal will give you an anxious mind, eyes that fail with longing, and a spirit</text:span></text:p>
          </text:list-item>
          <text:list-item>
            <text:p text:style-name="P230"><text:span text:style-name="CharStyle6"><text:tab/>that languishes away; your life shall be lived in suspense, you shall be afraid by night and by day, unable to have any con-</text:span></text:p>
          </text:list-item>
          <text:list-item>
            <text:p text:style-name="P230"><text:span text:style-name="CharStyle6"><text:tab/>fidence in life; in the morning you shall cry, ‘Would it were evening!’ and in the evening, ‘Would it were morning!’—for the terror that scares you and for the sights you have to see.</text:span></text:p>
          </text:list-item>
          <text:list-item>
            <text:p text:style-name="P230"><text:span text:style-name="CharStyle6"><text:tab/>The Eternal will take you back to Egypt in slave galleys, by a route which I said you would never tread again, and there you shall let yourselves be sold as slaves to your enemies, but no one will buy you.”</text:span></text:p>
          </text:list-item>
        </text:list>
        <text:p text:style-name="P20"><text:span text:style-name="CharStyle6">Such were the terms of the compact which the Eternal ordered Moses to draw up with the Israelites in the land of Moab, in addition to the com­pact which he had made with them at Horeb.</text:span></text:p>
        <text:p text:style-name="P56"><text:span text:style-name="CharStyle6">2 Moses then summoned all Is­rael and said to them, “You have seen for yourselves all that the Eternal did before your eyes</text:span></text:p>
        <text:p text:style-name="P22"><text:span text:style-name="CharStyle6">in the land of Egypt to the Pharaoh and all his servants and all his land, the awful tests you 3 saw with your own eyes, the proofs and awful portents; yet 4 to this day the Eternal has not granted to you a mind to under­stand them, neither insight nor appreciation. ‘For forty years I </text:span><text:span text:style-name="CharStyle38">5 </text:span><text:span text:style-name="CharStyle6">have led you through the desert, and your clothes have never worn out, your shoes have never worn out upon your feet, no hu- 6 man bread has been your food, no wine or liquor has been your drink—and all to teach you that I am the Eternal your God.’ When you reached this spot, </text:span><text:span text:style-name="CharStyle38">7 </text:span><text:span text:style-name="CharStyle6">Sihon king of Heshbon and Og king of Bashan made an attack upon us, but we defeated them, capturing their land and handing 8 it over to the Reubenites and the Gadites and the half clan of the Manassites.</text:span></text:p>
        <text:p text:style-name="P96"><text:span text:style-name="CharStyle6">Keep the terms of this 9 compact, then, obey them, that you may succeed in all you undertake. You stand here to- 10 day before the Eternal your God, all of you, chiefs, judges, sheikhs, and officials, even ali the men of Israel, together with 11 your children and your wives and the aliens belonging to you (whether they gather wood or draw water for you), that you 12 may pass into the compact of the Eternal your God, under the oath which the Eternal your God swears to you this day, that 13 he may confirm your position this day as his people, and that he may be a God to you, as he promised you and as he swore to Abraham, Isaac, and Jacob, your fathers.</text:span></text:p>
        <text:p text:style-name="P100"><text:span text:style-name="CharStyle6">Nor is this compact and oath 14 of mine for you alone, but for those who are not here with us 15 to-day, as well as for those who</text:span></text:p>
        <text:list xml:id="list104889074256867123" text:style-name="L48">
          <text:list-item>
            <text:p text:style-name="P281"><text:span text:style-name="CharStyle6"><text:tab/>are [[for you yourselves know how we once lived in the land of Egypt, and how we passed</text:span></text:p>
          </text:list-item>
          <text:list-item>
            <text:p text:style-name="P281"><text:span text:style-name="CharStyle6"><text:tab/>through yonder nations; you saw the detestable fetishes of idols, made of wood and stone, of silver and gold, that were to be found among them]].</text:span></text:p>
          </text:list-item>
          <text:list-item>
            <text:p text:style-name="P296"><text:span text:style-name="CharStyle6"><text:tab/>Never may there be man, woman, family, or clan among you, whose heart turns from the Eternal our God to go and wor­ship the gods of those nations! Never may there be any root within your seal that bears such</text:span></text:p>
          </text:list-item>
          <text:list-item>
            <text:p text:style-name="P262"><text:span text:style-name="CharStyle6"><text:tab/>bitter poison!—so that when a man listens to the terms of this oath he may flatter himself by thinking he is quite safe, though he persists in his idolatry. That would mean the destruction of the moist grass with the dry.</text:span></text:p>
          </text:list-item>
        </text:list>
        <text:p text:style-name="P55"><text:span text:style-name="CharStyle6">so The Eternal will not consent to pardon him; no, the anger and resentment of the Eternal shall be ablaze against that man, every curse mentioned in this book shall cleave to him, the Eternal will blot out his name</text:span></text:p>
        <text:list xml:id="list4518330268417346744" text:style-name="L49">
          <text:list-item>
            <text:p text:style-name="P282"><text:span text:style-name="CharStyle6"><text:tab/>from under heaven, and the Eternal will single him out from all the clans of Israel for doom, by all the curses of the compact inscribed in this book of the law.</text:span></text:p>
          </text:list-item>
          <text:list-item>
            <text:p text:style-name="P297"><text:span text:style-name="CharStyle6"><text:tab/>Then the next generation, your children who rise up after you, and foreigners from a far land, shall cry out, when they see the plagues of that country and the diseases with which the Eternal has afflicted</text:span></text:p>
          </text:list-item>
          <text:list-item>
            <text:p text:style-name="P254"><text:span text:style-name="CharStyle6"><text:tab/>it—the whole country a mass of brimstone and salt, a burn­ing waste that grows noth­ing, no soil for any grass, but devastated like Sodom and Go­morrah, Admah and Zeboiim, which the Eternal demolished in</text:span></text:p>
          </text:list-item>
          <text:list-item>
            <text:p text:style-name="P254"><text:span text:style-name="CharStyle6"><text:tab/>his anger and fury—then indeed all nations shall cry out, ‘Why</text:span></text:p>
          </text:list-item>
        </text:list>
        <text:p text:style-name="P24"><text:span text:style-name="CharStyle6">has the Eternal done this to the country? What does this heat of heavy anger mean?’ And the 25 answer will be, ‘It was because they abandoned the compact which the Eternal the God of their fathers made with them when he brought them out of the land of Egypt, because they 26 went and worshipped foreign gods, bowing down to gods who were strange to them, gods whom he had never assigned to them; that was why the Eter- 27 nal’s anger blazed against this country, bringing on it every curse mentioned in this book; in 28 anger, in fury, in heavy wrath, the Eternal uprooted them from their land, and flung them into a foreign land, as at this day.’</text:span></text:p>
        <text:p text:style-name="P76"><text:span text:style-name="CharStyle6">The hidden issues of the future 29 are with the Eternal our God, but the unfolded issues of the day are with us and our children for all time, that we may obey all the orders of this law.</text:span></text:p>
        <text:p text:style-name="P76"><text:span text:style-name="CharStyle6">When all this has be- </text:span><text:span text:style-name="CharStyle44">&lt;1 a </text:span><text:span text:style-name="CharStyle6">fallen you, the blessing and the curse which I have put be­fore you, and when you reflect upon them among all the nations where the Eternal your God has driven you—if you come back to 2 the Eternal your God, you and your children, and obey what he says in all that I enjoin upon you this day, with all your mind and heart, then the Eternal your 3 God will restore your fortunes, taking pity upon you and gathering you again out of all the races where the Eternal your God has scattered you; even if your outcasts are at the 4 end of the earth, the Eternal your God will gather you and fetch you thence. The Eternal </text:span><text:span text:style-name="CharStyle38">5 </text:span><text:span text:style-name="CharStyle6">your God will bring you into the </text:span><text:span text:style-name="CharStyle32">land which your fathers pos-</text:span></text:p>
        <text:p text:style-name="P88"><text:span text:style-name="CharStyle6">sessed, and let you possess it; he will prosper you and multi­ply your numbers more than</text:span></text:p>
        <text:list xml:id="list1927512914793250028" text:style-name="L50">
          <text:list-item>
            <text:p text:style-name="P324"><text:span text:style-name="CharStyle6"><text:tab/>your fathers; the Eternal your God will devote your mind and the mind of your descendants to loving the Eternal your God with all your mind and heart,</text:span></text:p>
          </text:list-item>
          <text:list-item>
            <text:p text:style-name="P334"><text:span text:style-name="CharStyle6"><text:tab/>that you may live. All these curses will the Eter­nal your God inflict upon your foes and on the enemies </text:span><text:soft-page-break/><text:span text:style-name="CharStyle6">who</text:span></text:p>
          </text:list-item>
          <text:list-item>
            <text:p text:style-name="P334"><text:span text:style-name="CharStyle6"><text:tab/>persecuted you; but you shall once more obey the Eternal’s orders, keeping all his commands which I enjoin upon you this</text:span></text:p>
          </text:list-item>
          <text:list-item>
            <text:p text:style-name="P334"><text:span text:style-name="CharStyle6"><text:tab/>day; and the Eternal your God will make you overflow with prosperity in the fruit of your body, of your cattle, and of your ground, for the Eternal will again delight in prospering you</text:span></text:p>
          </text:list-item>
        </text:list>
        <text:p text:style-name="P59"><text:span text:style-name="CharStyle6">xo as he did your fathers, if you will obey the orders of the Eternal your God by carrying out his commands and rules inscribed in this book of the law, if you turn with all your mind and heart to the Eternal your God.</text:span></text:p>
        <text:p text:style-name="P59"><text:span text:style-name="CharStyle6">ix For this command which I am enjoining upon you to-day is not beyond your power, it is not beyond your reach;</text:span></text:p>
        <text:list xml:id="list8711557976148440068" text:style-name="L51">
          <text:list-item>
            <text:p text:style-name="P314"><text:span text:style-name="CharStyle6"><text:tab/>it is not up in heaven, that you should say, ‘Who will go up for us and bring it down to us and let us hear it, that we</text:span></text:p>
          </text:list-item>
          <text:list-item>
            <text:p text:style-name="P314"><text:span text:style-name="CharStyle6"><text:tab/>may do it?’—nor is it over the sea, that you should say, ‘Who will cross the sea for us and bring it to us and let us hear it, that</text:span></text:p>
          </text:list-item>
          <text:list-item>
            <text:p text:style-name="P340"><text:span text:style-name="CharStyle6"><text:tab/>we may do it?’ No, the word is very near you, it is on your lips and in your mind, to be obeyed.</text:span></text:p>
          </text:list-item>
          <text:list-item>
            <text:p text:style-name="P357"><text:span text:style-name="CharStyle6"><text:tab/>Here have I put before you this day life and welfare, death</text:span></text:p>
          </text:list-item>
          <text:list-item>
            <text:p text:style-name="P314"><text:span text:style-name="CharStyle6"><text:tab/>and misfortune. If you listen to the orders of the Eternal your God which I enjoin upon you</text:span></text:p>
          </text:list-item>
        </text:list>
        <text:p text:style-name="P24"><text:span text:style-name="CharStyle6">this day, to love the Eternal your God, to live his life, to fol­low his orders and rules and reg­ulations, then you shall live and multiply, and the Eternal your God will bless you in the land which you are entering to occupy. But if your heart 17 turns away, if you will not listen, if you are allured to worship for­eign gods, bowing down to them,</text:span></text:p>
        <text:p text:style-name="P24"><text:span text:style-name="CharStyle6">I tell you this day that you shall 18 not live long in the land which you are crossing the Jordan to enter and occupy; here and now 19 I call heaven and earth to wit­ness against you that I have put life and death before you, the blessing and the curse: choose life, then, that you and your children may live, by loving the 20 Eternal your God, obeying his voice, and holding fast to him, for that means life to you and length of days, that you may live in the land which the Eter­nal swore to Abraham, Isaac, and Jacob, your fathers, that he would give to them.”</text:span></text:p>
        <text:p text:style-name="P128"><text:span text:style-name="CharStyle6">When Moses had finished 0 1 these words to all Israel, he JL 2 said to them, “I am a hundred and twenty years old to-day; I can no longer move about, and the Eternal has told me that I am not to cross this Jordan. It 3 is the Eternal your God who is to lead you over and destroy these nations before you whom you are to dispossess; it is Joshua who is to lead you over, as the Eternal has said. The Eter- 4 nal will treat these nations as he treated Sihon and Og the Amor- ite kings and their country, de­stroying them; the Eternal will 5 put them into your hands, and you must deal with them exactly as I have ordered you. Be 6 strong, be brave, fear not, be not</text:span></text:p>
      </text:section>
      <text:section text:style-name="Sect5" text:name="Section19">
        <text:p text:style-name="P218"><text:span text:style-name="CharStyle6">terrified of them; for it is the Eternal your God who goes with you, he will never fail you nor forsake you.”</text:span></text:p>
        <text:list xml:id="list7764603318345452874" text:style-name="L52">
          <text:list-item>
            <text:p text:style-name="P299"><text:span text:style-name="CharStyle6"><text:tab/>Then Moses summoned Joshua and said to him in presence of all Israel, “Be strong, be brave, for you are to bring this people into the land which the Eternal swore to their fa­thers he would give them; you are to put them in possession of</text:span></text:p>
          </text:list-item>
          <text:list-item>
            <text:p text:style-name="P241"><text:span text:style-name="CharStyle6"><text:tab/>it. It is the Eternal who leads you, he will be with you, he will never fail you nor forsake you: fear not, neither be dis­mayed.”</text:span></text:p>
          </text:list-item>
          <text:list-item>
            <text:p text:style-name="P299"><text:span text:style-name="CharStyle6"><text:tab/>Moses wrote this code, hand­ing it to the priests, the sons of Levi, who carried the ark of the Eternal’s compact, and to all</text:span></text:p>
          </text:list-item>
          <text:list-item>
            <text:p text:style-name="P299"><text:span text:style-name="CharStyle6"><text:tab/>the sheikhs of Israel. Moses gave them this command. “At the end of every seven years, at the time fixed for the year of Remission, at the festival of</text:span></text:p>
          </text:list-item>
          <text:list-item>
            <text:p text:style-name="P201"><text:span text:style-name="CharStyle6"><text:tab/>Booths, when all Israel gathers to appear before the Eternal your God at the sacred spot he chooses, you must read this code aloud in the hearing of all Is­is rael; assemble the people, men,</text:span></text:p>
          </text:list-item>
        </text:list>
        <text:p text:style-name="P60"><text:span text:style-name="CharStyle6">women, and children, and the aliens residing among you, that they may hear and learn it and revere the Eternal your God, be­ing mindful to obey all the terms</text:span></text:p>
        <text:list xml:id="list6997214904162745903" text:style-name="L53">
          <text:list-item>
            <text:p text:style-name="P307"><text:span text:style-name="CharStyle6"><text:tab/>of this code; also that your chil­dren, who have no experience, may hear and learn to revere the Eternal your God, as long as they live in the land which you are crossing the Jordan to oc­cupy.”</text:span></text:p>
          </text:list-item>
          <text:list-item>
            <text:p text:style-name="P377"><text:span text:style-name="CharStyle36"><text:tab/></text:span><text:span text:style-name="CharStyle35">[Then said the Eternal to Moses, “The day of your death is near; call Joshua and present yourselves in the Trysting tent, that I may commission him.” So Moses and Joshua went and</text:span></text:p>
          </text:list-item>
        </text:list>
        <text:p text:style-name="P43"><text:span text:style-name="CharStyle35">presented themselves in the Trysting tent; the Eternal ap-</text:span><text:span text:style-name="CharStyle36"> 15 </text:span><text:span text:style-name="CharStyle35">peared in a column of cloud which stood opposite the en­trance to the tent, and commis-</text:span><text:span text:style-name="CharStyle36"> 23 </text:span><text:span text:style-name="CharStyle35">sioned Joshua the son of Nun, saying, “Be strong, he brave, for you are to bring the Israelites into the land which I swore to give them, and I will be until you.”]</text:span></text:p>
        <text:p text:style-name="P95"><text:span text:style-name="CharStyle6">The Eternal said to Moses, 16 “You are now to sleep with your fathers, but this people will start to desert me for the foreign gods of the country among whom they are going to live; they will forsake me and break the compact I have made with them. Then shall 17 my anger blaze against them, and I will forsake them, with­drawing my favour from them, till they are consumed, many an evil and trouble befalling them, so that they cry then, ‘Have not these evils befallen us because our God is not among us?’ I will indeed with- 18 draw my favour from them in these days, for all the evil they have done in turning to other gods.</text:span></text:p>
        <text:p text:style-name="P99"><text:span text:style-name="CharStyle6">So write this song and teach 19 it to the Israelites, teach them to repeat it, that this song may be a witness for me against the Israelites. For 20 when I have brought them into the land, which I swore to their fathers, a land abounding in milk and honey, after they have eaten their fill and prospered in fat plenty, they will turn to worship other gods, despising me and breaking my compact. And then, after many an evil </text:span><text:span text:style-name="CharStyle39">21 </text:span><text:span text:style-name="CharStyle6">and trouble has befallen them, this song shall confront them as a witness (for their descend­ants will not forget to repeat</text:span></text:p>
        <text:p text:style-name="P219"><draw:frame draw:style-name="fr9" draw:name="55" text:anchor-type="paragraph" svg:x="2.2646in" svg:y="5.2465in" svg:width="0.2665in" svg:height="0.0161in" draw:z-index="11"><draw:image xlink:href="Pictures/1000000000000028000000190F9F22A2.jpg" xlink:type="simple" xlink:show="embed" xlink:actuate="onLoad"/><draw:contour-polygon svg:width="0.2665in" svg:height="0.163in" svg:viewBox="0 0 677 414" draw:points="0,0 677,0 677,414 0,414" draw:recreate-on-edit="true"/></draw:frame><text:span text:style-name="CharStyle6">it); well do I know what they are after already, even before I have brought them into the land I swore to their fathers.”</text:span></text:p>
        <text:p text:style-name="P55"><text:span text:style-name="CharStyle6">22 So Moses wrote the following song that very day, and taught</text:span></text:p>
        <text:list xml:id="list2603266601871456259" text:style-name="L54">
          <text:list-item>
            <text:p text:style-name="P255"><text:span text:style-name="CharStyle6"><text:tab/>it to the Israelites. When Moses had finished writing out the words of this song in a book,</text:span></text:p>
          </text:list-item>
          <text:list-item>
            <text:p text:style-name="P255"><text:span text:style-name="CharStyle6"><text:tab/>Moses gave this order to the Levites who carried the ark of</text:span></text:p>
          </text:list-item>
          <text:list-item>
            <text:p text:style-name="P255"><text:span text:style-name="CharStyle6"><text:tab/>the Eternal’s compact: “Take this song-book and place it beside the ark of the com­pact of the Eternal your God, that it may lie there as a</text:span></text:p>
          </text:list-item>
          <text:list-item>
            <text:p text:style-name="P255"><text:span text:style-name="CharStyle6"><text:tab/>witness against you all. For I know your defiant temper and your stubborn spirit; even while I am living among you, you have defied the Eternal. And how much more after my</text:span></text:p>
          </text:list-item>
          <text:list-item>
            <text:p text:style-name="P255"><text:span text:style-name="CharStyle6"><text:tab/>death! Assemble all the sheikhs of your clans and your officials, that I may let them hear the words of this song, calling heaven and earth to wit-</text:span></text:p>
          </text:list-item>
          <text:list-item>
            <text:p text:style-name="P255"><text:span text:style-name="CharStyle6"><text:tab/>ness against you; for I know that after my death you will be sure to deprave yourselves by swerving from the path I have ordered you to follow; and in after days evil will befall you because you have done what is evil in the sight of the Eternal, vexing him with your practices.”</text:span></text:p>
          </text:list-item>
          <text:list-item>
            <text:p text:style-name="P298"><text:span text:style-name="CharStyle6"><text:tab/>So Moses uttered the words of this song from beginning to end, in the hearing of all the assembly of Israel:</text:span></text:p>
          </text:list-item>
        </text:list>
        <text:p text:style-name="P36"><text:span text:style-name="CharStyle46">Hearken to my song, O heaven, let earth listen to my lips!</text:span></text:p>
        <text:list xml:id="list7926355029268449600" text:style-name="L55">
          <text:list-item>
            <text:p text:style-name="P155"><text:span text:style-name="CharStyle46"><text:tab/>May my message drop like rain,</text:span></text:p>
          </text:list-item>
        </text:list>
        <text:p text:style-name="P102"><text:span text:style-name="CharStyle46">my speech distil as dew, like mists on the green growth, like showers upon the grass;</text:span></text:p>
        <text:list xml:id="list200242701132146" text:continue-numbering="true" text:style-name="L55">
          <text:list-item>
            <text:p text:style-name="P155"><text:span text:style-name="CharStyle46"><text:tab/>for I proclaim what the Eternal</text:span></text:p>
          </text:list-item>
        </text:list>
        <text:p text:style-name="P145"><text:span text:style-name="CharStyle46">is—</text:span></text:p>
        <text:p text:style-name="P103"><text:span text:style-name="CharStyle46">O praise him for his greatness!</text:span></text:p>
        <text:p text:style-name="P39"><text:span text:style-name="CharStyle46">Steadfast—he rules aright,<text:tab/>4</text:span></text:p>
        <text:p text:style-name="P79"><text:span text:style-name="CharStyle46">his methods all in order due, a God trusty and wholly true, upright and honest!</text:span></text:p>
        <text:p text:style-name="P139"><text:span text:style-name="CharStyle48">His sons—sons?—have depraved 5 themselves,</text:span></text:p>
        <text:p text:style-name="P146"><text:span text:style-name="CharStyle46">to him they prove untrue, a shifty crafty crew!</text:span></text:p>
        <text:p text:style-name="P58"><text:span text:style-name="CharStyle46">And this from you to the Eternal, 6 unfeeling, senseless folk?</text:span></text:p>
        <text:p text:style-name="P141"><text:span text:style-name="CharStyle46">Was not he your own father, who made and moulded you?</text:span></text:p>
        <text:p text:style-name="P37"><text:span text:style-name="CharStyle46">Remember the days of old,<text:tab/>7</text:span></text:p>
        <text:p text:style-name="P80"><text:span text:style-name="CharStyle46">review the years, age after age, ask your sires to tell you, ask your seniors to repeat, how the Most High placed the 8 nations,</text:span></text:p>
        <text:p text:style-name="P82"><text:span text:style-name="CharStyle48">parting out mankind, how one by one he fixed the folks,</text:span></text:p>
        <text:p text:style-name="P80"><text:span text:style-name="CharStyle46">each with its guardian angel; but Jacob became the Eternal’s 9 share,</text:span></text:p>
        <text:p text:style-name="P84"><text:span text:style-name="CharStyle46">Israel his very own.</text:span></text:p>
        <text:p text:style-name="P32"><text:span text:style-name="CharStyle48">He found them in a desert land, 10 a howling, empty waste, circled round them, cared for them,</text:span></text:p>
        <text:p text:style-name="P123"><text:span text:style-name="CharStyle46">and kept them as the apple of his eye;</text:span></text:p>
        <text:p text:style-name="P32"><text:span text:style-name="CharStyle48">as an eagle stirs its nestlings, n fluttering over its brood, spreading its wings to catch them, carrying them on its pinions, so the Eternal alone was their 12 leader,</text:span></text:p>
        <text:p text:style-name="P126"><text:span text:style-name="CharStyle46">and never a foreign god with him!</text:span></text:p>
        <text:p text:style-name="P38"><text:span text:style-name="CharStyle46">He made them masters of the 13 highlands, living off the hills, sucking honey from the very crags and oil from flinty rocks, with curds from cows and milk 14 from sheep,</text:span></text:p>
        <text:p text:style-name="P80"><text:span text:style-name="CharStyle46">fat flesh of lambs and rams, from bullocks of Bashan and from goats,</text:span></text:p>
        <text:p text:style-name="P45"><text:span text:style-name="CharStyle46">with the finest flour of the wheat, with the grapes’ blood—you drank it foaming [</text:span></text:p>
        <text:list xml:id="list200049084386633" text:style-name="L53">
          <text:list-item>
            <text:p text:style-name="P156"><text:span text:style-name="CharStyle46"><text:tab/>So Jacob ate their fill,</text:span></text:p>
          </text:list-item>
        </text:list>
        <text:p text:style-name="P105"><text:span text:style-name="CharStyle46">Jeshurun fattened and grew restive—</text:span></text:p>
        <text:p text:style-name="P105"><text:span text:style-name="CharStyle46">ay, you fattened, gross and gorged!</text:span></text:p>
        <text:p text:style-name="P148"><text:span text:style-name="CharStyle46">They forsook God who had made them,</text:span></text:p>
        <text:p text:style-name="P105"><text:span text:style-name="CharStyle46">scorned the steadfast One, their succour,</text:span></text:p>
        <text:list xml:id="list200242236612102" text:continue-numbering="true" text:style-name="L53">
          <text:list-item>
            <text:p text:style-name="P156"><text:span text:style-name="CharStyle46"><text:tab/>stirred him to jealousy with their</text:span></text:p>
          </text:list-item>
        </text:list>
        <text:p text:style-name="P86"><text:span text:style-name="CharStyle46">foreign gods,</text:span></text:p>
        <text:p text:style-name="P149"><text:span text:style-name="CharStyle46">angered him with hateful idols;</text:span></text:p>
        <text:list xml:id="list200243057068855" text:continue-numbering="true" text:style-name="L53">
          <text:list-item>
            <text:p text:style-name="P156"><text:span text:style-name="CharStyle46"><text:tab/>they sacrificed to demons, to no­</text:span></text:p>
          </text:list-item>
        </text:list>
        <text:p text:style-name="P86"><text:span text:style-name="CharStyle46">gods,</text:span></text:p>
        <text:p text:style-name="P105"><text:span text:style-name="CharStyle46">to gods who were utter strangers,</text:span></text:p>
        <text:p text:style-name="P113"><text:span text:style-name="CharStyle46">to new-comers of gods, whom your fathers never knew, iS The Steadfast One, your Sire, you never heeded,</text:span></text:p>
        <text:p text:style-name="P111"><text:span text:style-name="CharStyle46">the God who bore you, him you forgot.</text:span></text:p>
        <text:list xml:id="list200048578362399" text:style-name="L44">
          <text:list-item>
            <text:p text:style-name="P158"><text:span text:style-name="CharStyle46"><text:tab/>But when the Eternal saw it, he</text:span></text:p>
          </text:list-item>
        </text:list>
        <text:p text:style-name="P87"><text:span text:style-name="CharStyle46">spurned them,</text:span></text:p>
        <text:p text:style-name="P106"><text:span text:style-name="CharStyle46">vexed with his sons and daugh­ters;</text:span></text:p>
        <text:list xml:id="list200243441927466" text:continue-numbering="true" text:style-name="L44">
          <text:list-item>
            <text:p text:style-name="P159"><text:span text:style-name="CharStyle46"><text:tab/>“I will hide my face from them,”</text:span></text:p>
          </text:list-item>
        </text:list>
        <text:p text:style-name="P87"><text:span text:style-name="CharStyle46">said he,</text:span></text:p>
        <text:p text:style-name="P106"><text:span text:style-name="CharStyle46">“and see what will become of them;</text:span></text:p>
        <text:p text:style-name="P150"><text:span text:style-name="CharStyle46">for a self-willed race are they,<text:line-break/>children devoid of loyalty.</text:span></text:p>
        <text:list xml:id="list200243804123343" text:continue-numbering="true" text:style-name="L44">
          <text:list-item>
            <text:p text:style-name="P159"><text:span text:style-name="CharStyle46"><text:tab/>They have made me jealous of</text:span></text:p>
          </text:list-item>
        </text:list>
        <text:p text:style-name="P87"><text:span text:style-name="CharStyle46">what is no live god, vexing me with their vanities; so I will make them jealous of what is not a nation, vexing them with an impious folk.</text:span></text:p>
        <text:list xml:id="list200244179455586" text:continue-numbering="true" text:style-name="L44">
          <text:list-item>
            <text:p text:style-name="P159"><text:span text:style-name="CharStyle46"><text:tab/>My wrath has flared up,</text:span></text:p>
          </text:list-item>
        </text:list>
        <text:p text:style-name="P106"><text:span text:style-name="CharStyle46">flaming to the nether world itself,</text:span></text:p>
        <text:p text:style-name="P115"><text:span text:style-name="CharStyle46">turning up earth and all it bears, setting the roots of the hills ablaze.</text:span></text:p>
        <text:list xml:id="list200243702882458" text:continue-numbering="true" text:style-name="L44">
          <text:list-item>
            <text:p text:style-name="P157"><text:span text:style-name="CharStyle46"><text:tab/>I will heap woes on them,</text:span></text:p>
          </text:list-item>
        </text:list>
        <text:p text:style-name="P105"><text:span text:style-name="CharStyle46">and ply all my arrows against them—</text:span></text:p>
        <text:list xml:id="list200244003412760" text:continue-numbering="true" text:style-name="L44">
          <text:list-item>
            <text:p text:style-name="P157"><text:span text:style-name="CharStyle46"><text:tab/>famine wasting them here,</text:span></text:p>
          </text:list-item>
        </text:list>
        <text:p text:style-name="P149"><text:span text:style-name="CharStyle46">plague and fever there— sending wild beasts to tear them, reptiles to poison them;</text:span></text:p>
        <text:p text:style-name="P50"><text:span text:style-name="CharStyle48">in the open, death by the sword— 25 inside the house, a panic— for youths and girls alike, for infants and grey hairs.</text:span></text:p>
        <text:p text:style-name="P33"><text:span text:style-name="CharStyle48">I had meant to finish them off, 26 to blot them from men’s mem­ory;</text:span></text:p>
        <text:p text:style-name="P139"><text:span text:style-name="CharStyle48">but I feared their foes would 27 vaunt,</text:span></text:p>
        <text:p text:style-name="P120"><text:span text:style-name="CharStyle48">their enemies would shout in error,</text:span></text:p>
        <text:p text:style-name="P139"><text:span text:style-name="CharStyle48">‘Our hand has won a noble vic­tory;</text:span></text:p>
        <text:p text:style-name="P122"><text:span text:style-name="CharStyle46">this deed was none of the Eter­nal’s !’</text:span></text:p>
        <text:p text:style-name="P33"><text:span text:style-name="CharStyle48">For a fatuous folk are the foe, 28 devoid of all sense; were they wise, they would under- 29 stand,</text:span></text:p>
        <text:p text:style-name="P125"><text:span text:style-name="CharStyle48">they would see their own fate at the end.”</text:span></text:p>
        <text:p text:style-name="P33"><text:span text:style-name="CharStyle48">For how could a thousand be 30 chased by one man, how could ten thousand be routed by two,</text:span></text:p>
        <text:p text:style-name="P140"><text:span text:style-name="CharStyle46">unless their Steadfast One had sold them,</text:span></text:p>
        <text:p text:style-name="P122"><text:span text:style-name="CharStyle46">unless the Eternal had given them up?</text:span></text:p>
        <text:p text:style-name="P140"><text:span text:style-name="CharStyle46">The foe’s strength is not like our 31 strength,</text:span></text:p>
        <text:p text:style-name="P81"><text:span text:style-name="CharStyle48">as the foe themselves admit; their vine comes from the stock 32 of Sodom,</text:span></text:p>
        <text:p text:style-name="P79"><text:span text:style-name="CharStyle46">from gardens of Gomorrah, poisonous are their grapes, bitter their bunches, their wine is reptile’s venom, 33 the cobra’s pitiless poison.</text:span></text:p>
        <text:p text:style-name="P140"><text:span text:style-name="CharStyle46">“Have I not stored up this their 34 guilt?</text:span></text:p>
        <text:p text:style-name="P139"><text:span text:style-name="CharStyle48">do I not hold it in reserve for them,</text:span></text:p>
        <text:p text:style-name="P140"><text:span text:style-name="CharStyle46">against the day of vengeance and 35 requital,</text:span></text:p>
        <text:p text:style-name="P81"><text:span text:style-name="CharStyle48">when they collapse?</text:span></text:p>
        <text:p text:style-name="P139"><text:span text:style-name="CharStyle48">Ay, the hour of their disaster is at hand,</text:span></text:p>
        <text:p text:style-name="P83"><text:span text:style-name="CharStyle46">their doom is on them!”</text:span></text:p>
        <text:p text:style-name="P36"><text:span text:style-name="CharStyle46">For the Eternal will right his 36 people’s wrongs, he Will be sorry for his servants,</text:span></text:p>
      </text:section>
      <text:section text:style-name="Sect5" text:name="Section20">
        <text:p text:style-name="P163"><text:span text:style-name="CharStyle46">when he sees them powerless, dispeopled to a man;</text:span></text:p>
        <text:list xml:id="list2287592081910415845" text:style-name="L56">
          <text:list-item>
            <text:p text:style-name="P164"><text:span text:style-name="CharStyle46"><text:tab/>he will ask, “What of their gods,</text:span></text:p>
          </text:list-item>
        </text:list>
        <text:p text:style-name="P137"><text:span text:style-name="CharStyle46">the steadfast ones they relied on!—</text:span></text:p>
        <text:list xml:id="list200243939945454" text:continue-numbering="true" text:style-name="L56">
          <text:list-item>
            <text:p text:style-name="P165"><text:span text:style-name="CharStyle46"><text:tab/>who ate fat slices of their sac­</text:span></text:p>
          </text:list-item>
        </text:list>
        <text:p text:style-name="P116"><text:span text:style-name="CharStyle46">rifices</text:span></text:p>
        <text:p text:style-name="P137"><text:span text:style-name="CharStyle46">and drank the wine of their libations?</text:span></text:p>
        <text:p text:style-name="P94"><text:span text:style-name="CharStyle46">Let them come to your aid! let them protect you!</text:span></text:p>
        <text:list xml:id="list200242598770911" text:continue-numbering="true" text:style-name="L56">
          <text:list-item>
            <text:p text:style-name="P165"><text:span text:style-name="CharStyle46"><text:tab/>Ah, learn that I, I am the real</text:span></text:p>
          </text:list-item>
        </text:list>
        <text:p text:style-name="P116"><text:span text:style-name="CharStyle46">God;</text:span></text:p>
        <text:p text:style-name="P151"><text:span text:style-name="CharStyle46">there is no god but me;</text:span></text:p>
        <text:p text:style-name="P152"><text:span text:style-name="CharStyle46">Mine is the power of death and life,</text:span></text:p>
        <text:list xml:id="list1004594831123050436" text:style-name="L57">
          <text:list-item>
            <text:p text:style-name="P167"><text:span text:style-name="CharStyle46"><text:tab/>heal the wounds I made.</text:span></text:p>
          </text:list-item>
        </text:list>
        <text:list xml:id="list200048709014973" text:style-name="L56">
          <text:list-item>
            <text:p text:style-name="P165"><text:span text:style-name="CharStyle46"><text:tab/>I raise my hand to heaven</text:span></text:p>
          </text:list-item>
        </text:list>
        <text:p text:style-name="P137"><text:span text:style-name="CharStyle46">and swear that (by my life eternal!)</text:span></text:p>
        <text:list xml:id="list200243331662633" text:continue-numbering="true" text:style-name="L56">
          <text:list-item>
            <text:p text:style-name="P165"><text:span text:style-name="CharStyle46"><text:tab/>I will whet my flashing blade,</text:span></text:p>
          </text:list-item>
        </text:list>
        <text:p text:style-name="P63"><text:span text:style-name="CharStyle46">gripping justice by the hilt, wreaking vengeance on my foes, punishing my enemies;</text:span></text:p>
        <text:list xml:id="list200243439154026" text:continue-numbering="true" text:style-name="L56">
          <text:list-item>
            <text:p text:style-name="P165"><text:span text:style-name="CharStyle46"><text:tab/>I drench my arrows in their blood,</text:span></text:p>
          </text:list-item>
        </text:list>
        <text:p text:style-name="P62"><text:span text:style-name="CharStyle46">my blade devours their bodies— blood of the slain and prisoners, of braves with flowing locks.”</text:span></text:p>
        <text:list xml:id="list200242591523405" text:continue-numbering="true" text:style-name="L56">
          <text:list-item>
            <text:p text:style-name="P166"><text:span text:style-name="CharStyle46"><text:tab/>Hail his people, O ye pagans;</text:span></text:p>
          </text:list-item>
        </text:list>
        <text:p text:style-name="P136"><text:span text:style-name="CharStyle46">for he avenges the blood of his servants,</text:span></text:p>
        <text:p text:style-name="P68"><text:span text:style-name="CharStyle46">wreaking vengeance on his foes, and purging his people’s land.</text:span></text:p>
        <text:list xml:id="list200243795891852" text:continue-numbering="true" text:style-name="L56">
          <text:list-item>
            <text:p text:style-name="P192"><text:span text:style-name="CharStyle6"><text:tab/>Moses went and recited all this song to the people, he and</text:span></text:p>
          </text:list-item>
          <text:list-item>
            <text:p text:style-name="P193"><text:span text:style-name="CharStyle6"><text:tab/>Joshua the son of Nun. And when Moses had finished re­citing it all to all Israel, he said</text:span></text:p>
          </text:list-item>
          <text:list-item>
            <text:p text:style-name="P194"><text:span text:style-name="CharStyle6"><text:tab/>to them, “Keep in mind all that I have warned you of, this day, that you may lay the same charge on your children to be careful in obeying all the</text:span></text:p>
          </text:list-item>
          <text:list-item>
            <text:p text:style-name="P195"><text:span text:style-name="CharStyle6"><text:tab/>terms of this song. It is not useless, it means life for you; so shall you live long in the land which you are crossing the Jordan to occupy.”</text:span></text:p>
          </text:list-item>
          <text:list-item>
            <text:p text:style-name="P196"><text:span text:style-name="CharStyle6"><text:tab/>That very day, the Eternal</text:span></text:p>
          </text:list-item>
          <text:list-item>
            <text:p text:style-name="P178"><text:span text:style-name="CharStyle6"><text:tab/>said to Moses, “Go up to yonder Abarim range, to mount Nebo in the land of Moab east of Jericho, and view the land of</text:span></text:p>
          </text:list-item>
        </text:list>
        <text:p text:style-name="P41"><text:span text:style-name="CharStyle46">Canaan which I am giving the Israelites for their very own; then die on the hill you ascend, 50 and be gathered to your father’s kin, as your brother Aaron died on mount Hor and was gathered to his father’s kin—because you 51 both broke faith with me among the Israelites at the waters of Meribah-Kadesh itt the desert of Zin, when you failed to honour me among the Israelites. The land you </text:span><text:span text:style-name="CharStyle51">5</text:span><text:span text:style-name="CharStyle51"><text:span text:style-name="T1">2 </text:span></text:span><text:span text:style-name="CharStyle46">may view from afar, but you shall not enter the land which I am giving to the Israelites.” Here is the blessing Q Q which Moses the man of OO God pronounced upon the Israel­ites before he died. He said:<text:tab/>2</text:span></text:p>
        <text:p text:style-name="P40"><text:span text:style-name="CharStyle46">From Sinai came the Eternal, from Seir he dawned on us, from Paran’s range he rayed out, moving from Meribah-Kadesh, blazing in fire from the south.</text:span></text:p>
        <text:p text:style-name="P34"><text:span text:style-name="CharStyle46">He loves his people,<text:tab/>3</text:span></text:p>
        <text:p text:style-name="P135"><text:span text:style-name="CharStyle46">and holds safe their sacred host;</text:span></text:p>
        <text:p text:style-name="P104"><text:span text:style-name="CharStyle46">they fall in behind him, and accept his orders.</text:span></text:p>
        <text:p text:style-name="P51"><text:span text:style-name="CharStyle46">His domain is Jacob in array, 4 he became king in Jeshurun, 5 at the muster of the chiefs, of all Israel’s clans together.</text:span></text:p>
        <text:p text:style-name="P129"><text:span text:style-name="CharStyle46">“Reuben—never may he die out; 6 but may his men be few!”</text:span></text:p>
        <text:p text:style-name="P34"><text:span text:style-name="CharStyle46">Of Levi he said:<text:tab/>8</text:span></text:p>
        <text:p text:style-name="P35"><text:span text:style-name="CharStyle46">“Give thine oracles to Levi, to thy man of favour, whom thou didst test at Massa, in the ordeal at Meribah’s streams;</text:span></text:p>
        <text:p text:style-name="P35"><text:span text:style-name="CharStyle46">he said of father and of mother, 9 ‘I regard them not,’ he disowned his brothers, ignoring his own children, to follow thy commands and to uphold thy compact.</text:span></text:p>
        <text:p text:style-name="P133"><text:span text:style-name="CharStyle46">So<text:tab/>the clan gives Jacob thy de- 10 cisions,</text:span></text:p>
        <text:p text:style-name="P135"><text:span text:style-name="CharStyle46">and Israel thy directions,</text:span></text:p>
        <text:p text:style-name="P168"><text:span text:style-name="CharStyle46">sends up the smoke of sacrifice to thee,</text:span></text:p>
        <text:p text:style-name="P108"><text:span text:style-name="CharStyle46">heaps holocausts upon thine altar.</text:span></text:p>
        <text:p text:style-name="P132"><text:span text:style-name="CharStyle46">7 O thou Eternal, listen to Sime­on’s cry,</text:span></text:p>
        <text:p text:style-name="P110"><text:span text:style-name="CharStyle46">and join him to the nation once again.</text:span></text:p>
        <text:p text:style-name="P65"><text:span text:style-name="CharStyle46">Judah fights for himself,</text:span></text:p>
        <text:p text:style-name="P107"><text:span text:style-name="CharStyle46">and thou art the saving of him;</text:span></text:p>
        <text:list xml:id="list1459368794662398369" text:style-name="L58">
          <text:list-item>
            <text:p text:style-name="P161"><text:span text:style-name="CharStyle46"><text:tab/>O thou Eternal, bless his blows,</text:span></text:p>
          </text:list-item>
        </text:list>
        <text:p text:style-name="P93"><text:span text:style-name="CharStyle46">and speed his strokes, cripple his foes,</text:span></text:p>
        <text:p text:style-name="P109"><text:span text:style-name="CharStyle46">disable his opponents past op­posing I”</text:span></text:p>
        <text:list xml:id="list200243517366083" text:continue-numbering="true" text:style-name="L58">
          <text:list-item>
            <text:p text:style-name="P160"><text:span text:style-name="CharStyle46"><text:tab/>Of Benjamin he said:</text:span></text:p>
          </text:list-item>
        </text:list>
        <text:p text:style-name="P138"><text:span text:style-name="CharStyle46">“He is the Eternal’s darling,<text:line-break/>he lives ever in security;<text:line-break/>the Most High encircles him,<text:line-break/>seated upon his slopes.”</text:span></text:p>
        <text:list xml:id="list200242088250834" text:continue-numbering="true" text:style-name="L58">
          <text:list-item>
            <text:p text:style-name="P162"><text:span text:style-name="CharStyle46"><text:tab/>Of Joseph he said:</text:span></text:p>
          </text:list-item>
        </text:list>
        <text:p text:style-name="P69"><text:span text:style-name="CharStyle46">“May the Eternal bless his land with the wealth of heaven above and water from the deep abyss,</text:span></text:p>
        <text:list xml:id="list200242194880075" text:continue-numbering="true" text:style-name="L58">
          <text:list-item>
            <text:p text:style-name="P162"><text:span text:style-name="CharStyle46"><text:tab/>with wealth of crops from the</text:span></text:p>
          </text:list-item>
        </text:list>
        <text:p text:style-name="P130"><text:span text:style-name="CharStyle46">sunlight,</text:span></text:p>
        <text:p text:style-name="P107"><text:span text:style-name="CharStyle46">with wealth of produce month by month,</text:span></text:p>
        <text:list xml:id="list200242109824244" text:continue-numbering="true" text:style-name="L58">
          <text:list-item>
            <text:p text:style-name="P162"><text:span text:style-name="CharStyle46"><text:tab/>with choice fruit from the ancient</text:span></text:p>
          </text:list-item>
        </text:list>
        <text:p text:style-name="P130"><text:span text:style-name="CharStyle46">hills,</text:span></text:p>
        <text:p text:style-name="P65"><text:span text:style-name="CharStyle46">with wealth from heights of yore!</text:span></text:p>
        <text:list xml:id="list200243631231072" text:continue-numbering="true" text:style-name="L58">
          <text:list-item>
            <text:p text:style-name="P162"><text:span text:style-name="CharStyle46"><text:tab/>The wealth of all the land con­</text:span></text:p>
          </text:list-item>
        </text:list>
        <text:p text:style-name="P130"><text:span text:style-name="CharStyle46">tains,</text:span></text:p>
        <text:p text:style-name="P93"><text:span text:style-name="CharStyle46">and the favour of Him who dwelt in the bush, may it all descend on Joseph, the prince of his brothers!</text:span></text:p>
        <text:list xml:id="list200243101268408" text:continue-numbering="true" text:style-name="L58">
          <text:list-item>
            <text:p text:style-name="P162"><text:span text:style-name="CharStyle46"><text:tab/>May his first-born be like a splen­</text:span></text:p>
          </text:list-item>
        </text:list>
        <text:p text:style-name="P130"><text:span text:style-name="CharStyle46">did bull,</text:span></text:p>
        <text:p text:style-name="P93"><text:span text:style-name="CharStyle46">with horns like a wild ox, to gore the nations, all of them, even to the far ends of earth! Such is Ephraim with his myriads,</text:span></text:p>
        <text:p text:style-name="P109"><text:span text:style-name="CharStyle46">such Manasseh with his thou­sands.”</text:span></text:p>
        <text:list xml:id="list200243295693251" text:continue-numbering="true" text:style-name="L58">
          <text:list-item>
            <text:p text:style-name="P160"><text:span text:style-name="CharStyle46"><text:tab/>Of Zebulun he said:</text:span></text:p>
          </text:list-item>
        </text:list>
        <text:p text:style-name="P64"><text:span text:style-name="CharStyle46">“Rejoice in your outlets, O Zeb­ulun,</text:span></text:p>
        <text:p text:style-name="P106"><text:span text:style-name="CharStyle46">rejoice in your households, O Issachar!</text:span></text:p>
        <text:p text:style-name="P57"><text:span text:style-name="CharStyle48">They call men to their hill-shrines, 19 to share their dues of sacrifice;</text:span></text:p>
        <text:p text:style-name="P139"><text:span text:style-name="CharStyle48">for the ocean is their rich sup­port,</text:span></text:p>
        <text:p text:style-name="P125"><text:span text:style-name="CharStyle48">with treasures taken from the sand.”</text:span></text:p>
        <text:p text:style-name="P30"><text:span text:style-name="CharStyle48">Of Gad he said:<text:tab/>20</text:span></text:p>
        <text:p text:style-name="P139"><text:span text:style-name="CharStyle48">“Blessed be God for enlarging Gad!</text:span></text:p>
        <text:p text:style-name="P120"><text:span text:style-name="CharStyle48">he lurks like a lion, all ready to crunch</text:span></text:p>
        <text:p text:style-name="P120"><text:span text:style-name="CharStyle48">the arm and the scalp of a man!</text:span></text:p>
        <text:p text:style-name="P139"><text:span text:style-name="CharStyle48">He looked out the pick of the land 21 for himself,</text:span></text:p>
        <text:p text:style-name="P120"><text:span text:style-name="CharStyle48">but went first with the nation’s chiefs</text:span></text:p>
        <text:p text:style-name="P47"><text:span text:style-name="CharStyle48">to execute the Eternal’s justice and enforce his decrees, with Israel.”</text:span></text:p>
        <text:p text:style-name="P31"><text:span text:style-name="CharStyle48">Of Dan he said:<text:tab/>22</text:span></text:p>
        <text:p text:style-name="P49"><text:span text:style-name="CharStyle48">“Dan is a lion’s whelp, that makes his spring from Bashan!”</text:span></text:p>
        <text:p text:style-name="P31"><text:span text:style-name="CharStyle48">Of Naphtali he said:<text:tab/>23</text:span></text:p>
        <text:p text:style-name="P46"><text:span text:style-name="CharStyle48">“Naphtali, with the Eternal’s am­ple favour, full of his blessing, shall hold the lake of Kinnereth and the south.”</text:span></text:p>
        <text:p text:style-name="P29"><text:span text:style-name="CharStyle48">Of Asher he said:<text:tab/>24</text:span></text:p>
        <text:p text:style-name="P131"><text:span text:style-name="CharStyle48">“May Asher be a shire, a child, of fortune,</text:span></text:p>
        <text:p text:style-name="P134"><text:span text:style-name="CharStyle48">a favourite with all his broth­ers,</text:span></text:p>
        <text:p text:style-name="P120"><text:span text:style-name="CharStyle48">rich in his olive-trees!</text:span></text:p>
        <text:p text:style-name="P139"><text:span text:style-name="CharStyle48">Basalt and bronze ward you from 25 harm,</text:span></text:p>
        <text:p text:style-name="P124"><text:span text:style-name="CharStyle48">and may your strength last like your days!”</text:span></text:p>
        <text:p text:style-name="P32"><text:span text:style-name="CharStyle48">No God like the God of Jeshurun, 26 who rides through heaven to your rescue,</text:span></text:p>
        <text:p text:style-name="P120"><text:span text:style-name="CharStyle48">sublimely through the skies!</text:span></text:p>
        <text:p text:style-name="P30"><text:span text:style-name="CharStyle48">God eternal is your home,<text:tab/>27</text:span></text:p>
        <text:p text:style-name="P120"><text:span text:style-name="CharStyle48">and underneath you are the everlasting arms!</text:span></text:p>
        <text:p text:style-name="P57"><text:span text:style-name="CharStyle48">He drove out foes in front of you, and doomed them;</text:span></text:p>
        <text:p text:style-name="P30"><text:span text:style-name="CharStyle48">so Israel lived securely,<text:tab/>28</text:span></text:p>
        <text:p text:style-name="P121"><text:span text:style-name="CharStyle48">Jacob’s folk were undisturbed,</text:span></text:p>
        <text:p text:style-name="P61"><draw:frame draw:style-name="fr5" draw:name="56" text:anchor-type="paragraph" svg:x="2.2744in" svg:y="1.2236in" svg:width="0.2764in" svg:height="0.0161in" draw:z-index="12"><draw:image xlink:href="Pictures/100000000000002A0000001BE97D6AD7.jpg" xlink:type="simple" xlink:show="embed" xlink:actuate="onLoad"/><draw:contour-polygon svg:width="0.2764in" svg:height="0.1764in" svg:viewBox="0 0 702 448" draw:points="0,0 702,0 702,448 0,448" draw:recreate-on-edit="true"/></draw:frame><text:span text:style-name="CharStyle46">within a land of corn and wine, dew dropping on it from God’s heaven.</text:span></text:p>
        <text:p text:style-name="P40"><text:span text:style-name="CharStyle46">49 O happy Israel! no folk like you, victorious through the Eternal! He is your shield of succour, the sword of your success, till your foes fawn upon you, as you march across their heights.</text:span></text:p>
        <text:p text:style-name="P27"><text:span text:style-name="CharStyle6">From the steppes of Moab Moses went up to mount Nebo, the headland of Pisgah, east of Jericho; there the Eternal showed him all the land, Gilead</text:span></text:p>
        <text:list xml:id="list6339756121189553719" text:style-name="L59">
          <text:list-item>
            <text:p text:style-name="P300"><text:span text:style-name="CharStyle6"><text:tab/>as far as Dan, all Naphtali, all the territory of Ephraim and Manasseh, all the territory of Judah as far as the Mediter-</text:span></text:p>
          </text:list-item>
          <text:list-item>
            <text:p text:style-name="P300"><text:span text:style-name="CharStyle6"><text:tab/>ranean, the south country, and the basin or plain of Jericho (the town of palm-trees) as far</text:span></text:p>
          </text:list-item>
          <text:list-item>
            <text:p text:style-name="P301"><text:span text:style-name="CharStyle6"><text:tab/>as Zoar. “This,” the Eternal told him, “is the land of which I swore to Abraham, Isaac, and Jacob, that I would give it to their descendants; I have al­lowed you to look upon it, but you shall not cross to it.”</text:span></text:p>
          </text:list-item>
          <text:list-item>
            <text:p text:style-name="P302"><text:span text:style-name="CharStyle6"><text:tab/>Moses the servant of God died there, in the land of Moab,</text:span></text:p>
          </text:list-item>
          <text:list-item>
            <text:p text:style-name="P305"><text:span text:style-name="CharStyle6"><text:tab/>as the Eternal ordered; the Eter­nal buried him in the valley</text:span></text:p>
          </text:list-item>
        </text:list>
        <text:p text:style-name="P25"><text:span text:style-name="CharStyle6">opposite Beth-peor within the land of Moab, but to this day no one knows his burying-place. Moses was a hundred and 7 twenty years old when he died, but his eyes were undimmed and his vigour unabated. For 8 thirty days the Israelites wept over Moses in the steppes of Moab; this completed the days of weeping at the mourning for Moses.</text:span></text:p>
        <text:p text:style-name="P77"><text:span text:style-name="CharStyle6">As Joshua the son of Nun was 9 full of sagacity (since Moses had laid his hands upon him), the Israelites obeyed him, car­rying out the orders given by the Eternal to Moses.</text:span></text:p>
        <text:p text:style-name="P77"><text:span text:style-name="CharStyle6">Since then, no prophet has io ever appeared in Israel like Moses, a man with whom t'he Eternal had intercourse face to face—unequalled for all the sig- </text:span><text:span text:style-name="CharStyle26">ii </text:span><text:span text:style-name="CharStyle6">nal acts which the Eternal sent him to perform in the land of Egypt, on the Pharaoh and all his servants and all his land, as 12 well as for all the mighty deeds and awful power which Moses displayed in the sight of all Israel.</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avid" svg:font-family="David"/>
    <style:font-face style:name="Georgia" svg:font-family="Georgia"/>
    <style:font-face style:name="Tahoma" svg:font-family="Tahoma"/>
    <style:font-face style:name="Trebuchet MS" svg:font-family="'Trebuchet MS'"/>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_20__23_1" style:display-name="Heading #1" style:family="paragraph" style:master-page-name="">
      <style: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Georgia" fo:font-family="Georgia" fo:font-size="12pt" fo:font-style="normal" style:text-underline-style="none" fo:font-weight="normal" style:font-name-asian="Georgia" style:font-family-asian="Georgia" style:font-size-asian="12pt" style:font-style-asian="normal" style:font-weight-asian="normal" style:font-name-complex="Georgia" style:font-family-complex="Georgia" style:font-size-complex="12pt" style:font-style-complex="normal" style:font-weight-complex="normal"/>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align="justify" style:justify-single-word="false" fo:text-indent="-0.2083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David" fo:font-family="David" fo:font-size="10pt" fo:font-style="normal" style:text-underline-style="none" fo:font-weight="normal" style:font-name-asian="David" style:font-family-asian="David" style:font-size-asian="10pt" style:font-style-asian="normal" style:font-weight-asian="normal" style:font-name-complex="David" style:font-family-complex="David" style:font-size-complex="10pt" style:font-style-complex="normal" style:font-weight-complex="normal"/>
    </style:style>
    <style:style style:name="Body_20_text_20__28_3_29_" style:display-name="Body text (3)" style:family="paragraph" style:master-page-name="">
      <style:graphic-properties draw:fill="solid" draw:fill-color="#ffffff" draw:opacity="100%"/>
      <style:paragraph-properties fo:margin-left="0in" fo:margin-right="0in" fo:line-height="0.1272in" fo:text-align="justify" style:justify-single-word="false" fo:text-indent="-0.1807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4_29_" style:display-name="Body text (4)" style:family="paragraph" style:master-page-name="">
      <style:graphic-properties draw:fill="solid" draw:fill-color="#ffffff" draw:opacity="100%"/>
      <style:paragraph-properties fo:margin-left="0in" fo:margin-right="0in" fo:line-height="0.1272in" fo:text-align="justify" style:justify-single-word="false" fo:text-indent="0.139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5_29_" style:display-name="Body text (5)" style:family="paragraph" style:master-page-name="">
      <style:graphic-properties draw:fill="solid" draw:fill-color="#ffffff" draw:opacity="100%"/>
      <style:paragraph-properties fo:margin-left="0in" fo:margin-right="0in" fo:line-height="0.1272in" fo:text-indent="-0.1945in" style:auto-text-indent="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Body_20_text_20__28_6_29_" style:display-name="Body text (6)" style:family="paragraph" style:master-page-name="">
      <style:graphic-properties draw:fill="solid" draw:fill-color="#ffffff" draw:opacity="100%"/>
      <style:paragraph-properties fo:line-height="0.1272in" fo:text-align="justify" style:justify-single-word="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7_29_" style:display-name="Body text (7)" style:family="paragraph" style:master-page-name="">
      <style:graphic-properties draw:fill="solid" draw:fill-color="#ffffff" draw:opacity="100%"/>
      <style:paragraph-properties fo:margin-left="0in" fo:margin-right="0in" fo:line-height="0.1165in" fo:text-indent="-0.4307in" style:auto-text-indent="false" style:page-number="auto" fo:background-color="#ffffff"/>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Body_20_text_20__28_8_29_" style:display-name="Body text (8)" style:family="paragraph" style:master-page-name="">
      <style:graphic-properties draw:fill="solid" draw:fill-color="#ffffff" draw:opacity="100%"/>
      <style:paragraph-properties fo:margin-left="0in" fo:margin-right="0in" fo:line-height="0.1165in" fo:text-indent="-0.25in" style:auto-text-indent="false" style:page-number="auto" fo:background-color="#ffffff"/>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Body_20_text_20__28_4_29__20__2b__20_DropCap1" style:display-name="Body text (4) + DropCap1" style:family="paragraph" style:parent-style-name="Body_20_text_20__28_4_29_" style:master-page-name="">
      <style:paragraph-properties fo:margin-left="0in" fo:margin-right="0in" fo:margin-top="0in" fo:margin-bottom="0in" loext:contextual-spacing="false" fo:text-indent="0.1945in" style:auto-text-indent="false" style:page-number="auto">
        <style:drop-cap style:lines="2" style:distance="0.0299in" style:style-name="DropCap4"/>
      </style:paragraph-properties>
    </style:style>
    <style:style style:name="Body_20_text_20__28_4_29__20__2b__20_DropCap2" style:display-name="Body text (4) + DropCap2" style:family="paragraph" style:parent-style-name="Body_20_text_20__28_4_29_" style:master-page-name="">
      <style:paragraph-properties fo:margin-left="0in" fo:margin-right="0in" fo:margin-top="0in" fo:margin-bottom="0in" loext:contextual-spacing="false" fo:text-indent="0.139in" style:auto-text-indent="false" style:page-number="auto">
        <style:tab-stops>
          <style:tab-stop style:position="0.3472in"/>
        </style:tab-stops>
        <style:drop-cap style:lines="2" style:distance="0.0035in" style:style-name="DropCap3"/>
      </style:paragraph-properties>
    </style:style>
    <style:style style:name="Body_20_text_20__28_2_29__20__2b__20_DropCap3" style:display-name="Body text (2) + DropCap3" style:family="paragraph" style:parent-style-name="Body_20_text_20__28_2_29_" style:master-page-name="">
      <style:paragraph-properties fo:margin-left="0in" fo:margin-right="0in" fo:margin-top="0in" fo:margin-bottom="0in" loext:contextual-spacing="false" fo:text-indent="0.1665in" style:auto-text-indent="false" style:page-number="auto">
        <style:drop-cap style:lines="2" style:distance="0.0571in" style:style-name="DropCap1"/>
      </style:paragraph-properties>
    </style:style>
    <style:style style:name="Body_20_text_20__28_4_29__20__2b__20_DropCap4" style:display-name="Body text (4) + DropCap4" style:family="paragraph" style:parent-style-name="Body_20_text_20__28_4_29_" style:master-page-name="">
      <style:paragraph-properties fo:margin-left="0in" fo:margin-right="0in" fo:margin-top="0in" fo:margin-bottom="0in" loext:contextual-spacing="false" fo:text-indent="0.1807in" style:auto-text-indent="false" style:page-number="auto">
        <style:drop-cap style:lines="2" style:distance="0.05in" style:style-name="DropCap2"/>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12pt" fo:font-style="normal" style:text-underline-style="none" fo:font-weight="normal" style:font-name-asian="Georgia" style:font-family-asian="Georgia" style:font-size-asian="12pt" style:font-style-asian="normal" style:font-weight-asian="normal" style:font-name-complex="Georgia" style:font-family-complex="Georgia" style:font-size-complex="12pt" style:font-style-complex="normal" style:font-weight-complex="normal"/>
    </style:style>
    <style:style style:name="CharStyle6"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35% 58%" style:font-name="Georgia" fo:font-family="Georgia" fo:font-size="17pt" fo:letter-spacing="normal" fo:font-style="normal" style:text-underline-style="none" fo:font-weight="normal" style:font-name-asian="Georgia" style:font-family-asian="Georgia" style:font-size-asian="17pt" style:font-style-asian="normal" style:font-weight-asian="normal" style:font-name-complex="Georgia" style:font-family-complex="Georgia" style:font-size-complex="17pt" style:font-style-complex="normal" style:font-weight-complex="normal" style:text-scale="100%"/>
    </style:style>
    <style:style style:name="CharStyle8" style:family="text" style:parent-style-name="CharStyle6">
      <style:text-properties fo:color="#000000" style:text-position="0% 100%" style:font-name="David" fo:font-family="David" fo:font-size="9.5pt" fo:letter-spacing="normal"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9"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0" style:family="text" style:parent-style-name="CharStyle9">
      <style:text-properties fo:color="#000000" style:text-position="0% 100%" style:font-name="David" fo:font-family="David" fo:font-size="9.5pt" fo:letter-spacing="-0.0071in"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12" style:family="text" style:parent-style-name="DefaultFontStyle">
      <style:text-properties style:text-line-through-style="none" style:text-line-through-type="none" style:font-name="David" fo:font-family="David" fo:font-size="10pt" fo:font-style="normal" style:text-underline-style="none" fo:font-weight="normal" style:font-name-asian="David" style:font-family-asian="David" style:font-size-asian="10pt" style:font-style-asian="normal" style:font-weight-asian="normal" style:font-name-complex="David" style:font-family-complex="David" style:font-size-complex="10pt" style:font-style-complex="normal" style:font-weight-complex="normal"/>
    </style:style>
    <style:style style:name="CharStyle13" style:family="text" style:parent-style-name="CharStyle12">
      <style:text-properties fo:color="#000000" style:text-position="0% 100%" fo:letter-spacing="normal" fo:language="en" fo:country="US" style:language-asian="en" style:country-asian="US" style:language-complex="en" style:country-complex="US" style:text-scale="100%"/>
    </style:style>
    <style:style style:name="CharStyle15" style:family="text" style:parent-style-name="CharStyle12">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17"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2" style:family="text">
      <style:text-properties fo:color="#000000" style:text-line-through-style="none" style:text-line-through-type="none" style:text-position="38% 58%" style:font-name="Tahoma" fo:font-family="Tahoma" fo:font-size="16pt" fo:letter-spacing="normal" fo:font-style="normal" style:text-underline-style="none" fo:font-weight="normal" style:font-name-asian="Tahoma" style:font-family-asian="Tahoma" style:font-size-asian="16pt" style:font-style-asian="normal" style:font-weight-asian="normal" style:font-name-complex="Tahoma" style:font-family-complex="Tahoma" style:font-size-complex="16pt" style:font-style-complex="normal" style:font-weight-complex="normal" style:text-scale="100%"/>
    </style:style>
    <style:style style:name="CharStyle19" style:family="text" style:parent-style-name="CharStyle17">
      <style:text-properties fo:color="#000000" style:text-position="0% 100%" style:font-name="David" fo:font-family="David" fo:font-size="9.5pt" fo:letter-spacing="normal" fo:language="en" fo:country="US" fo:font-style="italic" style:font-name-asian="David" style:font-family-asian="David" style:font-size-asian="9.5pt" style:language-asian="en" style:country-asian="US" style:font-style-asian="italic" style:font-name-complex="David" style:font-family-complex="David" style:font-size-complex="9.5pt" style:language-complex="en" style:country-complex="US" style:font-style-complex="italic" style:text-scale="100%"/>
    </style:style>
    <style:style style:name="CharStyle20" style:family="text" style:parent-style-name="CharStyle6">
      <style:text-properties fo:font-variant="small-caps" fo:color="#000000" style:text-position="0% 100%" fo:letter-spacing="-0.0138in" fo:language="en" fo:country="US" fo:font-style="italic" style:language-asian="en" style:country-asian="US" style:font-style-asian="italic" style:language-complex="en" style:country-complex="US" style:font-style-complex="italic" style:text-scale="100%"/>
    </style:style>
    <style:style style:name="CharStyle21" style:family="text" style:parent-style-name="CharStyle6">
      <style:text-properties fo:color="#000000" style:text-position="0% 100%" style:font-name="David" fo:font-family="David" fo:font-size="9.5pt" fo:letter-spacing="normal" fo:language="en" fo:country="US" fo:font-style="italic" style:font-name-asian="David" style:font-family-asian="David" style:font-size-asian="9.5pt" style:language-asian="en" style:country-asian="US" style:font-style-asian="italic" style:font-name-complex="David" style:font-family-complex="David" style:font-size-complex="9.5pt" style:language-complex="en" style:country-complex="US" style:font-style-complex="italic" style:text-scale="100%"/>
    </style:style>
    <style:style style:name="CharStyle22" style:family="text" style:parent-style-name="CharStyle6">
      <style:text-properties fo:color="#000000" style:text-position="0% 100%" fo:letter-spacing="-0.0138in" fo:language="en" fo:country="US" fo:font-style="italic" style:language-asian="en" style:country-asian="US" style:font-style-asian="italic" style:language-complex="en" style:country-complex="US" style:font-style-complex="italic" style:text-scale="100%"/>
    </style:style>
    <style:style style:name="CharStyle23" style:family="text" style:parent-style-name="CharStyle6">
      <style:text-properties fo:color="#000000" style:text-position="0% 100%" fo:font-size="8pt" fo:letter-spacing="normal" fo:language="en" fo:country="US" style:font-size-asian="8pt" style:language-asian="en" style:country-asian="US" style:font-size-complex="8pt" style:language-complex="en" style:country-complex="US" style:text-scale="100%"/>
    </style:style>
    <style:style style:name="DropCap3" style:family="text">
      <style:text-properties fo:color="#000000" style:text-line-through-style="none" style:text-line-through-type="none" style:text-position="7% 58%" style:font-name="Tahoma" fo:font-family="Tahoma" fo:font-size="17pt" fo:letter-spacing="normal" fo:font-style="normal" style:text-underline-style="none" fo:font-weight="normal" style:font-name-asian="Tahoma" style:font-family-asian="Tahoma" style:font-size-asian="17pt" style:font-style-asian="normal" style:font-weight-asian="normal" style:font-name-complex="Tahoma" style:font-family-complex="Tahoma" style:font-size-complex="17pt" style:font-style-complex="normal" style:font-weight-complex="normal" style:text-scale="100%"/>
    </style:style>
    <style:style style:name="CharStyle25" style:family="text" style:parent-style-name="CharStyle17">
      <style:text-properties fo:color="#000000" style:text-position="0% 100%" style:font-name="David" fo:font-family="David" fo:font-size="9.5pt" fo:letter-spacing="normal"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26" style:family="text" style:parent-style-name="CharStyle6">
      <style:text-properties fo:font-variant="small-caps" fo:color="#000000" style:text-position="0% 100%" fo:letter-spacing="normal" fo:language="en" fo:country="US" style:language-asian="en" style:country-asian="US" style:language-complex="en" style:country-complex="US" style:text-scale="100%"/>
    </style:style>
    <style:style style:name="CharStyle27" style:family="text" style:parent-style-name="CharStyle6">
      <style:text-properties fo:color="#000000" style:text-position="0% 100%" fo:font-size="8.5pt" fo:letter-spacing="normal" fo:language="en" fo:country="US" style:font-size-asian="8.5pt" style:language-asian="en" style:country-asian="US" style:font-size-complex="8.5pt" style:language-complex="en" style:country-complex="US" style:text-scale="100%"/>
    </style:style>
    <style:style style:name="CharStyle28" style:family="text" style:parent-style-name="CharStyle6">
      <style:text-properties fo:color="#000000" style:text-position="0% 100%" fo:font-size="7.5pt" fo:letter-spacing="normal" fo:language="en" fo:country="US" style:font-size-asian="7.5pt" style:language-asian="en" style:country-asian="US" style:font-size-complex="7.5pt" style:language-complex="en" style:country-complex="US" style:text-scale="200%"/>
    </style:style>
    <style:style style:name="CharStyle29" style:family="text" style:parent-style-name="CharStyle6">
      <style:text-properties fo:font-variant="small-caps" fo:color="#000000" style:text-position="0% 100%" fo:font-size="7.5pt" fo:letter-spacing="normal" fo:language="en" fo:country="US" style:font-size-asian="7.5pt" style:language-asian="en" style:country-asian="US" style:font-size-complex="7.5pt" style:language-complex="en" style:country-complex="US" style:text-scale="200%"/>
    </style:style>
    <style:style style:name="CharStyle30" style:family="text" style:parent-style-name="CharStyle6">
      <style:text-properties fo:color="#000000" style:text-position="0% 100%" fo:font-size="8.5pt" fo:letter-spacing="normal" fo:language="en" fo:country="US" style:font-size-asian="8.5pt" style:language-asian="en" style:country-asian="US" style:font-size-complex="8.5pt" style:language-complex="en" style:country-complex="US" style:text-scale="100%"/>
    </style:style>
    <style:style style:name="DropCap4" style:family="text">
      <style:text-properties fo:color="#000000" style:text-line-through-style="none" style:text-line-through-type="none" style:text-position="35% 58%" style:font-name="Georgia" fo:font-family="Georgia" fo:font-size="17pt" fo:letter-spacing="normal" fo:font-style="normal" style:text-underline-style="none" fo:font-weight="normal" style:font-name-asian="Georgia" style:font-family-asian="Georgia" style:font-size-asian="17pt" style:font-style-asian="normal" style:font-weight-asian="normal" style:font-name-complex="Georgia" style:font-family-complex="Georgia" style:font-size-complex="17pt" style:font-style-complex="normal" style:font-weight-complex="normal" style:text-scale="100%"/>
    </style:style>
    <style:style style:name="CharStyle32" style:family="text" style:parent-style-name="CharStyle6">
      <style:text-properties fo:color="#000000" style:text-position="0% 100%" fo:font-size="9pt" fo:letter-spacing="normal" fo:language="en" fo:country="US" style:font-size-asian="9pt" style:language-asian="en" style:country-asian="US" style:font-size-complex="9pt" style:language-complex="en" style:country-complex="US" style:text-scale="100%"/>
    </style:style>
    <style:style style:name="CharStyle33" style:family="text" style:parent-style-name="CharStyle6">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35"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36" style:family="text" style:parent-style-name="CharStyle35">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37" style:family="text" style:parent-style-name="CharStyle35">
      <style:text-properties fo:color="#000000" style:text-position="0% 100%" style:font-name="David" fo:font-family="David" fo:font-size="9.5pt" fo:letter-spacing="normal" fo:language="en" fo:country="US" fo:font-style="normal" style:font-name-asian="David" style:font-family-asian="David" style:font-size-asian="9.5pt" style:language-asian="en" style:country-asian="US" style:font-style-asian="normal" style:font-name-complex="David" style:font-family-complex="David" style:font-size-complex="9.5pt" style:language-complex="en" style:country-complex="US" style:font-style-complex="normal" style:text-scale="100%"/>
    </style:style>
    <style:style style:name="CharStyle38" style:family="text" style:parent-style-name="CharStyle6">
      <style:text-properties fo:color="#000000" style:text-position="0% 100%" style:font-name="David" fo:font-family="David" fo:font-size="9.5pt" fo:letter-spacing="normal"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39" style:family="text" style:parent-style-name="CharStyle6">
      <style:text-properties fo:color="#000000" style:text-position="0% 100%" fo:font-size="7pt" fo:letter-spacing="normal" fo:language="en" fo:country="US" fo:font-weight="bold" style:font-size-asian="7pt" style:language-asian="en" style:country-asian="US" style:font-weight-asian="bold" style:font-size-complex="7pt" style:language-complex="en" style:country-complex="US" style:font-weight-complex="bold" style:text-scale="100%"/>
    </style:style>
    <style:style style:name="CharStyle41"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42" style:family="text" style:parent-style-name="CharStyle12">
      <style:text-properties fo:color="#000000" style:text-position="0% 100%" fo:letter-spacing="-0.0071in" fo:language="en" fo:country="US" fo:font-style="italic" style:language-asian="en" style:country-asian="US" style:font-style-asian="italic" style:language-complex="en" style:country-complex="US" style:font-style-complex="italic" style:text-scale="100%"/>
    </style:style>
    <style:style style:name="CharStyle43" style:family="text" style:parent-style-name="CharStyle12">
      <style:text-properties fo:color="#000000" style:text-position="0% 100%" style:font-name="Trebuchet MS" fo:font-family="'Trebuchet MS'" fo:font-size="8.5pt" fo:letter-spacing="normal" fo:language="en" fo:country="US" fo:font-style="italic" style:font-name-asian="Trebuchet MS" style:font-family-asian="'Trebuchet MS'" style:font-size-asian="8.5pt" style:language-asian="en" style:country-asian="US" style:font-style-asian="italic" style:font-name-complex="Trebuchet MS" style:font-family-complex="'Trebuchet MS'" style:font-size-complex="8.5pt" style:language-complex="en" style:country-complex="US" style:font-style-complex="italic" style:text-scale="100%"/>
    </style:style>
    <style:style style:name="CharStyle44" style:family="text" style:parent-style-name="CharStyle6">
      <style:text-properties fo:font-variant="small-caps" fo:color="#000000" style:text-position="0% 100%" fo:font-size="7.5pt" fo:letter-spacing="-0.0209in" fo:language="en" fo:country="US" style:font-size-asian="7.5pt" style:language-asian="en" style:country-asian="US" style:font-size-complex="7.5pt" style:language-complex="en" style:country-complex="US" style:text-scale="200%"/>
    </style:style>
    <style:style style:name="CharStyle46" style:family="text" style:parent-style-name="DefaultFontStyle">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CharStyle48" style:family="text" style:parent-style-name="DefaultFontStyle">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CharStyle49" style:family="text" style:parent-style-name="CharStyle46">
      <style:text-properties fo:color="#000000" style:text-position="0% 100%" fo:font-size="8.5pt" fo:letter-spacing="normal" fo:language="en" fo:country="US" fo:font-style="italic" style:font-size-asian="8.5pt" style:language-asian="en" style:country-asian="US" style:font-style-asian="italic" style:font-size-complex="8.5pt" style:language-complex="en" style:country-complex="US" style:font-style-complex="italic" style:text-scale="100%"/>
    </style:style>
    <style:style style:name="CharStyle50" style:family="text" style:parent-style-name="CharStyle46">
      <style:text-properties fo:color="#000000" style:text-position="0% 100%" fo:font-size="8.5pt" fo:letter-spacing="normal" fo:language="en" fo:country="US" fo:font-weight="normal" style:font-size-asian="8.5pt" style:language-asian="en" style:country-asian="US" style:font-weight-asian="normal" style:font-size-complex="8.5pt" style:language-complex="en" style:country-complex="US" style:font-weight-complex="normal" style:text-scale="100%"/>
    </style:style>
    <style:style style:name="CharStyle51" style:family="text" style:parent-style-name="CharStyle46">
      <style:text-properties fo:color="#000000" style:text-position="0% 100%" style:font-name="David" fo:font-family="David" fo:font-size="9.5pt" fo:letter-spacing="normal" fo:language="en" fo:country="US" fo:font-weight="normal" style:font-name-asian="David" style:font-family-asian="David" style:font-size-asian="9.5pt" style:language-asian="en" style:country-asian="US" style:font-weight-asian="normal" style:font-name-complex="David" style:font-family-complex="David" style:font-size-complex="9.5pt" style:language-complex="en" style:country-complex="US" style:font-weight-complex="normal"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7035in" style:type="right"/>
        </style:tab-stops>
      </style:paragraph-properties>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071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598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965in" style:type="right"/>
        </style:tab-stops>
      </style:paragraph-properties>
    </style:style>
    <style:style style:name="M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665in" style:type="right"/>
        </style:tab-stops>
      </style:paragraph-properties>
    </style:style>
    <style:style style:name="M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634in" style:type="right"/>
        </style:tab-stops>
      </style:paragraph-properties>
    </style:style>
    <style:style style:name="M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465in" style:type="right"/>
        </style:tab-stops>
      </style:paragraph-properties>
    </style:style>
    <style:style style:name="M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929in" style:type="right"/>
        </style:tab-stops>
      </style:paragraph-properties>
    </style:style>
    <style:style style:name="M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965in" style:type="right"/>
        </style:tab-stops>
      </style:paragraph-properties>
    </style:style>
    <style:style style:name="M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366in" style:type="right"/>
        </style:tab-stops>
      </style:paragraph-properties>
    </style:style>
    <style:style style:name="M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429in" style:type="right"/>
        </style:tab-stops>
      </style:paragraph-properties>
    </style:style>
    <style:style style:name="M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7134in" style:type="right"/>
        </style:tab-stops>
      </style:paragraph-properties>
    </style:style>
    <style:style style:name="MP1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571in" style:type="right"/>
        </style:tab-stops>
      </style:paragraph-properties>
    </style:style>
    <style:style style:name="MP1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902in" style:type="right"/>
        </style:tab-stops>
      </style:paragraph-properties>
    </style:style>
    <style:style style:name="MP1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5in" style:type="right"/>
        </style:tab-stops>
      </style:paragraph-properties>
    </style:style>
    <style:style style:name="MP1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7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547in" fo:margin-left="0in" fo:margin-right="0in" fo:margin-bottom="0in"/>
      </style:header-style>
      <style:footer-style>
        <style:header-footer-properties fo:min-height="3.6409in" fo:margin-left="0in" fo:margin-right="0in" fo:margin-top="3.6409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752in" fo:margin-left="0in" fo:margin-right="0in" fo:margin-bottom="0in"/>
      </style:header-style>
      <style:footer-style>
        <style:header-footer-properties fo:min-height="3.6445in" fo:margin-left="0in" fo:margin-right="0in" fo:margin-top="3.6445in"/>
      </style:footer-style>
    </style:page-layout>
    <style:page-layout style:name="Mpm4">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756in" fo:margin-left="0in" fo:margin-right="0in" fo:margin-bottom="0in"/>
      </style:header-style>
      <style:footer-style>
        <style:header-footer-properties fo:min-height="3.6134in" fo:margin-left="0in" fo:margin-right="0in" fo:margin-top="3.6134in"/>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style:master-page style:name="PageStyle1" style:page-layout-name="Mpm3">
      <style:header>
        <text:p text:style-name="MP1"><draw:frame draw:style-name="Mfr1" draw:name="Frame1" text:anchor-type="paragraph" svg:x="2.1791in" svg:y="0.5283in" draw:z-index="0"><draw:text-box fo:min-height="0.1in" fo:min-width="2.7035in"><text:p text:style-name="MP3"><text:page-number text:select-page="current">0</text:page-number><text:span text:style-name="CharStyle13"><text:tab/>DEUTERONOMY 17</text:span></text:p></draw:text-box></draw:frame></text:p>
      </style:header>
      <style:header-left>
        <text:p text:style-name="MP1"><draw:frame draw:style-name="Mfr1" draw:name="1" text:anchor-type="paragraph" svg:x="2.1791in" svg:y="0.5283in" draw:z-index="13"><draw:text-box fo:min-height="0.1in" fo:min-width="2.7035in"><text:p text:style-name="MP3"><text:page-number text:select-page="current">198</text:page-number><text:span text:style-name="CharStyle13"><text:tab/>DEUTERONOMY 17</text:span></text:p></draw:text-box></draw:frame></text:p>
      </style:header-left>
      <style:footer>
        <text:p text:style-name="MP2"/>
      </style:footer>
      <style:footer-left>
        <text:p text:style-name="MP2"/>
      </style:footer-left>
    </style:master-page>
    <style:master-page style:name="PageStyle2" style:page-layout-name="Mpm3">
      <style:header>
        <text:p text:style-name="MP1"><draw:frame draw:style-name="Mfr1" draw:name="2" text:anchor-type="paragraph" svg:x="3.6374in" svg:y="0.5283in" draw:z-index="14"><draw:text-box fo:min-height="0.1098in" fo:min-width="2.6071in"><text:p text:style-name="MP4"><text:span text:style-name="CharStyle13">DEUTERONOMY </text:span><text:span text:style-name="CharStyle15">2<text:tab/></text:span><text:page-number text:select-page="current">199</text:page-number></text:p></draw:text-box></draw:frame></text:p>
      </style:header>
      <style:footer>
        <text:p text:style-name="MP2"/>
      </style:footer>
    </style:master-page>
    <style:master-page style:name="PageStyle3" style:page-layout-name="Mpm3">
      <style:header>
        <text:p text:style-name="MP1"><draw:frame draw:style-name="Mfr1" draw:name="3" text:anchor-type="paragraph" svg:x="2.1791in" svg:y="0.5283in" draw:z-index="0"><draw:text-box fo:min-height="0.1in" fo:min-width="2.7035in"><text:p text:style-name="MP3"><text:page-number text:select-page="current">201</text:page-number><text:span text:style-name="CharStyle13"><text:tab/>DEUTERONOMY 17</text:span></text:p></draw:text-box></draw:frame></text:p>
      </style:header>
      <style:header-left>
        <text:p text:style-name="MP1"><draw:frame draw:style-name="Mfr1" draw:name="4" text:anchor-type="paragraph" svg:x="2.1791in" svg:y="0.5283in" draw:z-index="15"><draw:text-box fo:min-height="0.1in" fo:min-width="2.7035in"><text:p text:style-name="MP3"><text:page-number text:select-page="current">200</text:page-number><text:span text:style-name="CharStyle13"><text:tab/>DEUTERONOMY 17</text:span></text:p></draw:text-box></draw:frame></text:p>
      </style:header-left>
      <style:footer>
        <text:p text:style-name="MP2"/>
      </style:footer>
      <style:footer-left>
        <text:p text:style-name="MP2"/>
      </style:footer-left>
    </style:master-page>
    <style:master-page style:name="PageStyle4" style:page-layout-name="Mpm3">
      <style:header>
        <text:p text:style-name="MP1"><draw:frame draw:style-name="Mfr1" draw:name="5" text:anchor-type="paragraph" svg:x="3.6374in" svg:y="0.5283in" draw:z-index="16"><draw:text-box fo:min-height="0.1098in" fo:min-width="2.6071in"><text:p text:style-name="MP4"><text:span text:style-name="CharStyle13">DEUTERONOMY </text:span><text:span text:style-name="CharStyle15">2<text:tab/></text:span><text:page-number text:select-page="current">203</text:page-number></text:p></draw:text-box></draw:frame></text:p>
      </style:header>
      <style:header-left>
        <text:p text:style-name="MP1"><draw:frame draw:style-name="Mfr1" draw:name="6" text:anchor-type="paragraph" svg:x="2.172in" svg:y="0.5283in" draw:z-index="0"><draw:text-box fo:min-height="0.1in" fo:min-width="2.6598in"><text:p text:style-name="MP5"><text:page-number text:select-page="current">202</text:page-number><text:span text:style-name="CharStyle13"><text:tab/>DEUTERONOMY 4</text:span></text:p></draw:text-box></draw:frame></text:p>
      </style:header-left>
      <style:footer>
        <text:p text:style-name="MP2"/>
      </style:footer>
      <style:footer-left>
        <text:p text:style-name="MP2"/>
      </style:footer-left>
    </style:master-page>
    <style:master-page style:name="PageStyle5" style:page-layout-name="Mpm3">
      <style:header>
        <text:p text:style-name="MP1"><draw:frame draw:style-name="Mfr1" draw:name="7" text:anchor-type="paragraph" svg:x="3.6445in" svg:y="0.5319in" draw:z-index="17"><draw:text-box fo:min-height="0.1071in" fo:min-width="2.5965in"><text:p text:style-name="MP6"><text:span text:style-name="CharStyle13">DEUTERONOMY 4<text:tab/></text:span><text:page-number text:select-page="current">203</text:page-number></text:p></draw:text-box></draw:frame></text:p>
      </style:header>
      <style:header-left>
        <text:p text:style-name="MP1"><draw:frame draw:style-name="Mfr1" draw:name="8" text:anchor-type="paragraph" svg:x="3.6445in" svg:y="0.5319in" draw:z-index="0"><draw:text-box fo:min-height="0.1071in" fo:min-width="2.5965in"><text:p text:style-name="MP6"><text:span text:style-name="CharStyle13">DEUTERONOMY 4<text:tab/></text:span><text:page-number text:select-page="current">204</text:page-number></text:p></draw:text-box></draw:frame></text:p>
      </style:header-left>
      <style:footer>
        <text:p text:style-name="MP2"/>
      </style:footer>
      <style:footer-left>
        <text:p text:style-name="MP2"/>
      </style:footer-left>
    </style:master-page>
    <style:master-page style:name="PageStyle6" style:page-layout-name="Mpm3">
      <style:header>
        <text:p text:style-name="MP1"><draw:frame draw:style-name="Mfr1" draw:name="9" text:anchor-type="paragraph" svg:x="3.6543in" svg:y="0.5425in" draw:z-index="19"><draw:text-box fo:min-height="0.1071in" fo:min-width="2.6071in"><text:p text:style-name="MP4"><text:span text:style-name="CharStyle13">DEUTERONOMY 0<text:tab/></text:span><text:page-number text:select-page="current">205</text:page-number></text:p></draw:text-box></draw:frame></text:p>
      </style:header>
      <style:header-left>
        <text:p text:style-name="MP1"><draw:frame draw:style-name="Mfr1" draw:name="10" text:anchor-type="paragraph" svg:x="2.178in" svg:y="0.5283in" draw:z-index="18"><draw:text-box fo:min-height="0.1in" fo:min-width="2.6665in"><text:p text:style-name="MP7"><text:page-number text:select-page="current">206</text:page-number><text:span text:style-name="CharStyle13"><text:tab/>DEUTERONOMY 5</text:span></text:p></draw:text-box></draw:frame></text:p>
      </style:header-left>
      <style:footer>
        <text:p text:style-name="MP2"/>
      </style:footer>
      <style:footer-left>
        <text:p text:style-name="MP2"/>
      </style:footer-left>
    </style:master-page>
    <style:master-page style:name="PageStyle7" style:page-layout-name="Mpm3">
      <style:header>
        <text:p text:style-name="MP1"><draw:frame draw:style-name="Mfr1" draw:name="11" text:anchor-type="paragraph" svg:x="2.1874in" svg:y="0.5425in" draw:z-index="20"><draw:text-box fo:min-height="0.1035in" fo:min-width="2.6634in"><text:p text:style-name="MP8"><text:span text:style-name="CharStyle13">£06<text:tab/>DEUTERONOMY 7</text:span></text:p></draw:text-box></draw:frame></text:p>
      </style:header>
      <style:footer>
        <text:p text:style-name="MP2"/>
      </style:footer>
    </style:master-page>
    <style:master-page style:name="PageStyle8" style:page-layout-name="Mpm3">
      <style:header>
        <text:p text:style-name="MP1"><draw:frame draw:style-name="Mfr1" draw:name="12" text:anchor-type="paragraph" svg:x="3.6028in" svg:y="0.5319in" draw:z-index="23"><draw:text-box fo:min-height="0.1071in" fo:min-width="2.6465in"><text:p text:style-name="MP9"><text:span text:style-name="CharStyle13">DEUTERONOMY 11<text:tab/></text:span><text:page-number text:select-page="current">211</text:page-number></text:p></draw:text-box></draw:frame></text:p>
      </style:header>
      <style:header-left>
        <text:p text:style-name="MP1"><draw:frame draw:style-name="Mfr1" draw:name="13" text:anchor-type="paragraph" svg:x="2.1661in" svg:y="0.5484in" draw:z-index="25"><draw:text-box fo:min-height="0.1071in" fo:min-width="2.6929in"><text:p text:style-name="MP10"><text:page-number text:select-page="current">212</text:page-number><text:span text:style-name="CharStyle13"><text:tab/>DEUTERONOMY 10</text:span></text:p></draw:text-box></draw:frame></text:p>
      </style:header-left>
      <style:footer>
        <text:p text:style-name="MP2"/>
      </style:footer>
      <style:footer-left>
        <text:p text:style-name="MP2"/>
      </style:footer-left>
    </style:master-page>
    <style:master-page style:name="PageStyle9" style:page-layout-name="Mpm3">
      <style:header>
        <text:p text:style-name="MP1"><draw:frame draw:style-name="Mfr1" draw:name="14" text:anchor-type="paragraph" svg:x="2.1555in" svg:y="0.5354in" draw:z-index="0"><draw:text-box fo:min-height="0.1071in" fo:min-width="2.6929in"><text:p text:style-name="MP10"><text:page-number text:select-page="current">213</text:page-number><text:span text:style-name="CharStyle13"><text:tab/>DEUTERONOMY 19</text:span></text:p></draw:text-box></draw:frame></text:p>
      </style:header>
      <style:header-left>
        <text:p text:style-name="MP1"><draw:frame draw:style-name="Mfr1" draw:name="15" text:anchor-type="paragraph" svg:x="2.1555in" svg:y="0.5354in" draw:z-index="26"><draw:text-box fo:min-height="0.1071in" fo:min-width="2.6929in"><text:p text:style-name="MP10"><text:page-number text:select-page="current">212</text:page-number><text:span text:style-name="CharStyle13"><text:tab/>DEUTERONOMY 19</text:span></text:p></draw:text-box></draw:frame></text:p>
      </style:header-left>
      <style:footer>
        <text:p text:style-name="MP2"/>
      </style:footer>
      <style:footer-left>
        <text:p text:style-name="MP2"/>
      </style:footer-left>
    </style:master-page>
    <style:master-page style:name="PageStyle10" style:page-layout-name="Mpm3">
      <style:header>
        <text:p text:style-name="MP1"><draw:frame draw:style-name="Mfr1" draw:name="16" text:anchor-type="paragraph" svg:x="3.5874in" svg:y="0.522in" draw:z-index="27"><draw:text-box fo:min-height="0.1035in" fo:min-width="2.6634in"><text:p text:style-name="MP8"><text:span text:style-name="CharStyle13">DEUTERONOMY 12<text:tab/></text:span><text:page-number text:select-page="current">213</text:page-number></text:p></draw:text-box></draw:frame></text:p>
      </style:header>
      <style:footer>
        <text:p text:style-name="MP2"/>
      </style:footer>
    </style:master-page>
    <style:master-page style:name="PageStyle11" style:page-layout-name="Mpm3">
      <style:header>
        <text:p text:style-name="MP1"><draw:frame draw:style-name="Mfr1" draw:name="17" text:anchor-type="paragraph" svg:x="2.1791in" svg:y="0.5283in" draw:z-index="0"><draw:text-box fo:min-height="0.1in" fo:min-width="2.7035in"><text:p text:style-name="MP3"><text:page-number text:select-page="current">215</text:page-number><text:span text:style-name="CharStyle13"><text:tab/>DEUTERONOMY 17</text:span></text:p></draw:text-box></draw:frame></text:p>
      </style:header>
      <style:header-left>
        <text:p text:style-name="MP1"><draw:frame draw:style-name="Mfr1" draw:name="18" text:anchor-type="paragraph" svg:x="2.1791in" svg:y="0.5283in" draw:z-index="28"><draw:text-box fo:min-height="0.1in" fo:min-width="2.7035in"><text:p text:style-name="MP3"><text:page-number text:select-page="current">214</text:page-number><text:span text:style-name="CharStyle13"><text:tab/>DEUTERONOMY 17</text:span></text:p></draw:text-box></draw:frame></text:p>
      </style:header-left>
      <style:footer>
        <text:p text:style-name="MP2"/>
      </style:footer>
      <style:footer-left>
        <text:p text:style-name="MP2"/>
      </style:footer-left>
    </style:master-page>
    <style:master-page style:name="PageStyle12" style:page-layout-name="Mpm3">
      <style:header>
        <text:p text:style-name="MP1"><draw:frame draw:style-name="Mfr1" draw:name="19" text:anchor-type="paragraph" svg:x="3.5972in" svg:y="0.5256in" draw:z-index="30"><draw:text-box fo:min-height="0.1098in" fo:min-width="2.6598in"><text:p text:style-name="MP5"><text:span text:style-name="CharStyle13">DEUTERONOMY </text:span><text:span text:style-name="CharStyle15">13<text:tab/></text:span><text:page-number text:select-page="current">219</text:page-number></text:p></draw:text-box></draw:frame></text:p>
      </style:header>
      <style:header-left>
        <text:p text:style-name="MP1"><draw:frame draw:style-name="Mfr1" draw:name="20" text:anchor-type="paragraph" svg:x="2.1673in" svg:y="0.5256in" draw:z-index="32"><draw:text-box fo:min-height="0.1098in" fo:min-width="2.6965in"><text:p text:style-name="MP11"><text:page-number text:select-page="current">218</text:page-number><text:span text:style-name="CharStyle13"><text:tab/>DEUTERONOMY 26</text:span></text:p></draw:text-box></draw:frame></text:p>
      </style:header-left>
      <style:footer>
        <text:p text:style-name="MP2"/>
      </style:footer>
      <style:footer-left>
        <text:p text:style-name="MP2"/>
      </style:footer-left>
    </style:master-page>
    <style:master-page style:name="PageStyle13" style:page-layout-name="Mpm3">
      <style:header>
        <text:p text:style-name="MP1"><draw:frame draw:style-name="Mfr1" draw:name="21" text:anchor-type="paragraph" svg:x="3.5874in" svg:y="0.522in" draw:z-index="34"><draw:text-box fo:min-height="0.1035in" fo:min-width="2.6634in"><text:p text:style-name="MP8"><text:span text:style-name="CharStyle13">DEUTERONOMY 12<text:tab/></text:span><text:page-number text:select-page="current">221</text:page-number></text:p></draw:text-box></draw:frame></text:p>
      </style:header>
      <style:header-left>
        <text:p text:style-name="MP1"><draw:frame draw:style-name="Mfr1" draw:name="22" text:anchor-type="paragraph" svg:x="2.1555in" svg:y="0.5354in" draw:z-index="35"><draw:text-box fo:min-height="0.1071in" fo:min-width="2.6929in"><text:p text:style-name="MP10"><text:page-number text:select-page="current">222</text:page-number><text:span text:style-name="CharStyle13"><text:tab/>DEUTERONOMY 19</text:span></text:p></draw:text-box></draw:frame></text:p>
      </style:header-left>
      <style:footer>
        <text:p text:style-name="MP2"/>
      </style:footer>
      <style:footer-left>
        <text:p text:style-name="MP2"/>
      </style:footer-left>
    </style:master-page>
    <style:master-page style:name="PageStyle14" style:page-layout-name="Mpm3">
      <style:header>
        <text:p text:style-name="MP1"><draw:frame draw:style-name="Mfr1" draw:name="23" text:anchor-type="paragraph" svg:x="3.6126in" svg:y="0.5283in" draw:z-index="36"><draw:text-box fo:min-height="0.1in" fo:min-width="1.2634in"><text:p text:style-name="MP12"><text:span text:style-name="CharStyle13">DEUTERONOMY 21</text:span></text:p></draw:text-box></draw:frame></text:p>
      </style:header>
      <style:footer>
        <text:p text:style-name="MP2"/>
      </style:footer>
    </style:master-page>
    <style:master-page style:name="PageStyle15" style:page-layout-name="Mpm3">
      <style:header>
        <text:p text:style-name="MP1"><draw:frame draw:style-name="Mfr1" draw:name="24" text:anchor-type="paragraph" svg:x="3.6126in" svg:y="0.5425in" draw:z-index="37"><draw:text-box fo:min-height="0.1035in" fo:min-width="2.6366in"><text:p text:style-name="MP13"><text:span text:style-name="CharStyle13">DEUTEHONOMY 22<text:tab/></text:span><text:page-number text:select-page="current">223</text:page-number></text:p></draw:text-box></draw:frame></text:p>
      </style:header>
      <style:header-left>
        <text:p text:style-name="MP1"><draw:frame draw:style-name="Mfr1" draw:name="25" text:anchor-type="paragraph" svg:x="3.6126in" svg:y="0.5425in" draw:z-index="0"><draw:text-box fo:min-height="0.1035in" fo:min-width="2.6366in"><text:p text:style-name="MP13"><text:span text:style-name="CharStyle13">DEUTEHONOMY 22<text:tab/></text:span><text:page-number text:select-page="current">224</text:page-number></text:p></draw:text-box></draw:frame></text:p>
      </style:header-left>
      <style:footer>
        <text:p text:style-name="MP2"/>
      </style:footer>
      <style:footer-left>
        <text:p text:style-name="MP2"/>
      </style:footer-left>
    </style:master-page>
    <style:master-page style:name="PageStyle16" style:page-layout-name="Mpm3">
      <style:header>
        <text:p text:style-name="MP1"><draw:frame draw:style-name="Mfr1" draw:name="26" text:anchor-type="paragraph" svg:x="2.1673in" svg:y="0.5256in" draw:z-index="38"><draw:text-box fo:min-height="0.1098in" fo:min-width="2.6965in"><text:p text:style-name="MP11"><text:page-number text:select-page="current">224</text:page-number><text:span text:style-name="CharStyle13"><text:tab/>DEUTERONOMY 26</text:span></text:p></draw:text-box></draw:frame></text:p>
      </style:header>
      <style:footer>
        <text:p text:style-name="MP2"/>
      </style:footer>
    </style:master-page>
    <style:master-page style:name="PageStyle17" style:page-layout-name="Mpm3">
      <style:header>
        <text:p text:style-name="MP1"><draw:frame draw:style-name="Mfr1" draw:name="27" text:anchor-type="paragraph" svg:x="3.6244in" svg:y="0.5283in" draw:z-index="39"><draw:text-box fo:min-height="0.1134in" fo:min-width="2.6429in"><text:p text:style-name="MP14"><text:span text:style-name="CharStyle13">DEUTERONOMY 23<text:tab/>223</text:span></text:p></draw:text-box></draw:frame></text:p>
      </style:header>
      <style:footer>
        <text:p text:style-name="MP2"/>
      </style:footer>
    </style:master-page>
    <style:master-page style:name="PageStyle18" style:page-layout-name="Mpm3">
      <style:header>
        <text:p text:style-name="MP1"><draw:frame draw:style-name="Mfr1" draw:name="28" text:anchor-type="paragraph" svg:x="3.5972in" svg:y="0.5256in" draw:z-index="42"><draw:text-box fo:min-height="0.1098in" fo:min-width="2.6598in"><text:p text:style-name="MP5"><text:span text:style-name="CharStyle13">DEUTERONOMY </text:span><text:span text:style-name="CharStyle15">13<text:tab/></text:span><text:page-number text:select-page="current">229</text:page-number></text:p></draw:text-box></draw:frame></text:p>
      </style:header>
      <style:header-left>
        <text:p text:style-name="MP1"><draw:frame draw:style-name="Mfr1" draw:name="29" text:anchor-type="paragraph" svg:x="2.1673in" svg:y="0.5256in" draw:z-index="41"><draw:text-box fo:min-height="0.1098in" fo:min-width="2.6965in"><text:p text:style-name="MP11"><text:page-number text:select-page="current">228</text:page-number><text:span text:style-name="CharStyle13"><text:tab/>DEUTERONOMY 26</text:span></text:p></draw:text-box></draw:frame></text:p>
      </style:header-left>
      <style:footer>
        <text:p text:style-name="MP2"/>
      </style:footer>
      <style:footer-left>
        <text:p text:style-name="MP2"/>
      </style:footer-left>
    </style:master-page>
    <style:master-page style:name="PageStyle19" style:page-layout-name="Mpm4">
      <style:header>
        <text:p text:style-name="MP1"><draw:frame draw:style-name="Mfr1" draw:name="30" text:anchor-type="paragraph" svg:x="3.5327in" svg:y="0.55in" draw:z-index="43"><draw:text-box fo:min-height="0.1035in" fo:min-width="1.2764in"><text:p text:style-name="MP12"><text:span text:style-name="CharStyle12">DEUTERONOMY 27</text:span></text:p></draw:text-box></draw:frame></text:p>
      </style:header>
      <style:footer>
        <text:p text:style-name="MP2"/>
      </style:footer>
    </style:master-page>
    <style:master-page style:name="PageStyle20" style:page-layout-name="Mpm4">
      <style:header>
        <text:p text:style-name="MP1"><draw:frame draw:style-name="Mfr1" draw:name="31" text:anchor-type="paragraph" svg:x="2.1673in" svg:y="0.5256in" draw:z-index="0"><draw:text-box fo:min-height="0.1098in" fo:min-width="2.6965in"><text:p text:style-name="MP11"><text:page-number text:select-page="current">231</text:page-number><text:span text:style-name="CharStyle13"><text:tab/>DEUTERONOMY 26</text:span></text:p></draw:text-box></draw:frame></text:p>
      </style:header>
      <style:header-left>
        <text:p text:style-name="MP1"><draw:frame draw:style-name="Mfr1" draw:name="32" text:anchor-type="paragraph" svg:x="2.1673in" svg:y="0.5256in" draw:z-index="44"><draw:text-box fo:min-height="0.1098in" fo:min-width="2.6965in"><text:p text:style-name="MP11"><text:page-number text:select-page="current">230</text:page-number><text:span text:style-name="CharStyle13"><text:tab/>DEUTERONOMY 26</text:span></text:p></draw:text-box></draw:frame></text:p>
      </style:header-left>
      <style:footer>
        <text:p text:style-name="MP2"/>
      </style:footer>
      <style:footer-left>
        <text:p text:style-name="MP2"/>
      </style:footer-left>
    </style:master-page>
    <style:master-page style:name="PageStyle21" style:page-layout-name="Mpm4">
      <style:header>
        <text:p text:style-name="MP1"><draw:frame draw:style-name="Mfr1" draw:name="33" text:anchor-type="paragraph" svg:x="3.5362in" svg:y="0.5429in" draw:z-index="45"><draw:text-box fo:min-height="0.1035in" fo:min-width="2.6465in"><text:p text:style-name="MP9"><text:span text:style-name="CharStyle12">DEUTERONOMY 28<text:tab/></text:span><text:page-number text:select-page="current">231</text:page-number></text:p></draw:text-box></draw:frame></text:p>
      </style:header>
      <style:footer>
        <text:p text:style-name="MP2"/>
      </style:footer>
    </style:master-page>
    <style:master-page style:name="PageStyle22" style:page-layout-name="Mpm4">
      <style:header>
        <text:p text:style-name="MP1"><draw:frame draw:style-name="Mfr1" draw:name="34" text:anchor-type="paragraph" svg:x="2.1126in" svg:y="0.5398in" draw:z-index="46"><draw:text-box fo:min-height="0.1071in" fo:min-width="2.7134in"><text:p text:style-name="MP15"><text:span text:style-name="CharStyle12">*82<text:tab/>DEUTERONOMY 28</text:span></text:p></draw:text-box></draw:frame></text:p>
      </style:header>
      <style:footer>
        <text:p text:style-name="MP2"/>
      </style:footer>
    </style:master-page>
    <style:master-page style:name="PageStyle23" style:page-layout-name="Mpm4">
      <style:header>
        <text:p text:style-name="MP1"><draw:frame draw:style-name="Mfr1" draw:name="35" text:anchor-type="paragraph" svg:x="3.5256in" svg:y="0.5398in" draw:z-index="48"><draw:text-box fo:min-height="0.1035in" fo:min-width="2.6571in"><text:p text:style-name="MP16"><text:span text:style-name="CharStyle12">DEUTERONOMY </text:span><text:span text:style-name="CharStyle42">29<text:tab/></text:span><text:page-number text:select-page="current">235</text:page-number></text:p></draw:text-box></draw:frame></text:p>
      </style:header>
      <style:header-left>
        <text:p text:style-name="MP1"><draw:frame draw:style-name="Mfr1" draw:name="36" text:anchor-type="paragraph" svg:x="2.1028in" svg:y="0.5398in" draw:z-index="49"><draw:text-box fo:min-height="0.1071in" fo:min-width="2.7035in"><text:p text:style-name="MP3"><text:page-number text:select-page="current">236</text:page-number><text:span text:style-name="CharStyle12"><text:tab/>DEUTERONOMY 30</text:span></text:p></draw:text-box></draw:frame></text:p>
      </style:header-left>
      <style:footer>
        <text:p text:style-name="MP2"/>
      </style:footer>
      <style:footer-left>
        <text:p text:style-name="MP2"/>
      </style:footer-left>
    </style:master-page>
    <style:master-page style:name="PageStyle24" style:page-layout-name="Mpm4">
      <style:header>
        <text:p text:style-name="MP1"><draw:frame draw:style-name="Mfr1" draw:name="37" text:anchor-type="paragraph" svg:x="2.1091in" svg:y="0.5228in" draw:z-index="0"><draw:text-box fo:min-height="0.1236in" fo:min-width="2.6902in"><text:p text:style-name="MP17"><text:page-number text:select-page="current">237</text:page-number><text:span text:style-name="CharStyle12"><text:tab/>DEUTERONOMY 31</text:span></text:p></draw:text-box></draw:frame></text:p>
      </style:header>
      <style:header-left>
        <text:p text:style-name="MP1"><draw:frame draw:style-name="Mfr1" draw:name="38" text:anchor-type="paragraph" svg:x="2.1091in" svg:y="0.5228in" draw:z-index="50"><draw:text-box fo:min-height="0.1236in" fo:min-width="2.6902in"><text:p text:style-name="MP17"><text:page-number text:select-page="current">236</text:page-number><text:span text:style-name="CharStyle12"><text:tab/>DEUTERONOMY 31</text:span></text:p></draw:text-box></draw:frame></text:p>
      </style:header-left>
      <style:footer>
        <text:p text:style-name="MP2"/>
      </style:footer>
      <style:footer-left>
        <text:p text:style-name="MP2"/>
      </style:footer-left>
    </style:master-page>
    <style:master-page style:name="PageStyle25" style:page-layout-name="Mpm4">
      <style:header>
        <text:p text:style-name="MP1"><draw:frame draw:style-name="Mfr1" draw:name="39" text:anchor-type="paragraph" svg:x="3.6543in" svg:y="0.5425in" draw:z-index="51"><draw:text-box fo:min-height="0.1071in" fo:min-width="2.6071in"><text:p text:style-name="MP4"><text:span text:style-name="CharStyle13">DEUTERONOMY 0<text:tab/></text:span><text:page-number text:select-page="current">241</text:page-number></text:p></draw:text-box></draw:frame></text:p>
      </style:header>
      <style:header-left>
        <text:p text:style-name="MP1"><draw:frame draw:style-name="Mfr1" draw:name="40" text:anchor-type="paragraph" svg:x="2.1138in" svg:y="0.5429in" draw:z-index="52"><draw:text-box fo:min-height="0.1035in" fo:min-width="2.6929in"><text:p text:style-name="MP10"><text:page-number text:select-page="current">238</text:page-number><text:span text:style-name="CharStyle12"><text:tab/>DEUTERONOMY 32</text:span></text:p></draw:text-box></draw:frame></text:p>
      </style:header-left>
      <style:footer>
        <text:p text:style-name="MP2"/>
      </style:footer>
      <style:footer-left>
        <text:p text:style-name="MP2"/>
      </style:footer-left>
    </style:master-page>
    <style:master-page style:name="PageStyle26" style:page-layout-name="Mpm4">
      <style:header>
        <text:p text:style-name="MP1"><draw:frame draw:style-name="Mfr1" draw:name="41" text:anchor-type="paragraph" svg:x="3.5173in" svg:y="0.5362in" draw:z-index="53"><draw:text-box fo:min-height="0.1098in" fo:min-width="2.65in"><text:p text:style-name="MP18"><text:span text:style-name="CharStyle12">DEUTERONOMY 33<text:tab/></text:span><text:page-number text:select-page="current">239</text:page-number></text:p></draw:text-box></draw:frame></text:p>
      </style:header>
      <style:header-left>
        <text:p text:style-name="MP1"><draw:frame draw:style-name="Mfr1" draw:name="42" text:anchor-type="paragraph" svg:x="3.5173in" svg:y="0.5362in" draw:z-index="0"><draw:text-box fo:min-height="0.1098in" fo:min-width="2.65in"><text:p text:style-name="MP18"><text:span text:style-name="CharStyle12">DEUTERONOMY 33<text:tab/></text:span><text:page-number text:select-page="current">242</text:page-number></text:p></draw:text-box></draw:frame></text:p>
      </style:header-left>
      <style:footer>
        <text:p text:style-name="MP2"/>
      </style:footer>
      <style:footer-left>
        <text:p text:style-name="MP2"/>
      </style:footer-left>
    </style:master-page>
    <style:master-page style:name="PageStyle27" style:page-layout-name="Mpm4">
      <style:header>
        <text:p text:style-name="MP1"><draw:frame draw:style-name="Mfr1" draw:name="43" text:anchor-type="paragraph" svg:x="3.5339in" svg:y="0.5362in" draw:z-index="55"><draw:text-box fo:min-height="0.1098in" fo:min-width="2.6571in"><text:p text:style-name="MP16"><text:span text:style-name="CharStyle12">DEUTERONOMY 34<text:tab/></text:span><text:page-number text:select-page="current">241</text:page-number></text:p></draw:text-box></draw:frame></text:p>
      </style:header>
      <style:header-left>
        <text:p text:style-name="MP1"><draw:frame draw:style-name="Mfr1" draw:name="44" text:anchor-type="paragraph" svg:x="2.1043in" svg:y="0.5398in" draw:z-index="54"><draw:text-box fo:min-height="0.1071in" fo:min-width="2.7in"><text:p text:style-name="MP19"><text:page-number text:select-page="current">246</text:page-number><text:span text:style-name="CharStyle12"><text:tab/>DEUTERONOMY 33</text:span></text:p></draw:text-box></draw:frame></text:p>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12" meta:object-count="0" meta:page-count="45" meta:paragraph-count="791" meta:word-count="26514" meta:character-count="135489" meta:non-whitespace-character-count="109808"/>
    <meta:generator>LibreOffice/4.4.5.2$Windows_x86 LibreOffice_project/a22f674fd25a3b6f45bdebf25400ed2adff0ff99</meta:generator>
  </office:meta>
</office:document-meta>
</file>